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47cm"/>
    </style:style>
    <style:style style:name="co4" style:family="table-column">
      <style:table-column-properties fo:break-before="auto" style:column-width="8.7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RareReactive" table:style-name="ta1">
        <table:shapes>
          <draw:frame draw:z-index="0" draw:style-name="gr1" draw:text-style-name="P1" svg:width="15.999cm" svg:height="8.999cm" svg:x="-53.251cm" svg:y="0.33cm">
            <draw:object draw:notify-on-update-of-ranges="ErrorRareReactive.A1:ErrorRareReactive.A1 ErrorRareReactive.A2:ErrorRareReactive.A545 ErrorRareReactive.B1:ErrorRareReactive.B1 ErrorRareReactive.B2:ErrorRareReactive.B545 ErrorRareReactive.C1:ErrorRareReactive.C1 ErrorRareReactive.C2:ErrorRareReactive.C5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57cm" svg:height="12.192cm" svg:x="-54.473cm" svg:y="9.996cm">
            <draw:object draw:notify-on-update-of-ranges="ErrorRareReactive.G2:ErrorRareReactive.G3 ErrorRareReactive.H2:ErrorRareReactive.H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.863cm" svg:height="12.041cm" svg:x="-75.65cm" svg:y="10.308cm">
            <draw:object draw:notify-on-update-of-ranges="ErrorRareReactive.G6:ErrorRareReactive.G7 ErrorRareReactive.H6:ErrorRareReactive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8.997cm" svg:height="13.377cm" svg:x="-55.179cm" svg:y="23.368cm">
            <draw:object draw:notify-on-update-of-ranges="ErrorRareReactive.G10:ErrorRareReactive.G11 ErrorRareReactive.H10:ErrorRareReactive.H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31.805cm" svg:y="0.374cm">
            <draw:object draw:notify-on-update-of-ranges="ErrorRareReactive.G2:ErrorRareReactive.G3 ErrorRareReactive.H2:ErrorRareReactive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999cm" svg:height="8.999cm" svg:x="31.782cm" svg:y="10.1cm">
            <draw:object draw:notify-on-update-of-ranges="ErrorRareReactive.G2:ErrorRareReactive.G3 ErrorRareReactive.H6:ErrorRareReactive.H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3.862cm" svg:height="13.422cm" svg:x="32.43cm" svg:y="21.06cm">
            <draw:object draw:notify-on-update-of-ranges="ErrorRareReactive.G10:ErrorRareReactive.G11 ErrorRareReactive.H10:ErrorRareReactive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plication1ErrorRate</text:p>
          </table:table-cell>
          <table:table-cell office:value-type="string" calcext:value-type="string">
            <text:p>Application2ErrorRate</text:p>
          </table:table-cell>
          <table:table-cell office:value-type="string" calcext:value-type="string">
            <text:p>Application3ErrorRate</text:p>
          </table:table-cell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Application1ErrorRateOk</text:p>
          </table:table-cell>
          <table:table-cell table:number-columns-repeated="2"/>
        </table:table-row>
        <table:table-row table:style-name="ro1">
          <table:table-cell office:value-type="float" office:value="22.2222" calcext:value-type="float">
            <text:p>22,2222</text:p>
          </table:table-cell>
          <table:table-cell office:value-type="float" office:value="11.6266" calcext:value-type="float">
            <text:p>11,6266</text:p>
          </table:table-cell>
          <table:table-cell office:value-type="float" office:value="4.18006" calcext:value-type="float">
            <text:p>4,1800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A2:.A568];&quot;&lt;22&quot;)"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18.4669" calcext:value-type="float">
            <text:p>18,4669</text:p>
          </table:table-cell>
          <table:table-cell office:value-type="float" office:value="10.7673" calcext:value-type="float">
            <text:p>10,7673</text:p>
          </table:table-cell>
          <table:table-cell office:value-type="float" office:value="4.29538" calcext:value-type="float">
            <text:p>4,29538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A2:.A568];&quot;&gt;=22&quot;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.5185" calcext:value-type="float">
            <text:p>18,5185</text:p>
          </table:table-cell>
          <table:table-cell office:value-type="float" office:value="10.2175" calcext:value-type="float">
            <text:p>10,2175</text:p>
          </table:table-cell>
          <table:table-cell office:value-type="float" office:value="4.58055" calcext:value-type="float">
            <text:p>4,58055</text:p>
          </table:table-cell>
          <table:table-cell table:number-columns-repeated="6"/>
        </table:table-row>
        <table:table-row table:style-name="ro1">
          <table:table-cell office:value-type="float" office:value="20.2916" calcext:value-type="float">
            <text:p>20,2916</text:p>
          </table:table-cell>
          <table:table-cell office:value-type="float" office:value="8.60215" calcext:value-type="float">
            <text:p>8,60215</text:p>
          </table:table-cell>
          <table:table-cell office:value-type="float" office:value="4.17124" calcext:value-type="float">
            <text:p>4,17124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21.3866" calcext:value-type="float">
            <text:p>21,3866</text:p>
          </table:table-cell>
          <table:table-cell office:value-type="float" office:value="9.83705" calcext:value-type="float">
            <text:p>9,8370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B2:.B568];&quot;&lt;11&quot;)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20.4545" calcext:value-type="float">
            <text:p>20,4545</text:p>
          </table:table-cell>
          <table:table-cell office:value-type="float" office:value="9.84127" calcext:value-type="float">
            <text:p>9,84127</text:p>
          </table:table-cell>
          <table:table-cell office:value-type="float" office:value="4.52431" calcext:value-type="float">
            <text:p>4,52431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B2:.B568];&quot;&gt;=11&quot;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.2927" calcext:value-type="float">
            <text:p>18,2927</text:p>
          </table:table-cell>
          <table:table-cell office:value-type="float" office:value="9.53831" calcext:value-type="float">
            <text:p>9,53831</text:p>
          </table:table-cell>
          <table:table-cell office:value-type="float" office:value="4.67181" calcext:value-type="float">
            <text:p>4,67181</text:p>
          </table:table-cell>
          <table:table-cell table:number-columns-repeated="6"/>
        </table:table-row>
        <table:table-row table:style-name="ro1">
          <table:table-cell office:value-type="float" office:value="19.5676" calcext:value-type="float">
            <text:p>19,5676</text:p>
          </table:table-cell>
          <table:table-cell office:value-type="float" office:value="9.94144" calcext:value-type="float">
            <text:p>9,94144</text:p>
          </table:table-cell>
          <table:table-cell office:value-type="float" office:value="1.53677" calcext:value-type="float">
            <text:p>1,53677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17.5661" calcext:value-type="float">
            <text:p>17,5661</text:p>
          </table:table-cell>
          <table:table-cell office:value-type="float" office:value="9.59336" calcext:value-type="float">
            <text:p>9,59336</text:p>
          </table:table-cell>
          <table:table-cell office:value-type="float" office:value="4.16398" calcext:value-type="float">
            <text:p>4,1639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C2:.C568];&quot;&lt;6&quot;)"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19.2017" calcext:value-type="float">
            <text:p>19,2017</text:p>
          </table:table-cell>
          <table:table-cell office:value-type="float" office:value="10.0399" calcext:value-type="float">
            <text:p>10,0399</text:p>
          </table:table-cell>
          <table:table-cell office:value-type="float" office:value="3.04159" calcext:value-type="float">
            <text:p>3,04159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C3:.C569];&quot;&gt;=6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.4918" calcext:value-type="float">
            <text:p>20,4918</text:p>
          </table:table-cell>
          <table:table-cell office:value-type="float" office:value="9.88216" calcext:value-type="float">
            <text:p>9,88216</text:p>
          </table:table-cell>
          <table:table-cell office:value-type="float" office:value="2.80757" calcext:value-type="float">
            <text:p>2,80757</text:p>
          </table:table-cell>
          <table:table-cell table:number-columns-repeated="6"/>
        </table:table-row>
        <table:table-row table:style-name="ro1">
          <table:table-cell office:value-type="float" office:value="19.2951" calcext:value-type="float">
            <text:p>19,2951</text:p>
          </table:table-cell>
          <table:table-cell office:value-type="float" office:value="6.36042" calcext:value-type="float">
            <text:p>6,36042</text:p>
          </table:table-cell>
          <table:table-cell office:value-type="float" office:value="3.58591" calcext:value-type="float">
            <text:p>3,58591</text:p>
          </table:table-cell>
          <table:table-cell table:number-columns-repeated="6"/>
        </table:table-row>
        <table:table-row table:style-name="ro1">
          <table:table-cell office:value-type="float" office:value="19.2683" calcext:value-type="float">
            <text:p>19,2683</text:p>
          </table:table-cell>
          <table:table-cell office:value-type="float" office:value="8.68167" calcext:value-type="float">
            <text:p>8,68167</text:p>
          </table:table-cell>
          <table:table-cell office:value-type="float" office:value="4.69933" calcext:value-type="float">
            <text:p>4,69933</text:p>
          </table:table-cell>
          <table:table-cell table:number-columns-repeated="6"/>
        </table:table-row>
        <table:table-row table:style-name="ro1">
          <table:table-cell office:value-type="float" office:value="21.0429" calcext:value-type="float">
            <text:p>21,0429</text:p>
          </table:table-cell>
          <table:table-cell office:value-type="float" office:value="10.2827" calcext:value-type="float">
            <text:p>10,2827</text:p>
          </table:table-cell>
          <table:table-cell office:value-type="float" office:value="0.953516" calcext:value-type="float">
            <text:p>0,953516</text:p>
          </table:table-cell>
          <table:table-cell table:number-columns-repeated="6"/>
        </table:table-row>
        <table:table-row table:style-name="ro1">
          <table:table-cell office:value-type="float" office:value="19.7809" calcext:value-type="float">
            <text:p>19,7809</text:p>
          </table:table-cell>
          <table:table-cell office:value-type="float" office:value="10.5786" calcext:value-type="float">
            <text:p>10,5786</text:p>
          </table:table-cell>
          <table:table-cell office:value-type="float" office:value="4.69006" calcext:value-type="float">
            <text:p>4,69006</text:p>
          </table:table-cell>
          <table:table-cell table:number-columns-repeated="6"/>
        </table:table-row>
        <table:table-row table:style-name="ro1">
          <table:table-cell office:value-type="float" office:value="19.839" calcext:value-type="float">
            <text:p>19,839</text:p>
          </table:table-cell>
          <table:table-cell office:value-type="float" office:value="9.57505" calcext:value-type="float">
            <text:p>9,57505</text:p>
          </table:table-cell>
          <table:table-cell office:value-type="float" office:value="4.07639" calcext:value-type="float">
            <text:p>4,07639</text:p>
          </table:table-cell>
          <table:table-cell table:number-columns-repeated="6"/>
        </table:table-row>
        <table:table-row table:style-name="ro1">
          <table:table-cell office:value-type="float" office:value="20.8884" calcext:value-type="float">
            <text:p>20,8884</text:p>
          </table:table-cell>
          <table:table-cell office:value-type="float" office:value="9.6962" calcext:value-type="float">
            <text:p>9,6962</text:p>
          </table:table-cell>
          <table:table-cell office:value-type="float" office:value="3.48423" calcext:value-type="float">
            <text:p>3,48423</text:p>
          </table:table-cell>
          <table:table-cell table:number-columns-repeated="6"/>
        </table:table-row>
        <table:table-row table:style-name="ro1">
          <table:table-cell office:value-type="float" office:value="19.6211" calcext:value-type="float">
            <text:p>19,6211</text:p>
          </table:table-cell>
          <table:table-cell office:value-type="float" office:value="10.2837" calcext:value-type="float">
            <text:p>10,2837</text:p>
          </table:table-cell>
          <table:table-cell office:value-type="float" office:value="3.21772" calcext:value-type="float">
            <text:p>3,21772</text:p>
          </table:table-cell>
          <table:table-cell table:number-columns-repeated="6"/>
        </table:table-row>
        <table:table-row table:style-name="ro1">
          <table:table-cell office:value-type="float" office:value="21.1116" calcext:value-type="float">
            <text:p>21,1116</text:p>
          </table:table-cell>
          <table:table-cell office:value-type="float" office:value="9.70232" calcext:value-type="float">
            <text:p>9,70232</text:p>
          </table:table-cell>
          <table:table-cell office:value-type="float" office:value="3.57904" calcext:value-type="float">
            <text:p>3,57904</text:p>
          </table:table-cell>
          <table:table-cell table:number-columns-repeated="6"/>
        </table:table-row>
        <table:table-row table:style-name="ro1">
          <table:table-cell office:value-type="float" office:value="20.0825" calcext:value-type="float">
            <text:p>20,0825</text:p>
          </table:table-cell>
          <table:table-cell office:value-type="float" office:value="10.7889" calcext:value-type="float">
            <text:p>10,7889</text:p>
          </table:table-cell>
          <table:table-cell office:value-type="float" office:value="1.7067" calcext:value-type="float">
            <text:p>1,7067</text:p>
          </table:table-cell>
          <table:table-cell table:number-columns-repeated="6"/>
        </table:table-row>
        <table:table-row table:style-name="ro1">
          <table:table-cell office:value-type="float" office:value="20.3073" calcext:value-type="float">
            <text:p>20,3073</text:p>
          </table:table-cell>
          <table:table-cell office:value-type="float" office:value="9.84694" calcext:value-type="float">
            <text:p>9,84694</text:p>
          </table:table-cell>
          <table:table-cell office:value-type="float" office:value="5.23214" calcext:value-type="float">
            <text:p>5,23214</text:p>
          </table:table-cell>
          <table:table-cell table:number-columns-repeated="6"/>
        </table:table-row>
        <table:table-row table:style-name="ro1">
          <table:table-cell office:value-type="float" office:value="20.8489" calcext:value-type="float">
            <text:p>20,8489</text:p>
          </table:table-cell>
          <table:table-cell office:value-type="float" office:value="9.52181" calcext:value-type="float">
            <text:p>9,52181</text:p>
          </table:table-cell>
          <table:table-cell office:value-type="float" office:value="2.51208" calcext:value-type="float">
            <text:p>2,51208</text:p>
          </table:table-cell>
          <table:table-cell table:number-columns-repeated="6"/>
        </table:table-row>
        <table:table-row table:style-name="ro1">
          <table:table-cell office:value-type="float" office:value="20.9539" calcext:value-type="float">
            <text:p>20,9539</text:p>
          </table:table-cell>
          <table:table-cell office:value-type="float" office:value="9.48718" calcext:value-type="float">
            <text:p>9,48718</text:p>
          </table:table-cell>
          <table:table-cell office:value-type="float" office:value="4.31023" calcext:value-type="float">
            <text:p>4,31023</text:p>
          </table:table-cell>
          <table:table-cell table:number-columns-repeated="6"/>
        </table:table-row>
        <table:table-row table:style-name="ro1">
          <table:table-cell office:value-type="float" office:value="20.4754" calcext:value-type="float">
            <text:p>20,4754</text:p>
          </table:table-cell>
          <table:table-cell office:value-type="float" office:value="9.76761" calcext:value-type="float">
            <text:p>9,76761</text:p>
          </table:table-cell>
          <table:table-cell office:value-type="float" office:value="4.42602" calcext:value-type="float">
            <text:p>4,42602</text:p>
          </table:table-cell>
          <table:table-cell table:number-columns-repeated="6"/>
        </table:table-row>
        <table:table-row table:style-name="ro1">
          <table:table-cell office:value-type="float" office:value="18.9825" calcext:value-type="float">
            <text:p>18,9825</text:p>
          </table:table-cell>
          <table:table-cell office:value-type="float" office:value="10.1217" calcext:value-type="float">
            <text:p>10,1217</text:p>
          </table:table-cell>
          <table:table-cell office:value-type="float" office:value="3.18525" calcext:value-type="float">
            <text:p>3,18525</text:p>
          </table:table-cell>
          <table:table-cell table:number-columns-repeated="6"/>
        </table:table-row>
        <table:table-row table:style-name="ro1">
          <table:table-cell office:value-type="float" office:value="18.6887" calcext:value-type="float">
            <text:p>18,6887</text:p>
          </table:table-cell>
          <table:table-cell office:value-type="float" office:value="9.70783" calcext:value-type="float">
            <text:p>9,70783</text:p>
          </table:table-cell>
          <table:table-cell office:value-type="float" office:value="3.58362" calcext:value-type="float">
            <text:p>3,58362</text:p>
          </table:table-cell>
          <table:table-cell table:number-columns-repeated="6"/>
        </table:table-row>
        <table:table-row table:style-name="ro1">
          <table:table-cell office:value-type="float" office:value="19.4961" calcext:value-type="float">
            <text:p>19,4961</text:p>
          </table:table-cell>
          <table:table-cell office:value-type="float" office:value="7.19178" calcext:value-type="float">
            <text:p>7,19178</text:p>
          </table:table-cell>
          <table:table-cell office:value-type="float" office:value="3.23802" calcext:value-type="float">
            <text:p>3,23802</text:p>
          </table:table-cell>
          <table:table-cell table:number-columns-repeated="6"/>
        </table:table-row>
        <table:table-row table:style-name="ro1">
          <table:table-cell office:value-type="float" office:value="19.0974" calcext:value-type="float">
            <text:p>19,0974</text:p>
          </table:table-cell>
          <table:table-cell office:value-type="float" office:value="10.1102" calcext:value-type="float">
            <text:p>10,1102</text:p>
          </table:table-cell>
          <table:table-cell office:value-type="float" office:value="3.19421" calcext:value-type="float">
            <text:p>3,19421</text:p>
          </table:table-cell>
          <table:table-cell table:number-columns-repeated="6"/>
        </table:table-row>
        <table:table-row table:style-name="ro1">
          <table:table-cell office:value-type="float" office:value="20.8917" calcext:value-type="float">
            <text:p>20,8917</text:p>
          </table:table-cell>
          <table:table-cell office:value-type="float" office:value="10.6914" calcext:value-type="float">
            <text:p>10,6914</text:p>
          </table:table-cell>
          <table:table-cell office:value-type="float" office:value="4.29987" calcext:value-type="float">
            <text:p>4,29987</text:p>
          </table:table-cell>
          <table:table-cell table:number-columns-repeated="6"/>
        </table:table-row>
        <table:table-row table:style-name="ro1">
          <table:table-cell office:value-type="float" office:value="19.2201" calcext:value-type="float">
            <text:p>19,2201</text:p>
          </table:table-cell>
          <table:table-cell office:value-type="float" office:value="9.15873" calcext:value-type="float">
            <text:p>9,15873</text:p>
          </table:table-cell>
          <table:table-cell office:value-type="float" office:value="3.94947" calcext:value-type="float">
            <text:p>3,94947</text:p>
          </table:table-cell>
          <table:table-cell table:number-columns-repeated="6"/>
        </table:table-row>
        <table:table-row table:style-name="ro1">
          <table:table-cell office:value-type="float" office:value="18.9945" calcext:value-type="float">
            <text:p>18,9945</text:p>
          </table:table-cell>
          <table:table-cell office:value-type="float" office:value="9.99592" calcext:value-type="float">
            <text:p>9,99592</text:p>
          </table:table-cell>
          <table:table-cell office:value-type="float" office:value="2.97899" calcext:value-type="float">
            <text:p>2,97899</text:p>
          </table:table-cell>
          <table:table-cell table:number-columns-repeated="6"/>
        </table:table-row>
        <table:table-row table:style-name="ro1">
          <table:table-cell office:value-type="float" office:value="20.5063" calcext:value-type="float">
            <text:p>20,5063</text:p>
          </table:table-cell>
          <table:table-cell office:value-type="float" office:value="9.84285" calcext:value-type="float">
            <text:p>9,84285</text:p>
          </table:table-cell>
          <table:table-cell office:value-type="float" office:value="4.58783" calcext:value-type="float">
            <text:p>4,58783</text:p>
          </table:table-cell>
          <table:table-cell table:number-columns-repeated="6"/>
        </table:table-row>
        <table:table-row table:style-name="ro1">
          <table:table-cell office:value-type="float" office:value="20.3247" calcext:value-type="float">
            <text:p>20,3247</text:p>
          </table:table-cell>
          <table:table-cell office:value-type="float" office:value="10.0491" calcext:value-type="float">
            <text:p>10,0491</text:p>
          </table:table-cell>
          <table:table-cell office:value-type="float" office:value="4.26327" calcext:value-type="float">
            <text:p>4,26327</text:p>
          </table:table-cell>
          <table:table-cell table:number-columns-repeated="6"/>
        </table:table-row>
        <table:table-row table:style-name="ro1">
          <table:table-cell office:value-type="float" office:value="20.4492" calcext:value-type="float">
            <text:p>20,4492</text:p>
          </table:table-cell>
          <table:table-cell office:value-type="float" office:value="10.1382" calcext:value-type="float">
            <text:p>10,1382</text:p>
          </table:table-cell>
          <table:table-cell office:value-type="float" office:value="3.51869" calcext:value-type="float">
            <text:p>3,51869</text:p>
          </table:table-cell>
          <table:table-cell table:number-columns-repeated="6"/>
        </table:table-row>
        <table:table-row table:style-name="ro1">
          <table:table-cell office:value-type="float" office:value="19.9574" calcext:value-type="float">
            <text:p>19,9574</text:p>
          </table:table-cell>
          <table:table-cell office:value-type="float" office:value="9.53778" calcext:value-type="float">
            <text:p>9,53778</text:p>
          </table:table-cell>
          <table:table-cell office:value-type="float" office:value="2.88092" calcext:value-type="float">
            <text:p>2,88092</text:p>
          </table:table-cell>
          <table:table-cell table:number-columns-repeated="6"/>
        </table:table-row>
        <table:table-row table:style-name="ro1">
          <table:table-cell office:value-type="float" office:value="18.7831" calcext:value-type="float">
            <text:p>18,7831</text:p>
          </table:table-cell>
          <table:table-cell office:value-type="float" office:value="10.3619" calcext:value-type="float">
            <text:p>10,3619</text:p>
          </table:table-cell>
          <table:table-cell office:value-type="float" office:value="4.36018" calcext:value-type="float">
            <text:p>4,36018</text:p>
          </table:table-cell>
          <table:table-cell table:number-columns-repeated="6"/>
        </table:table-row>
        <table:table-row table:style-name="ro1">
          <table:table-cell office:value-type="float" office:value="20.0675" calcext:value-type="float">
            <text:p>20,0675</text:p>
          </table:table-cell>
          <table:table-cell office:value-type="float" office:value="10.4759" calcext:value-type="float">
            <text:p>10,4759</text:p>
          </table:table-cell>
          <table:table-cell office:value-type="float" office:value="2.63158" calcext:value-type="float">
            <text:p>2,63158</text:p>
          </table:table-cell>
          <table:table-cell table:number-columns-repeated="6"/>
        </table:table-row>
        <table:table-row table:style-name="ro1">
          <table:table-cell office:value-type="float" office:value="20.8245" calcext:value-type="float">
            <text:p>20,8245</text:p>
          </table:table-cell>
          <table:table-cell office:value-type="float" office:value="9.61207" calcext:value-type="float">
            <text:p>9,61207</text:p>
          </table:table-cell>
          <table:table-cell office:value-type="float" office:value="1.06986" calcext:value-type="float">
            <text:p>1,06986</text:p>
          </table:table-cell>
          <table:table-cell table:number-columns-repeated="6"/>
        </table:table-row>
        <table:table-row table:style-name="ro1">
          <table:table-cell office:value-type="float" office:value="20.4322" calcext:value-type="float">
            <text:p>20,4322</text:p>
          </table:table-cell>
          <table:table-cell office:value-type="float" office:value="9.9771" calcext:value-type="float">
            <text:p>9,9771</text:p>
          </table:table-cell>
          <table:table-cell office:value-type="float" office:value="4.49599" calcext:value-type="float">
            <text:p>4,49599</text:p>
          </table:table-cell>
          <table:table-cell table:number-columns-repeated="6"/>
        </table:table-row>
        <table:table-row table:style-name="ro1">
          <table:table-cell office:value-type="float" office:value="18.6289" calcext:value-type="float">
            <text:p>18,6289</text:p>
          </table:table-cell>
          <table:table-cell office:value-type="float" office:value="9.90419" calcext:value-type="float">
            <text:p>9,90419</text:p>
          </table:table-cell>
          <table:table-cell office:value-type="float" office:value="3.87097" calcext:value-type="float">
            <text:p>3,87097</text:p>
          </table:table-cell>
          <table:table-cell table:number-columns-repeated="6"/>
        </table:table-row>
        <table:table-row table:style-name="ro1">
          <table:table-cell office:value-type="float" office:value="20.1141" calcext:value-type="float">
            <text:p>20,1141</text:p>
          </table:table-cell>
          <table:table-cell office:value-type="float" office:value="11.759" calcext:value-type="float">
            <text:p>11,759</text:p>
          </table:table-cell>
          <table:table-cell office:value-type="float" office:value="2.0765" calcext:value-type="float">
            <text:p>2,0765</text:p>
          </table:table-cell>
          <table:table-cell table:number-columns-repeated="6"/>
        </table:table-row>
        <table:table-row table:style-name="ro1">
          <table:table-cell office:value-type="float" office:value="20.3322" calcext:value-type="float">
            <text:p>20,3322</text:p>
          </table:table-cell>
          <table:table-cell office:value-type="float" office:value="9.35159" calcext:value-type="float">
            <text:p>9,35159</text:p>
          </table:table-cell>
          <table:table-cell office:value-type="float" office:value="4.2139" calcext:value-type="float">
            <text:p>4,2139</text:p>
          </table:table-cell>
          <table:table-cell table:number-columns-repeated="6"/>
        </table:table-row>
        <table:table-row table:style-name="ro1">
          <table:table-cell office:value-type="float" office:value="19.5614" calcext:value-type="float">
            <text:p>19,5614</text:p>
          </table:table-cell>
          <table:table-cell office:value-type="float" office:value="10.0633" calcext:value-type="float">
            <text:p>10,0633</text:p>
          </table:table-cell>
          <table:table-cell office:value-type="float" office:value="3.99799" calcext:value-type="float">
            <text:p>3,99799</text:p>
          </table:table-cell>
          <table:table-cell table:number-columns-repeated="6"/>
        </table:table-row>
        <table:table-row table:style-name="ro1">
          <table:table-cell office:value-type="float" office:value="19.5495" calcext:value-type="float">
            <text:p>19,5495</text:p>
          </table:table-cell>
          <table:table-cell office:value-type="float" office:value="10.6868" calcext:value-type="float">
            <text:p>10,6868</text:p>
          </table:table-cell>
          <table:table-cell office:value-type="float" office:value="3.10458" calcext:value-type="float">
            <text:p>3,10458</text:p>
          </table:table-cell>
          <table:table-cell table:number-columns-repeated="6"/>
        </table:table-row>
        <table:table-row table:style-name="ro1">
          <table:table-cell office:value-type="float" office:value="18.3137" calcext:value-type="float">
            <text:p>18,3137</text:p>
          </table:table-cell>
          <table:table-cell office:value-type="float" office:value="9.22156" calcext:value-type="float">
            <text:p>9,22156</text:p>
          </table:table-cell>
          <table:table-cell office:value-type="float" office:value="3.14861" calcext:value-type="float">
            <text:p>3,14861</text:p>
          </table:table-cell>
          <table:table-cell table:number-columns-repeated="6"/>
        </table:table-row>
        <table:table-row table:style-name="ro1">
          <table:table-cell office:value-type="float" office:value="20.6477" calcext:value-type="float">
            <text:p>20,6477</text:p>
          </table:table-cell>
          <table:table-cell office:value-type="float" office:value="9.87074" calcext:value-type="float">
            <text:p>9,87074</text:p>
          </table:table-cell>
          <table:table-cell office:value-type="float" office:value="3.99709" calcext:value-type="float">
            <text:p>3,99709</text:p>
          </table:table-cell>
          <table:table-cell table:number-columns-repeated="6"/>
        </table:table-row>
        <table:table-row table:style-name="ro1">
          <table:table-cell office:value-type="float" office:value="18.7741" calcext:value-type="float">
            <text:p>18,7741</text:p>
          </table:table-cell>
          <table:table-cell office:value-type="float" office:value="9.59158" calcext:value-type="float">
            <text:p>9,59158</text:p>
          </table:table-cell>
          <table:table-cell office:value-type="float" office:value="4.54872" calcext:value-type="float">
            <text:p>4,54872</text:p>
          </table:table-cell>
          <table:table-cell table:number-columns-repeated="6"/>
        </table:table-row>
        <table:table-row table:style-name="ro1">
          <table:table-cell office:value-type="float" office:value="18.0894" calcext:value-type="float">
            <text:p>18,0894</text:p>
          </table:table-cell>
          <table:table-cell office:value-type="float" office:value="10.4948" calcext:value-type="float">
            <text:p>10,4948</text:p>
          </table:table-cell>
          <table:table-cell office:value-type="float" office:value="1.65854" calcext:value-type="float">
            <text:p>1,65854</text:p>
          </table:table-cell>
          <table:table-cell table:number-columns-repeated="6"/>
        </table:table-row>
        <table:table-row table:style-name="ro1">
          <table:table-cell office:value-type="float" office:value="18.6414" calcext:value-type="float">
            <text:p>18,6414</text:p>
          </table:table-cell>
          <table:table-cell office:value-type="float" office:value="10.3522" calcext:value-type="float">
            <text:p>10,3522</text:p>
          </table:table-cell>
          <table:table-cell office:value-type="float" office:value="1.63399" calcext:value-type="float">
            <text:p>1,63399</text:p>
          </table:table-cell>
          <table:table-cell table:number-columns-repeated="6"/>
        </table:table-row>
        <table:table-row table:style-name="ro1">
          <table:table-cell office:value-type="float" office:value="17.1994" calcext:value-type="float">
            <text:p>17,1994</text:p>
          </table:table-cell>
          <table:table-cell office:value-type="float" office:value="9.37661" calcext:value-type="float">
            <text:p>9,37661</text:p>
          </table:table-cell>
          <table:table-cell office:value-type="float" office:value="0.856793" calcext:value-type="float">
            <text:p>0,856793</text:p>
          </table:table-cell>
          <table:table-cell table:number-columns-repeated="6"/>
        </table:table-row>
        <table:table-row table:style-name="ro1">
          <table:table-cell office:value-type="float" office:value="18.1302" calcext:value-type="float">
            <text:p>18,1302</text:p>
          </table:table-cell>
          <table:table-cell office:value-type="float" office:value="11.828" calcext:value-type="float">
            <text:p>11,828</text:p>
          </table:table-cell>
          <table:table-cell office:value-type="float" office:value="2.11946" calcext:value-type="float">
            <text:p>2,11946</text:p>
          </table:table-cell>
          <table:table-cell table:number-columns-repeated="6"/>
        </table:table-row>
        <table:table-row table:style-name="ro1">
          <table:table-cell office:value-type="float" office:value="17.5391" calcext:value-type="float">
            <text:p>17,5391</text:p>
          </table:table-cell>
          <table:table-cell office:value-type="float" office:value="10.2723" calcext:value-type="float">
            <text:p>10,27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.1028" calcext:value-type="float">
            <text:p>16,1028</text:p>
          </table:table-cell>
          <table:table-cell office:value-type="float" office:value="9.70305" calcext:value-type="float">
            <text:p>9,70305</text:p>
          </table:table-cell>
          <table:table-cell office:value-type="float" office:value="3.41365" calcext:value-type="float">
            <text:p>3,41365</text:p>
          </table:table-cell>
          <table:table-cell table:number-columns-repeated="6"/>
        </table:table-row>
        <table:table-row table:style-name="ro1">
          <table:table-cell office:value-type="float" office:value="16.7482" calcext:value-type="float">
            <text:p>16,7482</text:p>
          </table:table-cell>
          <table:table-cell office:value-type="float" office:value="9.57214" calcext:value-type="float">
            <text:p>9,57214</text:p>
          </table:table-cell>
          <table:table-cell office:value-type="float" office:value="3.76021" calcext:value-type="float">
            <text:p>3,76021</text:p>
          </table:table-cell>
          <table:table-cell table:number-columns-repeated="6"/>
        </table:table-row>
        <table:table-row table:style-name="ro1">
          <table:table-cell office:value-type="float" office:value="18.5309" calcext:value-type="float">
            <text:p>18,5309</text:p>
          </table:table-cell>
          <table:table-cell office:value-type="float" office:value="9.86535" calcext:value-type="float">
            <text:p>9,86535</text:p>
          </table:table-cell>
          <table:table-cell office:value-type="float" office:value="4.42288" calcext:value-type="float">
            <text:p>4,42288</text:p>
          </table:table-cell>
          <table:table-cell table:number-columns-repeated="6"/>
        </table:table-row>
        <table:table-row table:style-name="ro1">
          <table:table-cell office:value-type="float" office:value="15.985" calcext:value-type="float">
            <text:p>15,985</text:p>
          </table:table-cell>
          <table:table-cell office:value-type="float" office:value="8.68347" calcext:value-type="float">
            <text:p>8,68347</text:p>
          </table:table-cell>
          <table:table-cell office:value-type="float" office:value="3.9806" calcext:value-type="float">
            <text:p>3,9806</text:p>
          </table:table-cell>
          <table:table-cell table:number-columns-repeated="6"/>
        </table:table-row>
        <table:table-row table:style-name="ro1">
          <table:table-cell office:value-type="float" office:value="17.1526" calcext:value-type="float">
            <text:p>17,1526</text:p>
          </table:table-cell>
          <table:table-cell office:value-type="float" office:value="9.97212" calcext:value-type="float">
            <text:p>9,97212</text:p>
          </table:table-cell>
          <table:table-cell office:value-type="float" office:value="1.30031" calcext:value-type="float">
            <text:p>1,30031</text:p>
          </table:table-cell>
          <table:table-cell table:number-columns-repeated="6"/>
        </table:table-row>
        <table:table-row table:style-name="ro1">
          <table:table-cell office:value-type="float" office:value="16.0132" calcext:value-type="float">
            <text:p>16,0132</text:p>
          </table:table-cell>
          <table:table-cell office:value-type="float" office:value="10.2405" calcext:value-type="float">
            <text:p>10,2405</text:p>
          </table:table-cell>
          <table:table-cell office:value-type="float" office:value="1.15924" calcext:value-type="float">
            <text:p>1,15924</text:p>
          </table:table-cell>
          <table:table-cell table:number-columns-repeated="6"/>
        </table:table-row>
        <table:table-row table:style-name="ro1">
          <table:table-cell office:value-type="float" office:value="17.5939" calcext:value-type="float">
            <text:p>17,5939</text:p>
          </table:table-cell>
          <table:table-cell office:value-type="float" office:value="9.42122" calcext:value-type="float">
            <text:p>9,42122</text:p>
          </table:table-cell>
          <table:table-cell office:value-type="float" office:value="3.65204" calcext:value-type="float">
            <text:p>3,65204</text:p>
          </table:table-cell>
          <table:table-cell table:number-columns-repeated="6"/>
        </table:table-row>
        <table:table-row table:style-name="ro1">
          <table:table-cell office:value-type="float" office:value="21.1864" calcext:value-type="float">
            <text:p>21,1864</text:p>
          </table:table-cell>
          <table:table-cell office:value-type="float" office:value="11.0277" calcext:value-type="float">
            <text:p>11,0277</text:p>
          </table:table-cell>
          <table:table-cell office:value-type="float" office:value="4.42053" calcext:value-type="float">
            <text:p>4,42053</text:p>
          </table:table-cell>
          <table:table-cell table:number-columns-repeated="6"/>
        </table:table-row>
        <table:table-row table:style-name="ro1">
          <table:table-cell office:value-type="float" office:value="17.1617" calcext:value-type="float">
            <text:p>17,1617</text:p>
          </table:table-cell>
          <table:table-cell office:value-type="float" office:value="10.2007" calcext:value-type="float">
            <text:p>10,2007</text:p>
          </table:table-cell>
          <table:table-cell office:value-type="float" office:value="4.033" calcext:value-type="float">
            <text:p>4,033</text:p>
          </table:table-cell>
          <table:table-cell table:number-columns-repeated="6"/>
        </table:table-row>
        <table:table-row table:style-name="ro1">
          <table:table-cell office:value-type="float" office:value="19.4539" calcext:value-type="float">
            <text:p>19,4539</text:p>
          </table:table-cell>
          <table:table-cell office:value-type="float" office:value="10.115" calcext:value-type="float">
            <text:p>10,115</text:p>
          </table:table-cell>
          <table:table-cell office:value-type="float" office:value="4.21012" calcext:value-type="float">
            <text:p>4,21012</text:p>
          </table:table-cell>
          <table:table-cell table:number-columns-repeated="6"/>
        </table:table-row>
        <table:table-row table:style-name="ro1">
          <table:table-cell office:value-type="float" office:value="20.5742" calcext:value-type="float">
            <text:p>20,5742</text:p>
          </table:table-cell>
          <table:table-cell office:value-type="float" office:value="3.37079" calcext:value-type="float">
            <text:p>3,37079</text:p>
          </table:table-cell>
          <table:table-cell office:value-type="float" office:value="4.21091" calcext:value-type="float">
            <text:p>4,21091</text:p>
          </table:table-cell>
          <table:table-cell table:number-columns-repeated="6"/>
        </table:table-row>
        <table:table-row table:style-name="ro1">
          <table:table-cell office:value-type="float" office:value="19.2638" calcext:value-type="float">
            <text:p>19,2638</text:p>
          </table:table-cell>
          <table:table-cell office:value-type="float" office:value="9.93902" calcext:value-type="float">
            <text:p>9,939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6402" calcext:value-type="float">
            <text:p>20,6402</text:p>
          </table:table-cell>
          <table:table-cell office:value-type="float" office:value="9.9361" calcext:value-type="float">
            <text:p>9,9361</text:p>
          </table:table-cell>
          <table:table-cell office:value-type="float" office:value="4.59127" calcext:value-type="float">
            <text:p>4,59127</text:p>
          </table:table-cell>
          <table:table-cell table:number-columns-repeated="6"/>
        </table:table-row>
        <table:table-row table:style-name="ro1">
          <table:table-cell office:value-type="float" office:value="19.2308" calcext:value-type="float">
            <text:p>19,2308</text:p>
          </table:table-cell>
          <table:table-cell office:value-type="float" office:value="9.32395" calcext:value-type="float">
            <text:p>9,32395</text:p>
          </table:table-cell>
          <table:table-cell office:value-type="float" office:value="4.29024" calcext:value-type="float">
            <text:p>4,29024</text:p>
          </table:table-cell>
          <table:table-cell table:number-columns-repeated="6"/>
        </table:table-row>
        <table:table-row table:style-name="ro1">
          <table:table-cell office:value-type="float" office:value="17.5847" calcext:value-type="float">
            <text:p>17,5847</text:p>
          </table:table-cell>
          <table:table-cell office:value-type="float" office:value="9.98284" calcext:value-type="float">
            <text:p>9,98284</text:p>
          </table:table-cell>
          <table:table-cell office:value-type="float" office:value="1.86608" calcext:value-type="float">
            <text:p>1,86608</text:p>
          </table:table-cell>
          <table:table-cell table:number-columns-repeated="6"/>
        </table:table-row>
        <table:table-row table:style-name="ro1">
          <table:table-cell office:value-type="float" office:value="19.8083" calcext:value-type="float">
            <text:p>19,8083</text:p>
          </table:table-cell>
          <table:table-cell office:value-type="float" office:value="9.38933" calcext:value-type="float">
            <text:p>9,38933</text:p>
          </table:table-cell>
          <table:table-cell office:value-type="float" office:value="4.04773" calcext:value-type="float">
            <text:p>4,04773</text:p>
          </table:table-cell>
          <table:table-cell table:number-columns-repeated="6"/>
        </table:table-row>
        <table:table-row table:style-name="ro1">
          <table:table-cell office:value-type="float" office:value="17.4444" calcext:value-type="float">
            <text:p>17,4444</text:p>
          </table:table-cell>
          <table:table-cell office:value-type="float" office:value="9.72061" calcext:value-type="float">
            <text:p>9,72061</text:p>
          </table:table-cell>
          <table:table-cell office:value-type="float" office:value="2.99065" calcext:value-type="float">
            <text:p>2,99065</text:p>
          </table:table-cell>
          <table:table-cell table:number-columns-repeated="6"/>
        </table:table-row>
        <table:table-row table:style-name="ro1">
          <table:table-cell office:value-type="float" office:value="22.1655" calcext:value-type="float">
            <text:p>22,1655</text:p>
          </table:table-cell>
          <table:table-cell office:value-type="float" office:value="10.1254" calcext:value-type="float">
            <text:p>10,1254</text:p>
          </table:table-cell>
          <table:table-cell office:value-type="float" office:value="2.72615" calcext:value-type="float">
            <text:p>2,72615</text:p>
          </table:table-cell>
          <table:table-cell table:number-columns-repeated="6"/>
        </table:table-row>
        <table:table-row table:style-name="ro1">
          <table:table-cell office:value-type="float" office:value="20.5395" calcext:value-type="float">
            <text:p>20,5395</text:p>
          </table:table-cell>
          <table:table-cell office:value-type="float" office:value="8.21429" calcext:value-type="float">
            <text:p>8,21429</text:p>
          </table:table-cell>
          <table:table-cell office:value-type="float" office:value="3.32048" calcext:value-type="float">
            <text:p>3,32048</text:p>
          </table:table-cell>
          <table:table-cell table:number-columns-repeated="6"/>
        </table:table-row>
        <table:table-row table:style-name="ro1">
          <table:table-cell office:value-type="float" office:value="18.8599" calcext:value-type="float">
            <text:p>18,8599</text:p>
          </table:table-cell>
          <table:table-cell office:value-type="float" office:value="13.5338" calcext:value-type="float">
            <text:p>13,5338</text:p>
          </table:table-cell>
          <table:table-cell office:value-type="float" office:value="4.72306" calcext:value-type="float">
            <text:p>4,72306</text:p>
          </table:table-cell>
          <table:table-cell table:number-columns-repeated="6"/>
        </table:table-row>
        <table:table-row table:style-name="ro1">
          <table:table-cell office:value-type="float" office:value="20.0237" calcext:value-type="float">
            <text:p>20,0237</text:p>
          </table:table-cell>
          <table:table-cell office:value-type="float" office:value="10.023" calcext:value-type="float">
            <text:p>10,023</text:p>
          </table:table-cell>
          <table:table-cell office:value-type="float" office:value="0.595238" calcext:value-type="float">
            <text:p>0,595238</text:p>
          </table:table-cell>
          <table:table-cell table:number-columns-repeated="6"/>
        </table:table-row>
        <table:table-row table:style-name="ro1">
          <table:table-cell office:value-type="float" office:value="20.1443" calcext:value-type="float">
            <text:p>20,1443</text:p>
          </table:table-cell>
          <table:table-cell office:value-type="float" office:value="9.91799" calcext:value-type="float">
            <text:p>9,91799</text:p>
          </table:table-cell>
          <table:table-cell office:value-type="float" office:value="4.54065" calcext:value-type="float">
            <text:p>4,54065</text:p>
          </table:table-cell>
          <table:table-cell table:number-columns-repeated="6"/>
        </table:table-row>
        <table:table-row table:style-name="ro1">
          <table:table-cell office:value-type="float" office:value="19.3929" calcext:value-type="float">
            <text:p>19,3929</text:p>
          </table:table-cell>
          <table:table-cell office:value-type="float" office:value="10.2063" calcext:value-type="float">
            <text:p>10,2063</text:p>
          </table:table-cell>
          <table:table-cell office:value-type="float" office:value="4.11583" calcext:value-type="float">
            <text:p>4,11583</text:p>
          </table:table-cell>
          <table:table-cell table:number-columns-repeated="6"/>
        </table:table-row>
        <table:table-row table:style-name="ro1">
          <table:table-cell office:value-type="float" office:value="22.2689" calcext:value-type="float">
            <text:p>22,2689</text:p>
          </table:table-cell>
          <table:table-cell office:value-type="float" office:value="9.80112" calcext:value-type="float">
            <text:p>9,80112</text:p>
          </table:table-cell>
          <table:table-cell office:value-type="float" office:value="3.6345" calcext:value-type="float">
            <text:p>3,6345</text:p>
          </table:table-cell>
          <table:table-cell table:number-columns-repeated="6"/>
        </table:table-row>
        <table:table-row table:style-name="ro1">
          <table:table-cell office:value-type="float" office:value="21.077" calcext:value-type="float">
            <text:p>21,077</text:p>
          </table:table-cell>
          <table:table-cell office:value-type="float" office:value="10.0324" calcext:value-type="float">
            <text:p>10,0324</text:p>
          </table:table-cell>
          <table:table-cell office:value-type="float" office:value="3.30442" calcext:value-type="float">
            <text:p>3,30442</text:p>
          </table:table-cell>
          <table:table-cell table:number-columns-repeated="6"/>
        </table:table-row>
        <table:table-row table:style-name="ro1">
          <table:table-cell office:value-type="float" office:value="20.3673" calcext:value-type="float">
            <text:p>20,3673</text:p>
          </table:table-cell>
          <table:table-cell office:value-type="float" office:value="11.1232" calcext:value-type="float">
            <text:p>11,1232</text:p>
          </table:table-cell>
          <table:table-cell office:value-type="float" office:value="3.93318" calcext:value-type="float">
            <text:p>3,93318</text:p>
          </table:table-cell>
          <table:table-cell table:number-columns-repeated="6"/>
        </table:table-row>
        <table:table-row table:style-name="ro1">
          <table:table-cell office:value-type="float" office:value="19.9592" calcext:value-type="float">
            <text:p>19,9592</text:p>
          </table:table-cell>
          <table:table-cell office:value-type="float" office:value="11.4602" calcext:value-type="float">
            <text:p>11,4602</text:p>
          </table:table-cell>
          <table:table-cell office:value-type="float" office:value="1.66154" calcext:value-type="float">
            <text:p>1,66154</text:p>
          </table:table-cell>
          <table:table-cell table:number-columns-repeated="6"/>
        </table:table-row>
        <table:table-row table:style-name="ro1">
          <table:table-cell office:value-type="float" office:value="19.9753" calcext:value-type="float">
            <text:p>19,9753</text:p>
          </table:table-cell>
          <table:table-cell office:value-type="float" office:value="10.0703" calcext:value-type="float">
            <text:p>10,0703</text:p>
          </table:table-cell>
          <table:table-cell office:value-type="float" office:value="4.89231" calcext:value-type="float">
            <text:p>4,89231</text:p>
          </table:table-cell>
          <table:table-cell table:number-columns-repeated="6"/>
        </table:table-row>
        <table:table-row table:style-name="ro1">
          <table:table-cell office:value-type="float" office:value="20.7709" calcext:value-type="float">
            <text:p>20,7709</text:p>
          </table:table-cell>
          <table:table-cell office:value-type="float" office:value="9.99174" calcext:value-type="float">
            <text:p>9,99174</text:p>
          </table:table-cell>
          <table:table-cell office:value-type="float" office:value="1.56709" calcext:value-type="float">
            <text:p>1,56709</text:p>
          </table:table-cell>
          <table:table-cell table:number-columns-repeated="6"/>
        </table:table-row>
        <table:table-row table:style-name="ro1">
          <table:table-cell office:value-type="float" office:value="20.9566" calcext:value-type="float">
            <text:p>20,9566</text:p>
          </table:table-cell>
          <table:table-cell office:value-type="float" office:value="9.87789" calcext:value-type="float">
            <text:p>9,87789</text:p>
          </table:table-cell>
          <table:table-cell office:value-type="float" office:value="4.31757" calcext:value-type="float">
            <text:p>4,31757</text:p>
          </table:table-cell>
          <table:table-cell table:number-columns-repeated="6"/>
        </table:table-row>
        <table:table-row table:style-name="ro1">
          <table:table-cell office:value-type="float" office:value="19.2543" calcext:value-type="float">
            <text:p>19,2543</text:p>
          </table:table-cell>
          <table:table-cell office:value-type="float" office:value="10.2654" calcext:value-type="float">
            <text:p>10,2654</text:p>
          </table:table-cell>
          <table:table-cell office:value-type="float" office:value="4.40658" calcext:value-type="float">
            <text:p>4,40658</text:p>
          </table:table-cell>
          <table:table-cell table:number-columns-repeated="6"/>
        </table:table-row>
        <table:table-row table:style-name="ro1">
          <table:table-cell office:value-type="float" office:value="19.5106" calcext:value-type="float">
            <text:p>19,5106</text:p>
          </table:table-cell>
          <table:table-cell office:value-type="float" office:value="9.7718" calcext:value-type="float">
            <text:p>9,7718</text:p>
          </table:table-cell>
          <table:table-cell office:value-type="float" office:value="2.29645" calcext:value-type="float">
            <text:p>2,29645</text:p>
          </table:table-cell>
          <table:table-cell table:number-columns-repeated="6"/>
        </table:table-row>
        <table:table-row table:style-name="ro1">
          <table:table-cell office:value-type="float" office:value="19.4532" calcext:value-type="float">
            <text:p>19,4532</text:p>
          </table:table-cell>
          <table:table-cell office:value-type="float" office:value="9.14804" calcext:value-type="float">
            <text:p>9,14804</text:p>
          </table:table-cell>
          <table:table-cell office:value-type="float" office:value="3.7124" calcext:value-type="float">
            <text:p>3,7124</text:p>
          </table:table-cell>
          <table:table-cell table:number-columns-repeated="6"/>
        </table:table-row>
        <table:table-row table:style-name="ro1">
          <table:table-cell office:value-type="float" office:value="19.1795" calcext:value-type="float">
            <text:p>19,1795</text:p>
          </table:table-cell>
          <table:table-cell office:value-type="float" office:value="10.6796" calcext:value-type="float">
            <text:p>10,6796</text:p>
          </table:table-cell>
          <table:table-cell office:value-type="float" office:value="2.93747" calcext:value-type="float">
            <text:p>2,93747</text:p>
          </table:table-cell>
          <table:table-cell table:number-columns-repeated="6"/>
        </table:table-row>
        <table:table-row table:style-name="ro1">
          <table:table-cell office:value-type="float" office:value="19.5998" calcext:value-type="float">
            <text:p>19,5998</text:p>
          </table:table-cell>
          <table:table-cell office:value-type="float" office:value="9.34638" calcext:value-type="float">
            <text:p>9,34638</text:p>
          </table:table-cell>
          <table:table-cell office:value-type="float" office:value="3.99061" calcext:value-type="float">
            <text:p>3,99061</text:p>
          </table:table-cell>
          <table:table-cell table:number-columns-repeated="6"/>
        </table:table-row>
        <table:table-row table:style-name="ro1">
          <table:table-cell office:value-type="float" office:value="20.6228" calcext:value-type="float">
            <text:p>20,6228</text:p>
          </table:table-cell>
          <table:table-cell office:value-type="float" office:value="10.4456" calcext:value-type="float">
            <text:p>10,4456</text:p>
          </table:table-cell>
          <table:table-cell office:value-type="float" office:value="4.41505" calcext:value-type="float">
            <text:p>4,41505</text:p>
          </table:table-cell>
          <table:table-cell table:number-columns-repeated="6"/>
        </table:table-row>
        <table:table-row table:style-name="ro1">
          <table:table-cell office:value-type="float" office:value="19.0416" calcext:value-type="float">
            <text:p>19,0416</text:p>
          </table:table-cell>
          <table:table-cell office:value-type="float" office:value="9.61712" calcext:value-type="float">
            <text:p>9,61712</text:p>
          </table:table-cell>
          <table:table-cell office:value-type="float" office:value="3.70787" calcext:value-type="float">
            <text:p>3,70787</text:p>
          </table:table-cell>
          <table:table-cell table:number-columns-repeated="6"/>
        </table:table-row>
        <table:table-row table:style-name="ro1">
          <table:table-cell office:value-type="float" office:value="18.8802" calcext:value-type="float">
            <text:p>18,8802</text:p>
          </table:table-cell>
          <table:table-cell office:value-type="float" office:value="10.0652" calcext:value-type="float">
            <text:p>10,0652</text:p>
          </table:table-cell>
          <table:table-cell office:value-type="float" office:value="2.67006" calcext:value-type="float">
            <text:p>2,67006</text:p>
          </table:table-cell>
          <table:table-cell table:number-columns-repeated="6"/>
        </table:table-row>
        <table:table-row table:style-name="ro1">
          <table:table-cell office:value-type="float" office:value="21.2372" calcext:value-type="float">
            <text:p>21,2372</text:p>
          </table:table-cell>
          <table:table-cell office:value-type="float" office:value="10.1431" calcext:value-type="float">
            <text:p>10,1431</text:p>
          </table:table-cell>
          <table:table-cell office:value-type="float" office:value="4.2328" calcext:value-type="float">
            <text:p>4,2328</text:p>
          </table:table-cell>
          <table:table-cell table:number-columns-repeated="6"/>
        </table:table-row>
        <table:table-row table:style-name="ro1">
          <table:table-cell office:value-type="float" office:value="20.5795" calcext:value-type="float">
            <text:p>20,5795</text:p>
          </table:table-cell>
          <table:table-cell office:value-type="float" office:value="9.60163" calcext:value-type="float">
            <text:p>9,60163</text:p>
          </table:table-cell>
          <table:table-cell office:value-type="float" office:value="4.53199" calcext:value-type="float">
            <text:p>4,53199</text:p>
          </table:table-cell>
          <table:table-cell table:number-columns-repeated="6"/>
        </table:table-row>
        <table:table-row table:style-name="ro1">
          <table:table-cell office:value-type="float" office:value="20.9248" calcext:value-type="float">
            <text:p>20,9248</text:p>
          </table:table-cell>
          <table:table-cell office:value-type="float" office:value="10.1767" calcext:value-type="float">
            <text:p>10,1767</text:p>
          </table:table-cell>
          <table:table-cell office:value-type="float" office:value="3.6156" calcext:value-type="float">
            <text:p>3,6156</text:p>
          </table:table-cell>
          <table:table-cell table:number-columns-repeated="6"/>
        </table:table-row>
        <table:table-row table:style-name="ro1">
          <table:table-cell office:value-type="float" office:value="19.7305" calcext:value-type="float">
            <text:p>19,7305</text:p>
          </table:table-cell>
          <table:table-cell office:value-type="float" office:value="9.35555" calcext:value-type="float">
            <text:p>9,35555</text:p>
          </table:table-cell>
          <table:table-cell office:value-type="float" office:value="3.22066" calcext:value-type="float">
            <text:p>3,22066</text:p>
          </table:table-cell>
          <table:table-cell table:number-columns-repeated="6"/>
        </table:table-row>
        <table:table-row table:style-name="ro1">
          <table:table-cell office:value-type="float" office:value="18.9274" calcext:value-type="float">
            <text:p>18,9274</text:p>
          </table:table-cell>
          <table:table-cell office:value-type="float" office:value="9.47587" calcext:value-type="float">
            <text:p>9,47587</text:p>
          </table:table-cell>
          <table:table-cell office:value-type="float" office:value="4.58321" calcext:value-type="float">
            <text:p>4,58321</text:p>
          </table:table-cell>
          <table:table-cell table:number-columns-repeated="6"/>
        </table:table-row>
        <table:table-row table:style-name="ro1">
          <table:table-cell office:value-type="float" office:value="19.9958" calcext:value-type="float">
            <text:p>19,9958</text:p>
          </table:table-cell>
          <table:table-cell office:value-type="float" office:value="10.3661" calcext:value-type="float">
            <text:p>10,3661</text:p>
          </table:table-cell>
          <table:table-cell office:value-type="float" office:value="2.66667" calcext:value-type="float">
            <text:p>2,66667</text:p>
          </table:table-cell>
          <table:table-cell table:number-columns-repeated="6"/>
        </table:table-row>
        <table:table-row table:style-name="ro1">
          <table:table-cell office:value-type="float" office:value="20.1321" calcext:value-type="float">
            <text:p>20,1321</text:p>
          </table:table-cell>
          <table:table-cell office:value-type="float" office:value="9.87069" calcext:value-type="float">
            <text:p>9,87069</text:p>
          </table:table-cell>
          <table:table-cell office:value-type="float" office:value="1.11317" calcext:value-type="float">
            <text:p>1,11317</text:p>
          </table:table-cell>
          <table:table-cell table:number-columns-repeated="6"/>
        </table:table-row>
        <table:table-row table:style-name="ro1">
          <table:table-cell office:value-type="float" office:value="20.4077" calcext:value-type="float">
            <text:p>20,4077</text:p>
          </table:table-cell>
          <table:table-cell office:value-type="float" office:value="10.0528" calcext:value-type="float">
            <text:p>10,0528</text:p>
          </table:table-cell>
          <table:table-cell office:value-type="float" office:value="4.23657" calcext:value-type="float">
            <text:p>4,23657</text:p>
          </table:table-cell>
          <table:table-cell table:number-columns-repeated="6"/>
        </table:table-row>
        <table:table-row table:style-name="ro1">
          <table:table-cell office:value-type="float" office:value="18.665" calcext:value-type="float">
            <text:p>18,665</text:p>
          </table:table-cell>
          <table:table-cell office:value-type="float" office:value="9.38147" calcext:value-type="float">
            <text:p>9,38147</text:p>
          </table:table-cell>
          <table:table-cell office:value-type="float" office:value="3.90949" calcext:value-type="float">
            <text:p>3,90949</text:p>
          </table:table-cell>
          <table:table-cell table:number-columns-repeated="6"/>
        </table:table-row>
        <table:table-row table:style-name="ro1">
          <table:table-cell office:value-type="float" office:value="20.0145" calcext:value-type="float">
            <text:p>20,0145</text:p>
          </table:table-cell>
          <table:table-cell office:value-type="float" office:value="12.2581" calcext:value-type="float">
            <text:p>12,2581</text:p>
          </table:table-cell>
          <table:table-cell office:value-type="float" office:value="1.54355" calcext:value-type="float">
            <text:p>1,54355</text:p>
          </table:table-cell>
          <table:table-cell table:number-columns-repeated="6"/>
        </table:table-row>
        <table:table-row table:style-name="ro1">
          <table:table-cell office:value-type="float" office:value="20.1911" calcext:value-type="float">
            <text:p>20,1911</text:p>
          </table:table-cell>
          <table:table-cell office:value-type="float" office:value="9.0162" calcext:value-type="float">
            <text:p>9,0162</text:p>
          </table:table-cell>
          <table:table-cell office:value-type="float" office:value="3.70607" calcext:value-type="float">
            <text:p>3,70607</text:p>
          </table:table-cell>
          <table:table-cell table:number-columns-repeated="6"/>
        </table:table-row>
        <table:table-row table:style-name="ro1">
          <table:table-cell office:value-type="float" office:value="19.5866" calcext:value-type="float">
            <text:p>19,5866</text:p>
          </table:table-cell>
          <table:table-cell office:value-type="float" office:value="10.695" calcext:value-type="float">
            <text:p>10,695</text:p>
          </table:table-cell>
          <table:table-cell office:value-type="float" office:value="4.46814" calcext:value-type="float">
            <text:p>4,46814</text:p>
          </table:table-cell>
          <table:table-cell table:number-columns-repeated="6"/>
        </table:table-row>
        <table:table-row table:style-name="ro1">
          <table:table-cell office:value-type="float" office:value="19.4131" calcext:value-type="float">
            <text:p>19,4131</text:p>
          </table:table-cell>
          <table:table-cell office:value-type="float" office:value="10.3066" calcext:value-type="float">
            <text:p>10,3066</text:p>
          </table:table-cell>
          <table:table-cell office:value-type="float" office:value="3.56234" calcext:value-type="float">
            <text:p>3,56234</text:p>
          </table:table-cell>
          <table:table-cell table:number-columns-repeated="6"/>
        </table:table-row>
        <table:table-row table:style-name="ro1">
          <table:table-cell office:value-type="float" office:value="18.4199" calcext:value-type="float">
            <text:p>18,4199</text:p>
          </table:table-cell>
          <table:table-cell office:value-type="float" office:value="10.2994" calcext:value-type="float">
            <text:p>10,2994</text:p>
          </table:table-cell>
          <table:table-cell office:value-type="float" office:value="3.00896" calcext:value-type="float">
            <text:p>3,00896</text:p>
          </table:table-cell>
          <table:table-cell table:number-columns-repeated="6"/>
        </table:table-row>
        <table:table-row table:style-name="ro1">
          <table:table-cell office:value-type="float" office:value="20.3857" calcext:value-type="float">
            <text:p>20,3857</text:p>
          </table:table-cell>
          <table:table-cell office:value-type="float" office:value="9.5702" calcext:value-type="float">
            <text:p>9,5702</text:p>
          </table:table-cell>
          <table:table-cell office:value-type="float" office:value="4.41928" calcext:value-type="float">
            <text:p>4,41928</text:p>
          </table:table-cell>
          <table:table-cell table:number-columns-repeated="6"/>
        </table:table-row>
        <table:table-row table:style-name="ro1">
          <table:table-cell office:value-type="float" office:value="18.8752" calcext:value-type="float">
            <text:p>18,8752</text:p>
          </table:table-cell>
          <table:table-cell office:value-type="float" office:value="8.98876" calcext:value-type="float">
            <text:p>8,98876</text:p>
          </table:table-cell>
          <table:table-cell office:value-type="float" office:value="4.5617" calcext:value-type="float">
            <text:p>4,5617</text:p>
          </table:table-cell>
          <table:table-cell table:number-columns-repeated="6"/>
        </table:table-row>
        <table:table-row table:style-name="ro1">
          <table:table-cell office:value-type="float" office:value="19.5783" calcext:value-type="float">
            <text:p>19,5783</text:p>
          </table:table-cell>
          <table:table-cell office:value-type="float" office:value="9.86947" calcext:value-type="float">
            <text:p>9,86947</text:p>
          </table:table-cell>
          <table:table-cell office:value-type="float" office:value="1.15163" calcext:value-type="float">
            <text:p>1,15163</text:p>
          </table:table-cell>
          <table:table-cell table:number-columns-repeated="6"/>
        </table:table-row>
        <table:table-row table:style-name="ro1">
          <table:table-cell office:value-type="float" office:value="18.7035" calcext:value-type="float">
            <text:p>18,7035</text:p>
          </table:table-cell>
          <table:table-cell office:value-type="float" office:value="10.4349" calcext:value-type="float">
            <text:p>10,4349</text:p>
          </table:table-cell>
          <table:table-cell office:value-type="float" office:value="1.23967" calcext:value-type="float">
            <text:p>1,23967</text:p>
          </table:table-cell>
          <table:table-cell table:number-columns-repeated="6"/>
        </table:table-row>
        <table:table-row table:style-name="ro1">
          <table:table-cell office:value-type="float" office:value="17.4201" calcext:value-type="float">
            <text:p>17,4201</text:p>
          </table:table-cell>
          <table:table-cell office:value-type="float" office:value="9.36421" calcext:value-type="float">
            <text:p>9,36421</text:p>
          </table:table-cell>
          <table:table-cell office:value-type="float" office:value="0.858896" calcext:value-type="float">
            <text:p>0,858896</text:p>
          </table:table-cell>
          <table:table-cell table:number-columns-repeated="6"/>
        </table:table-row>
        <table:table-row table:style-name="ro1">
          <table:table-cell office:value-type="float" office:value="18.3923" calcext:value-type="float">
            <text:p>18,3923</text:p>
          </table:table-cell>
          <table:table-cell office:value-type="float" office:value="9.82143" calcext:value-type="float">
            <text:p>9,82143</text:p>
          </table:table-cell>
          <table:table-cell office:value-type="float" office:value="1.82927" calcext:value-type="float">
            <text:p>1,82927</text:p>
          </table:table-cell>
          <table:table-cell table:number-columns-repeated="6"/>
        </table:table-row>
        <table:table-row table:style-name="ro1">
          <table:table-cell office:value-type="float" office:value="18.1183" calcext:value-type="float">
            <text:p>18,1183</text:p>
          </table:table-cell>
          <table:table-cell office:value-type="float" office:value="9.37369" calcext:value-type="float">
            <text:p>9,37369</text:p>
          </table:table-cell>
          <table:table-cell office:value-type="float" office:value="0.526316" calcext:value-type="float">
            <text:p>0,526316</text:p>
          </table:table-cell>
          <table:table-cell table:number-columns-repeated="6"/>
        </table:table-row>
        <table:table-row table:style-name="ro1">
          <table:table-cell office:value-type="float" office:value="16.2887" calcext:value-type="float">
            <text:p>16,2887</text:p>
          </table:table-cell>
          <table:table-cell office:value-type="float" office:value="9.93789" calcext:value-type="float">
            <text:p>9,93789</text:p>
          </table:table-cell>
          <table:table-cell office:value-type="float" office:value="2.77548" calcext:value-type="float">
            <text:p>2,77548</text:p>
          </table:table-cell>
          <table:table-cell table:number-columns-repeated="6"/>
        </table:table-row>
        <table:table-row table:style-name="ro1">
          <table:table-cell office:value-type="float" office:value="15.4678" calcext:value-type="float">
            <text:p>15,4678</text:p>
          </table:table-cell>
          <table:table-cell office:value-type="float" office:value="9.31335" calcext:value-type="float">
            <text:p>9,31335</text:p>
          </table:table-cell>
          <table:table-cell office:value-type="float" office:value="3.35685" calcext:value-type="float">
            <text:p>3,35685</text:p>
          </table:table-cell>
          <table:table-cell table:number-columns-repeated="6"/>
        </table:table-row>
        <table:table-row table:style-name="ro1">
          <table:table-cell office:value-type="float" office:value="18.2416" calcext:value-type="float">
            <text:p>18,2416</text:p>
          </table:table-cell>
          <table:table-cell office:value-type="float" office:value="10.0654" calcext:value-type="float">
            <text:p>10,0654</text:p>
          </table:table-cell>
          <table:table-cell office:value-type="float" office:value="4.37455" calcext:value-type="float">
            <text:p>4,37455</text:p>
          </table:table-cell>
          <table:table-cell table:number-columns-repeated="6"/>
        </table:table-row>
        <table:table-row table:style-name="ro1">
          <table:table-cell office:value-type="float" office:value="15.4808" calcext:value-type="float">
            <text:p>15,4808</text:p>
          </table:table-cell>
          <table:table-cell office:value-type="float" office:value="9.00864" calcext:value-type="float">
            <text:p>9,00864</text:p>
          </table:table-cell>
          <table:table-cell office:value-type="float" office:value="4.19179" calcext:value-type="float">
            <text:p>4,19179</text:p>
          </table:table-cell>
          <table:table-cell table:number-columns-repeated="6"/>
        </table:table-row>
        <table:table-row table:style-name="ro1">
          <table:table-cell office:value-type="float" office:value="17.2681" calcext:value-type="float">
            <text:p>17,2681</text:p>
          </table:table-cell>
          <table:table-cell office:value-type="float" office:value="9.9872" calcext:value-type="float">
            <text:p>9,9872</text:p>
          </table:table-cell>
          <table:table-cell office:value-type="float" office:value="1.24456" calcext:value-type="float">
            <text:p>1,24456</text:p>
          </table:table-cell>
          <table:table-cell table:number-columns-repeated="6"/>
        </table:table-row>
        <table:table-row table:style-name="ro1">
          <table:table-cell office:value-type="float" office:value="16.4002" calcext:value-type="float">
            <text:p>16,4002</text:p>
          </table:table-cell>
          <table:table-cell office:value-type="float" office:value="10.6469" calcext:value-type="float">
            <text:p>10,6469</text:p>
          </table:table-cell>
          <table:table-cell office:value-type="float" office:value="1.50754" calcext:value-type="float">
            <text:p>1,50754</text:p>
          </table:table-cell>
          <table:table-cell table:number-columns-repeated="6"/>
        </table:table-row>
        <table:table-row table:style-name="ro1">
          <table:table-cell office:value-type="float" office:value="16.9166" calcext:value-type="float">
            <text:p>16,9166</text:p>
          </table:table-cell>
          <table:table-cell office:value-type="float" office:value="9.52294" calcext:value-type="float">
            <text:p>9,52294</text:p>
          </table:table-cell>
          <table:table-cell office:value-type="float" office:value="3.79618" calcext:value-type="float">
            <text:p>3,79618</text:p>
          </table:table-cell>
          <table:table-cell table:number-columns-repeated="6"/>
        </table:table-row>
        <table:table-row table:style-name="ro1">
          <table:table-cell office:value-type="float" office:value="14.7826" calcext:value-type="float">
            <text:p>14,7826</text:p>
          </table:table-cell>
          <table:table-cell office:value-type="float" office:value="9.65477" calcext:value-type="float">
            <text:p>9,65477</text:p>
          </table:table-cell>
          <table:table-cell office:value-type="float" office:value="4.37299" calcext:value-type="float">
            <text:p>4,37299</text:p>
          </table:table-cell>
          <table:table-cell table:number-columns-repeated="6"/>
        </table:table-row>
        <table:table-row table:style-name="ro1">
          <table:table-cell office:value-type="float" office:value="20.4748" calcext:value-type="float">
            <text:p>20,4748</text:p>
          </table:table-cell>
          <table:table-cell office:value-type="float" office:value="9.22213" calcext:value-type="float">
            <text:p>9,22213</text:p>
          </table:table-cell>
          <table:table-cell office:value-type="float" office:value="4.11387" calcext:value-type="float">
            <text:p>4,11387</text:p>
          </table:table-cell>
          <table:table-cell table:number-columns-repeated="6"/>
        </table:table-row>
        <table:table-row table:style-name="ro1">
          <table:table-cell office:value-type="float" office:value="20.4082" calcext:value-type="float">
            <text:p>20,4082</text:p>
          </table:table-cell>
          <table:table-cell office:value-type="float" office:value="10.2486" calcext:value-type="float">
            <text:p>10,2486</text:p>
          </table:table-cell>
          <table:table-cell office:value-type="float" office:value="4.05632" calcext:value-type="float">
            <text:p>4,05632</text:p>
          </table:table-cell>
          <table:table-cell table:number-columns-repeated="6"/>
        </table:table-row>
        <table:table-row table:style-name="ro1">
          <table:table-cell office:value-type="float" office:value="20.9906" calcext:value-type="float">
            <text:p>20,9906</text:p>
          </table:table-cell>
          <table:table-cell office:value-type="float" office:value="9.73451" calcext:value-type="float">
            <text:p>9,73451</text:p>
          </table:table-cell>
          <table:table-cell office:value-type="float" office:value="4.40102" calcext:value-type="float">
            <text:p>4,40102</text:p>
          </table:table-cell>
          <table:table-cell table:number-columns-repeated="6"/>
        </table:table-row>
        <table:table-row table:style-name="ro1">
          <table:table-cell office:value-type="float" office:value="18.9511" calcext:value-type="float">
            <text:p>18,9511</text:p>
          </table:table-cell>
          <table:table-cell office:value-type="float" office:value="9.56996" calcext:value-type="float">
            <text:p>9,569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0228" calcext:value-type="float">
            <text:p>20,0228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4.68195" calcext:value-type="float">
            <text:p>4,68195</text:p>
          </table:table-cell>
          <table:table-cell table:number-columns-repeated="6"/>
        </table:table-row>
        <table:table-row table:style-name="ro1">
          <table:table-cell office:value-type="float" office:value="19.9023" calcext:value-type="float">
            <text:p>19,9023</text:p>
          </table:table-cell>
          <table:table-cell office:value-type="float" office:value="10.6197" calcext:value-type="float">
            <text:p>10,6197</text:p>
          </table:table-cell>
          <table:table-cell office:value-type="float" office:value="4.2757" calcext:value-type="float">
            <text:p>4,2757</text:p>
          </table:table-cell>
          <table:table-cell table:number-columns-repeated="6"/>
        </table:table-row>
        <table:table-row table:style-name="ro1">
          <table:table-cell office:value-type="float" office:value="19.705" calcext:value-type="float">
            <text:p>19,705</text:p>
          </table:table-cell>
          <table:table-cell office:value-type="float" office:value="9.77185" calcext:value-type="float">
            <text:p>9,77185</text:p>
          </table:table-cell>
          <table:table-cell office:value-type="float" office:value="1.46396" calcext:value-type="float">
            <text:p>1,46396</text:p>
          </table:table-cell>
          <table:table-cell table:number-columns-repeated="6"/>
        </table:table-row>
        <table:table-row table:style-name="ro1">
          <table:table-cell office:value-type="float" office:value="18.9563" calcext:value-type="float">
            <text:p>18,9563</text:p>
          </table:table-cell>
          <table:table-cell office:value-type="float" office:value="9.84664" calcext:value-type="float">
            <text:p>9,84664</text:p>
          </table:table-cell>
          <table:table-cell office:value-type="float" office:value="4.55277" calcext:value-type="float">
            <text:p>4,55277</text:p>
          </table:table-cell>
          <table:table-cell table:number-columns-repeated="6"/>
        </table:table-row>
        <table:table-row table:style-name="ro1">
          <table:table-cell office:value-type="float" office:value="20.5819" calcext:value-type="float">
            <text:p>20,5819</text:p>
          </table:table-cell>
          <table:table-cell office:value-type="float" office:value="9.36459" calcext:value-type="float">
            <text:p>9,36459</text:p>
          </table:table-cell>
          <table:table-cell office:value-type="float" office:value="2.83912" calcext:value-type="float">
            <text:p>2,83912</text:p>
          </table:table-cell>
          <table:table-cell table:number-columns-repeated="6"/>
        </table:table-row>
        <table:table-row table:style-name="ro1">
          <table:table-cell office:value-type="float" office:value="20.2532" calcext:value-type="float">
            <text:p>20,2532</text:p>
          </table:table-cell>
          <table:table-cell office:value-type="float" office:value="9.89753" calcext:value-type="float">
            <text:p>9,89753</text:p>
          </table:table-cell>
          <table:table-cell office:value-type="float" office:value="2.46644" calcext:value-type="float">
            <text:p>2,46644</text:p>
          </table:table-cell>
          <table:table-cell table:number-columns-repeated="6"/>
        </table:table-row>
        <table:table-row table:style-name="ro1">
          <table:table-cell office:value-type="float" office:value="21.5228" calcext:value-type="float">
            <text:p>21,5228</text:p>
          </table:table-cell>
          <table:table-cell office:value-type="float" office:value="4.79233" calcext:value-type="float">
            <text:p>4,79233</text:p>
          </table:table-cell>
          <table:table-cell office:value-type="float" office:value="3.68713" calcext:value-type="float">
            <text:p>3,68713</text:p>
          </table:table-cell>
          <table:table-cell table:number-columns-repeated="6"/>
        </table:table-row>
        <table:table-row table:style-name="ro1">
          <table:table-cell office:value-type="float" office:value="19.0078" calcext:value-type="float">
            <text:p>19,0078</text:p>
          </table:table-cell>
          <table:table-cell office:value-type="float" office:value="10.4762" calcext:value-type="float">
            <text:p>10,4762</text:p>
          </table:table-cell>
          <table:table-cell office:value-type="float" office:value="4.63387" calcext:value-type="float">
            <text:p>4,63387</text:p>
          </table:table-cell>
          <table:table-cell table:number-columns-repeated="6"/>
        </table:table-row>
        <table:table-row table:style-name="ro1">
          <table:table-cell office:value-type="float" office:value="21.1799" calcext:value-type="float">
            <text:p>21,1799</text:p>
          </table:table-cell>
          <table:table-cell office:value-type="float" office:value="9.98213" calcext:value-type="float">
            <text:p>9,98213</text:p>
          </table:table-cell>
          <table:table-cell office:value-type="float" office:value="0.733496" calcext:value-type="float">
            <text:p>0,733496</text:p>
          </table:table-cell>
          <table:table-cell table:number-columns-repeated="6"/>
        </table:table-row>
        <table:table-row table:style-name="ro1">
          <table:table-cell office:value-type="float" office:value="20.708" calcext:value-type="float">
            <text:p>20,708</text:p>
          </table:table-cell>
          <table:table-cell office:value-type="float" office:value="9.77141" calcext:value-type="float">
            <text:p>9,77141</text:p>
          </table:table-cell>
          <table:table-cell office:value-type="float" office:value="5.01471" calcext:value-type="float">
            <text:p>5,01471</text:p>
          </table:table-cell>
          <table:table-cell table:number-columns-repeated="6"/>
        </table:table-row>
        <table:table-row table:style-name="ro1">
          <table:table-cell office:value-type="float" office:value="19.9032" calcext:value-type="float">
            <text:p>19,9032</text:p>
          </table:table-cell>
          <table:table-cell office:value-type="float" office:value="10.4407" calcext:value-type="float">
            <text:p>10,4407</text:p>
          </table:table-cell>
          <table:table-cell office:value-type="float" office:value="4.07339" calcext:value-type="float">
            <text:p>4,07339</text:p>
          </table:table-cell>
          <table:table-cell table:number-columns-repeated="6"/>
        </table:table-row>
        <table:table-row table:style-name="ro1">
          <table:table-cell office:value-type="float" office:value="21.4846" calcext:value-type="float">
            <text:p>21,4846</text:p>
          </table:table-cell>
          <table:table-cell office:value-type="float" office:value="9.71729" calcext:value-type="float">
            <text:p>9,71729</text:p>
          </table:table-cell>
          <table:table-cell office:value-type="float" office:value="3.16892" calcext:value-type="float">
            <text:p>3,16892</text:p>
          </table:table-cell>
          <table:table-cell table:number-columns-repeated="6"/>
        </table:table-row>
        <table:table-row table:style-name="ro1">
          <table:table-cell office:value-type="float" office:value="21.2865" calcext:value-type="float">
            <text:p>21,2865</text:p>
          </table:table-cell>
          <table:table-cell office:value-type="float" office:value="7.26073" calcext:value-type="float">
            <text:p>7,26073</text:p>
          </table:table-cell>
          <table:table-cell office:value-type="float" office:value="3.61301" calcext:value-type="float">
            <text:p>3,61301</text:p>
          </table:table-cell>
          <table:table-cell table:number-columns-repeated="6"/>
        </table:table-row>
        <table:table-row table:style-name="ro1">
          <table:table-cell office:value-type="float" office:value="21.6272" calcext:value-type="float">
            <text:p>21,6272</text:p>
          </table:table-cell>
          <table:table-cell office:value-type="float" office:value="10.7411" calcext:value-type="float">
            <text:p>10,7411</text:p>
          </table:table-cell>
          <table:table-cell office:value-type="float" office:value="3.90824" calcext:value-type="float">
            <text:p>3,90824</text:p>
          </table:table-cell>
          <table:table-cell table:number-columns-repeated="6"/>
        </table:table-row>
        <table:table-row table:style-name="ro1">
          <table:table-cell office:value-type="float" office:value="19.5626" calcext:value-type="float">
            <text:p>19,5626</text:p>
          </table:table-cell>
          <table:table-cell office:value-type="float" office:value="10.8997" calcext:value-type="float">
            <text:p>10,8997</text:p>
          </table:table-cell>
          <table:table-cell office:value-type="float" office:value="1.68434" calcext:value-type="float">
            <text:p>1,68434</text:p>
          </table:table-cell>
          <table:table-cell table:number-columns-repeated="6"/>
        </table:table-row>
        <table:table-row table:style-name="ro1">
          <table:table-cell office:value-type="float" office:value="20.3189" calcext:value-type="float">
            <text:p>20,3189</text:p>
          </table:table-cell>
          <table:table-cell office:value-type="float" office:value="9.08401" calcext:value-type="float">
            <text:p>9,08401</text:p>
          </table:table-cell>
          <table:table-cell office:value-type="float" office:value="5.31808" calcext:value-type="float">
            <text:p>5,31808</text:p>
          </table:table-cell>
          <table:table-cell table:number-columns-repeated="6"/>
        </table:table-row>
        <table:table-row table:style-name="ro1">
          <table:table-cell office:value-type="float" office:value="20.4368" calcext:value-type="float">
            <text:p>20,4368</text:p>
          </table:table-cell>
          <table:table-cell office:value-type="float" office:value="10.342" calcext:value-type="float">
            <text:p>10,342</text:p>
          </table:table-cell>
          <table:table-cell office:value-type="float" office:value="1.58259" calcext:value-type="float">
            <text:p>1,58259</text:p>
          </table:table-cell>
          <table:table-cell table:number-columns-repeated="6"/>
        </table:table-row>
        <table:table-row table:style-name="ro1">
          <table:table-cell office:value-type="float" office:value="21.0127" calcext:value-type="float">
            <text:p>21,0127</text:p>
          </table:table-cell>
          <table:table-cell office:value-type="float" office:value="10.0183" calcext:value-type="float">
            <text:p>10,0183</text:p>
          </table:table-cell>
          <table:table-cell office:value-type="float" office:value="4.31701" calcext:value-type="float">
            <text:p>4,31701</text:p>
          </table:table-cell>
          <table:table-cell table:number-columns-repeated="6"/>
        </table:table-row>
        <table:table-row table:style-name="ro1">
          <table:table-cell office:value-type="float" office:value="19.6309" calcext:value-type="float">
            <text:p>19,6309</text:p>
          </table:table-cell>
          <table:table-cell office:value-type="float" office:value="9.90549" calcext:value-type="float">
            <text:p>9,90549</text:p>
          </table:table-cell>
          <table:table-cell office:value-type="float" office:value="4.36057" calcext:value-type="float">
            <text:p>4,36057</text:p>
          </table:table-cell>
          <table:table-cell table:number-columns-repeated="6"/>
        </table:table-row>
        <table:table-row table:style-name="ro1">
          <table:table-cell office:value-type="float" office:value="20.0184" calcext:value-type="float">
            <text:p>20,0184</text:p>
          </table:table-cell>
          <table:table-cell office:value-type="float" office:value="9.71864" calcext:value-type="float">
            <text:p>9,71864</text:p>
          </table:table-cell>
          <table:table-cell office:value-type="float" office:value="2.53058" calcext:value-type="float">
            <text:p>2,53058</text:p>
          </table:table-cell>
          <table:table-cell table:number-columns-repeated="6"/>
        </table:table-row>
        <table:table-row table:style-name="ro1">
          <table:table-cell office:value-type="float" office:value="18.8366" calcext:value-type="float">
            <text:p>18,8366</text:p>
          </table:table-cell>
          <table:table-cell office:value-type="float" office:value="9.75239" calcext:value-type="float">
            <text:p>9,75239</text:p>
          </table:table-cell>
          <table:table-cell office:value-type="float" office:value="3.65646" calcext:value-type="float">
            <text:p>3,65646</text:p>
          </table:table-cell>
          <table:table-cell table:number-columns-repeated="6"/>
        </table:table-row>
        <table:table-row table:style-name="ro1">
          <table:table-cell office:value-type="float" office:value="19.0064" calcext:value-type="float">
            <text:p>19,0064</text:p>
          </table:table-cell>
          <table:table-cell office:value-type="float" office:value="10.8303" calcext:value-type="float">
            <text:p>10,8303</text:p>
          </table:table-cell>
          <table:table-cell office:value-type="float" office:value="2.91545" calcext:value-type="float">
            <text:p>2,91545</text:p>
          </table:table-cell>
          <table:table-cell table:number-columns-repeated="6"/>
        </table:table-row>
        <table:table-row table:style-name="ro1">
          <table:table-cell office:value-type="float" office:value="19.2808" calcext:value-type="float">
            <text:p>19,2808</text:p>
          </table:table-cell>
          <table:table-cell office:value-type="float" office:value="8.88116" calcext:value-type="float">
            <text:p>8,88116</text:p>
          </table:table-cell>
          <table:table-cell office:value-type="float" office:value="3.79077" calcext:value-type="float">
            <text:p>3,79077</text:p>
          </table:table-cell>
          <table:table-cell table:number-columns-repeated="6"/>
        </table:table-row>
        <table:table-row table:style-name="ro1">
          <table:table-cell office:value-type="float" office:value="20.529" calcext:value-type="float">
            <text:p>20,529</text:p>
          </table:table-cell>
          <table:table-cell office:value-type="float" office:value="9.88128" calcext:value-type="float">
            <text:p>9,88128</text:p>
          </table:table-cell>
          <table:table-cell office:value-type="float" office:value="4.64115" calcext:value-type="float">
            <text:p>4,64115</text:p>
          </table:table-cell>
          <table:table-cell table:number-columns-repeated="6"/>
        </table:table-row>
        <table:table-row table:style-name="ro1">
          <table:table-cell office:value-type="float" office:value="19.1953" calcext:value-type="float">
            <text:p>19,1953</text:p>
          </table:table-cell>
          <table:table-cell office:value-type="float" office:value="9.93292" calcext:value-type="float">
            <text:p>9,93292</text:p>
          </table:table-cell>
          <table:table-cell office:value-type="float" office:value="3.82268" calcext:value-type="float">
            <text:p>3,82268</text:p>
          </table:table-cell>
          <table:table-cell table:number-columns-repeated="6"/>
        </table:table-row>
        <table:table-row table:style-name="ro1">
          <table:table-cell office:value-type="float" office:value="18.8258" calcext:value-type="float">
            <text:p>18,8258</text:p>
          </table:table-cell>
          <table:table-cell office:value-type="float" office:value="10.4167" calcext:value-type="float">
            <text:p>10,4167</text:p>
          </table:table-cell>
          <table:table-cell office:value-type="float" office:value="2.99496" calcext:value-type="float">
            <text:p>2,99496</text:p>
          </table:table-cell>
          <table:table-cell table:number-columns-repeated="6"/>
        </table:table-row>
        <table:table-row table:style-name="ro1">
          <table:table-cell office:value-type="float" office:value="20.9739" calcext:value-type="float">
            <text:p>20,9739</text:p>
          </table:table-cell>
          <table:table-cell office:value-type="float" office:value="10.012" calcext:value-type="float">
            <text:p>10,012</text:p>
          </table:table-cell>
          <table:table-cell office:value-type="float" office:value="4.37489" calcext:value-type="float">
            <text:p>4,37489</text:p>
          </table:table-cell>
          <table:table-cell table:number-columns-repeated="6"/>
        </table:table-row>
        <table:table-row table:style-name="ro1">
          <table:table-cell office:value-type="float" office:value="20.7392" calcext:value-type="float">
            <text:p>20,7392</text:p>
          </table:table-cell>
          <table:table-cell office:value-type="float" office:value="9.2673" calcext:value-type="float">
            <text:p>9,2673</text:p>
          </table:table-cell>
          <table:table-cell office:value-type="float" office:value="4.69459" calcext:value-type="float">
            <text:p>4,69459</text:p>
          </table:table-cell>
          <table:table-cell table:number-columns-repeated="6"/>
        </table:table-row>
        <table:table-row table:style-name="ro1">
          <table:table-cell office:value-type="float" office:value="20.5494" calcext:value-type="float">
            <text:p>20,5494</text:p>
          </table:table-cell>
          <table:table-cell office:value-type="float" office:value="10.647" calcext:value-type="float">
            <text:p>10,647</text:p>
          </table:table-cell>
          <table:table-cell office:value-type="float" office:value="3.43293" calcext:value-type="float">
            <text:p>3,43293</text:p>
          </table:table-cell>
          <table:table-cell table:number-columns-repeated="6"/>
        </table:table-row>
        <table:table-row table:style-name="ro1">
          <table:table-cell office:value-type="float" office:value="19.3734" calcext:value-type="float">
            <text:p>19,3734</text:p>
          </table:table-cell>
          <table:table-cell office:value-type="float" office:value="9.52208" calcext:value-type="float">
            <text:p>9,52208</text:p>
          </table:table-cell>
          <table:table-cell office:value-type="float" office:value="2.58512" calcext:value-type="float">
            <text:p>2,58512</text:p>
          </table:table-cell>
          <table:table-cell table:number-columns-repeated="6"/>
        </table:table-row>
        <table:table-row table:style-name="ro1">
          <table:table-cell office:value-type="float" office:value="19.2259" calcext:value-type="float">
            <text:p>19,2259</text:p>
          </table:table-cell>
          <table:table-cell office:value-type="float" office:value="9.90817" calcext:value-type="float">
            <text:p>9,90817</text:p>
          </table:table-cell>
          <table:table-cell office:value-type="float" office:value="4.2629" calcext:value-type="float">
            <text:p>4,2629</text:p>
          </table:table-cell>
          <table:table-cell table:number-columns-repeated="6"/>
        </table:table-row>
        <table:table-row table:style-name="ro1">
          <table:table-cell office:value-type="float" office:value="19.6387" calcext:value-type="float">
            <text:p>19,6387</text:p>
          </table:table-cell>
          <table:table-cell office:value-type="float" office:value="10.3261" calcext:value-type="float">
            <text:p>10,3261</text:p>
          </table:table-cell>
          <table:table-cell office:value-type="float" office:value="3.09278" calcext:value-type="float">
            <text:p>3,09278</text:p>
          </table:table-cell>
          <table:table-cell table:number-columns-repeated="6"/>
        </table:table-row>
        <table:table-row table:style-name="ro1">
          <table:table-cell office:value-type="float" office:value="19.729" calcext:value-type="float">
            <text:p>19,729</text:p>
          </table:table-cell>
          <table:table-cell office:value-type="float" office:value="9.42693" calcext:value-type="float">
            <text:p>9,42693</text:p>
          </table:table-cell>
          <table:table-cell office:value-type="float" office:value="1.38452" calcext:value-type="float">
            <text:p>1,38452</text:p>
          </table:table-cell>
          <table:table-cell table:number-columns-repeated="6"/>
        </table:table-row>
        <table:table-row table:style-name="ro1">
          <table:table-cell office:value-type="float" office:value="20.2874" calcext:value-type="float">
            <text:p>20,2874</text:p>
          </table:table-cell>
          <table:table-cell office:value-type="float" office:value="9.53062" calcext:value-type="float">
            <text:p>9,53062</text:p>
          </table:table-cell>
          <table:table-cell office:value-type="float" office:value="4.69463" calcext:value-type="float">
            <text:p>4,69463</text:p>
          </table:table-cell>
          <table:table-cell table:number-columns-repeated="6"/>
        </table:table-row>
        <table:table-row table:style-name="ro1">
          <table:table-cell office:value-type="float" office:value="19.0838" calcext:value-type="float">
            <text:p>19,0838</text:p>
          </table:table-cell>
          <table:table-cell office:value-type="float" office:value="9.90112" calcext:value-type="float">
            <text:p>9,90112</text:p>
          </table:table-cell>
          <table:table-cell office:value-type="float" office:value="4.46839" calcext:value-type="float">
            <text:p>4,46839</text:p>
          </table:table-cell>
          <table:table-cell table:number-columns-repeated="6"/>
        </table:table-row>
        <table:table-row table:style-name="ro1">
          <table:table-cell office:value-type="float" office:value="20.1169" calcext:value-type="float">
            <text:p>20,1169</text:p>
          </table:table-cell>
          <table:table-cell office:value-type="float" office:value="11.9839" calcext:value-type="float">
            <text:p>11,9839</text:p>
          </table:table-cell>
          <table:table-cell office:value-type="float" office:value="1.566" calcext:value-type="float">
            <text:p>1,566</text:p>
          </table:table-cell>
          <table:table-cell table:number-columns-repeated="6"/>
        </table:table-row>
        <table:table-row table:style-name="ro1">
          <table:table-cell office:value-type="float" office:value="19.7812" calcext:value-type="float">
            <text:p>19,7812</text:p>
          </table:table-cell>
          <table:table-cell office:value-type="float" office:value="9.00607" calcext:value-type="float">
            <text:p>9,00607</text:p>
          </table:table-cell>
          <table:table-cell office:value-type="float" office:value="3.57908" calcext:value-type="float">
            <text:p>3,57908</text:p>
          </table:table-cell>
          <table:table-cell table:number-columns-repeated="6"/>
        </table:table-row>
        <table:table-row table:style-name="ro1">
          <table:table-cell office:value-type="float" office:value="19.6101" calcext:value-type="float">
            <text:p>19,6101</text:p>
          </table:table-cell>
          <table:table-cell office:value-type="float" office:value="9.86988" calcext:value-type="float">
            <text:p>9,86988</text:p>
          </table:table-cell>
          <table:table-cell office:value-type="float" office:value="4.06338" calcext:value-type="float">
            <text:p>4,06338</text:p>
          </table:table-cell>
          <table:table-cell table:number-columns-repeated="6"/>
        </table:table-row>
        <table:table-row table:style-name="ro1">
          <table:table-cell office:value-type="float" office:value="19.0085" calcext:value-type="float">
            <text:p>19,0085</text:p>
          </table:table-cell>
          <table:table-cell office:value-type="float" office:value="10.3827" calcext:value-type="float">
            <text:p>10,3827</text:p>
          </table:table-cell>
          <table:table-cell office:value-type="float" office:value="3.41048" calcext:value-type="float">
            <text:p>3,41048</text:p>
          </table:table-cell>
          <table:table-cell table:number-columns-repeated="6"/>
        </table:table-row>
        <table:table-row table:style-name="ro1">
          <table:table-cell office:value-type="float" office:value="18.6312" calcext:value-type="float">
            <text:p>18,6312</text:p>
          </table:table-cell>
          <table:table-cell office:value-type="float" office:value="8.86228" calcext:value-type="float">
            <text:p>8,86228</text:p>
          </table:table-cell>
          <table:table-cell office:value-type="float" office:value="2.77778" calcext:value-type="float">
            <text:p>2,77778</text:p>
          </table:table-cell>
          <table:table-cell table:number-columns-repeated="6"/>
        </table:table-row>
        <table:table-row table:style-name="ro1">
          <table:table-cell office:value-type="float" office:value="20.5161" calcext:value-type="float">
            <text:p>20,5161</text:p>
          </table:table-cell>
          <table:table-cell office:value-type="float" office:value="9.76048" calcext:value-type="float">
            <text:p>9,76048</text:p>
          </table:table-cell>
          <table:table-cell office:value-type="float" office:value="4.31193" calcext:value-type="float">
            <text:p>4,31193</text:p>
          </table:table-cell>
          <table:table-cell table:number-columns-repeated="6"/>
        </table:table-row>
        <table:table-row table:style-name="ro1">
          <table:table-cell office:value-type="float" office:value="18.7901" calcext:value-type="float">
            <text:p>18,7901</text:p>
          </table:table-cell>
          <table:table-cell office:value-type="float" office:value="10.2041" calcext:value-type="float">
            <text:p>10,2041</text:p>
          </table:table-cell>
          <table:table-cell office:value-type="float" office:value="4.32851" calcext:value-type="float">
            <text:p>4,32851</text:p>
          </table:table-cell>
          <table:table-cell table:number-columns-repeated="6"/>
        </table:table-row>
        <table:table-row table:style-name="ro1">
          <table:table-cell office:value-type="float" office:value="19.5174" calcext:value-type="float">
            <text:p>19,5174</text:p>
          </table:table-cell>
          <table:table-cell office:value-type="float" office:value="9.95824" calcext:value-type="float">
            <text:p>9,95824</text:p>
          </table:table-cell>
          <table:table-cell office:value-type="float" office:value="2.06897" calcext:value-type="float">
            <text:p>2,06897</text:p>
          </table:table-cell>
          <table:table-cell table:number-columns-repeated="6"/>
        </table:table-row>
        <table:table-row table:style-name="ro1">
          <table:table-cell office:value-type="float" office:value="18.8782" calcext:value-type="float">
            <text:p>18,8782</text:p>
          </table:table-cell>
          <table:table-cell office:value-type="float" office:value="10.3473" calcext:value-type="float">
            <text:p>10,3473</text:p>
          </table:table-cell>
          <table:table-cell office:value-type="float" office:value="0.949367" calcext:value-type="float">
            <text:p>0,949367</text:p>
          </table:table-cell>
          <table:table-cell table:number-columns-repeated="6"/>
        </table:table-row>
        <table:table-row table:style-name="ro1">
          <table:table-cell office:value-type="float" office:value="17.1445" calcext:value-type="float">
            <text:p>17,1445</text:p>
          </table:table-cell>
          <table:table-cell office:value-type="float" office:value="9.56119" calcext:value-type="float">
            <text:p>9,56119</text:p>
          </table:table-cell>
          <table:table-cell office:value-type="float" office:value="0.845411" calcext:value-type="float">
            <text:p>0,845411</text:p>
          </table:table-cell>
          <table:table-cell table:number-columns-repeated="6"/>
        </table:table-row>
        <table:table-row table:style-name="ro1">
          <table:table-cell office:value-type="float" office:value="18.3335" calcext:value-type="float">
            <text:p>18,3335</text:p>
          </table:table-cell>
          <table:table-cell office:value-type="float" office:value="4.12371" calcext:value-type="float">
            <text:p>4,12371</text:p>
          </table:table-cell>
          <table:table-cell office:value-type="float" office:value="2.04499" calcext:value-type="float">
            <text:p>2,04499</text:p>
          </table:table-cell>
          <table:table-cell table:number-columns-repeated="6"/>
        </table:table-row>
        <table:table-row table:style-name="ro1">
          <table:table-cell office:value-type="float" office:value="17.8765" calcext:value-type="float">
            <text:p>17,8765</text:p>
          </table:table-cell>
          <table:table-cell office:value-type="float" office:value="9.86842" calcext:value-type="float">
            <text:p>9,86842</text:p>
          </table:table-cell>
          <table:table-cell office:value-type="float" office:value="0.471698" calcext:value-type="float">
            <text:p>0,471698</text:p>
          </table:table-cell>
          <table:table-cell table:number-columns-repeated="6"/>
        </table:table-row>
        <table:table-row table:style-name="ro1">
          <table:table-cell office:value-type="float" office:value="16.3189" calcext:value-type="float">
            <text:p>16,3189</text:p>
          </table:table-cell>
          <table:table-cell office:value-type="float" office:value="9.02982" calcext:value-type="float">
            <text:p>9,02982</text:p>
          </table:table-cell>
          <table:table-cell office:value-type="float" office:value="3.19803" calcext:value-type="float">
            <text:p>3,19803</text:p>
          </table:table-cell>
          <table:table-cell table:number-columns-repeated="6"/>
        </table:table-row>
        <table:table-row table:style-name="ro1">
          <table:table-cell office:value-type="float" office:value="17.603" calcext:value-type="float">
            <text:p>17,603</text:p>
          </table:table-cell>
          <table:table-cell office:value-type="float" office:value="9.85879" calcext:value-type="float">
            <text:p>9,85879</text:p>
          </table:table-cell>
          <table:table-cell office:value-type="float" office:value="3.0766" calcext:value-type="float">
            <text:p>3,0766</text:p>
          </table:table-cell>
          <table:table-cell table:number-columns-repeated="6"/>
        </table:table-row>
        <table:table-row table:style-name="ro1">
          <table:table-cell office:value-type="float" office:value="17.8236" calcext:value-type="float">
            <text:p>17,8236</text:p>
          </table:table-cell>
          <table:table-cell office:value-type="float" office:value="9.84516" calcext:value-type="float">
            <text:p>9,84516</text:p>
          </table:table-cell>
          <table:table-cell office:value-type="float" office:value="4.06365" calcext:value-type="float">
            <text:p>4,06365</text:p>
          </table:table-cell>
          <table:table-cell table:number-columns-repeated="6"/>
        </table:table-row>
        <table:table-row table:style-name="ro1">
          <table:table-cell office:value-type="float" office:value="15.8686" calcext:value-type="float">
            <text:p>15,8686</text:p>
          </table:table-cell>
          <table:table-cell office:value-type="float" office:value="8.30658" calcext:value-type="float">
            <text:p>8,30658</text:p>
          </table:table-cell>
          <table:table-cell office:value-type="float" office:value="3.79201" calcext:value-type="float">
            <text:p>3,79201</text:p>
          </table:table-cell>
          <table:table-cell table:number-columns-repeated="6"/>
        </table:table-row>
        <table:table-row table:style-name="ro1">
          <table:table-cell office:value-type="float" office:value="17.2937" calcext:value-type="float">
            <text:p>17,2937</text:p>
          </table:table-cell>
          <table:table-cell office:value-type="float" office:value="9.93194" calcext:value-type="float">
            <text:p>9,93194</text:p>
          </table:table-cell>
          <table:table-cell office:value-type="float" office:value="1.55763" calcext:value-type="float">
            <text:p>1,55763</text:p>
          </table:table-cell>
          <table:table-cell table:number-columns-repeated="6"/>
        </table:table-row>
        <table:table-row table:style-name="ro1">
          <table:table-cell office:value-type="float" office:value="17.2057" calcext:value-type="float">
            <text:p>17,2057</text:p>
          </table:table-cell>
          <table:table-cell office:value-type="float" office:value="10.9662" calcext:value-type="float">
            <text:p>10,9662</text:p>
          </table:table-cell>
          <table:table-cell office:value-type="float" office:value="1.62455" calcext:value-type="float">
            <text:p>1,62455</text:p>
          </table:table-cell>
          <table:table-cell table:number-columns-repeated="6"/>
        </table:table-row>
        <table:table-row table:style-name="ro1">
          <table:table-cell office:value-type="float" office:value="17.2944" calcext:value-type="float">
            <text:p>17,2944</text:p>
          </table:table-cell>
          <table:table-cell office:value-type="float" office:value="9.16422" calcext:value-type="float">
            <text:p>9,16422</text:p>
          </table:table-cell>
          <table:table-cell office:value-type="float" office:value="3.64289" calcext:value-type="float">
            <text:p>3,64289</text:p>
          </table:table-cell>
          <table:table-cell table:number-columns-repeated="6"/>
        </table:table-row>
        <table:table-row table:style-name="ro1">
          <table:table-cell office:value-type="float" office:value="19.3277" calcext:value-type="float">
            <text:p>19,3277</text:p>
          </table:table-cell>
          <table:table-cell office:value-type="float" office:value="9.23077" calcext:value-type="float">
            <text:p>9,23077</text:p>
          </table:table-cell>
          <table:table-cell office:value-type="float" office:value="4.4476" calcext:value-type="float">
            <text:p>4,4476</text:p>
          </table:table-cell>
          <table:table-cell table:number-columns-repeated="6"/>
        </table:table-row>
        <table:table-row table:style-name="ro1">
          <table:table-cell office:value-type="float" office:value="20.1807" calcext:value-type="float">
            <text:p>20,1807</text:p>
          </table:table-cell>
          <table:table-cell office:value-type="float" office:value="9.38643" calcext:value-type="float">
            <text:p>9,38643</text:p>
          </table:table-cell>
          <table:table-cell office:value-type="float" office:value="4.59435" calcext:value-type="float">
            <text:p>4,59435</text:p>
          </table:table-cell>
          <table:table-cell table:number-columns-repeated="6"/>
        </table:table-row>
        <table:table-row table:style-name="ro1">
          <table:table-cell office:value-type="float" office:value="19.9475" calcext:value-type="float">
            <text:p>19,9475</text:p>
          </table:table-cell>
          <table:table-cell office:value-type="float" office:value="9.5847" calcext:value-type="float">
            <text:p>9,5847</text:p>
          </table:table-cell>
          <table:table-cell office:value-type="float" office:value="4.51051" calcext:value-type="float">
            <text:p>4,51051</text:p>
          </table:table-cell>
          <table:table-cell table:number-columns-repeated="6"/>
        </table:table-row>
        <table:table-row table:style-name="ro1">
          <table:table-cell office:value-type="float" office:value="20.0713" calcext:value-type="float">
            <text:p>20,0713</text:p>
          </table:table-cell>
          <table:table-cell office:value-type="float" office:value="8.82353" calcext:value-type="float">
            <text:p>8,82353</text:p>
          </table:table-cell>
          <table:table-cell office:value-type="float" office:value="4.30068" calcext:value-type="float">
            <text:p>4,30068</text:p>
          </table:table-cell>
          <table:table-cell table:number-columns-repeated="6"/>
        </table:table-row>
        <table:table-row table:style-name="ro1">
          <table:table-cell office:value-type="float" office:value="19.4307" calcext:value-type="float">
            <text:p>19,4307</text:p>
          </table:table-cell>
          <table:table-cell office:value-type="float" office:value="9.32358" calcext:value-type="float">
            <text:p>9,323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.3757" calcext:value-type="float">
            <text:p>21,3757</text:p>
          </table:table-cell>
          <table:table-cell office:value-type="float" office:value="10.5939" calcext:value-type="float">
            <text:p>10,5939</text:p>
          </table:table-cell>
          <table:table-cell office:value-type="float" office:value="4.45624" calcext:value-type="float">
            <text:p>4,45624</text:p>
          </table:table-cell>
          <table:table-cell table:number-columns-repeated="6"/>
        </table:table-row>
        <table:table-row table:style-name="ro1">
          <table:table-cell office:value-type="float" office:value="18.7726" calcext:value-type="float">
            <text:p>18,7726</text:p>
          </table:table-cell>
          <table:table-cell office:value-type="float" office:value="10.7097" calcext:value-type="float">
            <text:p>10,7097</text:p>
          </table:table-cell>
          <table:table-cell office:value-type="float" office:value="4.23838" calcext:value-type="float">
            <text:p>4,23838</text:p>
          </table:table-cell>
          <table:table-cell table:number-columns-repeated="6"/>
        </table:table-row>
        <table:table-row table:style-name="ro1">
          <table:table-cell office:value-type="float" office:value="18.6072" calcext:value-type="float">
            <text:p>18,6072</text:p>
          </table:table-cell>
          <table:table-cell office:value-type="float" office:value="9.67052" calcext:value-type="float">
            <text:p>9,67052</text:p>
          </table:table-cell>
          <table:table-cell office:value-type="float" office:value="1.89732" calcext:value-type="float">
            <text:p>1,89732</text:p>
          </table:table-cell>
          <table:table-cell table:number-columns-repeated="6"/>
        </table:table-row>
        <table:table-row table:style-name="ro1">
          <table:table-cell office:value-type="float" office:value="19.8465" calcext:value-type="float">
            <text:p>19,8465</text:p>
          </table:table-cell>
          <table:table-cell office:value-type="float" office:value="9.82105" calcext:value-type="float">
            <text:p>9,82105</text:p>
          </table:table-cell>
          <table:table-cell office:value-type="float" office:value="3.62845" calcext:value-type="float">
            <text:p>3,62845</text:p>
          </table:table-cell>
          <table:table-cell table:number-columns-repeated="6"/>
        </table:table-row>
        <table:table-row table:style-name="ro1">
          <table:table-cell office:value-type="float" office:value="19.4062" calcext:value-type="float">
            <text:p>19,4062</text:p>
          </table:table-cell>
          <table:table-cell office:value-type="float" office:value="9.45146" calcext:value-type="float">
            <text:p>9,45146</text:p>
          </table:table-cell>
          <table:table-cell office:value-type="float" office:value="3.05801" calcext:value-type="float">
            <text:p>3,05801</text:p>
          </table:table-cell>
          <table:table-cell table:number-columns-repeated="6"/>
        </table:table-row>
        <table:table-row table:style-name="ro1">
          <table:table-cell office:value-type="float" office:value="20.2835" calcext:value-type="float">
            <text:p>20,2835</text:p>
          </table:table-cell>
          <table:table-cell office:value-type="float" office:value="9.81878" calcext:value-type="float">
            <text:p>9,81878</text:p>
          </table:table-cell>
          <table:table-cell office:value-type="float" office:value="2.04017" calcext:value-type="float">
            <text:p>2,04017</text:p>
          </table:table-cell>
          <table:table-cell table:number-columns-repeated="6"/>
        </table:table-row>
        <table:table-row table:style-name="ro1">
          <table:table-cell office:value-type="float" office:value="20.5993" calcext:value-type="float">
            <text:p>20,5993</text:p>
          </table:table-cell>
          <table:table-cell office:value-type="float" office:value="8.18505" calcext:value-type="float">
            <text:p>8,18505</text:p>
          </table:table-cell>
          <table:table-cell office:value-type="float" office:value="3.52038" calcext:value-type="float">
            <text:p>3,52038</text:p>
          </table:table-cell>
          <table:table-cell table:number-columns-repeated="6"/>
        </table:table-row>
        <table:table-row table:style-name="ro1">
          <table:table-cell office:value-type="float" office:value="17.7468" calcext:value-type="float">
            <text:p>17,7468</text:p>
          </table:table-cell>
          <table:table-cell office:value-type="float" office:value="8.72483" calcext:value-type="float">
            <text:p>8,72483</text:p>
          </table:table-cell>
          <table:table-cell office:value-type="float" office:value="4.79442" calcext:value-type="float">
            <text:p>4,79442</text:p>
          </table:table-cell>
          <table:table-cell table:number-columns-repeated="6"/>
        </table:table-row>
        <table:table-row table:style-name="ro1">
          <table:table-cell office:value-type="float" office:value="19.2643" calcext:value-type="float">
            <text:p>19,2643</text:p>
          </table:table-cell>
          <table:table-cell office:value-type="float" office:value="10.1999" calcext:value-type="float">
            <text:p>10,1999</text:p>
          </table:table-cell>
          <table:table-cell office:value-type="float" office:value="1.0551" calcext:value-type="float">
            <text:p>1,0551</text:p>
          </table:table-cell>
          <table:table-cell table:number-columns-repeated="6"/>
        </table:table-row>
        <table:table-row table:style-name="ro1">
          <table:table-cell office:value-type="float" office:value="21.2485" calcext:value-type="float">
            <text:p>21,2485</text:p>
          </table:table-cell>
          <table:table-cell office:value-type="float" office:value="10.0152" calcext:value-type="float">
            <text:p>10,0152</text:p>
          </table:table-cell>
          <table:table-cell office:value-type="float" office:value="4.51991" calcext:value-type="float">
            <text:p>4,51991</text:p>
          </table:table-cell>
          <table:table-cell table:number-columns-repeated="6"/>
        </table:table-row>
        <table:table-row table:style-name="ro1">
          <table:table-cell office:value-type="float" office:value="19.6347" calcext:value-type="float">
            <text:p>19,6347</text:p>
          </table:table-cell>
          <table:table-cell office:value-type="float" office:value="9.31041" calcext:value-type="float">
            <text:p>9,31041</text:p>
          </table:table-cell>
          <table:table-cell office:value-type="float" office:value="4.26314" calcext:value-type="float">
            <text:p>4,26314</text:p>
          </table:table-cell>
          <table:table-cell table:number-columns-repeated="6"/>
        </table:table-row>
        <table:table-row table:style-name="ro1">
          <table:table-cell office:value-type="float" office:value="21.5663" calcext:value-type="float">
            <text:p>21,5663</text:p>
          </table:table-cell>
          <table:table-cell office:value-type="float" office:value="9.52654" calcext:value-type="float">
            <text:p>9,52654</text:p>
          </table:table-cell>
          <table:table-cell office:value-type="float" office:value="3.21593" calcext:value-type="float">
            <text:p>3,21593</text:p>
          </table:table-cell>
          <table:table-cell table:number-columns-repeated="6"/>
        </table:table-row>
        <table:table-row table:style-name="ro1">
          <table:table-cell office:value-type="float" office:value="20.2441" calcext:value-type="float">
            <text:p>20,2441</text:p>
          </table:table-cell>
          <table:table-cell office:value-type="float" office:value="9.57447" calcext:value-type="float">
            <text:p>9,57447</text:p>
          </table:table-cell>
          <table:table-cell office:value-type="float" office:value="2.77778" calcext:value-type="float">
            <text:p>2,77778</text:p>
          </table:table-cell>
          <table:table-cell table:number-columns-repeated="6"/>
        </table:table-row>
        <table:table-row table:style-name="ro1">
          <table:table-cell office:value-type="float" office:value="21.5169" calcext:value-type="float">
            <text:p>21,5169</text:p>
          </table:table-cell>
          <table:table-cell office:value-type="float" office:value="9.40439" calcext:value-type="float">
            <text:p>9,40439</text:p>
          </table:table-cell>
          <table:table-cell office:value-type="float" office:value="4.01189" calcext:value-type="float">
            <text:p>4,01189</text:p>
          </table:table-cell>
          <table:table-cell table:number-columns-repeated="6"/>
        </table:table-row>
        <table:table-row table:style-name="ro1">
          <table:table-cell office:value-type="float" office:value="20.0247" calcext:value-type="float">
            <text:p>20,0247</text:p>
          </table:table-cell>
          <table:table-cell office:value-type="float" office:value="10.9293" calcext:value-type="float">
            <text:p>10,9293</text:p>
          </table:table-cell>
          <table:table-cell office:value-type="float" office:value="0.990712" calcext:value-type="float">
            <text:p>0,990712</text:p>
          </table:table-cell>
          <table:table-cell table:number-columns-repeated="6"/>
        </table:table-row>
        <table:table-row table:style-name="ro1">
          <table:table-cell office:value-type="float" office:value="21.3015" calcext:value-type="float">
            <text:p>21,3015</text:p>
          </table:table-cell>
          <table:table-cell office:value-type="float" office:value="10.8898" calcext:value-type="float">
            <text:p>10,8898</text:p>
          </table:table-cell>
          <table:table-cell office:value-type="float" office:value="4.46033" calcext:value-type="float">
            <text:p>4,46033</text:p>
          </table:table-cell>
          <table:table-cell table:number-columns-repeated="6"/>
        </table:table-row>
        <table:table-row table:style-name="ro1">
          <table:table-cell office:value-type="float" office:value="21.2591" calcext:value-type="float">
            <text:p>21,2591</text:p>
          </table:table-cell>
          <table:table-cell office:value-type="float" office:value="10.2352" calcext:value-type="float">
            <text:p>10,2352</text:p>
          </table:table-cell>
          <table:table-cell office:value-type="float" office:value="1.84995" calcext:value-type="float">
            <text:p>1,84995</text:p>
          </table:table-cell>
          <table:table-cell table:number-columns-repeated="6"/>
        </table:table-row>
        <table:table-row table:style-name="ro1">
          <table:table-cell office:value-type="float" office:value="20.0378" calcext:value-type="float">
            <text:p>20,0378</text:p>
          </table:table-cell>
          <table:table-cell office:value-type="float" office:value="10.0771" calcext:value-type="float">
            <text:p>10,0771</text:p>
          </table:table-cell>
          <table:table-cell office:value-type="float" office:value="4.43871" calcext:value-type="float">
            <text:p>4,43871</text:p>
          </table:table-cell>
          <table:table-cell table:number-columns-repeated="6"/>
        </table:table-row>
        <table:table-row table:style-name="ro1">
          <table:table-cell office:value-type="float" office:value="19.981" calcext:value-type="float">
            <text:p>19,981</text:p>
          </table:table-cell>
          <table:table-cell office:value-type="float" office:value="9.96539" calcext:value-type="float">
            <text:p>9,96539</text:p>
          </table:table-cell>
          <table:table-cell office:value-type="float" office:value="4.8095" calcext:value-type="float">
            <text:p>4,8095</text:p>
          </table:table-cell>
          <table:table-cell table:number-columns-repeated="6"/>
        </table:table-row>
        <table:table-row table:style-name="ro1">
          <table:table-cell office:value-type="float" office:value="19.5153" calcext:value-type="float">
            <text:p>19,5153</text:p>
          </table:table-cell>
          <table:table-cell office:value-type="float" office:value="10.0247" calcext:value-type="float">
            <text:p>10,0247</text:p>
          </table:table-cell>
          <table:table-cell office:value-type="float" office:value="3.21923" calcext:value-type="float">
            <text:p>3,21923</text:p>
          </table:table-cell>
          <table:table-cell table:number-columns-repeated="6"/>
        </table:table-row>
        <table:table-row table:style-name="ro1">
          <table:table-cell office:value-type="float" office:value="19.2993" calcext:value-type="float">
            <text:p>19,2993</text:p>
          </table:table-cell>
          <table:table-cell office:value-type="float" office:value="10.0047" calcext:value-type="float">
            <text:p>10,0047</text:p>
          </table:table-cell>
          <table:table-cell office:value-type="float" office:value="3.38475" calcext:value-type="float">
            <text:p>3,38475</text:p>
          </table:table-cell>
          <table:table-cell table:number-columns-repeated="6"/>
        </table:table-row>
        <table:table-row table:style-name="ro1">
          <table:table-cell office:value-type="float" office:value="18.8569" calcext:value-type="float">
            <text:p>18,8569</text:p>
          </table:table-cell>
          <table:table-cell office:value-type="float" office:value="8.06452" calcext:value-type="float">
            <text:p>8,06452</text:p>
          </table:table-cell>
          <table:table-cell office:value-type="float" office:value="3.25815" calcext:value-type="float">
            <text:p>3,25815</text:p>
          </table:table-cell>
          <table:table-cell table:number-columns-repeated="6"/>
        </table:table-row>
        <table:table-row table:style-name="ro1">
          <table:table-cell office:value-type="float" office:value="19.5388" calcext:value-type="float">
            <text:p>19,5388</text:p>
          </table:table-cell>
          <table:table-cell office:value-type="float" office:value="9.75839" calcext:value-type="float">
            <text:p>9,75839</text:p>
          </table:table-cell>
          <table:table-cell office:value-type="float" office:value="3.53364" calcext:value-type="float">
            <text:p>3,53364</text:p>
          </table:table-cell>
          <table:table-cell table:number-columns-repeated="6"/>
        </table:table-row>
        <table:table-row table:style-name="ro1">
          <table:table-cell office:value-type="float" office:value="20.4792" calcext:value-type="float">
            <text:p>20,4792</text:p>
          </table:table-cell>
          <table:table-cell office:value-type="float" office:value="10.1854" calcext:value-type="float">
            <text:p>10,1854</text:p>
          </table:table-cell>
          <table:table-cell office:value-type="float" office:value="4.41812" calcext:value-type="float">
            <text:p>4,41812</text:p>
          </table:table-cell>
          <table:table-cell table:number-columns-repeated="6"/>
        </table:table-row>
        <table:table-row table:style-name="ro1">
          <table:table-cell office:value-type="float" office:value="19.5221" calcext:value-type="float">
            <text:p>19,5221</text:p>
          </table:table-cell>
          <table:table-cell office:value-type="float" office:value="9.26357" calcext:value-type="float">
            <text:p>9,26357</text:p>
          </table:table-cell>
          <table:table-cell office:value-type="float" office:value="3.79299" calcext:value-type="float">
            <text:p>3,79299</text:p>
          </table:table-cell>
          <table:table-cell table:number-columns-repeated="6"/>
        </table:table-row>
        <table:table-row table:style-name="ro1">
          <table:table-cell office:value-type="float" office:value="19.1574" calcext:value-type="float">
            <text:p>19,1574</text:p>
          </table:table-cell>
          <table:table-cell office:value-type="float" office:value="10.7374" calcext:value-type="float">
            <text:p>10,7374</text:p>
          </table:table-cell>
          <table:table-cell office:value-type="float" office:value="2.75491" calcext:value-type="float">
            <text:p>2,75491</text:p>
          </table:table-cell>
          <table:table-cell table:number-columns-repeated="6"/>
        </table:table-row>
        <table:table-row table:style-name="ro1">
          <table:table-cell office:value-type="float" office:value="20.7194" calcext:value-type="float">
            <text:p>20,7194</text:p>
          </table:table-cell>
          <table:table-cell office:value-type="float" office:value="9.40413" calcext:value-type="float">
            <text:p>9,40413</text:p>
          </table:table-cell>
          <table:table-cell office:value-type="float" office:value="4.56447" calcext:value-type="float">
            <text:p>4,56447</text:p>
          </table:table-cell>
          <table:table-cell table:number-columns-repeated="6"/>
        </table:table-row>
        <table:table-row table:style-name="ro1">
          <table:table-cell office:value-type="float" office:value="20.5079" calcext:value-type="float">
            <text:p>20,5079</text:p>
          </table:table-cell>
          <table:table-cell office:value-type="float" office:value="8.98905" calcext:value-type="float">
            <text:p>8,98905</text:p>
          </table:table-cell>
          <table:table-cell office:value-type="float" office:value="4.36181" calcext:value-type="float">
            <text:p>4,36181</text:p>
          </table:table-cell>
          <table:table-cell table:number-columns-repeated="6"/>
        </table:table-row>
        <table:table-row table:style-name="ro1">
          <table:table-cell office:value-type="float" office:value="20.8077" calcext:value-type="float">
            <text:p>20,8077</text:p>
          </table:table-cell>
          <table:table-cell office:value-type="float" office:value="10.8506" calcext:value-type="float">
            <text:p>10,8506</text:p>
          </table:table-cell>
          <table:table-cell office:value-type="float" office:value="2.99874" calcext:value-type="float">
            <text:p>2,99874</text:p>
          </table:table-cell>
          <table:table-cell table:number-columns-repeated="6"/>
        </table:table-row>
        <table:table-row table:style-name="ro1">
          <table:table-cell office:value-type="float" office:value="19.4374" calcext:value-type="float">
            <text:p>19,4374</text:p>
          </table:table-cell>
          <table:table-cell office:value-type="float" office:value="9.64784" calcext:value-type="float">
            <text:p>9,64784</text:p>
          </table:table-cell>
          <table:table-cell office:value-type="float" office:value="2.75" calcext:value-type="float">
            <text:p>2,75</text:p>
          </table:table-cell>
          <table:table-cell table:number-columns-repeated="6"/>
        </table:table-row>
        <table:table-row table:style-name="ro1">
          <table:table-cell office:value-type="float" office:value="18.9559" calcext:value-type="float">
            <text:p>18,9559</text:p>
          </table:table-cell>
          <table:table-cell office:value-type="float" office:value="9.66555" calcext:value-type="float">
            <text:p>9,66555</text:p>
          </table:table-cell>
          <table:table-cell office:value-type="float" office:value="4.51181" calcext:value-type="float">
            <text:p>4,51181</text:p>
          </table:table-cell>
          <table:table-cell table:number-columns-repeated="6"/>
        </table:table-row>
        <table:table-row table:style-name="ro1">
          <table:table-cell office:value-type="float" office:value="19.6937" calcext:value-type="float">
            <text:p>19,6937</text:p>
          </table:table-cell>
          <table:table-cell office:value-type="float" office:value="10.5775" calcext:value-type="float">
            <text:p>10,5775</text:p>
          </table:table-cell>
          <table:table-cell office:value-type="float" office:value="4.19847" calcext:value-type="float">
            <text:p>4,19847</text:p>
          </table:table-cell>
          <table:table-cell table:number-columns-repeated="6"/>
        </table:table-row>
        <table:table-row table:style-name="ro1">
          <table:table-cell office:value-type="float" office:value="20.1974" calcext:value-type="float">
            <text:p>20,1974</text:p>
          </table:table-cell>
          <table:table-cell office:value-type="float" office:value="9.61265" calcext:value-type="float">
            <text:p>9,61265</text:p>
          </table:table-cell>
          <table:table-cell office:value-type="float" office:value="0.924784" calcext:value-type="float">
            <text:p>0,924784</text:p>
          </table:table-cell>
          <table:table-cell table:number-columns-repeated="6"/>
        </table:table-row>
        <table:table-row table:style-name="ro1">
          <table:table-cell office:value-type="float" office:value="19.7835" calcext:value-type="float">
            <text:p>19,7835</text:p>
          </table:table-cell>
          <table:table-cell office:value-type="float" office:value="9.83207" calcext:value-type="float">
            <text:p>9,83207</text:p>
          </table:table-cell>
          <table:table-cell office:value-type="float" office:value="4.56772" calcext:value-type="float">
            <text:p>4,56772</text:p>
          </table:table-cell>
          <table:table-cell table:number-columns-repeated="6"/>
        </table:table-row>
        <table:table-row table:style-name="ro1">
          <table:table-cell office:value-type="float" office:value="18.9408" calcext:value-type="float">
            <text:p>18,9408</text:p>
          </table:table-cell>
          <table:table-cell office:value-type="float" office:value="9.73576" calcext:value-type="float">
            <text:p>9,73576</text:p>
          </table:table-cell>
          <table:table-cell office:value-type="float" office:value="4.74892" calcext:value-type="float">
            <text:p>4,74892</text:p>
          </table:table-cell>
          <table:table-cell table:number-columns-repeated="6"/>
        </table:table-row>
        <table:table-row table:style-name="ro1">
          <table:table-cell office:value-type="float" office:value="18.7818" calcext:value-type="float">
            <text:p>18,7818</text:p>
          </table:table-cell>
          <table:table-cell office:value-type="float" office:value="10.7722" calcext:value-type="float">
            <text:p>10,7722</text:p>
          </table:table-cell>
          <table:table-cell office:value-type="float" office:value="1.58192" calcext:value-type="float">
            <text:p>1,58192</text:p>
          </table:table-cell>
          <table:table-cell table:number-columns-repeated="6"/>
        </table:table-row>
        <table:table-row table:style-name="ro1">
          <table:table-cell office:value-type="float" office:value="20.0883" calcext:value-type="float">
            <text:p>20,0883</text:p>
          </table:table-cell>
          <table:table-cell office:value-type="float" office:value="9.27968" calcext:value-type="float">
            <text:p>9,27968</text:p>
          </table:table-cell>
          <table:table-cell office:value-type="float" office:value="3.63289" calcext:value-type="float">
            <text:p>3,63289</text:p>
          </table:table-cell>
          <table:table-cell table:number-columns-repeated="6"/>
        </table:table-row>
        <table:table-row table:style-name="ro1">
          <table:table-cell office:value-type="float" office:value="19.6997" calcext:value-type="float">
            <text:p>19,6997</text:p>
          </table:table-cell>
          <table:table-cell office:value-type="float" office:value="9.75454" calcext:value-type="float">
            <text:p>9,75454</text:p>
          </table:table-cell>
          <table:table-cell office:value-type="float" office:value="4.13138" calcext:value-type="float">
            <text:p>4,13138</text:p>
          </table:table-cell>
          <table:table-cell table:number-columns-repeated="6"/>
        </table:table-row>
        <table:table-row table:style-name="ro1">
          <table:table-cell office:value-type="float" office:value="19.2746" calcext:value-type="float">
            <text:p>19,2746</text:p>
          </table:table-cell>
          <table:table-cell office:value-type="float" office:value="10.0752" calcext:value-type="float">
            <text:p>10,0752</text:p>
          </table:table-cell>
          <table:table-cell office:value-type="float" office:value="3.61545" calcext:value-type="float">
            <text:p>3,61545</text:p>
          </table:table-cell>
          <table:table-cell table:number-columns-repeated="6"/>
        </table:table-row>
        <table:table-row table:style-name="ro1">
          <table:table-cell office:value-type="float" office:value="17.4093" calcext:value-type="float">
            <text:p>17,4093</text:p>
          </table:table-cell>
          <table:table-cell office:value-type="float" office:value="10.8696" calcext:value-type="float">
            <text:p>10,8696</text:p>
          </table:table-cell>
          <table:table-cell office:value-type="float" office:value="2.80138" calcext:value-type="float">
            <text:p>2,80138</text:p>
          </table:table-cell>
          <table:table-cell table:number-columns-repeated="6"/>
        </table:table-row>
        <table:table-row table:style-name="ro1">
          <table:table-cell office:value-type="float" office:value="18.7419" calcext:value-type="float">
            <text:p>18,7419</text:p>
          </table:table-cell>
          <table:table-cell office:value-type="float" office:value="8.44267" calcext:value-type="float">
            <text:p>8,44267</text:p>
          </table:table-cell>
          <table:table-cell office:value-type="float" office:value="4.09985" calcext:value-type="float">
            <text:p>4,09985</text:p>
          </table:table-cell>
          <table:table-cell table:number-columns-repeated="6"/>
        </table:table-row>
        <table:table-row table:style-name="ro1">
          <table:table-cell office:value-type="float" office:value="18.4445" calcext:value-type="float">
            <text:p>18,4445</text:p>
          </table:table-cell>
          <table:table-cell office:value-type="float" office:value="9.38878" calcext:value-type="float">
            <text:p>9,38878</text:p>
          </table:table-cell>
          <table:table-cell office:value-type="float" office:value="4.70858" calcext:value-type="float">
            <text:p>4,70858</text:p>
          </table:table-cell>
          <table:table-cell table:number-columns-repeated="6"/>
        </table:table-row>
        <table:table-row table:style-name="ro1">
          <table:table-cell office:value-type="float" office:value="17.9421" calcext:value-type="float">
            <text:p>17,9421</text:p>
          </table:table-cell>
          <table:table-cell office:value-type="float" office:value="9.42259" calcext:value-type="float">
            <text:p>9,42259</text:p>
          </table:table-cell>
          <table:table-cell office:value-type="float" office:value="1.71891" calcext:value-type="float">
            <text:p>1,71891</text:p>
          </table:table-cell>
          <table:table-cell table:number-columns-repeated="6"/>
        </table:table-row>
        <table:table-row table:style-name="ro1">
          <table:table-cell office:value-type="float" office:value="19.5199" calcext:value-type="float">
            <text:p>19,5199</text:p>
          </table:table-cell>
          <table:table-cell office:value-type="float" office:value="10.3695" calcext:value-type="float">
            <text:p>10,3695</text:p>
          </table:table-cell>
          <table:table-cell office:value-type="float" office:value="0.706714" calcext:value-type="float">
            <text:p>0,706714</text:p>
          </table:table-cell>
          <table:table-cell table:number-columns-repeated="6"/>
        </table:table-row>
        <table:table-row table:style-name="ro1">
          <table:table-cell office:value-type="float" office:value="16.9482" calcext:value-type="float">
            <text:p>16,9482</text:p>
          </table:table-cell>
          <table:table-cell office:value-type="float" office:value="9.80015" calcext:value-type="float">
            <text:p>9,80015</text:p>
          </table:table-cell>
          <table:table-cell office:value-type="float" office:value="1.4068" calcext:value-type="float">
            <text:p>1,4068</text:p>
          </table:table-cell>
          <table:table-cell table:number-columns-repeated="6"/>
        </table:table-row>
        <table:table-row table:style-name="ro1">
          <table:table-cell office:value-type="float" office:value="18.4153" calcext:value-type="float">
            <text:p>18,4153</text:p>
          </table:table-cell>
          <table:table-cell office:value-type="float" office:value="6.61157" calcext:value-type="float">
            <text:p>6,61157</text:p>
          </table:table-cell>
          <table:table-cell office:value-type="float" office:value="1.54589" calcext:value-type="float">
            <text:p>1,54589</text:p>
          </table:table-cell>
          <table:table-cell table:number-columns-repeated="6"/>
        </table:table-row>
        <table:table-row table:style-name="ro1">
          <table:table-cell office:value-type="float" office:value="17.622" calcext:value-type="float">
            <text:p>17,622</text:p>
          </table:table-cell>
          <table:table-cell office:value-type="float" office:value="10.132" calcext:value-type="float">
            <text:p>10,132</text:p>
          </table:table-cell>
          <table:table-cell office:value-type="float" office:value="0.512821" calcext:value-type="float">
            <text:p>0,512821</text:p>
          </table:table-cell>
          <table:table-cell table:number-columns-repeated="6"/>
        </table:table-row>
        <table:table-row table:style-name="ro1">
          <table:table-cell office:value-type="float" office:value="15.3698" calcext:value-type="float">
            <text:p>15,3698</text:p>
          </table:table-cell>
          <table:table-cell office:value-type="float" office:value="9.46502" calcext:value-type="float">
            <text:p>9,46502</text:p>
          </table:table-cell>
          <table:table-cell office:value-type="float" office:value="3.06208" calcext:value-type="float">
            <text:p>3,06208</text:p>
          </table:table-cell>
          <table:table-cell table:number-columns-repeated="6"/>
        </table:table-row>
        <table:table-row table:style-name="ro1">
          <table:table-cell office:value-type="float" office:value="17.8493" calcext:value-type="float">
            <text:p>17,8493</text:p>
          </table:table-cell>
          <table:table-cell office:value-type="float" office:value="9.09561" calcext:value-type="float">
            <text:p>9,09561</text:p>
          </table:table-cell>
          <table:table-cell office:value-type="float" office:value="3.69909" calcext:value-type="float">
            <text:p>3,69909</text:p>
          </table:table-cell>
          <table:table-cell table:number-columns-repeated="6"/>
        </table:table-row>
        <table:table-row table:style-name="ro1">
          <table:table-cell office:value-type="float" office:value="18.067" calcext:value-type="float">
            <text:p>18,067</text:p>
          </table:table-cell>
          <table:table-cell office:value-type="float" office:value="9.87654" calcext:value-type="float">
            <text:p>9,87654</text:p>
          </table:table-cell>
          <table:table-cell office:value-type="float" office:value="4.09883" calcext:value-type="float">
            <text:p>4,09883</text:p>
          </table:table-cell>
          <table:table-cell table:number-columns-repeated="6"/>
        </table:table-row>
        <table:table-row table:style-name="ro1">
          <table:table-cell office:value-type="float" office:value="15.7424" calcext:value-type="float">
            <text:p>15,7424</text:p>
          </table:table-cell>
          <table:table-cell office:value-type="float" office:value="8.97181" calcext:value-type="float">
            <text:p>8,97181</text:p>
          </table:table-cell>
          <table:table-cell office:value-type="float" office:value="4.00862" calcext:value-type="float">
            <text:p>4,00862</text:p>
          </table:table-cell>
          <table:table-cell table:number-columns-repeated="6"/>
        </table:table-row>
        <table:table-row table:style-name="ro1">
          <table:table-cell office:value-type="float" office:value="17.7446" calcext:value-type="float">
            <text:p>17,7446</text:p>
          </table:table-cell>
          <table:table-cell office:value-type="float" office:value="9.41252" calcext:value-type="float">
            <text:p>9,41252</text:p>
          </table:table-cell>
          <table:table-cell office:value-type="float" office:value="1.37243" calcext:value-type="float">
            <text:p>1,37243</text:p>
          </table:table-cell>
          <table:table-cell table:number-columns-repeated="6"/>
        </table:table-row>
        <table:table-row table:style-name="ro1">
          <table:table-cell office:value-type="float" office:value="17.6319" calcext:value-type="float">
            <text:p>17,6319</text:p>
          </table:table-cell>
          <table:table-cell office:value-type="float" office:value="9.51595" calcext:value-type="float">
            <text:p>9,51595</text:p>
          </table:table-cell>
          <table:table-cell office:value-type="float" office:value="1.49068" calcext:value-type="float">
            <text:p>1,49068</text:p>
          </table:table-cell>
          <table:table-cell table:number-columns-repeated="6"/>
        </table:table-row>
        <table:table-row table:style-name="ro1">
          <table:table-cell office:value-type="float" office:value="16.3842" calcext:value-type="float">
            <text:p>16,3842</text:p>
          </table:table-cell>
          <table:table-cell office:value-type="float" office:value="9.76234" calcext:value-type="float">
            <text:p>9,76234</text:p>
          </table:table-cell>
          <table:table-cell office:value-type="float" office:value="3.16892" calcext:value-type="float">
            <text:p>3,16892</text:p>
          </table:table-cell>
          <table:table-cell table:number-columns-repeated="6"/>
        </table:table-row>
        <table:table-row table:style-name="ro1">
          <table:table-cell office:value-type="float" office:value="22.7273" calcext:value-type="float">
            <text:p>22,7273</text:p>
          </table:table-cell>
          <table:table-cell office:value-type="float" office:value="9.06935" calcext:value-type="float">
            <text:p>9,06935</text:p>
          </table:table-cell>
          <table:table-cell office:value-type="float" office:value="4.66074" calcext:value-type="float">
            <text:p>4,66074</text:p>
          </table:table-cell>
          <table:table-cell table:number-columns-repeated="6"/>
        </table:table-row>
        <table:table-row table:style-name="ro1">
          <table:table-cell office:value-type="float" office:value="20.2381" calcext:value-type="float">
            <text:p>20,2381</text:p>
          </table:table-cell>
          <table:table-cell office:value-type="float" office:value="9.66573" calcext:value-type="float">
            <text:p>9,66573</text:p>
          </table:table-cell>
          <table:table-cell office:value-type="float" office:value="4.5828" calcext:value-type="float">
            <text:p>4,5828</text:p>
          </table:table-cell>
          <table:table-cell table:number-columns-repeated="6"/>
        </table:table-row>
        <table:table-row table:style-name="ro1">
          <table:table-cell office:value-type="float" office:value="18.6186" calcext:value-type="float">
            <text:p>18,6186</text:p>
          </table:table-cell>
          <table:table-cell office:value-type="float" office:value="10.1255" calcext:value-type="float">
            <text:p>10,1255</text:p>
          </table:table-cell>
          <table:table-cell office:value-type="float" office:value="4.23892" calcext:value-type="float">
            <text:p>4,23892</text:p>
          </table:table-cell>
          <table:table-cell table:number-columns-repeated="6"/>
        </table:table-row>
        <table:table-row table:style-name="ro1">
          <table:table-cell office:value-type="float" office:value="21.2337" calcext:value-type="float">
            <text:p>21,2337</text:p>
          </table:table-cell>
          <table:table-cell office:value-type="float" office:value="12.1495" calcext:value-type="float">
            <text:p>12,1495</text:p>
          </table:table-cell>
          <table:table-cell office:value-type="float" office:value="3.96436" calcext:value-type="float">
            <text:p>3,96436</text:p>
          </table:table-cell>
          <table:table-cell table:number-columns-repeated="6"/>
        </table:table-row>
        <table:table-row table:style-name="ro1">
          <table:table-cell office:value-type="float" office:value="19.1211" calcext:value-type="float">
            <text:p>19,1211</text:p>
          </table:table-cell>
          <table:table-cell office:value-type="float" office:value="9.67945" calcext:value-type="float">
            <text:p>9,679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5128" calcext:value-type="float">
            <text:p>20,5128</text:p>
          </table:table-cell>
          <table:table-cell office:value-type="float" office:value="10.0731" calcext:value-type="float">
            <text:p>10,0731</text:p>
          </table:table-cell>
          <table:table-cell office:value-type="float" office:value="4.49275" calcext:value-type="float">
            <text:p>4,49275</text:p>
          </table:table-cell>
          <table:table-cell table:number-columns-repeated="6"/>
        </table:table-row>
        <table:table-row table:style-name="ro1">
          <table:table-cell office:value-type="float" office:value="18.5629" calcext:value-type="float">
            <text:p>18,5629</text:p>
          </table:table-cell>
          <table:table-cell office:value-type="float" office:value="9.65202" calcext:value-type="float">
            <text:p>9,65202</text:p>
          </table:table-cell>
          <table:table-cell office:value-type="float" office:value="4.65279" calcext:value-type="float">
            <text:p>4,65279</text:p>
          </table:table-cell>
          <table:table-cell table:number-columns-repeated="6"/>
        </table:table-row>
        <table:table-row table:style-name="ro1">
          <table:table-cell office:value-type="float" office:value="16.977" calcext:value-type="float">
            <text:p>16,977</text:p>
          </table:table-cell>
          <table:table-cell office:value-type="float" office:value="10.0787" calcext:value-type="float">
            <text:p>10,0787</text:p>
          </table:table-cell>
          <table:table-cell office:value-type="float" office:value="2.27027" calcext:value-type="float">
            <text:p>2,27027</text:p>
          </table:table-cell>
          <table:table-cell table:number-columns-repeated="6"/>
        </table:table-row>
        <table:table-row table:style-name="ro1">
          <table:table-cell office:value-type="float" office:value="20.6473" calcext:value-type="float">
            <text:p>20,6473</text:p>
          </table:table-cell>
          <table:table-cell office:value-type="float" office:value="9.62229" calcext:value-type="float">
            <text:p>9,62229</text:p>
          </table:table-cell>
          <table:table-cell office:value-type="float" office:value="3.94674" calcext:value-type="float">
            <text:p>3,94674</text:p>
          </table:table-cell>
          <table:table-cell table:number-columns-repeated="6"/>
        </table:table-row>
        <table:table-row table:style-name="ro1">
          <table:table-cell office:value-type="float" office:value="18.4297" calcext:value-type="float">
            <text:p>18,4297</text:p>
          </table:table-cell>
          <table:table-cell office:value-type="float" office:value="9.73681" calcext:value-type="float">
            <text:p>9,73681</text:p>
          </table:table-cell>
          <table:table-cell office:value-type="float" office:value="3.01129" calcext:value-type="float">
            <text:p>3,01129</text:p>
          </table:table-cell>
          <table:table-cell table:number-columns-repeated="6"/>
        </table:table-row>
        <table:table-row table:style-name="ro1">
          <table:table-cell office:value-type="float" office:value="20.374" calcext:value-type="float">
            <text:p>20,374</text:p>
          </table:table-cell>
          <table:table-cell office:value-type="float" office:value="9.72676" calcext:value-type="float">
            <text:p>9,72676</text:p>
          </table:table-cell>
          <table:table-cell office:value-type="float" office:value="2.71122" calcext:value-type="float">
            <text:p>2,71122</text:p>
          </table:table-cell>
          <table:table-cell table:number-columns-repeated="6"/>
        </table:table-row>
        <table:table-row table:style-name="ro1">
          <table:table-cell office:value-type="float" office:value="20.8589" calcext:value-type="float">
            <text:p>20,8589</text:p>
          </table:table-cell>
          <table:table-cell office:value-type="float" office:value="8.35735" calcext:value-type="float">
            <text:p>8,35735</text:p>
          </table:table-cell>
          <table:table-cell office:value-type="float" office:value="3.51887" calcext:value-type="float">
            <text:p>3,51887</text:p>
          </table:table-cell>
          <table:table-cell table:number-columns-repeated="6"/>
        </table:table-row>
        <table:table-row table:style-name="ro1">
          <table:table-cell office:value-type="float" office:value="19.0881" calcext:value-type="float">
            <text:p>19,0881</text:p>
          </table:table-cell>
          <table:table-cell office:value-type="float" office:value="10.2564" calcext:value-type="float">
            <text:p>10,2564</text:p>
          </table:table-cell>
          <table:table-cell office:value-type="float" office:value="4.7962" calcext:value-type="float">
            <text:p>4,7962</text:p>
          </table:table-cell>
          <table:table-cell table:number-columns-repeated="6"/>
        </table:table-row>
        <table:table-row table:style-name="ro1">
          <table:table-cell office:value-type="float" office:value="19.8867" calcext:value-type="float">
            <text:p>19,8867</text:p>
          </table:table-cell>
          <table:table-cell office:value-type="float" office:value="10.4199" calcext:value-type="float">
            <text:p>10,4199</text:p>
          </table:table-cell>
          <table:table-cell office:value-type="float" office:value="0.831354" calcext:value-type="float">
            <text:p>0,831354</text:p>
          </table:table-cell>
          <table:table-cell table:number-columns-repeated="6"/>
        </table:table-row>
        <table:table-row table:style-name="ro1">
          <table:table-cell office:value-type="float" office:value="21.0622" calcext:value-type="float">
            <text:p>21,0622</text:p>
          </table:table-cell>
          <table:table-cell office:value-type="float" office:value="10.0431" calcext:value-type="float">
            <text:p>10,0431</text:p>
          </table:table-cell>
          <table:table-cell office:value-type="float" office:value="4.35597" calcext:value-type="float">
            <text:p>4,35597</text:p>
          </table:table-cell>
          <table:table-cell table:number-columns-repeated="6"/>
        </table:table-row>
        <table:table-row table:style-name="ro1">
          <table:table-cell office:value-type="float" office:value="20.2882" calcext:value-type="float">
            <text:p>20,2882</text:p>
          </table:table-cell>
          <table:table-cell office:value-type="float" office:value="9.6721" calcext:value-type="float">
            <text:p>9,6721</text:p>
          </table:table-cell>
          <table:table-cell office:value-type="float" office:value="4.16212" calcext:value-type="float">
            <text:p>4,16212</text:p>
          </table:table-cell>
          <table:table-cell table:number-columns-repeated="6"/>
        </table:table-row>
        <table:table-row table:style-name="ro1">
          <table:table-cell office:value-type="float" office:value="21.6495" calcext:value-type="float">
            <text:p>21,6495</text:p>
          </table:table-cell>
          <table:table-cell office:value-type="float" office:value="9.67882" calcext:value-type="float">
            <text:p>9,67882</text:p>
          </table:table-cell>
          <table:table-cell office:value-type="float" office:value="3.46065" calcext:value-type="float">
            <text:p>3,46065</text:p>
          </table:table-cell>
          <table:table-cell table:number-columns-repeated="6"/>
        </table:table-row>
        <table:table-row table:style-name="ro1">
          <table:table-cell office:value-type="float" office:value="20.7098" calcext:value-type="float">
            <text:p>20,7098</text:p>
          </table:table-cell>
          <table:table-cell office:value-type="float" office:value="9.17722" calcext:value-type="float">
            <text:p>9,17722</text:p>
          </table:table-cell>
          <table:table-cell office:value-type="float" office:value="3.19018" calcext:value-type="float">
            <text:p>3,19018</text:p>
          </table:table-cell>
          <table:table-cell table:number-columns-repeated="6"/>
        </table:table-row>
        <table:table-row table:style-name="ro1">
          <table:table-cell office:value-type="float" office:value="21.1321" calcext:value-type="float">
            <text:p>21,1321</text:p>
          </table:table-cell>
          <table:table-cell office:value-type="float" office:value="10.2564" calcext:value-type="float">
            <text:p>10,2564</text:p>
          </table:table-cell>
          <table:table-cell office:value-type="float" office:value="3.76068" calcext:value-type="float">
            <text:p>3,76068</text:p>
          </table:table-cell>
          <table:table-cell table:number-columns-repeated="6"/>
        </table:table-row>
        <table:table-row table:style-name="ro1">
          <table:table-cell office:value-type="float" office:value="19.5041" calcext:value-type="float">
            <text:p>19,5041</text:p>
          </table:table-cell>
          <table:table-cell office:value-type="float" office:value="9.82759" calcext:value-type="float">
            <text:p>9,82759</text:p>
          </table:table-cell>
          <table:table-cell office:value-type="float" office:value="1.73697" calcext:value-type="float">
            <text:p>1,73697</text:p>
          </table:table-cell>
          <table:table-cell table:number-columns-repeated="6"/>
        </table:table-row>
        <table:table-row table:style-name="ro1">
          <table:table-cell office:value-type="float" office:value="20.6695" calcext:value-type="float">
            <text:p>20,6695</text:p>
          </table:table-cell>
          <table:table-cell office:value-type="float" office:value="10.5183" calcext:value-type="float">
            <text:p>10,5183</text:p>
          </table:table-cell>
          <table:table-cell office:value-type="float" office:value="4.73662" calcext:value-type="float">
            <text:p>4,73662</text:p>
          </table:table-cell>
          <table:table-cell table:number-columns-repeated="6"/>
        </table:table-row>
        <table:table-row table:style-name="ro1">
          <table:table-cell office:value-type="float" office:value="21.1294" calcext:value-type="float">
            <text:p>21,1294</text:p>
          </table:table-cell>
          <table:table-cell office:value-type="float" office:value="10.184" calcext:value-type="float">
            <text:p>10,184</text:p>
          </table:table-cell>
          <table:table-cell office:value-type="float" office:value="2.12982" calcext:value-type="float">
            <text:p>2,12982</text:p>
          </table:table-cell>
          <table:table-cell table:number-columns-repeated="6"/>
        </table:table-row>
        <table:table-row table:style-name="ro1">
          <table:table-cell office:value-type="float" office:value="20.78" calcext:value-type="float">
            <text:p>20,78</text:p>
          </table:table-cell>
          <table:table-cell office:value-type="float" office:value="10.0294" calcext:value-type="float">
            <text:p>10,0294</text:p>
          </table:table-cell>
          <table:table-cell office:value-type="float" office:value="4.46509" calcext:value-type="float">
            <text:p>4,46509</text:p>
          </table:table-cell>
          <table:table-cell table:number-columns-repeated="6"/>
        </table:table-row>
        <table:table-row table:style-name="ro1">
          <table:table-cell office:value-type="float" office:value="20.5431" calcext:value-type="float">
            <text:p>20,5431</text:p>
          </table:table-cell>
          <table:table-cell office:value-type="float" office:value="9.65961" calcext:value-type="float">
            <text:p>9,65961</text:p>
          </table:table-cell>
          <table:table-cell office:value-type="float" office:value="4.15196" calcext:value-type="float">
            <text:p>4,15196</text:p>
          </table:table-cell>
          <table:table-cell table:number-columns-repeated="6"/>
        </table:table-row>
        <table:table-row table:style-name="ro1">
          <table:table-cell office:value-type="float" office:value="19.8495" calcext:value-type="float">
            <text:p>19,8495</text:p>
          </table:table-cell>
          <table:table-cell office:value-type="float" office:value="9.76663" calcext:value-type="float">
            <text:p>9,76663</text:p>
          </table:table-cell>
          <table:table-cell office:value-type="float" office:value="2.06271" calcext:value-type="float">
            <text:p>2,06271</text:p>
          </table:table-cell>
          <table:table-cell table:number-columns-repeated="6"/>
        </table:table-row>
        <table:table-row table:style-name="ro1">
          <table:table-cell office:value-type="float" office:value="19.0926" calcext:value-type="float">
            <text:p>19,0926</text:p>
          </table:table-cell>
          <table:table-cell office:value-type="float" office:value="10.1576" calcext:value-type="float">
            <text:p>10,1576</text:p>
          </table:table-cell>
          <table:table-cell office:value-type="float" office:value="3.92324" calcext:value-type="float">
            <text:p>3,92324</text:p>
          </table:table-cell>
          <table:table-cell table:number-columns-repeated="6"/>
        </table:table-row>
        <table:table-row table:style-name="ro1">
          <table:table-cell office:value-type="float" office:value="19.112" calcext:value-type="float">
            <text:p>19,112</text:p>
          </table:table-cell>
          <table:table-cell office:value-type="float" office:value="11.8321" calcext:value-type="float">
            <text:p>11,8321</text:p>
          </table:table-cell>
          <table:table-cell office:value-type="float" office:value="3.27319" calcext:value-type="float">
            <text:p>3,27319</text:p>
          </table:table-cell>
          <table:table-cell table:number-columns-repeated="6"/>
        </table:table-row>
        <table:table-row table:style-name="ro1">
          <table:table-cell office:value-type="float" office:value="19.1271" calcext:value-type="float">
            <text:p>19,1271</text:p>
          </table:table-cell>
          <table:table-cell office:value-type="float" office:value="10.2857" calcext:value-type="float">
            <text:p>10,2857</text:p>
          </table:table-cell>
          <table:table-cell office:value-type="float" office:value="3.64885" calcext:value-type="float">
            <text:p>3,64885</text:p>
          </table:table-cell>
          <table:table-cell table:number-columns-repeated="6"/>
        </table:table-row>
        <table:table-row table:style-name="ro1">
          <table:table-cell office:value-type="float" office:value="20.7976" calcext:value-type="float">
            <text:p>20,7976</text:p>
          </table:table-cell>
          <table:table-cell office:value-type="float" office:value="10.1354" calcext:value-type="float">
            <text:p>10,1354</text:p>
          </table:table-cell>
          <table:table-cell office:value-type="float" office:value="4.46642" calcext:value-type="float">
            <text:p>4,46642</text:p>
          </table:table-cell>
          <table:table-cell table:number-columns-repeated="6"/>
        </table:table-row>
        <table:table-row table:style-name="ro1">
          <table:table-cell office:value-type="float" office:value="19.0428" calcext:value-type="float">
            <text:p>19,0428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3.71676" calcext:value-type="float">
            <text:p>3,71676</text:p>
          </table:table-cell>
          <table:table-cell table:number-columns-repeated="6"/>
        </table:table-row>
        <table:table-row table:style-name="ro1">
          <table:table-cell office:value-type="float" office:value="18.883" calcext:value-type="float">
            <text:p>18,883</text:p>
          </table:table-cell>
          <table:table-cell office:value-type="float" office:value="9.36345" calcext:value-type="float">
            <text:p>9,36345</text:p>
          </table:table-cell>
          <table:table-cell office:value-type="float" office:value="2.68562" calcext:value-type="float">
            <text:p>2,68562</text:p>
          </table:table-cell>
          <table:table-cell table:number-columns-repeated="6"/>
        </table:table-row>
        <table:table-row table:style-name="ro1">
          <table:table-cell office:value-type="float" office:value="20.4069" calcext:value-type="float">
            <text:p>20,4069</text:p>
          </table:table-cell>
          <table:table-cell office:value-type="float" office:value="10.3907" calcext:value-type="float">
            <text:p>10,3907</text:p>
          </table:table-cell>
          <table:table-cell office:value-type="float" office:value="4.3138" calcext:value-type="float">
            <text:p>4,3138</text:p>
          </table:table-cell>
          <table:table-cell table:number-columns-repeated="6"/>
        </table:table-row>
        <table:table-row table:style-name="ro1">
          <table:table-cell office:value-type="float" office:value="20.5518" calcext:value-type="float">
            <text:p>20,5518</text:p>
          </table:table-cell>
          <table:table-cell office:value-type="float" office:value="9.98729" calcext:value-type="float">
            <text:p>9,98729</text:p>
          </table:table-cell>
          <table:table-cell office:value-type="float" office:value="4.38551" calcext:value-type="float">
            <text:p>4,38551</text:p>
          </table:table-cell>
          <table:table-cell table:number-columns-repeated="6"/>
        </table:table-row>
        <table:table-row table:style-name="ro1">
          <table:table-cell office:value-type="float" office:value="20.5057" calcext:value-type="float">
            <text:p>20,5057</text:p>
          </table:table-cell>
          <table:table-cell office:value-type="float" office:value="10.7265" calcext:value-type="float">
            <text:p>10,7265</text:p>
          </table:table-cell>
          <table:table-cell office:value-type="float" office:value="3.0478" calcext:value-type="float">
            <text:p>3,0478</text:p>
          </table:table-cell>
          <table:table-cell table:number-columns-repeated="6"/>
        </table:table-row>
        <table:table-row table:style-name="ro1">
          <table:table-cell office:value-type="float" office:value="19.9325" calcext:value-type="float">
            <text:p>19,9325</text:p>
          </table:table-cell>
          <table:table-cell office:value-type="float" office:value="9.87226" calcext:value-type="float">
            <text:p>9,87226</text:p>
          </table:table-cell>
          <table:table-cell office:value-type="float" office:value="2.73757" calcext:value-type="float">
            <text:p>2,73757</text:p>
          </table:table-cell>
          <table:table-cell table:number-columns-repeated="6"/>
        </table:table-row>
        <table:table-row table:style-name="ro1">
          <table:table-cell office:value-type="float" office:value="18.5303" calcext:value-type="float">
            <text:p>18,5303</text:p>
          </table:table-cell>
          <table:table-cell office:value-type="float" office:value="9.25301" calcext:value-type="float">
            <text:p>9,25301</text:p>
          </table:table-cell>
          <table:table-cell office:value-type="float" office:value="3.91571" calcext:value-type="float">
            <text:p>3,9157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9337" calcext:value-type="float">
            <text:p>10,9337</text:p>
          </table:table-cell>
          <table:table-cell office:value-type="float" office:value="2.09581" calcext:value-type="float">
            <text:p>2,09581</text:p>
          </table:table-cell>
          <table:table-cell table:number-columns-repeated="6"/>
        </table:table-row>
        <table:table-row table:style-name="ro1">
          <table:table-cell office:value-type="float" office:value="20.5753" calcext:value-type="float">
            <text:p>20,5753</text:p>
          </table:table-cell>
          <table:table-cell office:value-type="float" office:value="9.82436" calcext:value-type="float">
            <text:p>9,82436</text:p>
          </table:table-cell>
          <table:table-cell office:value-type="float" office:value="0.99194" calcext:value-type="float">
            <text:p>0,99194</text:p>
          </table:table-cell>
          <table:table-cell table:number-columns-repeated="6"/>
        </table:table-row>
        <table:table-row table:style-name="ro1">
          <table:table-cell office:value-type="float" office:value="20.157" calcext:value-type="float">
            <text:p>20,157</text:p>
          </table:table-cell>
          <table:table-cell office:value-type="float" office:value="10.0415" calcext:value-type="float">
            <text:p>10,0415</text:p>
          </table:table-cell>
          <table:table-cell office:value-type="float" office:value="4.3931" calcext:value-type="float">
            <text:p>4,3931</text:p>
          </table:table-cell>
          <table:table-cell table:number-columns-repeated="6"/>
        </table:table-row>
        <table:table-row table:style-name="ro1">
          <table:table-cell office:value-type="float" office:value="18.6066" calcext:value-type="float">
            <text:p>18,6066</text:p>
          </table:table-cell>
          <table:table-cell office:value-type="float" office:value="8.699" calcext:value-type="float">
            <text:p>8,699</text:p>
          </table:table-cell>
          <table:table-cell office:value-type="float" office:value="4.06026" calcext:value-type="float">
            <text:p>4,06026</text:p>
          </table:table-cell>
          <table:table-cell table:number-columns-repeated="6"/>
        </table:table-row>
        <table:table-row table:style-name="ro1">
          <table:table-cell office:value-type="float" office:value="20.652" calcext:value-type="float">
            <text:p>20,652</text:p>
          </table:table-cell>
          <table:table-cell office:value-type="float" office:value="11.8191" calcext:value-type="float">
            <text:p>11,8191</text:p>
          </table:table-cell>
          <table:table-cell office:value-type="float" office:value="1.77778" calcext:value-type="float">
            <text:p>1,77778</text:p>
          </table:table-cell>
          <table:table-cell table:number-columns-repeated="6"/>
        </table:table-row>
        <table:table-row table:style-name="ro1">
          <table:table-cell office:value-type="float" office:value="19.8606" calcext:value-type="float">
            <text:p>19,8606</text:p>
          </table:table-cell>
          <table:table-cell office:value-type="float" office:value="8.69667" calcext:value-type="float">
            <text:p>8,69667</text:p>
          </table:table-cell>
          <table:table-cell office:value-type="float" office:value="3.70686" calcext:value-type="float">
            <text:p>3,70686</text:p>
          </table:table-cell>
          <table:table-cell table:number-columns-repeated="6"/>
        </table:table-row>
        <table:table-row table:style-name="ro1">
          <table:table-cell office:value-type="float" office:value="19.6012" calcext:value-type="float">
            <text:p>19,6012</text:p>
          </table:table-cell>
          <table:table-cell office:value-type="float" office:value="10.6565" calcext:value-type="float">
            <text:p>10,6565</text:p>
          </table:table-cell>
          <table:table-cell office:value-type="float" office:value="3.95812" calcext:value-type="float">
            <text:p>3,95812</text:p>
          </table:table-cell>
          <table:table-cell table:number-columns-repeated="6"/>
        </table:table-row>
        <table:table-row table:style-name="ro1">
          <table:table-cell office:value-type="float" office:value="19.7206" calcext:value-type="float">
            <text:p>19,7206</text:p>
          </table:table-cell>
          <table:table-cell office:value-type="float" office:value="10.3256" calcext:value-type="float">
            <text:p>10,3256</text:p>
          </table:table-cell>
          <table:table-cell office:value-type="float" office:value="3.35378" calcext:value-type="float">
            <text:p>3,35378</text:p>
          </table:table-cell>
          <table:table-cell table:number-columns-repeated="6"/>
        </table:table-row>
        <table:table-row table:style-name="ro1">
          <table:table-cell office:value-type="float" office:value="18.5836" calcext:value-type="float">
            <text:p>18,5836</text:p>
          </table:table-cell>
          <table:table-cell office:value-type="float" office:value="10.8491" calcext:value-type="float">
            <text:p>10,8491</text:p>
          </table:table-cell>
          <table:table-cell office:value-type="float" office:value="2.93932" calcext:value-type="float">
            <text:p>2,93932</text:p>
          </table:table-cell>
          <table:table-cell table:number-columns-repeated="6"/>
        </table:table-row>
        <table:table-row table:style-name="ro1">
          <table:table-cell office:value-type="float" office:value="20.4067" calcext:value-type="float">
            <text:p>20,4067</text:p>
          </table:table-cell>
          <table:table-cell office:value-type="float" office:value="8.81135" calcext:value-type="float">
            <text:p>8,81135</text:p>
          </table:table-cell>
          <table:table-cell office:value-type="float" office:value="4.41176" calcext:value-type="float">
            <text:p>4,41176</text:p>
          </table:table-cell>
          <table:table-cell table:number-columns-repeated="6"/>
        </table:table-row>
        <table:table-row table:style-name="ro1">
          <table:table-cell office:value-type="float" office:value="18.3123" calcext:value-type="float">
            <text:p>18,3123</text:p>
          </table:table-cell>
          <table:table-cell office:value-type="float" office:value="11.1251" calcext:value-type="float">
            <text:p>11,1251</text:p>
          </table:table-cell>
          <table:table-cell office:value-type="float" office:value="4.66418" calcext:value-type="float">
            <text:p>4,66418</text:p>
          </table:table-cell>
          <table:table-cell table:number-columns-repeated="6"/>
        </table:table-row>
        <table:table-row table:style-name="ro1">
          <table:table-cell office:value-type="float" office:value="19.3521" calcext:value-type="float">
            <text:p>19,3521</text:p>
          </table:table-cell>
          <table:table-cell office:value-type="float" office:value="9.48604" calcext:value-type="float">
            <text:p>9,48604</text:p>
          </table:table-cell>
          <table:table-cell office:value-type="float" office:value="2.17186" calcext:value-type="float">
            <text:p>2,17186</text:p>
          </table:table-cell>
          <table:table-cell table:number-columns-repeated="6"/>
        </table:table-row>
        <table:table-row table:style-name="ro1">
          <table:table-cell office:value-type="float" office:value="19.5049" calcext:value-type="float">
            <text:p>19,5049</text:p>
          </table:table-cell>
          <table:table-cell office:value-type="float" office:value="9.87779" calcext:value-type="float">
            <text:p>9,87779</text:p>
          </table:table-cell>
          <table:table-cell office:value-type="float" office:value="2.83019" calcext:value-type="float">
            <text:p>2,83019</text:p>
          </table:table-cell>
          <table:table-cell table:number-columns-repeated="6"/>
        </table:table-row>
        <table:table-row table:style-name="ro1">
          <table:table-cell office:value-type="float" office:value="16.0928" calcext:value-type="float">
            <text:p>16,0928</text:p>
          </table:table-cell>
          <table:table-cell office:value-type="float" office:value="9.53905" calcext:value-type="float">
            <text:p>9,53905</text:p>
          </table:table-cell>
          <table:table-cell office:value-type="float" office:value="1.20482" calcext:value-type="float">
            <text:p>1,20482</text:p>
          </table:table-cell>
          <table:table-cell table:number-columns-repeated="6"/>
        </table:table-row>
        <table:table-row table:style-name="ro1">
          <table:table-cell office:value-type="float" office:value="17.2347" calcext:value-type="float">
            <text:p>17,2347</text:p>
          </table:table-cell>
          <table:table-cell office:value-type="float" office:value="7.92079" calcext:value-type="float">
            <text:p>7,92079</text:p>
          </table:table-cell>
          <table:table-cell office:value-type="float" office:value="2.01149" calcext:value-type="float">
            <text:p>2,01149</text:p>
          </table:table-cell>
          <table:table-cell table:number-columns-repeated="6"/>
        </table:table-row>
        <table:table-row table:style-name="ro1">
          <table:table-cell office:value-type="float" office:value="18.4846" calcext:value-type="float">
            <text:p>18,4846</text:p>
          </table:table-cell>
          <table:table-cell office:value-type="float" office:value="9.93711" calcext:value-type="float">
            <text:p>9,93711</text:p>
          </table:table-cell>
          <table:table-cell office:value-type="float" office:value="0.531915" calcext:value-type="float">
            <text:p>0,531915</text:p>
          </table:table-cell>
          <table:table-cell table:number-columns-repeated="6"/>
        </table:table-row>
        <table:table-row table:style-name="ro1">
          <table:table-cell office:value-type="float" office:value="14.8347" calcext:value-type="float">
            <text:p>14,8347</text:p>
          </table:table-cell>
          <table:table-cell office:value-type="float" office:value="9.98767" calcext:value-type="float">
            <text:p>9,98767</text:p>
          </table:table-cell>
          <table:table-cell office:value-type="float" office:value="3.6859" calcext:value-type="float">
            <text:p>3,6859</text:p>
          </table:table-cell>
          <table:table-cell table:number-columns-repeated="6"/>
        </table:table-row>
        <table:table-row table:style-name="ro1">
          <table:table-cell office:value-type="float" office:value="17.332" calcext:value-type="float">
            <text:p>17,332</text:p>
          </table:table-cell>
          <table:table-cell office:value-type="float" office:value="9.71546" calcext:value-type="float">
            <text:p>9,71546</text:p>
          </table:table-cell>
          <table:table-cell office:value-type="float" office:value="3.82997" calcext:value-type="float">
            <text:p>3,82997</text:p>
          </table:table-cell>
          <table:table-cell table:number-columns-repeated="6"/>
        </table:table-row>
        <table:table-row table:style-name="ro1">
          <table:table-cell office:value-type="float" office:value="18.334" calcext:value-type="float">
            <text:p>18,334</text:p>
          </table:table-cell>
          <table:table-cell office:value-type="float" office:value="9.96913" calcext:value-type="float">
            <text:p>9,96913</text:p>
          </table:table-cell>
          <table:table-cell office:value-type="float" office:value="4.16489" calcext:value-type="float">
            <text:p>4,16489</text:p>
          </table:table-cell>
          <table:table-cell table:number-columns-repeated="6"/>
        </table:table-row>
        <table:table-row table:style-name="ro1">
          <table:table-cell office:value-type="float" office:value="16.5108" calcext:value-type="float">
            <text:p>16,5108</text:p>
          </table:table-cell>
          <table:table-cell office:value-type="float" office:value="8.67769" calcext:value-type="float">
            <text:p>8,67769</text:p>
          </table:table-cell>
          <table:table-cell office:value-type="float" office:value="4.59885" calcext:value-type="float">
            <text:p>4,59885</text:p>
          </table:table-cell>
          <table:table-cell table:number-columns-repeated="6"/>
        </table:table-row>
        <table:table-row table:style-name="ro1">
          <table:table-cell office:value-type="float" office:value="17.4557" calcext:value-type="float">
            <text:p>17,4557</text:p>
          </table:table-cell>
          <table:table-cell office:value-type="float" office:value="9.28342" calcext:value-type="float">
            <text:p>9,28342</text:p>
          </table:table-cell>
          <table:table-cell office:value-type="float" office:value="0.984615" calcext:value-type="float">
            <text:p>0,984615</text:p>
          </table:table-cell>
          <table:table-cell table:number-columns-repeated="6"/>
        </table:table-row>
        <table:table-row table:style-name="ro1">
          <table:table-cell office:value-type="float" office:value="16.2717" calcext:value-type="float">
            <text:p>16,2717</text:p>
          </table:table-cell>
          <table:table-cell office:value-type="float" office:value="10.3" calcext:value-type="float">
            <text:p>10,3</text:p>
          </table:table-cell>
          <table:table-cell office:value-type="float" office:value="1.3277" calcext:value-type="float">
            <text:p>1,3277</text:p>
          </table:table-cell>
          <table:table-cell table:number-columns-repeated="6"/>
        </table:table-row>
        <table:table-row table:style-name="ro1">
          <table:table-cell office:value-type="float" office:value="17.6132" calcext:value-type="float">
            <text:p>17,6132</text:p>
          </table:table-cell>
          <table:table-cell office:value-type="float" office:value="9.28479" calcext:value-type="float">
            <text:p>9,28479</text:p>
          </table:table-cell>
          <table:table-cell office:value-type="float" office:value="3.59877" calcext:value-type="float">
            <text:p>3,59877</text:p>
          </table:table-cell>
          <table:table-cell table:number-columns-repeated="6"/>
        </table:table-row>
        <table:table-row table:style-name="ro1">
          <table:table-cell office:value-type="float" office:value="22.449" calcext:value-type="float">
            <text:p>22,449</text:p>
          </table:table-cell>
          <table:table-cell office:value-type="float" office:value="10.3448" calcext:value-type="float">
            <text:p>10,3448</text:p>
          </table:table-cell>
          <table:table-cell office:value-type="float" office:value="4.51147" calcext:value-type="float">
            <text:p>4,51147</text:p>
          </table:table-cell>
          <table:table-cell table:number-columns-repeated="6"/>
        </table:table-row>
        <table:table-row table:style-name="ro1">
          <table:table-cell office:value-type="float" office:value="16.5468" calcext:value-type="float">
            <text:p>16,5468</text:p>
          </table:table-cell>
          <table:table-cell office:value-type="float" office:value="9.38759" calcext:value-type="float">
            <text:p>9,38759</text:p>
          </table:table-cell>
          <table:table-cell office:value-type="float" office:value="4.60804" calcext:value-type="float">
            <text:p>4,60804</text:p>
          </table:table-cell>
          <table:table-cell table:number-columns-repeated="6"/>
        </table:table-row>
        <table:table-row table:style-name="ro1">
          <table:table-cell office:value-type="float" office:value="16.6113" calcext:value-type="float">
            <text:p>16,6113</text:p>
          </table:table-cell>
          <table:table-cell office:value-type="float" office:value="10.391" calcext:value-type="float">
            <text:p>10,391</text:p>
          </table:table-cell>
          <table:table-cell office:value-type="float" office:value="4.41233" calcext:value-type="float">
            <text:p>4,41233</text:p>
          </table:table-cell>
          <table:table-cell table:number-columns-repeated="6"/>
        </table:table-row>
        <table:table-row table:style-name="ro1">
          <table:table-cell office:value-type="float" office:value="20.6534" calcext:value-type="float">
            <text:p>20,6534</text:p>
          </table:table-cell>
          <table:table-cell office:value-type="float" office:value="11.6505" calcext:value-type="float">
            <text:p>11,6505</text:p>
          </table:table-cell>
          <table:table-cell office:value-type="float" office:value="4.04337" calcext:value-type="float">
            <text:p>4,04337</text:p>
          </table:table-cell>
          <table:table-cell table:number-columns-repeated="6"/>
        </table:table-row>
        <table:table-row table:style-name="ro1">
          <table:table-cell office:value-type="float" office:value="21.6646" calcext:value-type="float">
            <text:p>21,6646</text:p>
          </table:table-cell>
          <table:table-cell office:value-type="float" office:value="10.0358" calcext:value-type="float">
            <text:p>10,03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.7045" calcext:value-type="float">
            <text:p>21,7045</text:p>
          </table:table-cell>
          <table:table-cell office:value-type="float" office:value="10.2978" calcext:value-type="float">
            <text:p>10,2978</text:p>
          </table:table-cell>
          <table:table-cell office:value-type="float" office:value="4.36597" calcext:value-type="float">
            <text:p>4,36597</text:p>
          </table:table-cell>
          <table:table-cell table:number-columns-repeated="6"/>
        </table:table-row>
        <table:table-row table:style-name="ro1">
          <table:table-cell office:value-type="float" office:value="20.1701" calcext:value-type="float">
            <text:p>20,1701</text:p>
          </table:table-cell>
          <table:table-cell office:value-type="float" office:value="9.47712" calcext:value-type="float">
            <text:p>9,47712</text:p>
          </table:table-cell>
          <table:table-cell office:value-type="float" office:value="4.3662" calcext:value-type="float">
            <text:p>4,3662</text:p>
          </table:table-cell>
          <table:table-cell table:number-columns-repeated="6"/>
        </table:table-row>
        <table:table-row table:style-name="ro1">
          <table:table-cell office:value-type="float" office:value="18.8819" calcext:value-type="float">
            <text:p>18,8819</text:p>
          </table:table-cell>
          <table:table-cell office:value-type="float" office:value="10.0641" calcext:value-type="float">
            <text:p>10,0641</text:p>
          </table:table-cell>
          <table:table-cell office:value-type="float" office:value="1.95178" calcext:value-type="float">
            <text:p>1,95178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office:value-type="float" office:value="9.60241" calcext:value-type="float">
            <text:p>9,60241</text:p>
          </table:table-cell>
          <table:table-cell office:value-type="float" office:value="4.62903" calcext:value-type="float">
            <text:p>4,62903</text:p>
          </table:table-cell>
          <table:table-cell table:number-columns-repeated="6"/>
        </table:table-row>
        <table:table-row table:style-name="ro1">
          <table:table-cell office:value-type="float" office:value="17.2122" calcext:value-type="float">
            <text:p>17,2122</text:p>
          </table:table-cell>
          <table:table-cell office:value-type="float" office:value="9.60827" calcext:value-type="float">
            <text:p>9,60827</text:p>
          </table:table-cell>
          <table:table-cell office:value-type="float" office:value="2.76806" calcext:value-type="float">
            <text:p>2,76806</text:p>
          </table:table-cell>
          <table:table-cell table:number-columns-repeated="6"/>
        </table:table-row>
        <table:table-row table:style-name="ro1">
          <table:table-cell office:value-type="float" office:value="19.4444" calcext:value-type="float">
            <text:p>19,4444</text:p>
          </table:table-cell>
          <table:table-cell office:value-type="float" office:value="10.3497" calcext:value-type="float">
            <text:p>10,3497</text:p>
          </table:table-cell>
          <table:table-cell office:value-type="float" office:value="2.57943" calcext:value-type="float">
            <text:p>2,57943</text:p>
          </table:table-cell>
          <table:table-cell table:number-columns-repeated="6"/>
        </table:table-row>
        <table:table-row table:style-name="ro1">
          <table:table-cell office:value-type="float" office:value="19.8276" calcext:value-type="float">
            <text:p>19,8276</text:p>
          </table:table-cell>
          <table:table-cell office:value-type="float" office:value="5.73248" calcext:value-type="float">
            <text:p>5,73248</text:p>
          </table:table-cell>
          <table:table-cell office:value-type="float" office:value="3.31986" calcext:value-type="float">
            <text:p>3,31986</text:p>
          </table:table-cell>
          <table:table-cell table:number-columns-repeated="6"/>
        </table:table-row>
        <table:table-row table:style-name="ro1">
          <table:table-cell office:value-type="float" office:value="19.1052" calcext:value-type="float">
            <text:p>19,1052</text:p>
          </table:table-cell>
          <table:table-cell office:value-type="float" office:value="12.1212" calcext:value-type="float">
            <text:p>12,1212</text:p>
          </table:table-cell>
          <table:table-cell office:value-type="float" office:value="4.70368" calcext:value-type="float">
            <text:p>4,70368</text:p>
          </table:table-cell>
          <table:table-cell table:number-columns-repeated="6"/>
        </table:table-row>
        <table:table-row table:style-name="ro1">
          <table:table-cell office:value-type="float" office:value="19.0476" calcext:value-type="float">
            <text:p>19,0476</text:p>
          </table:table-cell>
          <table:table-cell office:value-type="float" office:value="9.98479" calcext:value-type="float">
            <text:p>9,98479</text:p>
          </table:table-cell>
          <table:table-cell office:value-type="float" office:value="0.866337" calcext:value-type="float">
            <text:p>0,866337</text:p>
          </table:table-cell>
          <table:table-cell table:number-columns-repeated="6"/>
        </table:table-row>
        <table:table-row table:style-name="ro1">
          <table:table-cell office:value-type="float" office:value="20.1895" calcext:value-type="float">
            <text:p>20,1895</text:p>
          </table:table-cell>
          <table:table-cell office:value-type="float" office:value="10.4135" calcext:value-type="float">
            <text:p>10,4135</text:p>
          </table:table-cell>
          <table:table-cell office:value-type="float" office:value="4.19014" calcext:value-type="float">
            <text:p>4,19014</text:p>
          </table:table-cell>
          <table:table-cell table:number-columns-repeated="6"/>
        </table:table-row>
        <table:table-row table:style-name="ro1">
          <table:table-cell office:value-type="float" office:value="18.9205" calcext:value-type="float">
            <text:p>18,9205</text:p>
          </table:table-cell>
          <table:table-cell office:value-type="float" office:value="9.92268" calcext:value-type="float">
            <text:p>9,92268</text:p>
          </table:table-cell>
          <table:table-cell office:value-type="float" office:value="4.15747" calcext:value-type="float">
            <text:p>4,15747</text:p>
          </table:table-cell>
          <table:table-cell table:number-columns-repeated="6"/>
        </table:table-row>
        <table:table-row table:style-name="ro1">
          <table:table-cell office:value-type="float" office:value="20.5006" calcext:value-type="float">
            <text:p>20,5006</text:p>
          </table:table-cell>
          <table:table-cell office:value-type="float" office:value="9.52244" calcext:value-type="float">
            <text:p>9,52244</text:p>
          </table:table-cell>
          <table:table-cell office:value-type="float" office:value="3.49045" calcext:value-type="float">
            <text:p>3,49045</text:p>
          </table:table-cell>
          <table:table-cell table:number-columns-repeated="6"/>
        </table:table-row>
        <table:table-row table:style-name="ro1">
          <table:table-cell office:value-type="float" office:value="21.2579" calcext:value-type="float">
            <text:p>21,2579</text:p>
          </table:table-cell>
          <table:table-cell office:value-type="float" office:value="9.42029" calcext:value-type="float">
            <text:p>9,42029</text:p>
          </table:table-cell>
          <table:table-cell office:value-type="float" office:value="3.3389" calcext:value-type="float">
            <text:p>3,3389</text:p>
          </table:table-cell>
          <table:table-cell table:number-columns-repeated="6"/>
        </table:table-row>
        <table:table-row table:style-name="ro1">
          <table:table-cell office:value-type="float" office:value="21.2722" calcext:value-type="float">
            <text:p>21,2722</text:p>
          </table:table-cell>
          <table:table-cell office:value-type="float" office:value="9.88636" calcext:value-type="float">
            <text:p>9,88636</text:p>
          </table:table-cell>
          <table:table-cell office:value-type="float" office:value="3.66525" calcext:value-type="float">
            <text:p>3,66525</text:p>
          </table:table-cell>
          <table:table-cell table:number-columns-repeated="6"/>
        </table:table-row>
        <table:table-row table:style-name="ro1">
          <table:table-cell office:value-type="float" office:value="19.4118" calcext:value-type="float">
            <text:p>19,4118</text:p>
          </table:table-cell>
          <table:table-cell office:value-type="float" office:value="10.6152" calcext:value-type="float">
            <text:p>10,6152</text:p>
          </table:table-cell>
          <table:table-cell office:value-type="float" office:value="1.68856" calcext:value-type="float">
            <text:p>1,68856</text:p>
          </table:table-cell>
          <table:table-cell table:number-columns-repeated="6"/>
        </table:table-row>
        <table:table-row table:style-name="ro1">
          <table:table-cell office:value-type="float" office:value="20.0821" calcext:value-type="float">
            <text:p>20,0821</text:p>
          </table:table-cell>
          <table:table-cell office:value-type="float" office:value="10.2785" calcext:value-type="float">
            <text:p>10,2785</text:p>
          </table:table-cell>
          <table:table-cell office:value-type="float" office:value="4.7151" calcext:value-type="float">
            <text:p>4,7151</text:p>
          </table:table-cell>
          <table:table-cell table:number-columns-repeated="6"/>
        </table:table-row>
        <table:table-row table:style-name="ro1">
          <table:table-cell office:value-type="float" office:value="21.0377" calcext:value-type="float">
            <text:p>21,0377</text:p>
          </table:table-cell>
          <table:table-cell office:value-type="float" office:value="9.71878" calcext:value-type="float">
            <text:p>9,71878</text:p>
          </table:table-cell>
          <table:table-cell office:value-type="float" office:value="2.07156" calcext:value-type="float">
            <text:p>2,07156</text:p>
          </table:table-cell>
          <table:table-cell table:number-columns-repeated="6"/>
        </table:table-row>
        <table:table-row table:style-name="ro1">
          <table:table-cell office:value-type="float" office:value="19.9303" calcext:value-type="float">
            <text:p>19,9303</text:p>
          </table:table-cell>
          <table:table-cell office:value-type="float" office:value="10.1491" calcext:value-type="float">
            <text:p>10,1491</text:p>
          </table:table-cell>
          <table:table-cell office:value-type="float" office:value="4.55601" calcext:value-type="float">
            <text:p>4,55601</text:p>
          </table:table-cell>
          <table:table-cell table:number-columns-repeated="6"/>
        </table:table-row>
        <table:table-row table:style-name="ro1">
          <table:table-cell office:value-type="float" office:value="19.9241" calcext:value-type="float">
            <text:p>19,9241</text:p>
          </table:table-cell>
          <table:table-cell office:value-type="float" office:value="10.4609" calcext:value-type="float">
            <text:p>10,4609</text:p>
          </table:table-cell>
          <table:table-cell office:value-type="float" office:value="4.06265" calcext:value-type="float">
            <text:p>4,06265</text:p>
          </table:table-cell>
          <table:table-cell table:number-columns-repeated="6"/>
        </table:table-row>
        <table:table-row table:style-name="ro1">
          <table:table-cell office:value-type="float" office:value="19.1639" calcext:value-type="float">
            <text:p>19,1639</text:p>
          </table:table-cell>
          <table:table-cell office:value-type="float" office:value="9.93658" calcext:value-type="float">
            <text:p>9,93658</text:p>
          </table:table-cell>
          <table:table-cell office:value-type="float" office:value="3.24169" calcext:value-type="float">
            <text:p>3,24169</text:p>
          </table:table-cell>
          <table:table-cell table:number-columns-repeated="6"/>
        </table:table-row>
        <table:table-row table:style-name="ro1">
          <table:table-cell office:value-type="float" office:value="18.9338" calcext:value-type="float">
            <text:p>18,9338</text:p>
          </table:table-cell>
          <table:table-cell office:value-type="float" office:value="9.7258" calcext:value-type="float">
            <text:p>9,7258</text:p>
          </table:table-cell>
          <table:table-cell office:value-type="float" office:value="4.09994" calcext:value-type="float">
            <text:p>4,09994</text:p>
          </table:table-cell>
          <table:table-cell table:number-columns-repeated="6"/>
        </table:table-row>
        <table:table-row table:style-name="ro1">
          <table:table-cell office:value-type="float" office:value="19.4101" calcext:value-type="float">
            <text:p>19,4101</text:p>
          </table:table-cell>
          <table:table-cell office:value-type="float" office:value="10.9375" calcext:value-type="float">
            <text:p>10,9375</text:p>
          </table:table-cell>
          <table:table-cell office:value-type="float" office:value="2.96947" calcext:value-type="float">
            <text:p>2,96947</text:p>
          </table:table-cell>
          <table:table-cell table:number-columns-repeated="6"/>
        </table:table-row>
        <table:table-row table:style-name="ro1">
          <table:table-cell office:value-type="float" office:value="20.0102" calcext:value-type="float">
            <text:p>20,0102</text:p>
          </table:table-cell>
          <table:table-cell office:value-type="float" office:value="9.81073" calcext:value-type="float">
            <text:p>9,81073</text:p>
          </table:table-cell>
          <table:table-cell office:value-type="float" office:value="3.51856" calcext:value-type="float">
            <text:p>3,51856</text:p>
          </table:table-cell>
          <table:table-cell table:number-columns-repeated="6"/>
        </table:table-row>
        <table:table-row table:style-name="ro1">
          <table:table-cell office:value-type="float" office:value="20.6076" calcext:value-type="float">
            <text:p>20,6076</text:p>
          </table:table-cell>
          <table:table-cell office:value-type="float" office:value="10.0934" calcext:value-type="float">
            <text:p>10,0934</text:p>
          </table:table-cell>
          <table:table-cell office:value-type="float" office:value="4.43981" calcext:value-type="float">
            <text:p>4,43981</text:p>
          </table:table-cell>
          <table:table-cell table:number-columns-repeated="6"/>
        </table:table-row>
        <table:table-row table:style-name="ro1">
          <table:table-cell office:value-type="float" office:value="18.8244" calcext:value-type="float">
            <text:p>18,8244</text:p>
          </table:table-cell>
          <table:table-cell office:value-type="float" office:value="10.1938" calcext:value-type="float">
            <text:p>10,1938</text:p>
          </table:table-cell>
          <table:table-cell office:value-type="float" office:value="3.90275" calcext:value-type="float">
            <text:p>3,90275</text:p>
          </table:table-cell>
          <table:table-cell table:number-columns-repeated="6"/>
        </table:table-row>
        <table:table-row table:style-name="ro1">
          <table:table-cell office:value-type="float" office:value="18.9375" calcext:value-type="float">
            <text:p>18,9375</text:p>
          </table:table-cell>
          <table:table-cell office:value-type="float" office:value="10.9388" calcext:value-type="float">
            <text:p>10,9388</text:p>
          </table:table-cell>
          <table:table-cell office:value-type="float" office:value="2.8777" calcext:value-type="float">
            <text:p>2,8777</text:p>
          </table:table-cell>
          <table:table-cell table:number-columns-repeated="6"/>
        </table:table-row>
        <table:table-row table:style-name="ro1">
          <table:table-cell office:value-type="float" office:value="20.6547" calcext:value-type="float">
            <text:p>20,6547</text:p>
          </table:table-cell>
          <table:table-cell office:value-type="float" office:value="10.0294" calcext:value-type="float">
            <text:p>10,0294</text:p>
          </table:table-cell>
          <table:table-cell office:value-type="float" office:value="4.39781" calcext:value-type="float">
            <text:p>4,39781</text:p>
          </table:table-cell>
          <table:table-cell table:number-columns-repeated="6"/>
        </table:table-row>
        <table:table-row table:style-name="ro1">
          <table:table-cell office:value-type="float" office:value="20.4564" calcext:value-type="float">
            <text:p>20,4564</text:p>
          </table:table-cell>
          <table:table-cell office:value-type="float" office:value="8.75949" calcext:value-type="float">
            <text:p>8,75949</text:p>
          </table:table-cell>
          <table:table-cell office:value-type="float" office:value="4.46221" calcext:value-type="float">
            <text:p>4,46221</text:p>
          </table:table-cell>
          <table:table-cell table:number-columns-repeated="6"/>
        </table:table-row>
        <table:table-row table:style-name="ro1">
          <table:table-cell office:value-type="float" office:value="20.9983" calcext:value-type="float">
            <text:p>20,9983</text:p>
          </table:table-cell>
          <table:table-cell office:value-type="float" office:value="10.831" calcext:value-type="float">
            <text:p>10,831</text:p>
          </table:table-cell>
          <table:table-cell office:value-type="float" office:value="2.83912" calcext:value-type="float">
            <text:p>2,83912</text:p>
          </table:table-cell>
          <table:table-cell table:number-columns-repeated="6"/>
        </table:table-row>
        <table:table-row table:style-name="ro1">
          <table:table-cell office:value-type="float" office:value="19.7312" calcext:value-type="float">
            <text:p>19,7312</text:p>
          </table:table-cell>
          <table:table-cell office:value-type="float" office:value="9.14601" calcext:value-type="float">
            <text:p>9,14601</text:p>
          </table:table-cell>
          <table:table-cell office:value-type="float" office:value="3.1751" calcext:value-type="float">
            <text:p>3,1751</text:p>
          </table:table-cell>
          <table:table-cell table:number-columns-repeated="6"/>
        </table:table-row>
        <table:table-row table:style-name="ro1">
          <table:table-cell office:value-type="float" office:value="19.4305" calcext:value-type="float">
            <text:p>19,4305</text:p>
          </table:table-cell>
          <table:table-cell office:value-type="float" office:value="9.70766" calcext:value-type="float">
            <text:p>9,70766</text:p>
          </table:table-cell>
          <table:table-cell office:value-type="float" office:value="4.41681" calcext:value-type="float">
            <text:p>4,41681</text:p>
          </table:table-cell>
          <table:table-cell table:number-columns-repeated="6"/>
        </table:table-row>
        <table:table-row table:style-name="ro1">
          <table:table-cell office:value-type="float" office:value="20.1365" calcext:value-type="float">
            <text:p>20,1365</text:p>
          </table:table-cell>
          <table:table-cell office:value-type="float" office:value="10.6119" calcext:value-type="float">
            <text:p>10,6119</text:p>
          </table:table-cell>
          <table:table-cell office:value-type="float" office:value="1.87266" calcext:value-type="float">
            <text:p>1,87266</text:p>
          </table:table-cell>
          <table:table-cell table:number-columns-repeated="6"/>
        </table:table-row>
        <table:table-row table:style-name="ro1">
          <table:table-cell office:value-type="float" office:value="20.1573" calcext:value-type="float">
            <text:p>20,1573</text:p>
          </table:table-cell>
          <table:table-cell office:value-type="float" office:value="9.40452" calcext:value-type="float">
            <text:p>9,40452</text:p>
          </table:table-cell>
          <table:table-cell office:value-type="float" office:value="1.18973" calcext:value-type="float">
            <text:p>1,18973</text:p>
          </table:table-cell>
          <table:table-cell table:number-columns-repeated="6"/>
        </table:table-row>
        <table:table-row table:style-name="ro1">
          <table:table-cell office:value-type="float" office:value="20.3838" calcext:value-type="float">
            <text:p>20,3838</text:p>
          </table:table-cell>
          <table:table-cell office:value-type="float" office:value="9.81295" calcext:value-type="float">
            <text:p>9,81295</text:p>
          </table:table-cell>
          <table:table-cell office:value-type="float" office:value="4.44095" calcext:value-type="float">
            <text:p>4,44095</text:p>
          </table:table-cell>
          <table:table-cell table:number-columns-repeated="6"/>
        </table:table-row>
        <table:table-row table:style-name="ro1">
          <table:table-cell office:value-type="float" office:value="18.7315" calcext:value-type="float">
            <text:p>18,7315</text:p>
          </table:table-cell>
          <table:table-cell office:value-type="float" office:value="9.00181" calcext:value-type="float">
            <text:p>9,00181</text:p>
          </table:table-cell>
          <table:table-cell office:value-type="float" office:value="4.66781" calcext:value-type="float">
            <text:p>4,66781</text:p>
          </table:table-cell>
          <table:table-cell table:number-columns-repeated="6"/>
        </table:table-row>
        <table:table-row table:style-name="ro1">
          <table:table-cell office:value-type="float" office:value="18.4909" calcext:value-type="float">
            <text:p>18,4909</text:p>
          </table:table-cell>
          <table:table-cell office:value-type="float" office:value="10.9792" calcext:value-type="float">
            <text:p>10,9792</text:p>
          </table:table-cell>
          <table:table-cell office:value-type="float" office:value="1.05374" calcext:value-type="float">
            <text:p>1,05374</text:p>
          </table:table-cell>
          <table:table-cell table:number-columns-repeated="6"/>
        </table:table-row>
        <table:table-row table:style-name="ro1">
          <table:table-cell office:value-type="float" office:value="19.7373" calcext:value-type="float">
            <text:p>19,7373</text:p>
          </table:table-cell>
          <table:table-cell office:value-type="float" office:value="9.24645" calcext:value-type="float">
            <text:p>9,24645</text:p>
          </table:table-cell>
          <table:table-cell office:value-type="float" office:value="3.51587" calcext:value-type="float">
            <text:p>3,51587</text:p>
          </table:table-cell>
          <table:table-cell table:number-columns-repeated="6"/>
        </table:table-row>
        <table:table-row table:style-name="ro1">
          <table:table-cell office:value-type="float" office:value="19.1887" calcext:value-type="float">
            <text:p>19,1887</text:p>
          </table:table-cell>
          <table:table-cell office:value-type="float" office:value="10.1274" calcext:value-type="float">
            <text:p>10,1274</text:p>
          </table:table-cell>
          <table:table-cell office:value-type="float" office:value="4.39702" calcext:value-type="float">
            <text:p>4,39702</text:p>
          </table:table-cell>
          <table:table-cell table:number-columns-repeated="6"/>
        </table:table-row>
        <table:table-row table:style-name="ro1">
          <table:table-cell office:value-type="float" office:value="19.7686" calcext:value-type="float">
            <text:p>19,7686</text:p>
          </table:table-cell>
          <table:table-cell office:value-type="float" office:value="10.3857" calcext:value-type="float">
            <text:p>10,3857</text:p>
          </table:table-cell>
          <table:table-cell office:value-type="float" office:value="3.52369" calcext:value-type="float">
            <text:p>3,52369</text:p>
          </table:table-cell>
          <table:table-cell table:number-columns-repeated="6"/>
        </table:table-row>
        <table:table-row table:style-name="ro1">
          <table:table-cell office:value-type="float" office:value="18.1053" calcext:value-type="float">
            <text:p>18,1053</text:p>
          </table:table-cell>
          <table:table-cell office:value-type="float" office:value="11.7225" calcext:value-type="float">
            <text:p>11,7225</text:p>
          </table:table-cell>
          <table:table-cell office:value-type="float" office:value="2.68817" calcext:value-type="float">
            <text:p>2,68817</text:p>
          </table:table-cell>
          <table:table-cell table:number-columns-repeated="6"/>
        </table:table-row>
        <table:table-row table:style-name="ro1">
          <table:table-cell office:value-type="float" office:value="20.4793" calcext:value-type="float">
            <text:p>20,4793</text:p>
          </table:table-cell>
          <table:table-cell office:value-type="float" office:value="10.1004" calcext:value-type="float">
            <text:p>10,1004</text:p>
          </table:table-cell>
          <table:table-cell office:value-type="float" office:value="4.00146" calcext:value-type="float">
            <text:p>4,00146</text:p>
          </table:table-cell>
          <table:table-cell table:number-columns-repeated="6"/>
        </table:table-row>
        <table:table-row table:style-name="ro1">
          <table:table-cell office:value-type="float" office:value="18.2662" calcext:value-type="float">
            <text:p>18,2662</text:p>
          </table:table-cell>
          <table:table-cell office:value-type="float" office:value="11.2923" calcext:value-type="float">
            <text:p>11,2923</text:p>
          </table:table-cell>
          <table:table-cell office:value-type="float" office:value="4.37956" calcext:value-type="float">
            <text:p>4,37956</text:p>
          </table:table-cell>
          <table:table-cell table:number-columns-repeated="6"/>
        </table:table-row>
        <table:table-row table:style-name="ro1">
          <table:table-cell office:value-type="float" office:value="19.4504" calcext:value-type="float">
            <text:p>19,4504</text:p>
          </table:table-cell>
          <table:table-cell office:value-type="float" office:value="9.39683" calcext:value-type="float">
            <text:p>9,39683</text:p>
          </table:table-cell>
          <table:table-cell office:value-type="float" office:value="2.14286" calcext:value-type="float">
            <text:p>2,14286</text:p>
          </table:table-cell>
          <table:table-cell table:number-columns-repeated="6"/>
        </table:table-row>
        <table:table-row table:style-name="ro1">
          <table:table-cell office:value-type="float" office:value="18.2102" calcext:value-type="float">
            <text:p>18,2102</text:p>
          </table:table-cell>
          <table:table-cell office:value-type="float" office:value="10.5904" calcext:value-type="float">
            <text:p>10,5904</text:p>
          </table:table-cell>
          <table:table-cell office:value-type="float" office:value="1.3245" calcext:value-type="float">
            <text:p>1,3245</text:p>
          </table:table-cell>
          <table:table-cell table:number-columns-repeated="6"/>
        </table:table-row>
        <table:table-row table:style-name="ro1">
          <table:table-cell office:value-type="float" office:value="16.8432" calcext:value-type="float">
            <text:p>16,8432</text:p>
          </table:table-cell>
          <table:table-cell office:value-type="float" office:value="9.21576" calcext:value-type="float">
            <text:p>9,21576</text:p>
          </table:table-cell>
          <table:table-cell office:value-type="float" office:value="1.20192" calcext:value-type="float">
            <text:p>1,20192</text:p>
          </table:table-cell>
          <table:table-cell table:number-columns-repeated="6"/>
        </table:table-row>
        <table:table-row table:style-name="ro1">
          <table:table-cell office:value-type="float" office:value="17.1068" calcext:value-type="float">
            <text:p>17,1068</text:p>
          </table:table-cell>
          <table:table-cell office:value-type="float" office:value="8.49057" calcext:value-type="float">
            <text:p>8,49057</text:p>
          </table:table-cell>
          <table:table-cell office:value-type="float" office:value="2.44858" calcext:value-type="float">
            <text:p>2,44858</text:p>
          </table:table-cell>
          <table:table-cell table:number-columns-repeated="6"/>
        </table:table-row>
        <table:table-row table:style-name="ro1">
          <table:table-cell office:value-type="float" office:value="18.8322" calcext:value-type="float">
            <text:p>18,8322</text:p>
          </table:table-cell>
          <table:table-cell office:value-type="float" office:value="9.2685" calcext:value-type="float">
            <text:p>9,2685</text:p>
          </table:table-cell>
          <table:table-cell office:value-type="float" office:value="0.555556" calcext:value-type="float">
            <text:p>0,555556</text:p>
          </table:table-cell>
          <table:table-cell table:number-columns-repeated="6"/>
        </table:table-row>
        <table:table-row table:style-name="ro1">
          <table:table-cell office:value-type="float" office:value="14.7413" calcext:value-type="float">
            <text:p>14,7413</text:p>
          </table:table-cell>
          <table:table-cell office:value-type="float" office:value="10.3434" calcext:value-type="float">
            <text:p>10,3434</text:p>
          </table:table-cell>
          <table:table-cell office:value-type="float" office:value="2.93025" calcext:value-type="float">
            <text:p>2,93025</text:p>
          </table:table-cell>
          <table:table-cell table:number-columns-repeated="6"/>
        </table:table-row>
        <table:table-row table:style-name="ro1">
          <table:table-cell office:value-type="float" office:value="16.1877" calcext:value-type="float">
            <text:p>16,1877</text:p>
          </table:table-cell>
          <table:table-cell office:value-type="float" office:value="9.43542" calcext:value-type="float">
            <text:p>9,43542</text:p>
          </table:table-cell>
          <table:table-cell office:value-type="float" office:value="3.65307" calcext:value-type="float">
            <text:p>3,65307</text:p>
          </table:table-cell>
          <table:table-cell table:number-columns-repeated="6"/>
        </table:table-row>
        <table:table-row table:style-name="ro1">
          <table:table-cell office:value-type="float" office:value="16.8496" calcext:value-type="float">
            <text:p>16,8496</text:p>
          </table:table-cell>
          <table:table-cell office:value-type="float" office:value="9.78415" calcext:value-type="float">
            <text:p>9,78415</text:p>
          </table:table-cell>
          <table:table-cell office:value-type="float" office:value="4.16845" calcext:value-type="float">
            <text:p>4,16845</text:p>
          </table:table-cell>
          <table:table-cell table:number-columns-repeated="6"/>
        </table:table-row>
        <table:table-row table:style-name="ro1">
          <table:table-cell office:value-type="float" office:value="15.8587" calcext:value-type="float">
            <text:p>15,8587</text:p>
          </table:table-cell>
          <table:table-cell office:value-type="float" office:value="8.8664" calcext:value-type="float">
            <text:p>8,8664</text:p>
          </table:table-cell>
          <table:table-cell office:value-type="float" office:value="3.6867" calcext:value-type="float">
            <text:p>3,6867</text:p>
          </table:table-cell>
          <table:table-cell table:number-columns-repeated="6"/>
        </table:table-row>
        <table:table-row table:style-name="ro1">
          <table:table-cell office:value-type="float" office:value="17.3689" calcext:value-type="float">
            <text:p>17,3689</text:p>
          </table:table-cell>
          <table:table-cell office:value-type="float" office:value="9.45657" calcext:value-type="float">
            <text:p>9,45657</text:p>
          </table:table-cell>
          <table:table-cell office:value-type="float" office:value="1.05721" calcext:value-type="float">
            <text:p>1,05721</text:p>
          </table:table-cell>
          <table:table-cell table:number-columns-repeated="6"/>
        </table:table-row>
        <table:table-row table:style-name="ro1">
          <table:table-cell office:value-type="float" office:value="16.8114" calcext:value-type="float">
            <text:p>16,8114</text:p>
          </table:table-cell>
          <table:table-cell office:value-type="float" office:value="10.4965" calcext:value-type="float">
            <text:p>10,4965</text:p>
          </table:table-cell>
          <table:table-cell office:value-type="float" office:value="1.57959" calcext:value-type="float">
            <text:p>1,57959</text:p>
          </table:table-cell>
          <table:table-cell table:number-columns-repeated="6"/>
        </table:table-row>
        <table:table-row table:style-name="ro1">
          <table:table-cell office:value-type="float" office:value="16.8114" calcext:value-type="float">
            <text:p>16,8114</text:p>
          </table:table-cell>
          <table:table-cell office:value-type="float" office:value="9.47253" calcext:value-type="float">
            <text:p>9,47253</text:p>
          </table:table-cell>
          <table:table-cell office:value-type="float" office:value="4.04374" calcext:value-type="float">
            <text:p>4,04374</text:p>
          </table:table-cell>
          <table:table-cell table:number-columns-repeated="6"/>
        </table:table-row>
        <table:table-row table:style-name="ro1">
          <table:table-cell office:value-type="float" office:value="13.4454" calcext:value-type="float">
            <text:p>13,4454</text:p>
          </table:table-cell>
          <table:table-cell office:value-type="float" office:value="9.55154" calcext:value-type="float">
            <text:p>9,55154</text:p>
          </table:table-cell>
          <table:table-cell office:value-type="float" office:value="4.72359" calcext:value-type="float">
            <text:p>4,72359</text:p>
          </table:table-cell>
          <table:table-cell table:number-columns-repeated="6"/>
        </table:table-row>
        <table:table-row table:style-name="ro1">
          <table:table-cell office:value-type="float" office:value="19.4539" calcext:value-type="float">
            <text:p>19,4539</text:p>
          </table:table-cell>
          <table:table-cell office:value-type="float" office:value="9.86145" calcext:value-type="float">
            <text:p>9,86145</text:p>
          </table:table-cell>
          <table:table-cell office:value-type="float" office:value="4.16667" calcext:value-type="float">
            <text:p>4,16667</text:p>
          </table:table-cell>
          <table:table-cell table:number-columns-repeated="6"/>
        </table:table-row>
        <table:table-row table:style-name="ro1">
          <table:table-cell office:value-type="float" office:value="19.7917" calcext:value-type="float">
            <text:p>19,7917</text:p>
          </table:table-cell>
          <table:table-cell office:value-type="float" office:value="9.85453" calcext:value-type="float">
            <text:p>9,85453</text:p>
          </table:table-cell>
          <table:table-cell office:value-type="float" office:value="4.23042" calcext:value-type="float">
            <text:p>4,23042</text:p>
          </table:table-cell>
          <table:table-cell table:number-columns-repeated="6"/>
        </table:table-row>
        <table:table-row table:style-name="ro1">
          <table:table-cell office:value-type="float" office:value="19.8327" calcext:value-type="float">
            <text:p>19,8327</text:p>
          </table:table-cell>
          <table:table-cell office:value-type="float" office:value="13.1148" calcext:value-type="float">
            <text:p>13,1148</text:p>
          </table:table-cell>
          <table:table-cell office:value-type="float" office:value="4.10984" calcext:value-type="float">
            <text:p>4,10984</text:p>
          </table:table-cell>
          <table:table-cell table:number-columns-repeated="6"/>
        </table:table-row>
        <table:table-row table:style-name="ro1">
          <table:table-cell office:value-type="float" office:value="20.1691" calcext:value-type="float">
            <text:p>20,1691</text:p>
          </table:table-cell>
          <table:table-cell office:value-type="float" office:value="9.33496" calcext:value-type="float">
            <text:p>9,334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.3932" calcext:value-type="float">
            <text:p>18,3932</text:p>
          </table:table-cell>
          <table:table-cell office:value-type="float" office:value="10.4647" calcext:value-type="float">
            <text:p>10,4647</text:p>
          </table:table-cell>
          <table:table-cell office:value-type="float" office:value="4.33941" calcext:value-type="float">
            <text:p>4,33941</text:p>
          </table:table-cell>
          <table:table-cell table:number-columns-repeated="6"/>
        </table:table-row>
        <table:table-row table:style-name="ro1">
          <table:table-cell office:value-type="float" office:value="19.4048" calcext:value-type="float">
            <text:p>19,4048</text:p>
          </table:table-cell>
          <table:table-cell office:value-type="float" office:value="9.67494" calcext:value-type="float">
            <text:p>9,67494</text:p>
          </table:table-cell>
          <table:table-cell office:value-type="float" office:value="4.30246" calcext:value-type="float">
            <text:p>4,30246</text:p>
          </table:table-cell>
          <table:table-cell table:number-columns-repeated="6"/>
        </table:table-row>
        <table:table-row table:style-name="ro1">
          <table:table-cell office:value-type="float" office:value="18.6551" calcext:value-type="float">
            <text:p>18,6551</text:p>
          </table:table-cell>
          <table:table-cell office:value-type="float" office:value="9.62826" calcext:value-type="float">
            <text:p>9,62826</text:p>
          </table:table-cell>
          <table:table-cell office:value-type="float" office:value="1.42077" calcext:value-type="float">
            <text:p>1,42077</text:p>
          </table:table-cell>
          <table:table-cell table:number-columns-repeated="6"/>
        </table:table-row>
        <table:table-row table:style-name="ro1">
          <table:table-cell office:value-type="float" office:value="19.5415" calcext:value-type="float">
            <text:p>19,5415</text:p>
          </table:table-cell>
          <table:table-cell office:value-type="float" office:value="10.0043" calcext:value-type="float">
            <text:p>10,0043</text:p>
          </table:table-cell>
          <table:table-cell office:value-type="float" office:value="4.40514" calcext:value-type="float">
            <text:p>4,40514</text:p>
          </table:table-cell>
          <table:table-cell table:number-columns-repeated="6"/>
        </table:table-row>
        <table:table-row table:style-name="ro1">
          <table:table-cell office:value-type="float" office:value="18.7839" calcext:value-type="float">
            <text:p>18,7839</text:p>
          </table:table-cell>
          <table:table-cell office:value-type="float" office:value="9.86224" calcext:value-type="float">
            <text:p>9,86224</text:p>
          </table:table-cell>
          <table:table-cell office:value-type="float" office:value="3.14286" calcext:value-type="float">
            <text:p>3,14286</text:p>
          </table:table-cell>
          <table:table-cell table:number-columns-repeated="6"/>
        </table:table-row>
        <table:table-row table:style-name="ro1">
          <table:table-cell office:value-type="float" office:value="20.7469" calcext:value-type="float">
            <text:p>20,7469</text:p>
          </table:table-cell>
          <table:table-cell office:value-type="float" office:value="10.0409" calcext:value-type="float">
            <text:p>10,0409</text:p>
          </table:table-cell>
          <table:table-cell office:value-type="float" office:value="2.19605" calcext:value-type="float">
            <text:p>2,19605</text:p>
          </table:table-cell>
          <table:table-cell table:number-columns-repeated="6"/>
        </table:table-row>
        <table:table-row table:style-name="ro1">
          <table:table-cell office:value-type="float" office:value="20.4366" calcext:value-type="float">
            <text:p>20,4366</text:p>
          </table:table-cell>
          <table:table-cell office:value-type="float" office:value="10.6312" calcext:value-type="float">
            <text:p>10,6312</text:p>
          </table:table-cell>
          <table:table-cell office:value-type="float" office:value="3.52038" calcext:value-type="float">
            <text:p>3,52038</text:p>
          </table:table-cell>
          <table:table-cell table:number-columns-repeated="6"/>
        </table:table-row>
        <table:table-row table:style-name="ro1">
          <table:table-cell office:value-type="float" office:value="19.8931" calcext:value-type="float">
            <text:p>19,8931</text:p>
          </table:table-cell>
          <table:table-cell office:value-type="float" office:value="9.93151" calcext:value-type="float">
            <text:p>9,93151</text:p>
          </table:table-cell>
          <table:table-cell office:value-type="float" office:value="4.5188" calcext:value-type="float">
            <text:p>4,5188</text:p>
          </table:table-cell>
          <table:table-cell table:number-columns-repeated="6"/>
        </table:table-row>
        <table:table-row table:style-name="ro1">
          <table:table-cell office:value-type="float" office:value="20.339" calcext:value-type="float">
            <text:p>20,339</text:p>
          </table:table-cell>
          <table:table-cell office:value-type="float" office:value="10.1163" calcext:value-type="float">
            <text:p>10,1163</text:p>
          </table:table-cell>
          <table:table-cell office:value-type="float" office:value="0.94451" calcext:value-type="float">
            <text:p>0,94451</text:p>
          </table:table-cell>
          <table:table-cell table:number-columns-repeated="6"/>
        </table:table-row>
        <table:table-row table:style-name="ro1">
          <table:table-cell office:value-type="float" office:value="21.0089" calcext:value-type="float">
            <text:p>21,0089</text:p>
          </table:table-cell>
          <table:table-cell office:value-type="float" office:value="10.7991" calcext:value-type="float">
            <text:p>10,7991</text:p>
          </table:table-cell>
          <table:table-cell office:value-type="float" office:value="4.39728" calcext:value-type="float">
            <text:p>4,39728</text:p>
          </table:table-cell>
          <table:table-cell table:number-columns-repeated="6"/>
        </table:table-row>
        <table:table-row table:style-name="ro1">
          <table:table-cell office:value-type="float" office:value="18.8967" calcext:value-type="float">
            <text:p>18,8967</text:p>
          </table:table-cell>
          <table:table-cell office:value-type="float" office:value="9.75744" calcext:value-type="float">
            <text:p>9,75744</text:p>
          </table:table-cell>
          <table:table-cell office:value-type="float" office:value="4.18724" calcext:value-type="float">
            <text:p>4,18724</text:p>
          </table:table-cell>
          <table:table-cell table:number-columns-repeated="6"/>
        </table:table-row>
        <table:table-row table:style-name="ro1">
          <table:table-cell office:value-type="float" office:value="22.5292" calcext:value-type="float">
            <text:p>22,5292</text:p>
          </table:table-cell>
          <table:table-cell office:value-type="float" office:value="9.31651" calcext:value-type="float">
            <text:p>9,31651</text:p>
          </table:table-cell>
          <table:table-cell office:value-type="float" office:value="3.55863" calcext:value-type="float">
            <text:p>3,55863</text:p>
          </table:table-cell>
          <table:table-cell table:number-columns-repeated="6"/>
        </table:table-row>
        <table:table-row table:style-name="ro1">
          <table:table-cell office:value-type="float" office:value="20.5301" calcext:value-type="float">
            <text:p>20,5301</text:p>
          </table:table-cell>
          <table:table-cell office:value-type="float" office:value="9.699" calcext:value-type="float">
            <text:p>9,699</text:p>
          </table:table-cell>
          <table:table-cell office:value-type="float" office:value="2.86426" calcext:value-type="float">
            <text:p>2,86426</text:p>
          </table:table-cell>
          <table:table-cell table:number-columns-repeated="6"/>
        </table:table-row>
        <table:table-row table:style-name="ro1">
          <table:table-cell office:value-type="float" office:value="20.6323" calcext:value-type="float">
            <text:p>20,6323</text:p>
          </table:table-cell>
          <table:table-cell office:value-type="float" office:value="9.67742" calcext:value-type="float">
            <text:p>9,67742</text:p>
          </table:table-cell>
          <table:table-cell office:value-type="float" office:value="4.16313" calcext:value-type="float">
            <text:p>4,16313</text:p>
          </table:table-cell>
          <table:table-cell table:number-columns-repeated="6"/>
        </table:table-row>
        <table:table-row table:style-name="ro1">
          <table:table-cell office:value-type="float" office:value="19.8432" calcext:value-type="float">
            <text:p>19,8432</text:p>
          </table:table-cell>
          <table:table-cell office:value-type="float" office:value="10.4143" calcext:value-type="float">
            <text:p>10,4143</text:p>
          </table:table-cell>
          <table:table-cell office:value-type="float" office:value="1.85759" calcext:value-type="float">
            <text:p>1,85759</text:p>
          </table:table-cell>
          <table:table-cell table:number-columns-repeated="6"/>
        </table:table-row>
        <table:table-row table:style-name="ro1">
          <table:table-cell office:value-type="float" office:value="20.45" calcext:value-type="float">
            <text:p>20,45</text:p>
          </table:table-cell>
          <table:table-cell office:value-type="float" office:value="10.2267" calcext:value-type="float">
            <text:p>10,2267</text:p>
          </table:table-cell>
          <table:table-cell office:value-type="float" office:value="4.98496" calcext:value-type="float">
            <text:p>4,98496</text:p>
          </table:table-cell>
          <table:table-cell table:number-columns-repeated="6"/>
        </table:table-row>
        <table:table-row table:style-name="ro1">
          <table:table-cell office:value-type="float" office:value="21.9195" calcext:value-type="float">
            <text:p>21,9195</text:p>
          </table:table-cell>
          <table:table-cell office:value-type="float" office:value="11.0243" calcext:value-type="float">
            <text:p>11,0243</text:p>
          </table:table-cell>
          <table:table-cell office:value-type="float" office:value="1.31846" calcext:value-type="float">
            <text:p>1,31846</text:p>
          </table:table-cell>
          <table:table-cell table:number-columns-repeated="6"/>
        </table:table-row>
        <table:table-row table:style-name="ro1">
          <table:table-cell office:value-type="float" office:value="20.9764" calcext:value-type="float">
            <text:p>20,9764</text:p>
          </table:table-cell>
          <table:table-cell office:value-type="float" office:value="10.1521" calcext:value-type="float">
            <text:p>10,1521</text:p>
          </table:table-cell>
          <table:table-cell office:value-type="float" office:value="4.41839" calcext:value-type="float">
            <text:p>4,41839</text:p>
          </table:table-cell>
          <table:table-cell table:number-columns-repeated="6"/>
        </table:table-row>
        <table:table-row table:style-name="ro1">
          <table:table-cell office:value-type="float" office:value="19.2406" calcext:value-type="float">
            <text:p>19,2406</text:p>
          </table:table-cell>
          <table:table-cell office:value-type="float" office:value="8.46561" calcext:value-type="float">
            <text:p>8,46561</text:p>
          </table:table-cell>
          <table:table-cell office:value-type="float" office:value="4.41725" calcext:value-type="float">
            <text:p>4,41725</text:p>
          </table:table-cell>
          <table:table-cell table:number-columns-repeated="6"/>
        </table:table-row>
        <table:table-row table:style-name="ro1">
          <table:table-cell office:value-type="float" office:value="18.8447" calcext:value-type="float">
            <text:p>18,8447</text:p>
          </table:table-cell>
          <table:table-cell office:value-type="float" office:value="9.99883" calcext:value-type="float">
            <text:p>9,99883</text:p>
          </table:table-cell>
          <table:table-cell office:value-type="float" office:value="2.71739" calcext:value-type="float">
            <text:p>2,71739</text:p>
          </table:table-cell>
          <table:table-cell table:number-columns-repeated="6"/>
        </table:table-row>
        <table:table-row table:style-name="ro1">
          <table:table-cell office:value-type="float" office:value="19.2055" calcext:value-type="float">
            <text:p>19,2055</text:p>
          </table:table-cell>
          <table:table-cell office:value-type="float" office:value="9.31212" calcext:value-type="float">
            <text:p>9,31212</text:p>
          </table:table-cell>
          <table:table-cell office:value-type="float" office:value="3.72671" calcext:value-type="float">
            <text:p>3,72671</text:p>
          </table:table-cell>
          <table:table-cell table:number-columns-repeated="6"/>
        </table:table-row>
        <table:table-row table:style-name="ro1">
          <table:table-cell office:value-type="float" office:value="19.0791" calcext:value-type="float">
            <text:p>19,0791</text:p>
          </table:table-cell>
          <table:table-cell office:value-type="float" office:value="10.757" calcext:value-type="float">
            <text:p>10,757</text:p>
          </table:table-cell>
          <table:table-cell office:value-type="float" office:value="3.467" calcext:value-type="float">
            <text:p>3,467</text:p>
          </table:table-cell>
          <table:table-cell table:number-columns-repeated="6"/>
        </table:table-row>
        <table:table-row table:style-name="ro1">
          <table:table-cell office:value-type="float" office:value="19.6813" calcext:value-type="float">
            <text:p>19,6813</text:p>
          </table:table-cell>
          <table:table-cell office:value-type="float" office:value="9.86005" calcext:value-type="float">
            <text:p>9,86005</text:p>
          </table:table-cell>
          <table:table-cell office:value-type="float" office:value="3.68879" calcext:value-type="float">
            <text:p>3,68879</text:p>
          </table:table-cell>
          <table:table-cell table:number-columns-repeated="6"/>
        </table:table-row>
        <table:table-row table:style-name="ro1">
          <table:table-cell office:value-type="float" office:value="20.5711" calcext:value-type="float">
            <text:p>20,5711</text:p>
          </table:table-cell>
          <table:table-cell office:value-type="float" office:value="9.9689" calcext:value-type="float">
            <text:p>9,9689</text:p>
          </table:table-cell>
          <table:table-cell office:value-type="float" office:value="4.68549" calcext:value-type="float">
            <text:p>4,68549</text:p>
          </table:table-cell>
          <table:table-cell table:number-columns-repeated="6"/>
        </table:table-row>
        <table:table-row table:style-name="ro1">
          <table:table-cell office:value-type="float" office:value="19.2122" calcext:value-type="float">
            <text:p>19,2122</text:p>
          </table:table-cell>
          <table:table-cell office:value-type="float" office:value="9.55768" calcext:value-type="float">
            <text:p>9,55768</text:p>
          </table:table-cell>
          <table:table-cell office:value-type="float" office:value="3.74899" calcext:value-type="float">
            <text:p>3,74899</text:p>
          </table:table-cell>
          <table:table-cell table:number-columns-repeated="6"/>
        </table:table-row>
        <table:table-row table:style-name="ro1">
          <table:table-cell office:value-type="float" office:value="18.5711" calcext:value-type="float">
            <text:p>18,5711</text:p>
          </table:table-cell>
          <table:table-cell office:value-type="float" office:value="10.5006" calcext:value-type="float">
            <text:p>10,5006</text:p>
          </table:table-cell>
          <table:table-cell office:value-type="float" office:value="2.89855" calcext:value-type="float">
            <text:p>2,89855</text:p>
          </table:table-cell>
          <table:table-cell table:number-columns-repeated="6"/>
        </table:table-row>
        <table:table-row table:style-name="ro1">
          <table:table-cell office:value-type="float" office:value="20.7132" calcext:value-type="float">
            <text:p>20,7132</text:p>
          </table:table-cell>
          <table:table-cell office:value-type="float" office:value="9.57489" calcext:value-type="float">
            <text:p>9,57489</text:p>
          </table:table-cell>
          <table:table-cell office:value-type="float" office:value="4.72025" calcext:value-type="float">
            <text:p>4,72025</text:p>
          </table:table-cell>
          <table:table-cell table:number-columns-repeated="6"/>
        </table:table-row>
        <table:table-row table:style-name="ro1">
          <table:table-cell office:value-type="float" office:value="20.9615" calcext:value-type="float">
            <text:p>20,9615</text:p>
          </table:table-cell>
          <table:table-cell office:value-type="float" office:value="9.30056" calcext:value-type="float">
            <text:p>9,30056</text:p>
          </table:table-cell>
          <table:table-cell office:value-type="float" office:value="4.48089" calcext:value-type="float">
            <text:p>4,48089</text:p>
          </table:table-cell>
          <table:table-cell table:number-columns-repeated="6"/>
        </table:table-row>
        <table:table-row table:style-name="ro1">
          <table:table-cell office:value-type="float" office:value="20.3191" calcext:value-type="float">
            <text:p>20,3191</text:p>
          </table:table-cell>
          <table:table-cell office:value-type="float" office:value="10.579" calcext:value-type="float">
            <text:p>10,579</text:p>
          </table:table-cell>
          <table:table-cell office:value-type="float" office:value="2.87338" calcext:value-type="float">
            <text:p>2,87338</text:p>
          </table:table-cell>
          <table:table-cell table:number-columns-repeated="6"/>
        </table:table-row>
        <table:table-row table:style-name="ro1">
          <table:table-cell office:value-type="float" office:value="19.5319" calcext:value-type="float">
            <text:p>19,5319</text:p>
          </table:table-cell>
          <table:table-cell office:value-type="float" office:value="9.50201" calcext:value-type="float">
            <text:p>9,50201</text:p>
          </table:table-cell>
          <table:table-cell office:value-type="float" office:value="3.18153" calcext:value-type="float">
            <text:p>3,18153</text:p>
          </table:table-cell>
          <table:table-cell table:number-columns-repeated="6"/>
        </table:table-row>
        <table:table-row table:style-name="ro1">
          <table:table-cell office:value-type="float" office:value="18.8816" calcext:value-type="float">
            <text:p>18,8816</text:p>
          </table:table-cell>
          <table:table-cell office:value-type="float" office:value="9.95497" calcext:value-type="float">
            <text:p>9,95497</text:p>
          </table:table-cell>
          <table:table-cell office:value-type="float" office:value="4.14515" calcext:value-type="float">
            <text:p>4,14515</text:p>
          </table:table-cell>
          <table:table-cell table:number-columns-repeated="6"/>
        </table:table-row>
        <table:table-row table:style-name="ro1">
          <table:table-cell office:value-type="float" office:value="20.1024" calcext:value-type="float">
            <text:p>20,1024</text:p>
          </table:table-cell>
          <table:table-cell office:value-type="float" office:value="10.4828" calcext:value-type="float">
            <text:p>10,4828</text:p>
          </table:table-cell>
          <table:table-cell office:value-type="float" office:value="2.77778" calcext:value-type="float">
            <text:p>2,77778</text:p>
          </table:table-cell>
          <table:table-cell table:number-columns-repeated="6"/>
        </table:table-row>
        <table:table-row table:style-name="ro1">
          <table:table-cell office:value-type="float" office:value="20.5264" calcext:value-type="float">
            <text:p>20,5264</text:p>
          </table:table-cell>
          <table:table-cell office:value-type="float" office:value="9.54144" calcext:value-type="float">
            <text:p>9,54144</text:p>
          </table:table-cell>
          <table:table-cell office:value-type="float" office:value="1.41278" calcext:value-type="float">
            <text:p>1,41278</text:p>
          </table:table-cell>
          <table:table-cell table:number-columns-repeated="6"/>
        </table:table-row>
        <table:table-row table:style-name="ro1">
          <table:table-cell office:value-type="float" office:value="19.9193" calcext:value-type="float">
            <text:p>19,9193</text:p>
          </table:table-cell>
          <table:table-cell office:value-type="float" office:value="9.79522" calcext:value-type="float">
            <text:p>9,79522</text:p>
          </table:table-cell>
          <table:table-cell office:value-type="float" office:value="4.50156" calcext:value-type="float">
            <text:p>4,50156</text:p>
          </table:table-cell>
          <table:table-cell table:number-columns-repeated="6"/>
        </table:table-row>
        <table:table-row table:style-name="ro1">
          <table:table-cell office:value-type="float" office:value="18.7368" calcext:value-type="float">
            <text:p>18,7368</text:p>
          </table:table-cell>
          <table:table-cell office:value-type="float" office:value="9.88842" calcext:value-type="float">
            <text:p>9,88842</text:p>
          </table:table-cell>
          <table:table-cell office:value-type="float" office:value="3.99081" calcext:value-type="float">
            <text:p>3,99081</text:p>
          </table:table-cell>
          <table:table-cell table:number-columns-repeated="6"/>
        </table:table-row>
        <table:table-row table:style-name="ro1">
          <table:table-cell office:value-type="float" office:value="20.5657" calcext:value-type="float">
            <text:p>20,5657</text:p>
          </table:table-cell>
          <table:table-cell office:value-type="float" office:value="12.5934" calcext:value-type="float">
            <text:p>12,5934</text:p>
          </table:table-cell>
          <table:table-cell office:value-type="float" office:value="1.5625" calcext:value-type="float">
            <text:p>1,5625</text:p>
          </table:table-cell>
          <table:table-cell table:number-columns-repeated="6"/>
        </table:table-row>
        <table:table-row table:style-name="ro1">
          <table:table-cell office:value-type="float" office:value="19.9234" calcext:value-type="float">
            <text:p>19,9234</text:p>
          </table:table-cell>
          <table:table-cell office:value-type="float" office:value="9.07392" calcext:value-type="float">
            <text:p>9,07392</text:p>
          </table:table-cell>
          <table:table-cell office:value-type="float" office:value="3.39889" calcext:value-type="float">
            <text:p>3,39889</text:p>
          </table:table-cell>
          <table:table-cell table:number-columns-repeated="6"/>
        </table:table-row>
        <table:table-row table:style-name="ro1">
          <table:table-cell office:value-type="float" office:value="19.6486" calcext:value-type="float">
            <text:p>19,6486</text:p>
          </table:table-cell>
          <table:table-cell office:value-type="float" office:value="10.3657" calcext:value-type="float">
            <text:p>10,3657</text:p>
          </table:table-cell>
          <table:table-cell office:value-type="float" office:value="4.17405" calcext:value-type="float">
            <text:p>4,17405</text:p>
          </table:table-cell>
          <table:table-cell table:number-columns-repeated="6"/>
        </table:table-row>
        <table:table-row table:style-name="ro1">
          <table:table-cell office:value-type="float" office:value="19.6368" calcext:value-type="float">
            <text:p>19,6368</text:p>
          </table:table-cell>
          <table:table-cell office:value-type="float" office:value="10.3332" calcext:value-type="float">
            <text:p>10,3332</text:p>
          </table:table-cell>
          <table:table-cell office:value-type="float" office:value="2.89256" calcext:value-type="float">
            <text:p>2,89256</text:p>
          </table:table-cell>
          <table:table-cell table:number-columns-repeated="6"/>
        </table:table-row>
        <table:table-row table:style-name="ro1">
          <table:table-cell office:value-type="float" office:value="18.6047" calcext:value-type="float">
            <text:p>18,6047</text:p>
          </table:table-cell>
          <table:table-cell office:value-type="float" office:value="10.8935" calcext:value-type="float">
            <text:p>10,8935</text:p>
          </table:table-cell>
          <table:table-cell office:value-type="float" office:value="2.83822" calcext:value-type="float">
            <text:p>2,83822</text:p>
          </table:table-cell>
          <table:table-cell table:number-columns-repeated="6"/>
        </table:table-row>
        <table:table-row table:style-name="ro1">
          <table:table-cell office:value-type="float" office:value="20.2988" calcext:value-type="float">
            <text:p>20,2988</text:p>
          </table:table-cell>
          <table:table-cell office:value-type="float" office:value="10.1526" calcext:value-type="float">
            <text:p>10,1526</text:p>
          </table:table-cell>
          <table:table-cell office:value-type="float" office:value="3.96492" calcext:value-type="float">
            <text:p>3,96492</text:p>
          </table:table-cell>
          <table:table-cell table:number-columns-repeated="6"/>
        </table:table-row>
        <table:table-row table:style-name="ro1">
          <table:table-cell office:value-type="float" office:value="18.5586" calcext:value-type="float">
            <text:p>18,5586</text:p>
          </table:table-cell>
          <table:table-cell office:value-type="float" office:value="10.0629" calcext:value-type="float">
            <text:p>10,0629</text:p>
          </table:table-cell>
          <table:table-cell office:value-type="float" office:value="4.55849" calcext:value-type="float">
            <text:p>4,55849</text:p>
          </table:table-cell>
          <table:table-cell table:number-columns-repeated="6"/>
        </table:table-row>
        <table:table-row table:style-name="ro1">
          <table:table-cell office:value-type="float" office:value="18.0789" calcext:value-type="float">
            <text:p>18,0789</text:p>
          </table:table-cell>
          <table:table-cell office:value-type="float" office:value="9.17782" calcext:value-type="float">
            <text:p>9,17782</text:p>
          </table:table-cell>
          <table:table-cell office:value-type="float" office:value="1.58416" calcext:value-type="float">
            <text:p>1,58416</text:p>
          </table:table-cell>
          <table:table-cell table:number-columns-repeated="6"/>
        </table:table-row>
        <table:table-row table:style-name="ro1">
          <table:table-cell office:value-type="float" office:value="19.0941" calcext:value-type="float">
            <text:p>19,0941</text:p>
          </table:table-cell>
          <table:table-cell office:value-type="float" office:value="9.81429" calcext:value-type="float">
            <text:p>9,81429</text:p>
          </table:table-cell>
          <table:table-cell office:value-type="float" office:value="1.88679" calcext:value-type="float">
            <text:p>1,88679</text:p>
          </table:table-cell>
          <table:table-cell table:number-columns-repeated="6"/>
        </table:table-row>
        <table:table-row table:style-name="ro1">
          <table:table-cell office:value-type="float" office:value="15.822" calcext:value-type="float">
            <text:p>15,822</text:p>
          </table:table-cell>
          <table:table-cell office:value-type="float" office:value="9.34256" calcext:value-type="float">
            <text:p>9,34256</text:p>
          </table:table-cell>
          <table:table-cell office:value-type="float" office:value="1.11386" calcext:value-type="float">
            <text:p>1,11386</text:p>
          </table:table-cell>
          <table:table-cell table:number-columns-repeated="6"/>
        </table:table-row>
        <table:table-row table:style-name="ro1">
          <table:table-cell office:value-type="float" office:value="18.1419" calcext:value-type="float">
            <text:p>18,1419</text:p>
          </table:table-cell>
          <table:table-cell office:value-type="float" office:value="11.7117" calcext:value-type="float">
            <text:p>11,7117</text:p>
          </table:table-cell>
          <table:table-cell office:value-type="float" office:value="1.62767" calcext:value-type="float">
            <text:p>1,62767</text:p>
          </table:table-cell>
          <table:table-cell table:number-columns-repeated="6"/>
        </table:table-row>
        <table:table-row table:style-name="ro1">
          <table:table-cell office:value-type="float" office:value="18.7419" calcext:value-type="float">
            <text:p>18,7419</text:p>
          </table:table-cell>
          <table:table-cell office:value-type="float" office:value="9.58109" calcext:value-type="float">
            <text:p>9,58109</text:p>
          </table:table-cell>
          <table:table-cell office:value-type="float" office:value="0.471698" calcext:value-type="float">
            <text:p>0,471698</text:p>
          </table:table-cell>
          <table:table-cell table:number-columns-repeated="6"/>
        </table:table-row>
        <table:table-row table:style-name="ro1">
          <table:table-cell office:value-type="float" office:value="15.2822" calcext:value-type="float">
            <text:p>15,2822</text:p>
          </table:table-cell>
          <table:table-cell office:value-type="float" office:value="8.72314" calcext:value-type="float">
            <text:p>8,72314</text:p>
          </table:table-cell>
          <table:table-cell office:value-type="float" office:value="3.4581" calcext:value-type="float">
            <text:p>3,4581</text:p>
          </table:table-cell>
          <table:table-cell table:number-columns-repeated="6"/>
        </table:table-row>
        <table:table-row table:style-name="ro1">
          <table:table-cell office:value-type="float" office:value="17.4874" calcext:value-type="float">
            <text:p>17,4874</text:p>
          </table:table-cell>
          <table:table-cell office:value-type="float" office:value="9.44387" calcext:value-type="float">
            <text:p>9,44387</text:p>
          </table:table-cell>
          <table:table-cell office:value-type="float" office:value="3.77197" calcext:value-type="float">
            <text:p>3,77197</text:p>
          </table:table-cell>
          <table:table-cell table:number-columns-repeated="6"/>
        </table:table-row>
        <table:table-row table:style-name="ro1">
          <table:table-cell office:value-type="float" office:value="18.6349" calcext:value-type="float">
            <text:p>18,6349</text:p>
          </table:table-cell>
          <table:table-cell office:value-type="float" office:value="9.76492" calcext:value-type="float">
            <text:p>9,76492</text:p>
          </table:table-cell>
          <table:table-cell office:value-type="float" office:value="4.20156" calcext:value-type="float">
            <text:p>4,20156</text:p>
          </table:table-cell>
          <table:table-cell table:number-columns-repeated="6"/>
        </table:table-row>
        <table:table-row table:style-name="ro1">
          <table:table-cell office:value-type="float" office:value="15.9179" calcext:value-type="float">
            <text:p>15,9179</text:p>
          </table:table-cell>
          <table:table-cell office:value-type="float" office:value="9.14286" calcext:value-type="float">
            <text:p>9,14286</text:p>
          </table:table-cell>
          <table:table-cell office:value-type="float" office:value="3.46011" calcext:value-type="float">
            <text:p>3,46011</text:p>
          </table:table-cell>
          <table:table-cell table:number-columns-repeated="6"/>
        </table:table-row>
        <table:table-row table:style-name="ro1">
          <table:table-cell office:value-type="float" office:value="17.2507" calcext:value-type="float">
            <text:p>17,2507</text:p>
          </table:table-cell>
          <table:table-cell office:value-type="float" office:value="9.5615" calcext:value-type="float">
            <text:p>9,5615</text:p>
          </table:table-cell>
          <table:table-cell office:value-type="float" office:value="1.31661" calcext:value-type="float">
            <text:p>1,31661</text:p>
          </table:table-cell>
          <table:table-cell table:number-columns-repeated="6"/>
        </table:table-row>
        <table:table-row table:style-name="ro1">
          <table:table-cell office:value-type="float" office:value="16.4985" calcext:value-type="float">
            <text:p>16,4985</text:p>
          </table:table-cell>
          <table:table-cell office:value-type="float" office:value="10.292" calcext:value-type="float">
            <text:p>10,292</text:p>
          </table:table-cell>
          <table:table-cell office:value-type="float" office:value="1.53031" calcext:value-type="float">
            <text:p>1,53031</text:p>
          </table:table-cell>
          <table:table-cell table:number-columns-repeated="6"/>
        </table:table-row>
        <table:table-row table:style-name="ro1">
          <table:table-cell office:value-type="float" office:value="17.3382" calcext:value-type="float">
            <text:p>17,3382</text:p>
          </table:table-cell>
          <table:table-cell office:value-type="float" office:value="9.10916" calcext:value-type="float">
            <text:p>9,10916</text:p>
          </table:table-cell>
          <table:table-cell office:value-type="float" office:value="4.13265" calcext:value-type="float">
            <text:p>4,13265</text:p>
          </table:table-cell>
          <table:table-cell table:number-columns-repeated="6"/>
        </table:table-row>
        <table:table-row table:style-name="ro1">
          <table:table-cell office:value-type="float" office:value="22.1154" calcext:value-type="float">
            <text:p>22,1154</text:p>
          </table:table-cell>
          <table:table-cell office:value-type="float" office:value="11.2064" calcext:value-type="float">
            <text:p>11,2064</text:p>
          </table:table-cell>
          <table:table-cell office:value-type="float" office:value="4.20633" calcext:value-type="float">
            <text:p>4,20633</text:p>
          </table:table-cell>
          <table:table-cell table:number-columns-repeated="6"/>
        </table:table-row>
        <table:table-row table:style-name="ro1">
          <table:table-cell office:value-type="float" office:value="19.2857" calcext:value-type="float">
            <text:p>19,2857</text:p>
          </table:table-cell>
          <table:table-cell office:value-type="float" office:value="10.1188" calcext:value-type="float">
            <text:p>10,1188</text:p>
          </table:table-cell>
          <table:table-cell office:value-type="float" office:value="4.39861" calcext:value-type="float">
            <text:p>4,39861</text:p>
          </table:table-cell>
          <table:table-cell table:number-columns-repeated="6"/>
        </table:table-row>
        <table:table-row table:style-name="ro1">
          <table:table-cell office:value-type="float" office:value="17.8694" calcext:value-type="float">
            <text:p>17,8694</text:p>
          </table:table-cell>
          <table:table-cell office:value-type="float" office:value="9.43662" calcext:value-type="float">
            <text:p>9,43662</text:p>
          </table:table-cell>
          <table:table-cell office:value-type="float" office:value="4.25559" calcext:value-type="float">
            <text:p>4,25559</text:p>
          </table:table-cell>
          <table:table-cell table:number-columns-repeated="6"/>
        </table:table-row>
        <table:table-row table:style-name="ro1">
          <table:table-cell office:value-type="float" office:value="20.6198" calcext:value-type="float">
            <text:p>20,6198</text:p>
          </table:table-cell>
          <table:table-cell office:value-type="float" office:value="10.7843" calcext:value-type="float">
            <text:p>10,7843</text:p>
          </table:table-cell>
          <table:table-cell office:value-type="float" office:value="3.99194" calcext:value-type="float">
            <text:p>3,99194</text:p>
          </table:table-cell>
          <table:table-cell table:number-columns-repeated="6"/>
        </table:table-row>
        <table:table-row table:style-name="ro1">
          <table:table-cell office:value-type="float" office:value="19.1211" calcext:value-type="float">
            <text:p>19,1211</text:p>
          </table:table-cell>
          <table:table-cell office:value-type="float" office:value="10.2932" calcext:value-type="float">
            <text:p>10,29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4082" calcext:value-type="float">
            <text:p>20,4082</text:p>
          </table:table-cell>
          <table:table-cell office:value-type="float" office:value="10.8272" calcext:value-type="float">
            <text:p>10,8272</text:p>
          </table:table-cell>
          <table:table-cell office:value-type="float" office:value="4.18336" calcext:value-type="float">
            <text:p>4,18336</text:p>
          </table:table-cell>
          <table:table-cell table:number-columns-repeated="6"/>
        </table:table-row>
        <table:table-row table:style-name="ro1">
          <table:table-cell office:value-type="float" office:value="19.6934" calcext:value-type="float">
            <text:p>19,6934</text:p>
          </table:table-cell>
          <table:table-cell office:value-type="float" office:value="9.87623" calcext:value-type="float">
            <text:p>9,87623</text:p>
          </table:table-cell>
          <table:table-cell office:value-type="float" office:value="4.32077" calcext:value-type="float">
            <text:p>4,32077</text:p>
          </table:table-cell>
          <table:table-cell table:number-columns-repeated="6"/>
        </table:table-row>
        <table:table-row table:style-name="ro1">
          <table:table-cell office:value-type="float" office:value="18.6459" calcext:value-type="float">
            <text:p>18,6459</text:p>
          </table:table-cell>
          <table:table-cell office:value-type="float" office:value="9.98699" calcext:value-type="float">
            <text:p>9,98699</text:p>
          </table:table-cell>
          <table:table-cell office:value-type="float" office:value="1.82857" calcext:value-type="float">
            <text:p>1,82857</text:p>
          </table:table-cell>
          <table:table-cell table:number-columns-repeated="6"/>
        </table:table-row>
        <table:table-row table:style-name="ro1">
          <table:table-cell office:value-type="float" office:value="19.5254" calcext:value-type="float">
            <text:p>19,5254</text:p>
          </table:table-cell>
          <table:table-cell office:value-type="float" office:value="10.1935" calcext:value-type="float">
            <text:p>10,1935</text:p>
          </table:table-cell>
          <table:table-cell office:value-type="float" office:value="4.04429" calcext:value-type="float">
            <text:p>4,04429</text:p>
          </table:table-cell>
          <table:table-cell table:number-columns-repeated="6"/>
        </table:table-row>
        <table:table-row table:style-name="ro1">
          <table:table-cell office:value-type="float" office:value="18.6966" calcext:value-type="float">
            <text:p>18,6966</text:p>
          </table:table-cell>
          <table:table-cell office:value-type="float" office:value="10.0436" calcext:value-type="float">
            <text:p>10,0436</text:p>
          </table:table-cell>
          <table:table-cell office:value-type="float" office:value="2.68934" calcext:value-type="float">
            <text:p>2,68934</text:p>
          </table:table-cell>
          <table:table-cell table:number-columns-repeated="6"/>
        </table:table-row>
        <table:table-row table:style-name="ro1">
          <table:table-cell office:value-type="float" office:value="19.1837" calcext:value-type="float">
            <text:p>19,1837</text:p>
          </table:table-cell>
          <table:table-cell office:value-type="float" office:value="9.84911" calcext:value-type="float">
            <text:p>9,84911</text:p>
          </table:table-cell>
          <table:table-cell office:value-type="float" office:value="2.74058" calcext:value-type="float">
            <text:p>2,74058</text:p>
          </table:table-cell>
          <table:table-cell table:number-columns-repeated="6"/>
        </table:table-row>
        <table:table-row table:style-name="ro1">
          <table:table-cell office:value-type="float" office:value="20.8946" calcext:value-type="float">
            <text:p>20,8946</text:p>
          </table:table-cell>
          <table:table-cell office:value-type="float" office:value="6.50888" calcext:value-type="float">
            <text:p>6,50888</text:p>
          </table:table-cell>
          <table:table-cell office:value-type="float" office:value="3.57827" calcext:value-type="float">
            <text:p>3,57827</text:p>
          </table:table-cell>
          <table:table-cell table:number-columns-repeated="6"/>
        </table:table-row>
        <table:table-row table:style-name="ro1">
          <table:table-cell office:value-type="float" office:value="18.9718" calcext:value-type="float">
            <text:p>18,9718</text:p>
          </table:table-cell>
          <table:table-cell office:value-type="float" office:value="9.45455" calcext:value-type="float">
            <text:p>9,45455</text:p>
          </table:table-cell>
          <table:table-cell office:value-type="float" office:value="4.72226" calcext:value-type="float">
            <text:p>4,72226</text:p>
          </table:table-cell>
          <table:table-cell table:number-columns-repeated="6"/>
        </table:table-row>
        <table:table-row table:style-name="ro1">
          <table:table-cell office:value-type="float" office:value="18.7538" calcext:value-type="float">
            <text:p>18,7538</text:p>
          </table:table-cell>
          <table:table-cell office:value-type="float" office:value="10.1266" calcext:value-type="float">
            <text:p>10,1266</text:p>
          </table:table-cell>
          <table:table-cell office:value-type="float" office:value="0.953516" calcext:value-type="float">
            <text:p>0,953516</text:p>
          </table:table-cell>
          <table:table-cell table:number-columns-repeated="6"/>
        </table:table-row>
        <table:table-row table:style-name="ro1">
          <table:table-cell office:value-type="float" office:value="20.3659" calcext:value-type="float">
            <text:p>20,3659</text:p>
          </table:table-cell>
          <table:table-cell office:value-type="float" office:value="10.166" calcext:value-type="float">
            <text:p>10,166</text:p>
          </table:table-cell>
          <table:table-cell office:value-type="float" office:value="4.41159" calcext:value-type="float">
            <text:p>4,41159</text:p>
          </table:table-cell>
          <table:table-cell table:number-columns-repeated="6"/>
        </table:table-row>
        <table:table-row table:style-name="ro1">
          <table:table-cell office:value-type="float" office:value="19.5462" calcext:value-type="float">
            <text:p>19,5462</text:p>
          </table:table-cell>
          <table:table-cell office:value-type="float" office:value="9.90081" calcext:value-type="float">
            <text:p>9,90081</text:p>
          </table:table-cell>
          <table:table-cell office:value-type="float" office:value="4.0719" calcext:value-type="float">
            <text:p>4,0719</text:p>
          </table:table-cell>
          <table:table-cell table:number-columns-repeated="6"/>
        </table:table-row>
        <table:table-row table:style-name="ro1">
          <table:table-cell office:value-type="float" office:value="21.0084" calcext:value-type="float">
            <text:p>21,0084</text:p>
          </table:table-cell>
          <table:table-cell office:value-type="float" office:value="9.72104" calcext:value-type="float">
            <text:p>9,72104</text:p>
          </table:table-cell>
          <table:table-cell office:value-type="float" office:value="3.62708" calcext:value-type="float">
            <text:p>3,62708</text:p>
          </table:table-cell>
          <table:table-cell table:number-columns-repeated="6"/>
        </table:table-row>
        <table:table-row table:style-name="ro1">
          <table:table-cell office:value-type="float" office:value="21.3955" calcext:value-type="float">
            <text:p>21,3955</text:p>
          </table:table-cell>
          <table:table-cell office:value-type="float" office:value="6.74603" calcext:value-type="float">
            <text:p>6,74603</text:p>
          </table:table-cell>
          <table:table-cell office:value-type="float" office:value="3.11333" calcext:value-type="float">
            <text:p>3,11333</text:p>
          </table:table-cell>
          <table:table-cell table:number-columns-repeated="6"/>
        </table:table-row>
        <table:table-row table:style-name="ro1">
          <table:table-cell office:value-type="float" office:value="20.701" calcext:value-type="float">
            <text:p>20,701</text:p>
          </table:table-cell>
          <table:table-cell office:value-type="float" office:value="10.3524" calcext:value-type="float">
            <text:p>10,3524</text:p>
          </table:table-cell>
          <table:table-cell office:value-type="float" office:value="3.57294" calcext:value-type="float">
            <text:p>3,57294</text:p>
          </table:table-cell>
          <table:table-cell table:number-columns-repeated="6"/>
        </table:table-row>
        <table:table-row table:style-name="ro1">
          <table:table-cell office:value-type="float" office:value="18.6151" calcext:value-type="float">
            <text:p>18,6151</text:p>
          </table:table-cell>
          <table:table-cell office:value-type="float" office:value="10.3226" calcext:value-type="float">
            <text:p>10,3226</text:p>
          </table:table-cell>
          <table:table-cell office:value-type="float" office:value="1.3986" calcext:value-type="float">
            <text:p>1,3986</text:p>
          </table:table-cell>
          <table:table-cell table:number-columns-repeated="6"/>
        </table:table-row>
        <table:table-row table:style-name="ro1">
          <table:table-cell office:value-type="float" office:value="20.9591" calcext:value-type="float">
            <text:p>20,9591</text:p>
          </table:table-cell>
          <table:table-cell office:value-type="float" office:value="10.213" calcext:value-type="float">
            <text:p>10,213</text:p>
          </table:table-cell>
          <table:table-cell office:value-type="float" office:value="5.09854" calcext:value-type="float">
            <text:p>5,09854</text:p>
          </table:table-cell>
          <table:table-cell table:number-columns-repeated="6"/>
        </table:table-row>
        <table:table-row table:style-name="ro1">
          <table:table-cell office:value-type="float" office:value="21.631" calcext:value-type="float">
            <text:p>21,631</text:p>
          </table:table-cell>
          <table:table-cell office:value-type="float" office:value="10.3114" calcext:value-type="float">
            <text:p>10,3114</text:p>
          </table:table-cell>
          <table:table-cell office:value-type="float" office:value="1.42857" calcext:value-type="float">
            <text:p>1,42857</text:p>
          </table:table-cell>
          <table:table-cell table:number-columns-repeated="6"/>
        </table:table-row>
        <table:table-row table:style-name="ro1">
          <table:table-cell office:value-type="float" office:value="20.4502" calcext:value-type="float">
            <text:p>20,4502</text:p>
          </table:table-cell>
          <table:table-cell office:value-type="float" office:value="10.487" calcext:value-type="float">
            <text:p>10,487</text:p>
          </table:table-cell>
          <table:table-cell office:value-type="float" office:value="4.29107" calcext:value-type="float">
            <text:p>4,29107</text:p>
          </table:table-cell>
          <table:table-cell table:number-columns-repeated="6"/>
        </table:table-row>
        <table:table-row table:style-name="ro1">
          <table:table-cell office:value-type="float" office:value="19.3734" calcext:value-type="float">
            <text:p>19,3734</text:p>
          </table:table-cell>
          <table:table-cell office:value-type="float" office:value="9.81752" calcext:value-type="float">
            <text:p>9,81752</text:p>
          </table:table-cell>
          <table:table-cell office:value-type="float" office:value="4.41762" calcext:value-type="float">
            <text:p>4,41762</text:p>
          </table:table-cell>
          <table:table-cell table:number-columns-repeated="6"/>
        </table:table-row>
        <table:table-row table:style-name="ro1">
          <table:table-cell office:value-type="float" office:value="19.3032" calcext:value-type="float">
            <text:p>19,3032</text:p>
          </table:table-cell>
          <table:table-cell office:value-type="float" office:value="10.1324" calcext:value-type="float">
            <text:p>10,1324</text:p>
          </table:table-cell>
          <table:table-cell office:value-type="float" office:value="2.93624" calcext:value-type="float">
            <text:p>2,93624</text:p>
          </table:table-cell>
          <table:table-cell table:number-columns-repeated="6"/>
        </table:table-row>
        <table:table-row table:style-name="ro1">
          <table:table-cell office:value-type="float" office:value="19.1089" calcext:value-type="float">
            <text:p>19,1089</text:p>
          </table:table-cell>
          <table:table-cell office:value-type="float" office:value="9.89024" calcext:value-type="float">
            <text:p>9,89024</text:p>
          </table:table-cell>
          <table:table-cell office:value-type="float" office:value="4.13453" calcext:value-type="float">
            <text:p>4,13453</text:p>
          </table:table-cell>
          <table:table-cell table:number-columns-repeated="6"/>
        </table:table-row>
        <table:table-row table:style-name="ro1">
          <table:table-cell office:value-type="float" office:value="19.1109" calcext:value-type="float">
            <text:p>19,1109</text:p>
          </table:table-cell>
          <table:table-cell office:value-type="float" office:value="9.73451" calcext:value-type="float">
            <text:p>9,73451</text:p>
          </table:table-cell>
          <table:table-cell office:value-type="float" office:value="3.4643" calcext:value-type="float">
            <text:p>3,4643</text:p>
          </table:table-cell>
          <table:table-cell table:number-columns-repeated="6"/>
        </table:table-row>
        <table:table-row table:style-name="ro1">
          <table:table-cell office:value-type="float" office:value="19.6355" calcext:value-type="float">
            <text:p>19,6355</text:p>
          </table:table-cell>
          <table:table-cell office:value-type="float" office:value="9.49045" calcext:value-type="float">
            <text:p>9,49045</text:p>
          </table:table-cell>
          <table:table-cell office:value-type="float" office:value="3.54171" calcext:value-type="float">
            <text:p>3,54171</text:p>
          </table:table-cell>
          <table:table-cell table:number-columns-repeated="6"/>
        </table:table-row>
        <table:table-row table:style-name="ro1">
          <table:table-cell office:value-type="float" office:value="20.4066" calcext:value-type="float">
            <text:p>20,4066</text:p>
          </table:table-cell>
          <table:table-cell office:value-type="float" office:value="9.41112" calcext:value-type="float">
            <text:p>9,41112</text:p>
          </table:table-cell>
          <table:table-cell office:value-type="float" office:value="4.15727" calcext:value-type="float">
            <text:p>4,15727</text:p>
          </table:table-cell>
          <table:table-cell table:number-columns-repeated="6"/>
        </table:table-row>
        <table:table-row table:style-name="ro1">
          <table:table-cell office:value-type="float" office:value="19.3219" calcext:value-type="float">
            <text:p>19,3219</text:p>
          </table:table-cell>
          <table:table-cell office:value-type="float" office:value="10.1664" calcext:value-type="float">
            <text:p>10,1664</text:p>
          </table:table-cell>
          <table:table-cell office:value-type="float" office:value="3.71567" calcext:value-type="float">
            <text:p>3,71567</text:p>
          </table:table-cell>
          <table:table-cell table:number-columns-repeated="6"/>
        </table:table-row>
        <table:table-row table:style-name="ro1">
          <table:table-cell office:value-type="float" office:value="18.5193" calcext:value-type="float">
            <text:p>18,5193</text:p>
          </table:table-cell>
          <table:table-cell office:value-type="float" office:value="9.2502" calcext:value-type="float">
            <text:p>9,2502</text:p>
          </table:table-cell>
          <table:table-cell office:value-type="float" office:value="3.35655" calcext:value-type="float">
            <text:p>3,35655</text:p>
          </table:table-cell>
          <table:table-cell table:number-columns-repeated="6"/>
        </table:table-row>
        <table:table-row table:style-name="ro1">
          <table:table-cell office:value-type="float" office:value="20.8413" calcext:value-type="float">
            <text:p>20,8413</text:p>
          </table:table-cell>
          <table:table-cell office:value-type="float" office:value="10.3574" calcext:value-type="float">
            <text:p>10,3574</text:p>
          </table:table-cell>
          <table:table-cell office:value-type="float" office:value="4.04688" calcext:value-type="float">
            <text:p>4,04688</text:p>
          </table:table-cell>
          <table:table-cell table:number-columns-repeated="6"/>
        </table:table-row>
        <table:table-row table:style-name="ro1">
          <table:table-cell office:value-type="float" office:value="21.1431" calcext:value-type="float">
            <text:p>21,1431</text:p>
          </table:table-cell>
          <table:table-cell office:value-type="float" office:value="10.3053" calcext:value-type="float">
            <text:p>10,3053</text:p>
          </table:table-cell>
          <table:table-cell office:value-type="float" office:value="4.21648" calcext:value-type="float">
            <text:p>4,21648</text:p>
          </table:table-cell>
          <table:table-cell table:number-columns-repeated="6"/>
        </table:table-row>
        <table:table-row table:style-name="ro1">
          <table:table-cell office:value-type="float" office:value="20.3112" calcext:value-type="float">
            <text:p>20,3112</text:p>
          </table:table-cell>
          <table:table-cell office:value-type="float" office:value="10.8206" calcext:value-type="float">
            <text:p>10,8206</text:p>
          </table:table-cell>
          <table:table-cell office:value-type="float" office:value="3.01683" calcext:value-type="float">
            <text:p>3,01683</text:p>
          </table:table-cell>
          <table:table-cell table:number-columns-repeated="6"/>
        </table:table-row>
        <table:table-row table:style-name="ro1">
          <table:table-cell office:value-type="float" office:value="19.4987" calcext:value-type="float">
            <text:p>19,4987</text:p>
          </table:table-cell>
          <table:table-cell office:value-type="float" office:value="9.62274" calcext:value-type="float">
            <text:p>9,62274</text:p>
          </table:table-cell>
          <table:table-cell office:value-type="float" office:value="2.66497" calcext:value-type="float">
            <text:p>2,66497</text:p>
          </table:table-cell>
          <table:table-cell table:number-columns-repeated="6"/>
        </table:table-row>
        <table:table-row table:style-name="ro1">
          <table:table-cell office:value-type="float" office:value="19.316" calcext:value-type="float">
            <text:p>19,316</text:p>
          </table:table-cell>
          <table:table-cell office:value-type="float" office:value="9.78348" calcext:value-type="float">
            <text:p>9,78348</text:p>
          </table:table-cell>
          <table:table-cell office:value-type="float" office:value="4.17673" calcext:value-type="float">
            <text:p>4,17673</text:p>
          </table:table-cell>
          <table:table-cell table:number-columns-repeated="6"/>
        </table:table-row>
        <table:table-row table:style-name="ro1">
          <table:table-cell office:value-type="float" office:value="20.0597" calcext:value-type="float">
            <text:p>20,0597</text:p>
          </table:table-cell>
          <table:table-cell office:value-type="float" office:value="10.7765" calcext:value-type="float">
            <text:p>10,7765</text:p>
          </table:table-cell>
          <table:table-cell office:value-type="float" office:value="3.46021" calcext:value-type="float">
            <text:p>3,46021</text:p>
          </table:table-cell>
          <table:table-cell table:number-columns-repeated="6"/>
        </table:table-row>
        <table:table-row table:style-name="ro1">
          <table:table-cell office:value-type="float" office:value="20.3964" calcext:value-type="float">
            <text:p>20,3964</text:p>
          </table:table-cell>
          <table:table-cell office:value-type="float" office:value="9.7302" calcext:value-type="float">
            <text:p>9,7302</text:p>
          </table:table-cell>
          <table:table-cell office:value-type="float" office:value="1.42768" calcext:value-type="float">
            <text:p>1,42768</text:p>
          </table:table-cell>
          <table:table-cell table:number-columns-repeated="6"/>
        </table:table-row>
        <table:table-row table:style-name="ro1">
          <table:table-cell office:value-type="float" office:value="20.5297" calcext:value-type="float">
            <text:p>20,5297</text:p>
          </table:table-cell>
          <table:table-cell office:value-type="float" office:value="9.65379" calcext:value-type="float">
            <text:p>9,65379</text:p>
          </table:table-cell>
          <table:table-cell office:value-type="float" office:value="4.79841" calcext:value-type="float">
            <text:p>4,79841</text:p>
          </table:table-cell>
          <table:table-cell table:number-columns-repeated="6"/>
        </table:table-row>
        <table:table-row table:style-name="ro1">
          <table:table-cell office:value-type="float" office:value="19.1052" calcext:value-type="float">
            <text:p>19,1052</text:p>
          </table:table-cell>
          <table:table-cell office:value-type="float" office:value="9.88439" calcext:value-type="float">
            <text:p>9,88439</text:p>
          </table:table-cell>
          <table:table-cell office:value-type="float" office:value="4.2849" calcext:value-type="float">
            <text:p>4,2849</text:p>
          </table:table-cell>
          <table:table-cell table:number-columns-repeated="6"/>
        </table:table-row>
        <table:table-row table:style-name="ro1">
          <table:table-cell office:value-type="float" office:value="20.2822" calcext:value-type="float">
            <text:p>20,2822</text:p>
          </table:table-cell>
          <table:table-cell office:value-type="float" office:value="11.1917" calcext:value-type="float">
            <text:p>11,1917</text:p>
          </table:table-cell>
          <table:table-cell office:value-type="float" office:value="1.85387" calcext:value-type="float">
            <text:p>1,85387</text:p>
          </table:table-cell>
          <table:table-cell table:number-columns-repeated="6"/>
        </table:table-row>
        <table:table-row table:style-name="ro1">
          <table:table-cell office:value-type="float" office:value="19.9084" calcext:value-type="float">
            <text:p>19,9084</text:p>
          </table:table-cell>
          <table:table-cell office:value-type="float" office:value="9.13896" calcext:value-type="float">
            <text:p>9,13896</text:p>
          </table:table-cell>
          <table:table-cell office:value-type="float" office:value="3.57599" calcext:value-type="float">
            <text:p>3,57599</text:p>
          </table:table-cell>
          <table:table-cell table:number-columns-repeated="6"/>
        </table:table-row>
        <table:table-row table:style-name="ro1">
          <table:table-cell office:value-type="float" office:value="19.6645" calcext:value-type="float">
            <text:p>19,6645</text:p>
          </table:table-cell>
          <table:table-cell office:value-type="float" office:value="9.6877" calcext:value-type="float">
            <text:p>9,6877</text:p>
          </table:table-cell>
          <table:table-cell office:value-type="float" office:value="4.18251" calcext:value-type="float">
            <text:p>4,18251</text:p>
          </table:table-cell>
          <table:table-cell table:number-columns-repeated="6"/>
        </table:table-row>
        <table:table-row table:style-name="ro1">
          <table:table-cell office:value-type="float" office:value="19.2339" calcext:value-type="float">
            <text:p>19,2339</text:p>
          </table:table-cell>
          <table:table-cell office:value-type="float" office:value="9.70518" calcext:value-type="float">
            <text:p>9,70518</text:p>
          </table:table-cell>
          <table:table-cell office:value-type="float" office:value="2.78574" calcext:value-type="float">
            <text:p>2,78574</text:p>
          </table:table-cell>
          <table:table-cell table:number-columns-repeated="6"/>
        </table:table-row>
        <table:table-row table:style-name="ro1">
          <table:table-cell office:value-type="float" office:value="18.458" calcext:value-type="float">
            <text:p>18,458</text:p>
          </table:table-cell>
          <table:table-cell office:value-type="float" office:value="11.3636" calcext:value-type="float">
            <text:p>11,3636</text:p>
          </table:table-cell>
          <table:table-cell office:value-type="float" office:value="2.48976" calcext:value-type="float">
            <text:p>2,4897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774" calcext:value-type="float">
            <text:p>10,3774</text:p>
          </table:table-cell>
          <table:table-cell office:value-type="float" office:value="4.20552" calcext:value-type="float">
            <text:p>4,20552</text:p>
          </table:table-cell>
          <table:table-cell table:number-columns-repeated="6"/>
        </table:table-row>
        <table:table-row table:style-name="ro1">
          <table:table-cell office:value-type="float" office:value="18.7706" calcext:value-type="float">
            <text:p>18,7706</text:p>
          </table:table-cell>
          <table:table-cell office:value-type="float" office:value="10.6658" calcext:value-type="float">
            <text:p>10,6658</text:p>
          </table:table-cell>
          <table:table-cell office:value-type="float" office:value="4.3578" calcext:value-type="float">
            <text:p>4,3578</text:p>
          </table:table-cell>
          <table:table-cell table:number-columns-repeated="6"/>
        </table:table-row>
        <table:table-row table:style-name="ro1">
          <table:table-cell office:value-type="float" office:value="19.7624" calcext:value-type="float">
            <text:p>19,7624</text:p>
          </table:table-cell>
          <table:table-cell office:value-type="float" office:value="9.87536" calcext:value-type="float">
            <text:p>9,87536</text:p>
          </table:table-cell>
          <table:table-cell office:value-type="float" office:value="1.45379" calcext:value-type="float">
            <text:p>1,45379</text:p>
          </table:table-cell>
          <table:table-cell table:number-columns-repeated="6"/>
        </table:table-row>
        <table:table-row table:style-name="ro1">
          <table:table-cell office:value-type="float" office:value="19.163" calcext:value-type="float">
            <text:p>19,163</text:p>
          </table:table-cell>
          <table:table-cell office:value-type="float" office:value="10.4864" calcext:value-type="float">
            <text:p>10,4864</text:p>
          </table:table-cell>
          <table:table-cell office:value-type="float" office:value="2.75229" calcext:value-type="float">
            <text:p>2,75229</text:p>
          </table:table-cell>
          <table:table-cell table:number-columns-repeated="6"/>
        </table:table-row>
        <table:table-row table:style-name="ro1">
          <table:table-cell office:value-type="float" office:value="16.8994" calcext:value-type="float">
            <text:p>16,8994</text:p>
          </table:table-cell>
          <table:table-cell office:value-type="float" office:value="9.3766" calcext:value-type="float">
            <text:p>9,3766</text:p>
          </table:table-cell>
          <table:table-cell office:value-type="float" office:value="0.722892" calcext:value-type="float">
            <text:p>0,722892</text:p>
          </table:table-cell>
          <table:table-cell table:number-columns-repeated="6"/>
        </table:table-row>
        <table:table-row table:style-name="ro1">
          <table:table-cell office:value-type="float" office:value="18.1701" calcext:value-type="float">
            <text:p>18,1701</text:p>
          </table:table-cell>
          <table:table-cell office:value-type="float" office:value="10.9091" calcext:value-type="float">
            <text:p>10,9091</text:p>
          </table:table-cell>
          <table:table-cell office:value-type="float" office:value="1.89055" calcext:value-type="float">
            <text:p>1,89055</text:p>
          </table:table-cell>
          <table:table-cell table:number-columns-repeated="6"/>
        </table:table-row>
        <table:table-row table:style-name="ro1">
          <table:table-cell office:value-type="float" office:value="17.5863" calcext:value-type="float">
            <text:p>17,5863</text:p>
          </table:table-cell>
          <table:table-cell office:value-type="float" office:value="10.342" calcext:value-type="float">
            <text:p>10,342</text:p>
          </table:table-cell>
          <table:table-cell office:value-type="float" office:value="0.568182" calcext:value-type="float">
            <text:p>0,568182</text:p>
          </table:table-cell>
          <table:table-cell table:number-columns-repeated="6"/>
        </table:table-row>
        <table:table-row table:style-name="ro1">
          <table:table-cell office:value-type="float" office:value="16.3236" calcext:value-type="float">
            <text:p>16,3236</text:p>
          </table:table-cell>
          <table:table-cell office:value-type="float" office:value="8.77988" calcext:value-type="float">
            <text:p>8,77988</text:p>
          </table:table-cell>
          <table:table-cell office:value-type="float" office:value="3.00659" calcext:value-type="float">
            <text:p>3,00659</text:p>
          </table:table-cell>
          <table:table-cell table:number-columns-repeated="6"/>
        </table:table-row>
        <table:table-row table:style-name="ro1">
          <table:table-cell office:value-type="float" office:value="16.6753" calcext:value-type="float">
            <text:p>16,6753</text:p>
          </table:table-cell>
          <table:table-cell office:value-type="float" office:value="9.34676" calcext:value-type="float">
            <text:p>9,34676</text:p>
          </table:table-cell>
          <table:table-cell office:value-type="float" office:value="3.57748" calcext:value-type="float">
            <text:p>3,57748</text:p>
          </table:table-cell>
          <table:table-cell table:number-columns-repeated="6"/>
        </table:table-row>
        <table:table-row table:style-name="ro1">
          <table:table-cell office:value-type="float" office:value="18.3834" calcext:value-type="float">
            <text:p>18,3834</text:p>
          </table:table-cell>
          <table:table-cell office:value-type="float" office:value="10.5026" calcext:value-type="float">
            <text:p>10,5026</text:p>
          </table:table-cell>
          <table:table-cell office:value-type="float" office:value="4.42553" calcext:value-type="float">
            <text:p>4,42553</text:p>
          </table:table-cell>
          <table:table-cell table:number-columns-repeated="6"/>
        </table:table-row>
        <table:table-row table:style-name="ro1">
          <table:table-cell office:value-type="float" office:value="16.2219" calcext:value-type="float">
            <text:p>16,2219</text:p>
          </table:table-cell>
          <table:table-cell office:value-type="float" office:value="9.1653" calcext:value-type="float">
            <text:p>9,1653</text:p>
          </table:table-cell>
          <table:table-cell office:value-type="float" office:value="4.21505" calcext:value-type="float">
            <text:p>4,21505</text:p>
          </table:table-cell>
          <table:table-cell table:number-columns-repeated="6"/>
        </table:table-row>
        <table:table-row table:style-name="ro1">
          <table:table-cell office:value-type="float" office:value="17.2511" calcext:value-type="float">
            <text:p>17,2511</text:p>
          </table:table-cell>
          <table:table-cell office:value-type="float" office:value="10.0683" calcext:value-type="float">
            <text:p>10,0683</text:p>
          </table:table-cell>
          <table:table-cell office:value-type="float" office:value="0.995644" calcext:value-type="float">
            <text:p>0,995644</text:p>
          </table:table-cell>
          <table:table-cell table:number-columns-repeated="6"/>
        </table:table-row>
        <table:table-row table:style-name="ro1">
          <table:table-cell office:value-type="float" office:value="17.2126" calcext:value-type="float">
            <text:p>17,2126</text:p>
          </table:table-cell>
          <table:table-cell office:value-type="float" office:value="10.0874" calcext:value-type="float">
            <text:p>10,0874</text:p>
          </table:table-cell>
          <table:table-cell office:value-type="float" office:value="1.49611" calcext:value-type="float">
            <text:p>1,49611</text:p>
          </table:table-cell>
          <table:table-cell table:number-columns-repeated="6"/>
        </table:table-row>
        <table:table-row table:style-name="ro1">
          <table:table-cell office:value-type="float" office:value="16.3073" calcext:value-type="float">
            <text:p>16,3073</text:p>
          </table:table-cell>
          <table:table-cell office:value-type="float" office:value="9.82469" calcext:value-type="float">
            <text:p>9,82469</text:p>
          </table:table-cell>
          <table:table-cell office:value-type="float" office:value="3.40447" calcext:value-type="float">
            <text:p>3,40447</text:p>
          </table:table-cell>
          <table:table-cell table:number-columns-repeated="6"/>
        </table:table-row>
        <table:table-row table:style-name="ro1">
          <table:table-cell office:value-type="float" office:value="24.7059" calcext:value-type="float">
            <text:p>24,7059</text:p>
          </table:table-cell>
          <table:table-cell office:value-type="float" office:value="9.93031" calcext:value-type="float">
            <text:p>9,93031</text:p>
          </table:table-cell>
          <table:table-cell office:value-type="float" office:value="4.62428" calcext:value-type="float">
            <text:p>4,62428</text:p>
          </table:table-cell>
          <table:table-cell table:number-columns-repeated="6"/>
        </table:table-row>
        <table:table-row table:style-name="ro1">
          <table:table-cell office:value-type="float" office:value="20.1278" calcext:value-type="float">
            <text:p>20,1278</text:p>
          </table:table-cell>
          <table:table-cell office:value-type="float" office:value="9.96785" calcext:value-type="float">
            <text:p>9,96785</text:p>
          </table:table-cell>
          <table:table-cell office:value-type="float" office:value="4.40286" calcext:value-type="float">
            <text:p>4,40286</text:p>
          </table:table-cell>
          <table:table-cell table:number-columns-repeated="6"/>
        </table:table-row>
        <table:table-row table:style-name="ro1">
          <table:table-cell office:value-type="float" office:value="18.1818" calcext:value-type="float">
            <text:p>18,1818</text:p>
          </table:table-cell>
          <table:table-cell office:value-type="float" office:value="9.84049" calcext:value-type="float">
            <text:p>9,84049</text:p>
          </table:table-cell>
          <table:table-cell office:value-type="float" office:value="4.18378" calcext:value-type="float">
            <text:p>4,18378</text:p>
          </table:table-cell>
          <table:table-cell table:number-columns-repeated="6"/>
        </table:table-row>
        <table:table-row table:style-name="ro1">
          <table:table-cell office:value-type="float" office:value="20.3349" calcext:value-type="float">
            <text:p>20,3349</text:p>
          </table:table-cell>
          <table:table-cell office:value-type="float" office:value="8.16327" calcext:value-type="float">
            <text:p>8,16327</text:p>
          </table:table-cell>
          <table:table-cell office:value-type="float" office:value="4.10256" calcext:value-type="float">
            <text:p>4,10256</text:p>
          </table:table-cell>
          <table:table-cell table:number-columns-repeated="6"/>
        </table:table-row>
        <table:table-row table:style-name="ro1">
          <table:table-cell office:value-type="float" office:value="20.5575" calcext:value-type="float">
            <text:p>20,5575</text:p>
          </table:table-cell>
          <table:table-cell office:value-type="float" office:value="9.48328" calcext:value-type="float">
            <text:p>9,483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.9125" calcext:value-type="float">
            <text:p>19,9125</text:p>
          </table:table-cell>
          <table:table-cell office:value-type="float" office:value="10.1431" calcext:value-type="float">
            <text:p>10,1431</text:p>
          </table:table-cell>
          <table:table-cell office:value-type="float" office:value="4.46443" calcext:value-type="float">
            <text:p>4,46443</text:p>
          </table:table-cell>
          <table:table-cell table:number-columns-repeated="6"/>
        </table:table-row>
        <table:table-row table:style-name="ro1">
          <table:table-cell office:value-type="float" office:value="18.1065" calcext:value-type="float">
            <text:p>18,1065</text:p>
          </table:table-cell>
          <table:table-cell office:value-type="float" office:value="9.63372" calcext:value-type="float">
            <text:p>9,63372</text:p>
          </table:table-cell>
          <table:table-cell office:value-type="float" office:value="4.28052" calcext:value-type="float">
            <text:p>4,28052</text:p>
          </table:table-cell>
          <table:table-cell table:number-columns-repeated="6"/>
        </table:table-row>
        <table:table-row table:style-name="ro1">
          <table:table-cell office:value-type="float" office:value="19.8257" calcext:value-type="float">
            <text:p>19,8257</text:p>
          </table:table-cell>
          <table:table-cell office:value-type="float" office:value="9.66676" calcext:value-type="float">
            <text:p>9,66676</text:p>
          </table:table-cell>
          <table:table-cell office:value-type="float" office:value="2.13244" calcext:value-type="float">
            <text:p>2,13244</text:p>
          </table:table-cell>
          <table:table-cell table:number-columns-repeated="6"/>
        </table:table-row>
        <table:table-row table:style-name="ro1">
          <table:table-cell office:value-type="float" office:value="19.4357" calcext:value-type="float">
            <text:p>19,4357</text:p>
          </table:table-cell>
          <table:table-cell office:value-type="float" office:value="10.2817" calcext:value-type="float">
            <text:p>10,2817</text:p>
          </table:table-cell>
          <table:table-cell office:value-type="float" office:value="4.29006" calcext:value-type="float">
            <text:p>4,29006</text:p>
          </table:table-cell>
          <table:table-cell table:number-columns-repeated="6"/>
        </table:table-row>
        <table:table-row table:style-name="ro1">
          <table:table-cell office:value-type="float" office:value="18.019" calcext:value-type="float">
            <text:p>18,019</text:p>
          </table:table-cell>
          <table:table-cell office:value-type="float" office:value="9.71847" calcext:value-type="float">
            <text:p>9,71847</text:p>
          </table:table-cell>
          <table:table-cell office:value-type="float" office:value="3.15822" calcext:value-type="float">
            <text:p>3,15822</text:p>
          </table:table-cell>
          <table:table-cell table:number-columns-repeated="6"/>
        </table:table-row>
        <table:table-row table:style-name="ro1">
          <table:table-cell office:value-type="float" office:value="17.9389" calcext:value-type="float">
            <text:p>17,9389</text:p>
          </table:table-cell>
          <table:table-cell office:value-type="float" office:value="10.0587" calcext:value-type="float">
            <text:p>10,0587</text:p>
          </table:table-cell>
          <table:table-cell office:value-type="float" office:value="2.59002" calcext:value-type="float">
            <text:p>2,59002</text:p>
          </table:table-cell>
          <table:table-cell table:number-columns-repeated="6"/>
        </table:table-row>
        <table:table-row table:style-name="ro1">
          <table:table-cell office:value-type="float" office:value="21.1276" calcext:value-type="float">
            <text:p>21,1276</text:p>
          </table:table-cell>
          <table:table-cell office:value-type="float" office:value="4.05904" calcext:value-type="float">
            <text:p>4,05904</text:p>
          </table:table-cell>
          <table:table-cell office:value-type="float" office:value="3.44168" calcext:value-type="float">
            <text:p>3,44168</text:p>
          </table:table-cell>
          <table:table-cell table:number-columns-repeated="6"/>
        </table:table-row>
        <table:table-row table:style-name="ro1">
          <table:table-cell office:value-type="float" office:value="18.6369" calcext:value-type="float">
            <text:p>18,6369</text:p>
          </table:table-cell>
          <table:table-cell office:value-type="float" office:value="8.97833" calcext:value-type="float">
            <text:p>8,97833</text:p>
          </table:table-cell>
          <table:table-cell office:value-type="float" office:value="4.70336" calcext:value-type="float">
            <text:p>4,70336</text:p>
          </table:table-cell>
          <table:table-cell table:number-columns-repeated="6"/>
        </table:table-row>
        <table:table-row table:style-name="ro1">
          <table:table-cell office:value-type="float" office:value="20.9187" calcext:value-type="float">
            <text:p>20,9187</text:p>
          </table:table-cell>
          <table:table-cell office:value-type="float" office:value="10.244" calcext:value-type="float">
            <text:p>10,244</text:p>
          </table:table-cell>
          <table:table-cell office:value-type="float" office:value="0.828402" calcext:value-type="float">
            <text:p>0,828402</text:p>
          </table:table-cell>
          <table:table-cell table:number-columns-repeated="6"/>
        </table:table-row>
        <table:table-row table:style-name="ro1">
          <table:table-cell office:value-type="float" office:value="21.2968" calcext:value-type="float">
            <text:p>21,2968</text:p>
          </table:table-cell>
          <table:table-cell office:value-type="float" office:value="10.091" calcext:value-type="float">
            <text:p>10,091</text:p>
          </table:table-cell>
          <table:table-cell office:value-type="float" office:value="4.51409" calcext:value-type="float">
            <text:p>4,51409</text:p>
          </table:table-cell>
          <table:table-cell table:number-columns-repeated="6"/>
        </table:table-row>
        <table:table-row table:style-name="ro1">
          <table:table-cell office:value-type="float" office:value="19.0728" calcext:value-type="float">
            <text:p>19,0728</text:p>
          </table:table-cell>
          <table:table-cell office:value-type="float" office:value="9.97078" calcext:value-type="float">
            <text:p>9,97078</text:p>
          </table:table-cell>
          <table:table-cell office:value-type="float" office:value="3.89493" calcext:value-type="float">
            <text:p>3,89493</text:p>
          </table:table-cell>
          <table:table-cell table:number-columns-repeated="6"/>
        </table:table-row>
        <table:table-row table:style-name="ro1">
          <table:table-cell office:value-type="float" office:value="21.1153" calcext:value-type="float">
            <text:p>21,1153</text:p>
          </table:table-cell>
          <table:table-cell office:value-type="float" office:value="9.09475" calcext:value-type="float">
            <text:p>9,09475</text:p>
          </table:table-cell>
          <table:table-cell office:value-type="float" office:value="3.54863" calcext:value-type="float">
            <text:p>3,54863</text:p>
          </table:table-cell>
          <table:table-cell table:number-columns-repeated="6"/>
        </table:table-row>
        <table:table-row table:style-name="ro1">
          <table:table-cell office:value-type="float" office:value="21.2389" calcext:value-type="float">
            <text:p>21,2389</text:p>
          </table:table-cell>
          <table:table-cell office:value-type="float" office:value="7.91367" calcext:value-type="float">
            <text:p>7,91367</text:p>
          </table:table-cell>
          <table:table-cell office:value-type="float" office:value="3.24865" calcext:value-type="float">
            <text:p>3,24865</text:p>
          </table:table-cell>
          <table:table-cell table:number-columns-repeated="6"/>
        </table:table-row>
        <table:table-row table:style-name="ro1">
          <table:table-cell office:value-type="float" office:value="20.89" calcext:value-type="float">
            <text:p>20,89</text:p>
          </table:table-cell>
          <table:table-cell office:value-type="float" office:value="8.76623" calcext:value-type="float">
            <text:p>8,76623</text:p>
          </table:table-cell>
          <table:table-cell office:value-type="float" office:value="4.23258" calcext:value-type="float">
            <text:p>4,23258</text:p>
          </table:table-cell>
          <table:table-cell table:number-columns-repeated="6"/>
        </table:table-row>
        <table:table-row table:style-name="ro1">
          <table:table-cell office:value-type="float" office:value="18.7677" calcext:value-type="float">
            <text:p>18,7677</text:p>
          </table:table-cell>
          <table:table-cell office:value-type="float" office:value="10.8956" calcext:value-type="float">
            <text:p>10,8956</text:p>
          </table:table-cell>
          <table:table-cell office:value-type="float" office:value="1.55763" calcext:value-type="float">
            <text:p>1,55763</text:p>
          </table:table-cell>
          <table:table-cell table:number-columns-repeated="6"/>
        </table:table-row>
        <table:table-row table:style-name="ro1">
          <table:table-cell office:value-type="float" office:value="20.5859" calcext:value-type="float">
            <text:p>20,5859</text:p>
          </table:table-cell>
          <table:table-cell office:value-type="float" office:value="10.3053" calcext:value-type="float">
            <text:p>10,3053</text:p>
          </table:table-cell>
          <table:table-cell office:value-type="float" office:value="4.7802" calcext:value-type="float">
            <text:p>4,7802</text:p>
          </table:table-cell>
          <table:table-cell table:number-columns-repeated="6"/>
        </table:table-row>
        <table:table-row table:style-name="ro1">
          <table:table-cell office:value-type="float" office:value="21.3249" calcext:value-type="float">
            <text:p>21,3249</text:p>
          </table:table-cell>
          <table:table-cell office:value-type="float" office:value="10.0462" calcext:value-type="float">
            <text:p>10,0462</text:p>
          </table:table-cell>
          <table:table-cell office:value-type="float" office:value="1.47835" calcext:value-type="float">
            <text:p>1,47835</text:p>
          </table:table-cell>
          <table:table-cell table:number-columns-repeated="6"/>
        </table:table-row>
        <table:table-row table:style-name="ro1">
          <table:table-cell office:value-type="float" office:value="19.8992" calcext:value-type="float">
            <text:p>19,8992</text:p>
          </table:table-cell>
          <table:table-cell office:value-type="float" office:value="9.51949" calcext:value-type="float">
            <text:p>9,51949</text:p>
          </table:table-cell>
          <table:table-cell office:value-type="float" office:value="4.63071" calcext:value-type="float">
            <text:p>4,63071</text:p>
          </table:table-cell>
          <table:table-cell table:number-columns-repeated="6"/>
        </table:table-row>
        <table:table-row table:style-name="ro1">
          <table:table-cell office:value-type="float" office:value="20.1603" calcext:value-type="float">
            <text:p>20,1603</text:p>
          </table:table-cell>
          <table:table-cell office:value-type="float" office:value="9.75654" calcext:value-type="float">
            <text:p>9,75654</text:p>
          </table:table-cell>
          <table:table-cell office:value-type="float" office:value="4.58024" calcext:value-type="float">
            <text:p>4,58024</text:p>
          </table:table-cell>
          <table:table-cell table:number-columns-repeated="6"/>
        </table:table-row>
        <table:table-row table:style-name="ro1">
          <table:table-cell office:value-type="float" office:value="19.344" calcext:value-type="float">
            <text:p>19,344</text:p>
          </table:table-cell>
          <table:table-cell office:value-type="float" office:value="10.2819" calcext:value-type="float">
            <text:p>10,2819</text:p>
          </table:table-cell>
          <table:table-cell office:value-type="float" office:value="2.52797" calcext:value-type="float">
            <text:p>2,52797</text:p>
          </table:table-cell>
          <table:table-cell table:number-columns-repeated="6"/>
        </table:table-row>
        <table:table-row table:style-name="ro1">
          <table:table-cell office:value-type="float" office:value="18.5019" calcext:value-type="float">
            <text:p>18,5019</text:p>
          </table:table-cell>
          <table:table-cell office:value-type="float" office:value="9.55951" calcext:value-type="float">
            <text:p>9,55951</text:p>
          </table:table-cell>
          <table:table-cell office:value-type="float" office:value="3.98891" calcext:value-type="float">
            <text:p>3,98891</text:p>
          </table:table-cell>
          <table:table-cell table:number-columns-repeated="6"/>
        </table:table-row>
        <table:table-row table:style-name="ro1">
          <table:table-cell office:value-type="float" office:value="19.0693" calcext:value-type="float">
            <text:p>19,0693</text:p>
          </table:table-cell>
          <table:table-cell office:value-type="float" office:value="7.93651" calcext:value-type="float">
            <text:p>7,93651</text:p>
          </table:table-cell>
          <table:table-cell office:value-type="float" office:value="3.07498" calcext:value-type="float">
            <text:p>3,07498</text:p>
          </table:table-cell>
          <table:table-cell table:number-columns-repeated="6"/>
        </table:table-row>
        <table:table-row table:style-name="ro1">
          <table:table-cell office:value-type="float" office:value="19.6997" calcext:value-type="float">
            <text:p>19,6997</text:p>
          </table:table-cell>
          <table:table-cell office:value-type="float" office:value="9.81144" calcext:value-type="float">
            <text:p>9,81144</text:p>
          </table:table-cell>
          <table:table-cell office:value-type="float" office:value="3.60572" calcext:value-type="float">
            <text:p>3,60572</text:p>
          </table:table-cell>
          <table:table-cell table:number-columns-repeated="6"/>
        </table:table-row>
        <table:table-row table:style-name="ro1">
          <table:table-cell office:value-type="float" office:value="19.893" calcext:value-type="float">
            <text:p>19,893</text:p>
          </table:table-cell>
          <table:table-cell office:value-type="float" office:value="10.0294" calcext:value-type="float">
            <text:p>10,0294</text:p>
          </table:table-cell>
          <table:table-cell office:value-type="float" office:value="4.36948" calcext:value-type="float">
            <text:p>4,36948</text:p>
          </table:table-cell>
          <table:table-cell table:number-columns-repeated="6"/>
        </table:table-row>
        <table:table-row table:style-name="ro1">
          <table:table-cell office:value-type="float" office:value="18.7309" calcext:value-type="float">
            <text:p>18,7309</text:p>
          </table:table-cell>
          <table:table-cell office:value-type="float" office:value="9.72798" calcext:value-type="float">
            <text:p>9,72798</text:p>
          </table:table-cell>
          <table:table-cell office:value-type="float" office:value="4.04218" calcext:value-type="float">
            <text:p>4,04218</text:p>
          </table:table-cell>
          <table:table-cell table:number-columns-repeated="6"/>
        </table:table-row>
        <table:table-row table:style-name="ro1">
          <table:table-cell office:value-type="float" office:value="18.3552" calcext:value-type="float">
            <text:p>18,3552</text:p>
          </table:table-cell>
          <table:table-cell office:value-type="float" office:value="10.633" calcext:value-type="float">
            <text:p>10,633</text:p>
          </table:table-cell>
          <table:table-cell office:value-type="float" office:value="3.13578" calcext:value-type="float">
            <text:p>3,13578</text:p>
          </table:table-cell>
          <table:table-cell table:number-columns-repeated="6"/>
        </table:table-row>
        <table:table-row table:style-name="ro1">
          <table:table-cell office:value-type="float" office:value="20.5576" calcext:value-type="float">
            <text:p>20,5576</text:p>
          </table:table-cell>
          <table:table-cell office:value-type="float" office:value="10.1188" calcext:value-type="float">
            <text:p>10,1188</text:p>
          </table:table-cell>
          <table:table-cell office:value-type="float" office:value="4.45055" calcext:value-type="float">
            <text:p>4,45055</text:p>
          </table:table-cell>
          <table:table-cell table:number-columns-repeated="6"/>
        </table:table-row>
        <table:table-row table:style-name="ro1">
          <table:table-cell office:value-type="float" office:value="20.9302" calcext:value-type="float">
            <text:p>20,9302</text:p>
          </table:table-cell>
          <table:table-cell office:value-type="float" office:value="9.48167" calcext:value-type="float">
            <text:p>9,48167</text:p>
          </table:table-cell>
          <table:table-cell office:value-type="float" office:value="4.47453" calcext:value-type="float">
            <text:p>4,47453</text:p>
          </table:table-cell>
          <table:table-cell table:number-columns-repeated="6"/>
        </table:table-row>
        <table:table-row table:style-name="ro1">
          <table:table-cell office:value-type="float" office:value="21.176" calcext:value-type="float">
            <text:p>21,176</text:p>
          </table:table-cell>
          <table:table-cell office:value-type="float" office:value="10.5297" calcext:value-type="float">
            <text:p>10,5297</text:p>
          </table:table-cell>
          <table:table-cell office:value-type="float" office:value="3.59644" calcext:value-type="float">
            <text:p>3,59644</text:p>
          </table:table-cell>
          <table:table-cell table:number-columns-repeated="6"/>
        </table:table-row>
        <table:table-row table:style-name="ro1">
          <table:table-cell office:value-type="float" office:value="20.1578" calcext:value-type="float">
            <text:p>20,1578</text:p>
          </table:table-cell>
          <table:table-cell office:value-type="float" office:value="9.68915" calcext:value-type="float">
            <text:p>9,68915</text:p>
          </table:table-cell>
          <table:table-cell office:value-type="float" office:value="2.86515" calcext:value-type="float">
            <text:p>2,86515</text:p>
          </table:table-cell>
          <table:table-cell table:number-columns-repeated="6"/>
        </table:table-row>
        <table:table-row table:style-name="ro1">
          <table:table-cell office:value-type="float" office:value="19.3576" calcext:value-type="float">
            <text:p>19,3576</text:p>
          </table:table-cell>
          <table:table-cell office:value-type="float" office:value="10.0804" calcext:value-type="float">
            <text:p>10,0804</text:p>
          </table:table-cell>
          <table:table-cell office:value-type="float" office:value="4.29526" calcext:value-type="float">
            <text:p>4,29526</text:p>
          </table:table-cell>
          <table:table-cell table:number-columns-repeated="6"/>
        </table:table-row>
        <table:table-row table:style-name="ro1">
          <table:table-cell office:value-type="float" office:value="20.4463" calcext:value-type="float">
            <text:p>20,4463</text:p>
          </table:table-cell>
          <table:table-cell office:value-type="float" office:value="10.4695" calcext:value-type="float">
            <text:p>10,4695</text:p>
          </table:table-cell>
          <table:table-cell office:value-type="float" office:value="2.75229" calcext:value-type="float">
            <text:p>2,75229</text:p>
          </table:table-cell>
          <table:table-cell table:number-columns-repeated="6"/>
        </table:table-row>
        <table:table-row table:style-name="ro1">
          <table:table-cell office:value-type="float" office:value="20.5995" calcext:value-type="float">
            <text:p>20,5995</text:p>
          </table:table-cell>
          <table:table-cell office:value-type="float" office:value="9.58007" calcext:value-type="float">
            <text:p>9,58007</text:p>
          </table:table-cell>
          <table:table-cell office:value-type="float" office:value="1.18454" calcext:value-type="float">
            <text:p>1,18454</text:p>
          </table:table-cell>
          <table:table-cell table:number-columns-repeated="6"/>
        </table:table-row>
        <table:table-row table:style-name="ro1">
          <table:table-cell office:value-type="float" office:value="19.9532" calcext:value-type="float">
            <text:p>19,9532</text:p>
          </table:table-cell>
          <table:table-cell office:value-type="float" office:value="9.76557" calcext:value-type="float">
            <text:p>9,76557</text:p>
          </table:table-cell>
          <table:table-cell office:value-type="float" office:value="4.36844" calcext:value-type="float">
            <text:p>4,36844</text:p>
          </table:table-cell>
          <table:table-cell table:number-columns-repeated="6"/>
        </table:table-row>
        <table:table-row table:style-name="ro1">
          <table:table-cell office:value-type="float" office:value="19.0944" calcext:value-type="float">
            <text:p>19,0944</text:p>
          </table:table-cell>
          <table:table-cell office:value-type="float" office:value="9.36252" calcext:value-type="float">
            <text:p>9,36252</text:p>
          </table:table-cell>
          <table:table-cell office:value-type="float" office:value="4.4225" calcext:value-type="float">
            <text:p>4,4225</text:p>
          </table:table-cell>
          <table:table-cell table:number-columns-repeated="6"/>
        </table:table-row>
        <table:table-row table:style-name="ro1">
          <table:table-cell office:value-type="float" office:value="20.5185" calcext:value-type="float">
            <text:p>20,5185</text:p>
          </table:table-cell>
          <table:table-cell office:value-type="float" office:value="14.3302" calcext:value-type="float">
            <text:p>14,3302</text:p>
          </table:table-cell>
          <table:table-cell office:value-type="float" office:value="1.55383" calcext:value-type="float">
            <text:p>1,55383</text:p>
          </table:table-cell>
          <table:table-cell table:number-columns-repeated="6"/>
        </table:table-row>
        <table:table-row table:style-name="ro1">
          <table:table-cell office:value-type="float" office:value="20.0439" calcext:value-type="float">
            <text:p>20,0439</text:p>
          </table:table-cell>
          <table:table-cell office:value-type="float" office:value="9.55332" calcext:value-type="float">
            <text:p>9,55332</text:p>
          </table:table-cell>
          <table:table-cell office:value-type="float" office:value="3.73453" calcext:value-type="float">
            <text:p>3,73453</text:p>
          </table:table-cell>
          <table:table-cell table:number-columns-repeated="6"/>
        </table:table-row>
        <table:table-row table:style-name="ro1">
          <table:table-cell office:value-type="float" office:value="19.9775" calcext:value-type="float">
            <text:p>19,9775</text:p>
          </table:table-cell>
          <table:table-cell office:value-type="float" office:value="9.93651" calcext:value-type="float">
            <text:p>9,93651</text:p>
          </table:table-cell>
          <table:table-cell office:value-type="float" office:value="4.45119" calcext:value-type="float">
            <text:p>4,45119</text:p>
          </table:table-cell>
          <table:table-cell table:number-columns-repeated="6"/>
        </table:table-row>
        <table:table-row table:style-name="ro1">
          <table:table-cell office:value-type="float" office:value="19.5593" calcext:value-type="float">
            <text:p>19,5593</text:p>
          </table:table-cell>
          <table:table-cell office:value-type="float" office:value="10.3283" calcext:value-type="float">
            <text:p>10,3283</text:p>
          </table:table-cell>
          <table:table-cell office:value-type="float" office:value="3.32927" calcext:value-type="float">
            <text:p>3,32927</text:p>
          </table:table-cell>
          <table:table-cell table:number-columns-repeated="6"/>
        </table:table-row>
        <table:table-row table:style-name="ro1">
          <table:table-cell office:value-type="float" office:value="18.5057" calcext:value-type="float">
            <text:p>18,5057</text:p>
          </table:table-cell>
          <table:table-cell office:value-type="float" office:value="9.76801" calcext:value-type="float">
            <text:p>9,76801</text:p>
          </table:table-cell>
          <table:table-cell office:value-type="float" office:value="2.8981" calcext:value-type="float">
            <text:p>2,8981</text:p>
          </table:table-cell>
          <table:table-cell table:number-columns-repeated="6"/>
        </table:table-row>
        <table:table-row table:style-name="ro1">
          <table:table-cell office:value-type="float" office:value="20.7817" calcext:value-type="float">
            <text:p>20,7817</text:p>
          </table:table-cell>
          <table:table-cell office:value-type="float" office:value="8.81657" calcext:value-type="float">
            <text:p>8,81657</text:p>
          </table:table-cell>
          <table:table-cell office:value-type="float" office:value="4.26908" calcext:value-type="float">
            <text:p>4,26908</text:p>
          </table:table-cell>
          <table:table-cell table:number-columns-repeated="6"/>
        </table:table-row>
        <table:table-row table:style-name="ro1">
          <table:table-cell office:value-type="float" office:value="17.5813" calcext:value-type="float">
            <text:p>17,5813</text:p>
          </table:table-cell>
          <table:table-cell office:value-type="float" office:value="9.81366" calcext:value-type="float">
            <text:p>9,81366</text:p>
          </table:table-cell>
          <table:table-cell office:value-type="float" office:value="4.52534" calcext:value-type="float">
            <text:p>4,52534</text:p>
          </table:table-cell>
          <table:table-cell table:number-columns-repeated="6"/>
        </table:table-row>
        <table:table-row table:style-name="ro1">
          <table:table-cell office:value-type="float" office:value="19.9142" calcext:value-type="float">
            <text:p>19,9142</text:p>
          </table:table-cell>
          <table:table-cell office:value-type="float" office:value="10.0886" calcext:value-type="float">
            <text:p>10,0886</text:p>
          </table:table-cell>
          <table:table-cell office:value-type="float" office:value="1.87891" calcext:value-type="float">
            <text:p>1,87891</text:p>
          </table:table-cell>
          <table:table-cell table:number-columns-repeated="6"/>
        </table:table-row>
        <table:table-row table:style-name="ro1">
          <table:table-cell office:value-type="float" office:value="17.7883" calcext:value-type="float">
            <text:p>17,7883</text:p>
          </table:table-cell>
          <table:table-cell office:value-type="float" office:value="9.86521" calcext:value-type="float">
            <text:p>9,86521</text:p>
          </table:table-cell>
          <table:table-cell office:value-type="float" office:value="2.51799" calcext:value-type="float">
            <text:p>2,51799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office:value-type="float" office:value="9.99745" calcext:value-type="float">
            <text:p>9,99745</text:p>
          </table:table-cell>
          <table:table-cell office:value-type="float" office:value="1.42518" calcext:value-type="float">
            <text:p>1,42518</text:p>
          </table:table-cell>
          <table:table-cell table:number-columns-repeated="6"/>
        </table:table-row>
        <table:table-row table:style-name="ro1">
          <table:table-cell office:value-type="float" office:value="18.1771" calcext:value-type="float">
            <text:p>18,1771</text:p>
          </table:table-cell>
          <table:table-cell office:value-type="float" office:value="7.92079" calcext:value-type="float">
            <text:p>7,92079</text:p>
          </table:table-cell>
          <table:table-cell office:value-type="float" office:value="1.97368" calcext:value-type="float">
            <text:p>1,97368</text:p>
          </table:table-cell>
          <table:table-cell table:number-columns-repeated="6"/>
        </table:table-row>
        <table:table-row table:style-name="ro1">
          <table:table-cell office:value-type="float" office:value="18.9898" calcext:value-type="float">
            <text:p>18,9898</text:p>
          </table:table-cell>
          <table:table-cell office:value-type="float" office:value="9.13978" calcext:value-type="float">
            <text:p>9,13978</text:p>
          </table:table-cell>
          <table:table-cell office:value-type="float" office:value="0.574713" calcext:value-type="float">
            <text:p>0,574713</text:p>
          </table:table-cell>
          <table:table-cell table:number-columns-repeated="6"/>
        </table:table-row>
        <table:table-row table:style-name="ro1">
          <table:table-cell office:value-type="float" office:value="15.9422" calcext:value-type="float">
            <text:p>15,9422</text:p>
          </table:table-cell>
          <table:table-cell office:value-type="float" office:value="9.73891" calcext:value-type="float">
            <text:p>9,73891</text:p>
          </table:table-cell>
          <table:table-cell office:value-type="float" office:value="3.02535" calcext:value-type="float">
            <text:p>3,02535</text:p>
          </table:table-cell>
          <table:table-cell table:number-columns-repeated="6"/>
        </table:table-row>
        <table:table-row table:style-name="ro1">
          <table:table-cell office:value-type="float" office:value="15.7182" calcext:value-type="float">
            <text:p>15,7182</text:p>
          </table:table-cell>
          <table:table-cell office:value-type="float" office:value="9.6446" calcext:value-type="float">
            <text:p>9,6446</text:p>
          </table:table-cell>
          <table:table-cell office:value-type="float" office:value="3.89913" calcext:value-type="float">
            <text:p>3,89913</text:p>
          </table:table-cell>
          <table:table-cell table:number-columns-repeated="6"/>
        </table:table-row>
        <table:table-row table:style-name="ro1">
          <table:table-cell office:value-type="float" office:value="18.361" calcext:value-type="float">
            <text:p>18,361</text:p>
          </table:table-cell>
          <table:table-cell office:value-type="float" office:value="10.0257" calcext:value-type="float">
            <text:p>10,0257</text:p>
          </table:table-cell>
          <table:table-cell office:value-type="float" office:value="4.37268" calcext:value-type="float">
            <text:p>4,37268</text:p>
          </table:table-cell>
          <table:table-cell table:number-columns-repeated="6"/>
        </table:table-row>
        <table:table-row table:style-name="ro1">
          <table:table-cell office:value-type="float" office:value="16.3069" calcext:value-type="float">
            <text:p>16,3069</text:p>
          </table:table-cell>
          <table:table-cell office:value-type="float" office:value="8.89901" calcext:value-type="float">
            <text:p>8,89901</text:p>
          </table:table-cell>
          <table:table-cell office:value-type="float" office:value="4.59374" calcext:value-type="float">
            <text:p>4,59374</text:p>
          </table:table-cell>
          <table:table-cell table:number-columns-repeated="6"/>
        </table:table-row>
        <table:table-row table:style-name="ro1">
          <table:table-cell office:value-type="float" office:value="17.5194" calcext:value-type="float">
            <text:p>17,5194</text:p>
          </table:table-cell>
          <table:table-cell office:value-type="float" office:value="9.18803" calcext:value-type="float">
            <text:p>9,18803</text:p>
          </table:table-cell>
          <table:table-cell office:value-type="float" office:value="1.37243" calcext:value-type="float">
            <text:p>1,37243</text:p>
          </table:table-cell>
          <table:table-cell table:number-columns-repeated="6"/>
        </table:table-row>
        <table:table-row table:style-name="ro1">
          <table:table-cell office:value-type="float" office:value="16.5711" calcext:value-type="float">
            <text:p>16,5711</text:p>
          </table:table-cell>
          <table:table-cell office:value-type="float" office:value="10.3046" calcext:value-type="float">
            <text:p>10,3046</text:p>
          </table:table-cell>
          <table:table-cell office:value-type="float" office:value="1.61491" calcext:value-type="float">
            <text:p>1,61491</text:p>
          </table:table-cell>
          <table:table-cell table:number-columns-repeated="6"/>
        </table:table-row>
        <table:table-row table:style-name="ro1">
          <table:table-cell office:value-type="float" office:value="17.4387" calcext:value-type="float">
            <text:p>17,4387</text:p>
          </table:table-cell>
          <table:table-cell office:value-type="float" office:value="9.70053" calcext:value-type="float">
            <text:p>9,70053</text:p>
          </table:table-cell>
          <table:table-cell office:value-type="float" office:value="3.47204" calcext:value-type="float">
            <text:p>3,4720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ErrorRareReactive.A2:ErrorRareReactive.E54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6:01:04.2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5-03-16T16:23:31.876000000</dc:date>
    <meta:editing-duration>PT2H49M36S</meta:editing-duration>
    <meta:editing-cycles>21</meta:editing-cycles>
    <meta:document-statistic meta:table-count="1" meta:cell-count="1612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308cm" svg:y="0.316cm" chart:style-name="ch2">
          <text:p>SLA requirements for application 1 with reactive strategy</text:p>
        </chart:title>
        <chart:legend chart:legend-position="bottom" svg:x="6.939cm" svg:y="8.401cm" style:legend-expansion="wide" chart:style-name="ch3"/>
        <chart:plot-area chart:style-name="ch4" table:cell-range-address="ErrorRareReactive.G2:ErrorRareReactive.H3" chart:data-source-has-labels="column" svg:x="0.32cm" svg:y="1.275cm" svg:width="15.36cm" svg:height="6.762cm">
          <chart:coordinate-region svg:x="5.555cm" svg:y="3.147cm" svg:width="4.89cm" svg:height="4.89cm"/>
          <chart:axis chart:dimension="x" chart:name="primary-x" chart:style-name="ch5" chartooo:axis-type="auto">
            <chartooo:date-scale/>
            <chart:categories table:cell-range-address="ErrorRareReactive.G2:ErrorRareReactive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Reactive.H2:ErrorRareReactive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Reactive.G2:ErrorRareReactive.G3</svg:desc>
                </draw:g>
              </table:table-cell>
              <table:table-cell office:value-type="float" office:value="523">
                <text:p>523</text:p>
                <draw:g>
                  <svg:desc>ErrorRareReactive.H2:ErrorRareReactive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11cm" svg:y="3.703cm" style:legend-expansion="high" chart:style-name="ch2"/>
        <chart:plot-area chart:style-name="ch3" table:cell-range-address="ErrorRareReactive.A1:ErrorRareReactive.C545" chart:data-source-has-labels="row" svg:x="0.32cm" svg:y="0.18cm" svg:width="11.271cm" svg:height="8.64cm">
          <chart:coordinate-region svg:x="0.941cm" svg:y="0.301cm" svg:width="10.58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rrorRareReactive.A2:ErrorRareReactive.A545" chart:label-cell-address="ErrorRareReactive.A1:ErrorRareReactive.A1" chart:class="chart:line">
            <chart:data-point chart:repeated="141"/>
            <chart:data-point chart:style-name="ch8"/>
            <chart:data-point chart:repeated="402"/>
          </chart:series>
          <chart:series chart:style-name="ch9" chart:values-cell-range-address="ErrorRareReactive.B2:ErrorRareReactive.B545" chart:label-cell-address="ErrorRareReactive.B1:ErrorRareReactive.B1" chart:class="chart:line">
            <chart:data-point chart:repeated="544"/>
          </chart:series>
          <chart:series chart:style-name="ch10" chart:values-cell-range-address="ErrorRareReactive.C2:ErrorRareReactive.C545" chart:label-cell-address="ErrorRareReactive.C1:ErrorRareReactive.C1" chart:class="chart:line">
            <chart:data-point chart:repeated="5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1ErrorRate</text:p>
                <draw:g>
                  <svg:desc>ErrorRareReactive.A1:ErrorRareReactive.A1</svg:desc>
                </draw:g>
              </table:table-cell>
              <table:table-cell office:value-type="string">
                <text:p>Application2ErrorRate</text:p>
                <draw:g>
                  <svg:desc>ErrorRareReactive.B1:ErrorRareReactive.B1</svg:desc>
                </draw:g>
              </table:table-cell>
              <table:table-cell office:value-type="string">
                <text:p>Application3ErrorRate</text:p>
                <draw:g>
                  <svg:desc>ErrorRareReactive.C1:ErrorRareReactiv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2222">
                <text:p>22.2222</text:p>
                <draw:g>
                  <svg:desc>ErrorRareReactive.A2:ErrorRareReactive.A545</svg:desc>
                </draw:g>
              </table:table-cell>
              <table:table-cell office:value-type="float" office:value="11.6266">
                <text:p>11.6266</text:p>
                <draw:g>
                  <svg:desc>ErrorRareReactive.B2:ErrorRareReactive.B545</svg:desc>
                </draw:g>
              </table:table-cell>
              <table:table-cell office:value-type="float" office:value="4.18006">
                <text:p>4.18006</text:p>
                <draw:g>
                  <svg:desc>ErrorRareReactive.C2:ErrorRareReactive.C5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669">
                <text:p>18.4669</text:p>
              </table:table-cell>
              <table:table-cell office:value-type="float" office:value="10.7673">
                <text:p>10.7673</text:p>
              </table:table-cell>
              <table:table-cell office:value-type="float" office:value="4.29538">
                <text:p>4.29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5185">
                <text:p>18.5185</text:p>
              </table:table-cell>
              <table:table-cell office:value-type="float" office:value="10.2175">
                <text:p>10.2175</text:p>
              </table:table-cell>
              <table:table-cell office:value-type="float" office:value="4.58055">
                <text:p>4.58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2916">
                <text:p>20.2916</text:p>
              </table:table-cell>
              <table:table-cell office:value-type="float" office:value="8.60215">
                <text:p>8.60215</text:p>
              </table:table-cell>
              <table:table-cell office:value-type="float" office:value="4.17124">
                <text:p>4.17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3866">
                <text:p>21.3866</text:p>
              </table:table-cell>
              <table:table-cell office:value-type="float" office:value="9.83705">
                <text:p>9.8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545">
                <text:p>20.4545</text:p>
              </table:table-cell>
              <table:table-cell office:value-type="float" office:value="9.84127">
                <text:p>9.84127</text:p>
              </table:table-cell>
              <table:table-cell office:value-type="float" office:value="4.52431">
                <text:p>4.52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2927">
                <text:p>18.2927</text:p>
              </table:table-cell>
              <table:table-cell office:value-type="float" office:value="9.53831">
                <text:p>9.53831</text:p>
              </table:table-cell>
              <table:table-cell office:value-type="float" office:value="4.67181">
                <text:p>4.67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676">
                <text:p>19.5676</text:p>
              </table:table-cell>
              <table:table-cell office:value-type="float" office:value="9.94144">
                <text:p>9.94144</text:p>
              </table:table-cell>
              <table:table-cell office:value-type="float" office:value="1.53677">
                <text:p>1.53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5661">
                <text:p>17.5661</text:p>
              </table:table-cell>
              <table:table-cell office:value-type="float" office:value="9.59336">
                <text:p>9.59336</text:p>
              </table:table-cell>
              <table:table-cell office:value-type="float" office:value="4.16398">
                <text:p>4.16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2017">
                <text:p>19.2017</text:p>
              </table:table-cell>
              <table:table-cell office:value-type="float" office:value="10.0399">
                <text:p>10.0399</text:p>
              </table:table-cell>
              <table:table-cell office:value-type="float" office:value="3.04159">
                <text:p>3.04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4918">
                <text:p>20.4918</text:p>
              </table:table-cell>
              <table:table-cell office:value-type="float" office:value="9.88216">
                <text:p>9.88216</text:p>
              </table:table-cell>
              <table:table-cell office:value-type="float" office:value="2.80757">
                <text:p>2.80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2951">
                <text:p>19.2951</text:p>
              </table:table-cell>
              <table:table-cell office:value-type="float" office:value="6.36042">
                <text:p>6.36042</text:p>
              </table:table-cell>
              <table:table-cell office:value-type="float" office:value="3.58591">
                <text:p>3.58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2683">
                <text:p>19.2683</text:p>
              </table:table-cell>
              <table:table-cell office:value-type="float" office:value="8.68167">
                <text:p>8.68167</text:p>
              </table:table-cell>
              <table:table-cell office:value-type="float" office:value="4.69933">
                <text:p>4.69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429">
                <text:p>21.0429</text:p>
              </table:table-cell>
              <table:table-cell office:value-type="float" office:value="10.2827">
                <text:p>10.2827</text:p>
              </table:table-cell>
              <table:table-cell office:value-type="float" office:value="0.953516">
                <text:p>0.953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7809">
                <text:p>19.7809</text:p>
              </table:table-cell>
              <table:table-cell office:value-type="float" office:value="10.5786">
                <text:p>10.5786</text:p>
              </table:table-cell>
              <table:table-cell office:value-type="float" office:value="4.69006">
                <text:p>4.69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839">
                <text:p>19.839</text:p>
              </table:table-cell>
              <table:table-cell office:value-type="float" office:value="9.57505">
                <text:p>9.57505</text:p>
              </table:table-cell>
              <table:table-cell office:value-type="float" office:value="4.07639">
                <text:p>4.0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8884">
                <text:p>20.8884</text:p>
              </table:table-cell>
              <table:table-cell office:value-type="float" office:value="9.6962">
                <text:p>9.6962</text:p>
              </table:table-cell>
              <table:table-cell office:value-type="float" office:value="3.48423">
                <text:p>3.48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6211">
                <text:p>19.6211</text:p>
              </table:table-cell>
              <table:table-cell office:value-type="float" office:value="10.2837">
                <text:p>10.2837</text:p>
              </table:table-cell>
              <table:table-cell office:value-type="float" office:value="3.21772">
                <text:p>3.21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1116">
                <text:p>21.1116</text:p>
              </table:table-cell>
              <table:table-cell office:value-type="float" office:value="9.70232">
                <text:p>9.70232</text:p>
              </table:table-cell>
              <table:table-cell office:value-type="float" office:value="3.57904">
                <text:p>3.57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0825">
                <text:p>20.0825</text:p>
              </table:table-cell>
              <table:table-cell office:value-type="float" office:value="10.7889">
                <text:p>10.7889</text:p>
              </table:table-cell>
              <table:table-cell office:value-type="float" office:value="1.7067">
                <text:p>1.7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3073">
                <text:p>20.3073</text:p>
              </table:table-cell>
              <table:table-cell office:value-type="float" office:value="9.84694">
                <text:p>9.84694</text:p>
              </table:table-cell>
              <table:table-cell office:value-type="float" office:value="5.23214">
                <text:p>5.23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8489">
                <text:p>20.8489</text:p>
              </table:table-cell>
              <table:table-cell office:value-type="float" office:value="9.52181">
                <text:p>9.52181</text:p>
              </table:table-cell>
              <table:table-cell office:value-type="float" office:value="2.51208">
                <text:p>2.51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9539">
                <text:p>20.9539</text:p>
              </table:table-cell>
              <table:table-cell office:value-type="float" office:value="9.48718">
                <text:p>9.48718</text:p>
              </table:table-cell>
              <table:table-cell office:value-type="float" office:value="4.31023">
                <text:p>4.31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4754">
                <text:p>20.4754</text:p>
              </table:table-cell>
              <table:table-cell office:value-type="float" office:value="9.76761">
                <text:p>9.76761</text:p>
              </table:table-cell>
              <table:table-cell office:value-type="float" office:value="4.42602">
                <text:p>4.42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9825">
                <text:p>18.9825</text:p>
              </table:table-cell>
              <table:table-cell office:value-type="float" office:value="10.1217">
                <text:p>10.1217</text:p>
              </table:table-cell>
              <table:table-cell office:value-type="float" office:value="3.18525">
                <text:p>3.18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6887">
                <text:p>18.6887</text:p>
              </table:table-cell>
              <table:table-cell office:value-type="float" office:value="9.70783">
                <text:p>9.70783</text:p>
              </table:table-cell>
              <table:table-cell office:value-type="float" office:value="3.58362">
                <text:p>3.58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961">
                <text:p>19.4961</text:p>
              </table:table-cell>
              <table:table-cell office:value-type="float" office:value="7.19178">
                <text:p>7.19178</text:p>
              </table:table-cell>
              <table:table-cell office:value-type="float" office:value="3.23802">
                <text:p>3.23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0974">
                <text:p>19.0974</text:p>
              </table:table-cell>
              <table:table-cell office:value-type="float" office:value="10.1102">
                <text:p>10.1102</text:p>
              </table:table-cell>
              <table:table-cell office:value-type="float" office:value="3.19421">
                <text:p>3.19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8917">
                <text:p>20.8917</text:p>
              </table:table-cell>
              <table:table-cell office:value-type="float" office:value="10.6914">
                <text:p>10.6914</text:p>
              </table:table-cell>
              <table:table-cell office:value-type="float" office:value="4.29987">
                <text:p>4.29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201">
                <text:p>19.2201</text:p>
              </table:table-cell>
              <table:table-cell office:value-type="float" office:value="9.15873">
                <text:p>9.15873</text:p>
              </table:table-cell>
              <table:table-cell office:value-type="float" office:value="3.94947">
                <text:p>3.94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9945">
                <text:p>18.9945</text:p>
              </table:table-cell>
              <table:table-cell office:value-type="float" office:value="9.99592">
                <text:p>9.99592</text:p>
              </table:table-cell>
              <table:table-cell office:value-type="float" office:value="2.97899">
                <text:p>2.97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063">
                <text:p>20.5063</text:p>
              </table:table-cell>
              <table:table-cell office:value-type="float" office:value="9.84285">
                <text:p>9.84285</text:p>
              </table:table-cell>
              <table:table-cell office:value-type="float" office:value="4.58783">
                <text:p>4.58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247">
                <text:p>20.3247</text:p>
              </table:table-cell>
              <table:table-cell office:value-type="float" office:value="10.0491">
                <text:p>10.0491</text:p>
              </table:table-cell>
              <table:table-cell office:value-type="float" office:value="4.26327">
                <text:p>4.26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492">
                <text:p>20.4492</text:p>
              </table:table-cell>
              <table:table-cell office:value-type="float" office:value="10.1382">
                <text:p>10.1382</text:p>
              </table:table-cell>
              <table:table-cell office:value-type="float" office:value="3.51869">
                <text:p>3.51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9574">
                <text:p>19.9574</text:p>
              </table:table-cell>
              <table:table-cell office:value-type="float" office:value="9.53778">
                <text:p>9.53778</text:p>
              </table:table-cell>
              <table:table-cell office:value-type="float" office:value="2.88092">
                <text:p>2.88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7831">
                <text:p>18.7831</text:p>
              </table:table-cell>
              <table:table-cell office:value-type="float" office:value="10.3619">
                <text:p>10.3619</text:p>
              </table:table-cell>
              <table:table-cell office:value-type="float" office:value="4.36018">
                <text:p>4.36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0675">
                <text:p>20.0675</text:p>
              </table:table-cell>
              <table:table-cell office:value-type="float" office:value="10.4759">
                <text:p>10.4759</text:p>
              </table:table-cell>
              <table:table-cell office:value-type="float" office:value="2.63158">
                <text:p>2.63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8245">
                <text:p>20.8245</text:p>
              </table:table-cell>
              <table:table-cell office:value-type="float" office:value="9.61207">
                <text:p>9.61207</text:p>
              </table:table-cell>
              <table:table-cell office:value-type="float" office:value="1.06986">
                <text:p>1.06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4322">
                <text:p>20.4322</text:p>
              </table:table-cell>
              <table:table-cell office:value-type="float" office:value="9.9771">
                <text:p>9.9771</text:p>
              </table:table-cell>
              <table:table-cell office:value-type="float" office:value="4.49599">
                <text:p>4.49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6289">
                <text:p>18.6289</text:p>
              </table:table-cell>
              <table:table-cell office:value-type="float" office:value="9.90419">
                <text:p>9.90419</text:p>
              </table:table-cell>
              <table:table-cell office:value-type="float" office:value="3.87097">
                <text:p>3.87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1141">
                <text:p>20.1141</text:p>
              </table:table-cell>
              <table:table-cell office:value-type="float" office:value="11.759">
                <text:p>11.759</text:p>
              </table:table-cell>
              <table:table-cell office:value-type="float" office:value="2.0765">
                <text:p>2.0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3322">
                <text:p>20.3322</text:p>
              </table:table-cell>
              <table:table-cell office:value-type="float" office:value="9.35159">
                <text:p>9.35159</text:p>
              </table:table-cell>
              <table:table-cell office:value-type="float" office:value="4.2139">
                <text:p>4.2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5614">
                <text:p>19.5614</text:p>
              </table:table-cell>
              <table:table-cell office:value-type="float" office:value="10.0633">
                <text:p>10.0633</text:p>
              </table:table-cell>
              <table:table-cell office:value-type="float" office:value="3.99799">
                <text:p>3.99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5495">
                <text:p>19.5495</text:p>
              </table:table-cell>
              <table:table-cell office:value-type="float" office:value="10.6868">
                <text:p>10.6868</text:p>
              </table:table-cell>
              <table:table-cell office:value-type="float" office:value="3.10458">
                <text:p>3.10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3137">
                <text:p>18.3137</text:p>
              </table:table-cell>
              <table:table-cell office:value-type="float" office:value="9.22156">
                <text:p>9.22156</text:p>
              </table:table-cell>
              <table:table-cell office:value-type="float" office:value="3.14861">
                <text:p>3.148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6477">
                <text:p>20.6477</text:p>
              </table:table-cell>
              <table:table-cell office:value-type="float" office:value="9.87074">
                <text:p>9.87074</text:p>
              </table:table-cell>
              <table:table-cell office:value-type="float" office:value="3.99709">
                <text:p>3.99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7741">
                <text:p>18.7741</text:p>
              </table:table-cell>
              <table:table-cell office:value-type="float" office:value="9.59158">
                <text:p>9.59158</text:p>
              </table:table-cell>
              <table:table-cell office:value-type="float" office:value="4.54872">
                <text:p>4.54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0894">
                <text:p>18.0894</text:p>
              </table:table-cell>
              <table:table-cell office:value-type="float" office:value="10.4948">
                <text:p>10.4948</text:p>
              </table:table-cell>
              <table:table-cell office:value-type="float" office:value="1.65854">
                <text:p>1.65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6414">
                <text:p>18.6414</text:p>
              </table:table-cell>
              <table:table-cell office:value-type="float" office:value="10.3522">
                <text:p>10.3522</text:p>
              </table:table-cell>
              <table:table-cell office:value-type="float" office:value="1.63399">
                <text:p>1.63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1994">
                <text:p>17.1994</text:p>
              </table:table-cell>
              <table:table-cell office:value-type="float" office:value="9.37661">
                <text:p>9.37661</text:p>
              </table:table-cell>
              <table:table-cell office:value-type="float" office:value="0.856793">
                <text:p>0.856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1302">
                <text:p>18.1302</text:p>
              </table:table-cell>
              <table:table-cell office:value-type="float" office:value="11.828">
                <text:p>11.828</text:p>
              </table:table-cell>
              <table:table-cell office:value-type="float" office:value="2.11946">
                <text:p>2.119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391">
                <text:p>17.5391</text:p>
              </table:table-cell>
              <table:table-cell office:value-type="float" office:value="10.2723">
                <text:p>10.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028">
                <text:p>16.1028</text:p>
              </table:table-cell>
              <table:table-cell office:value-type="float" office:value="9.70305">
                <text:p>9.70305</text:p>
              </table:table-cell>
              <table:table-cell office:value-type="float" office:value="3.41365">
                <text:p>3.41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482">
                <text:p>16.7482</text:p>
              </table:table-cell>
              <table:table-cell office:value-type="float" office:value="9.57214">
                <text:p>9.57214</text:p>
              </table:table-cell>
              <table:table-cell office:value-type="float" office:value="3.76021">
                <text:p>3.76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309">
                <text:p>18.5309</text:p>
              </table:table-cell>
              <table:table-cell office:value-type="float" office:value="9.86535">
                <text:p>9.86535</text:p>
              </table:table-cell>
              <table:table-cell office:value-type="float" office:value="4.42288">
                <text:p>4.42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985">
                <text:p>15.985</text:p>
              </table:table-cell>
              <table:table-cell office:value-type="float" office:value="8.68347">
                <text:p>8.68347</text:p>
              </table:table-cell>
              <table:table-cell office:value-type="float" office:value="3.9806">
                <text:p>3.9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526">
                <text:p>17.1526</text:p>
              </table:table-cell>
              <table:table-cell office:value-type="float" office:value="9.97212">
                <text:p>9.97212</text:p>
              </table:table-cell>
              <table:table-cell office:value-type="float" office:value="1.30031">
                <text:p>1.300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0132">
                <text:p>16.0132</text:p>
              </table:table-cell>
              <table:table-cell office:value-type="float" office:value="10.2405">
                <text:p>10.2405</text:p>
              </table:table-cell>
              <table:table-cell office:value-type="float" office:value="1.15924">
                <text:p>1.159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939">
                <text:p>17.5939</text:p>
              </table:table-cell>
              <table:table-cell office:value-type="float" office:value="9.42122">
                <text:p>9.42122</text:p>
              </table:table-cell>
              <table:table-cell office:value-type="float" office:value="3.65204">
                <text:p>3.65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1864">
                <text:p>21.1864</text:p>
              </table:table-cell>
              <table:table-cell office:value-type="float" office:value="11.0277">
                <text:p>11.0277</text:p>
              </table:table-cell>
              <table:table-cell office:value-type="float" office:value="4.42053">
                <text:p>4.42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617">
                <text:p>17.1617</text:p>
              </table:table-cell>
              <table:table-cell office:value-type="float" office:value="10.2007">
                <text:p>10.2007</text:p>
              </table:table-cell>
              <table:table-cell office:value-type="float" office:value="4.033">
                <text:p>4.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4539">
                <text:p>19.4539</text:p>
              </table:table-cell>
              <table:table-cell office:value-type="float" office:value="10.115">
                <text:p>10.115</text:p>
              </table:table-cell>
              <table:table-cell office:value-type="float" office:value="4.21012">
                <text:p>4.210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5742">
                <text:p>20.5742</text:p>
              </table:table-cell>
              <table:table-cell office:value-type="float" office:value="3.37079">
                <text:p>3.37079</text:p>
              </table:table-cell>
              <table:table-cell office:value-type="float" office:value="4.21091">
                <text:p>4.21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2638">
                <text:p>19.2638</text:p>
              </table:table-cell>
              <table:table-cell office:value-type="float" office:value="9.93902">
                <text:p>9.9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6402">
                <text:p>20.6402</text:p>
              </table:table-cell>
              <table:table-cell office:value-type="float" office:value="9.9361">
                <text:p>9.9361</text:p>
              </table:table-cell>
              <table:table-cell office:value-type="float" office:value="4.59127">
                <text:p>4.59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2308">
                <text:p>19.2308</text:p>
              </table:table-cell>
              <table:table-cell office:value-type="float" office:value="9.32395">
                <text:p>9.32395</text:p>
              </table:table-cell>
              <table:table-cell office:value-type="float" office:value="4.29024">
                <text:p>4.290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5847">
                <text:p>17.5847</text:p>
              </table:table-cell>
              <table:table-cell office:value-type="float" office:value="9.98284">
                <text:p>9.98284</text:p>
              </table:table-cell>
              <table:table-cell office:value-type="float" office:value="1.86608">
                <text:p>1.86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8083">
                <text:p>19.8083</text:p>
              </table:table-cell>
              <table:table-cell office:value-type="float" office:value="9.38933">
                <text:p>9.38933</text:p>
              </table:table-cell>
              <table:table-cell office:value-type="float" office:value="4.04773">
                <text:p>4.04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4444">
                <text:p>17.4444</text:p>
              </table:table-cell>
              <table:table-cell office:value-type="float" office:value="9.72061">
                <text:p>9.72061</text:p>
              </table:table-cell>
              <table:table-cell office:value-type="float" office:value="2.99065">
                <text:p>2.990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1655">
                <text:p>22.1655</text:p>
              </table:table-cell>
              <table:table-cell office:value-type="float" office:value="10.1254">
                <text:p>10.1254</text:p>
              </table:table-cell>
              <table:table-cell office:value-type="float" office:value="2.72615">
                <text:p>2.72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5395">
                <text:p>20.5395</text:p>
              </table:table-cell>
              <table:table-cell office:value-type="float" office:value="8.21429">
                <text:p>8.21429</text:p>
              </table:table-cell>
              <table:table-cell office:value-type="float" office:value="3.32048">
                <text:p>3.32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8599">
                <text:p>18.8599</text:p>
              </table:table-cell>
              <table:table-cell office:value-type="float" office:value="13.5338">
                <text:p>13.5338</text:p>
              </table:table-cell>
              <table:table-cell office:value-type="float" office:value="4.72306">
                <text:p>4.723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0237">
                <text:p>20.0237</text:p>
              </table:table-cell>
              <table:table-cell office:value-type="float" office:value="10.023">
                <text:p>10.023</text:p>
              </table:table-cell>
              <table:table-cell office:value-type="float" office:value="0.595238">
                <text:p>0.5952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1443">
                <text:p>20.1443</text:p>
              </table:table-cell>
              <table:table-cell office:value-type="float" office:value="9.91799">
                <text:p>9.91799</text:p>
              </table:table-cell>
              <table:table-cell office:value-type="float" office:value="4.54065">
                <text:p>4.54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929">
                <text:p>19.3929</text:p>
              </table:table-cell>
              <table:table-cell office:value-type="float" office:value="10.2063">
                <text:p>10.2063</text:p>
              </table:table-cell>
              <table:table-cell office:value-type="float" office:value="4.11583">
                <text:p>4.115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2689">
                <text:p>22.2689</text:p>
              </table:table-cell>
              <table:table-cell office:value-type="float" office:value="9.80112">
                <text:p>9.80112</text:p>
              </table:table-cell>
              <table:table-cell office:value-type="float" office:value="3.6345">
                <text:p>3.6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077">
                <text:p>21.077</text:p>
              </table:table-cell>
              <table:table-cell office:value-type="float" office:value="10.0324">
                <text:p>10.0324</text:p>
              </table:table-cell>
              <table:table-cell office:value-type="float" office:value="3.30442">
                <text:p>3.30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3673">
                <text:p>20.3673</text:p>
              </table:table-cell>
              <table:table-cell office:value-type="float" office:value="11.1232">
                <text:p>11.1232</text:p>
              </table:table-cell>
              <table:table-cell office:value-type="float" office:value="3.93318">
                <text:p>3.93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9592">
                <text:p>19.9592</text:p>
              </table:table-cell>
              <table:table-cell office:value-type="float" office:value="11.4602">
                <text:p>11.4602</text:p>
              </table:table-cell>
              <table:table-cell office:value-type="float" office:value="1.66154">
                <text:p>1.66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9753">
                <text:p>19.9753</text:p>
              </table:table-cell>
              <table:table-cell office:value-type="float" office:value="10.0703">
                <text:p>10.0703</text:p>
              </table:table-cell>
              <table:table-cell office:value-type="float" office:value="4.89231">
                <text:p>4.89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7709">
                <text:p>20.7709</text:p>
              </table:table-cell>
              <table:table-cell office:value-type="float" office:value="9.99174">
                <text:p>9.99174</text:p>
              </table:table-cell>
              <table:table-cell office:value-type="float" office:value="1.56709">
                <text:p>1.56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9566">
                <text:p>20.9566</text:p>
              </table:table-cell>
              <table:table-cell office:value-type="float" office:value="9.87789">
                <text:p>9.87789</text:p>
              </table:table-cell>
              <table:table-cell office:value-type="float" office:value="4.31757">
                <text:p>4.317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543">
                <text:p>19.2543</text:p>
              </table:table-cell>
              <table:table-cell office:value-type="float" office:value="10.2654">
                <text:p>10.2654</text:p>
              </table:table-cell>
              <table:table-cell office:value-type="float" office:value="4.40658">
                <text:p>4.40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5106">
                <text:p>19.5106</text:p>
              </table:table-cell>
              <table:table-cell office:value-type="float" office:value="9.7718">
                <text:p>9.7718</text:p>
              </table:table-cell>
              <table:table-cell office:value-type="float" office:value="2.29645">
                <text:p>2.29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532">
                <text:p>19.4532</text:p>
              </table:table-cell>
              <table:table-cell office:value-type="float" office:value="9.14804">
                <text:p>9.14804</text:p>
              </table:table-cell>
              <table:table-cell office:value-type="float" office:value="3.7124">
                <text:p>3.7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1795">
                <text:p>19.1795</text:p>
              </table:table-cell>
              <table:table-cell office:value-type="float" office:value="10.6796">
                <text:p>10.6796</text:p>
              </table:table-cell>
              <table:table-cell office:value-type="float" office:value="2.93747">
                <text:p>2.937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5998">
                <text:p>19.5998</text:p>
              </table:table-cell>
              <table:table-cell office:value-type="float" office:value="9.34638">
                <text:p>9.34638</text:p>
              </table:table-cell>
              <table:table-cell office:value-type="float" office:value="3.99061">
                <text:p>3.99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6228">
                <text:p>20.6228</text:p>
              </table:table-cell>
              <table:table-cell office:value-type="float" office:value="10.4456">
                <text:p>10.4456</text:p>
              </table:table-cell>
              <table:table-cell office:value-type="float" office:value="4.41505">
                <text:p>4.41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0416">
                <text:p>19.0416</text:p>
              </table:table-cell>
              <table:table-cell office:value-type="float" office:value="9.61712">
                <text:p>9.61712</text:p>
              </table:table-cell>
              <table:table-cell office:value-type="float" office:value="3.70787">
                <text:p>3.707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8802">
                <text:p>18.8802</text:p>
              </table:table-cell>
              <table:table-cell office:value-type="float" office:value="10.0652">
                <text:p>10.0652</text:p>
              </table:table-cell>
              <table:table-cell office:value-type="float" office:value="2.67006">
                <text:p>2.67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2372">
                <text:p>21.2372</text:p>
              </table:table-cell>
              <table:table-cell office:value-type="float" office:value="10.1431">
                <text:p>10.1431</text:p>
              </table:table-cell>
              <table:table-cell office:value-type="float" office:value="4.2328">
                <text:p>4.2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5795">
                <text:p>20.5795</text:p>
              </table:table-cell>
              <table:table-cell office:value-type="float" office:value="9.60163">
                <text:p>9.60163</text:p>
              </table:table-cell>
              <table:table-cell office:value-type="float" office:value="4.53199">
                <text:p>4.53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248">
                <text:p>20.9248</text:p>
              </table:table-cell>
              <table:table-cell office:value-type="float" office:value="10.1767">
                <text:p>10.1767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7305">
                <text:p>19.7305</text:p>
              </table:table-cell>
              <table:table-cell office:value-type="float" office:value="9.35555">
                <text:p>9.35555</text:p>
              </table:table-cell>
              <table:table-cell office:value-type="float" office:value="3.22066">
                <text:p>3.220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9274">
                <text:p>18.9274</text:p>
              </table:table-cell>
              <table:table-cell office:value-type="float" office:value="9.47587">
                <text:p>9.47587</text:p>
              </table:table-cell>
              <table:table-cell office:value-type="float" office:value="4.58321">
                <text:p>4.58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9958">
                <text:p>19.9958</text:p>
              </table:table-cell>
              <table:table-cell office:value-type="float" office:value="10.3661">
                <text:p>10.3661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1321">
                <text:p>20.1321</text:p>
              </table:table-cell>
              <table:table-cell office:value-type="float" office:value="9.87069">
                <text:p>9.87069</text:p>
              </table:table-cell>
              <table:table-cell office:value-type="float" office:value="1.11317">
                <text:p>1.113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4077">
                <text:p>20.4077</text:p>
              </table:table-cell>
              <table:table-cell office:value-type="float" office:value="10.0528">
                <text:p>10.0528</text:p>
              </table:table-cell>
              <table:table-cell office:value-type="float" office:value="4.23657">
                <text:p>4.236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665">
                <text:p>18.665</text:p>
              </table:table-cell>
              <table:table-cell office:value-type="float" office:value="9.38147">
                <text:p>9.38147</text:p>
              </table:table-cell>
              <table:table-cell office:value-type="float" office:value="3.90949">
                <text:p>3.909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0145">
                <text:p>20.0145</text:p>
              </table:table-cell>
              <table:table-cell office:value-type="float" office:value="12.2581">
                <text:p>12.2581</text:p>
              </table:table-cell>
              <table:table-cell office:value-type="float" office:value="1.54355">
                <text:p>1.54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1911">
                <text:p>20.1911</text:p>
              </table:table-cell>
              <table:table-cell office:value-type="float" office:value="9.0162">
                <text:p>9.0162</text:p>
              </table:table-cell>
              <table:table-cell office:value-type="float" office:value="3.70607">
                <text:p>3.706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5866">
                <text:p>19.5866</text:p>
              </table:table-cell>
              <table:table-cell office:value-type="float" office:value="10.695">
                <text:p>10.695</text:p>
              </table:table-cell>
              <table:table-cell office:value-type="float" office:value="4.46814">
                <text:p>4.468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4131">
                <text:p>19.4131</text:p>
              </table:table-cell>
              <table:table-cell office:value-type="float" office:value="10.3066">
                <text:p>10.3066</text:p>
              </table:table-cell>
              <table:table-cell office:value-type="float" office:value="3.56234">
                <text:p>3.56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4199">
                <text:p>18.4199</text:p>
              </table:table-cell>
              <table:table-cell office:value-type="float" office:value="10.2994">
                <text:p>10.2994</text:p>
              </table:table-cell>
              <table:table-cell office:value-type="float" office:value="3.00896">
                <text:p>3.008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857">
                <text:p>20.3857</text:p>
              </table:table-cell>
              <table:table-cell office:value-type="float" office:value="9.5702">
                <text:p>9.5702</text:p>
              </table:table-cell>
              <table:table-cell office:value-type="float" office:value="4.41928">
                <text:p>4.41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8752">
                <text:p>18.8752</text:p>
              </table:table-cell>
              <table:table-cell office:value-type="float" office:value="8.98876">
                <text:p>8.98876</text:p>
              </table:table-cell>
              <table:table-cell office:value-type="float" office:value="4.5617">
                <text:p>4.56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5783">
                <text:p>19.5783</text:p>
              </table:table-cell>
              <table:table-cell office:value-type="float" office:value="9.86947">
                <text:p>9.86947</text:p>
              </table:table-cell>
              <table:table-cell office:value-type="float" office:value="1.15163">
                <text:p>1.151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7035">
                <text:p>18.7035</text:p>
              </table:table-cell>
              <table:table-cell office:value-type="float" office:value="10.4349">
                <text:p>10.4349</text:p>
              </table:table-cell>
              <table:table-cell office:value-type="float" office:value="1.23967">
                <text:p>1.239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201">
                <text:p>17.4201</text:p>
              </table:table-cell>
              <table:table-cell office:value-type="float" office:value="9.36421">
                <text:p>9.36421</text:p>
              </table:table-cell>
              <table:table-cell office:value-type="float" office:value="0.858896">
                <text:p>0.858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3923">
                <text:p>18.3923</text:p>
              </table:table-cell>
              <table:table-cell office:value-type="float" office:value="9.82143">
                <text:p>9.82143</text:p>
              </table:table-cell>
              <table:table-cell office:value-type="float" office:value="1.82927">
                <text:p>1.829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1183">
                <text:p>18.1183</text:p>
              </table:table-cell>
              <table:table-cell office:value-type="float" office:value="9.37369">
                <text:p>9.37369</text:p>
              </table:table-cell>
              <table:table-cell office:value-type="float" office:value="0.526316">
                <text:p>0.5263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2887">
                <text:p>16.2887</text:p>
              </table:table-cell>
              <table:table-cell office:value-type="float" office:value="9.93789">
                <text:p>9.93789</text:p>
              </table:table-cell>
              <table:table-cell office:value-type="float" office:value="2.77548">
                <text:p>2.77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4678">
                <text:p>15.4678</text:p>
              </table:table-cell>
              <table:table-cell office:value-type="float" office:value="9.31335">
                <text:p>9.31335</text:p>
              </table:table-cell>
              <table:table-cell office:value-type="float" office:value="3.35685">
                <text:p>3.356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16">
                <text:p>18.2416</text:p>
              </table:table-cell>
              <table:table-cell office:value-type="float" office:value="10.0654">
                <text:p>10.0654</text:p>
              </table:table-cell>
              <table:table-cell office:value-type="float" office:value="4.37455">
                <text:p>4.37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4808">
                <text:p>15.4808</text:p>
              </table:table-cell>
              <table:table-cell office:value-type="float" office:value="9.00864">
                <text:p>9.00864</text:p>
              </table:table-cell>
              <table:table-cell office:value-type="float" office:value="4.19179">
                <text:p>4.19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2681">
                <text:p>17.2681</text:p>
              </table:table-cell>
              <table:table-cell office:value-type="float" office:value="9.9872">
                <text:p>9.9872</text:p>
              </table:table-cell>
              <table:table-cell office:value-type="float" office:value="1.24456">
                <text:p>1.24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4002">
                <text:p>16.4002</text:p>
              </table:table-cell>
              <table:table-cell office:value-type="float" office:value="10.6469">
                <text:p>10.6469</text:p>
              </table:table-cell>
              <table:table-cell office:value-type="float" office:value="1.50754">
                <text:p>1.50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9166">
                <text:p>16.9166</text:p>
              </table:table-cell>
              <table:table-cell office:value-type="float" office:value="9.52294">
                <text:p>9.52294</text:p>
              </table:table-cell>
              <table:table-cell office:value-type="float" office:value="3.79618">
                <text:p>3.796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826">
                <text:p>14.7826</text:p>
              </table:table-cell>
              <table:table-cell office:value-type="float" office:value="9.65477">
                <text:p>9.65477</text:p>
              </table:table-cell>
              <table:table-cell office:value-type="float" office:value="4.37299">
                <text:p>4.37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4748">
                <text:p>20.4748</text:p>
              </table:table-cell>
              <table:table-cell office:value-type="float" office:value="9.22213">
                <text:p>9.22213</text:p>
              </table:table-cell>
              <table:table-cell office:value-type="float" office:value="4.11387">
                <text:p>4.113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4082">
                <text:p>20.4082</text:p>
              </table:table-cell>
              <table:table-cell office:value-type="float" office:value="10.2486">
                <text:p>10.2486</text:p>
              </table:table-cell>
              <table:table-cell office:value-type="float" office:value="4.05632">
                <text:p>4.05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9906">
                <text:p>20.9906</text:p>
              </table:table-cell>
              <table:table-cell office:value-type="float" office:value="9.73451">
                <text:p>9.73451</text:p>
              </table:table-cell>
              <table:table-cell office:value-type="float" office:value="4.40102">
                <text:p>4.40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9511">
                <text:p>18.9511</text:p>
              </table:table-cell>
              <table:table-cell office:value-type="float" office:value="9.56996">
                <text:p>9.56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0228">
                <text:p>20.0228</text:p>
              </table:table-cell>
              <table:table-cell office:value-type="float" office:value="10.0095">
                <text:p>10.0095</text:p>
              </table:table-cell>
              <table:table-cell office:value-type="float" office:value="4.68195">
                <text:p>4.68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9023">
                <text:p>19.9023</text:p>
              </table:table-cell>
              <table:table-cell office:value-type="float" office:value="10.6197">
                <text:p>10.6197</text:p>
              </table:table-cell>
              <table:table-cell office:value-type="float" office:value="4.2757">
                <text:p>4.2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705">
                <text:p>19.705</text:p>
              </table:table-cell>
              <table:table-cell office:value-type="float" office:value="9.77185">
                <text:p>9.77185</text:p>
              </table:table-cell>
              <table:table-cell office:value-type="float" office:value="1.46396">
                <text:p>1.463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9563">
                <text:p>18.9563</text:p>
              </table:table-cell>
              <table:table-cell office:value-type="float" office:value="9.84664">
                <text:p>9.84664</text:p>
              </table:table-cell>
              <table:table-cell office:value-type="float" office:value="4.55277">
                <text:p>4.55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5819">
                <text:p>20.5819</text:p>
              </table:table-cell>
              <table:table-cell office:value-type="float" office:value="9.36459">
                <text:p>9.36459</text:p>
              </table:table-cell>
              <table:table-cell office:value-type="float" office:value="2.83912">
                <text:p>2.83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2532">
                <text:p>20.2532</text:p>
              </table:table-cell>
              <table:table-cell office:value-type="float" office:value="9.89753">
                <text:p>9.89753</text:p>
              </table:table-cell>
              <table:table-cell office:value-type="float" office:value="2.46644">
                <text:p>2.46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228">
                <text:p>21.5228</text:p>
              </table:table-cell>
              <table:table-cell office:value-type="float" office:value="4.79233">
                <text:p>4.79233</text:p>
              </table:table-cell>
              <table:table-cell office:value-type="float" office:value="3.68713">
                <text:p>3.687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0078">
                <text:p>19.0078</text:p>
              </table:table-cell>
              <table:table-cell office:value-type="float" office:value="10.4762">
                <text:p>10.4762</text:p>
              </table:table-cell>
              <table:table-cell office:value-type="float" office:value="4.63387">
                <text:p>4.63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799">
                <text:p>21.1799</text:p>
              </table:table-cell>
              <table:table-cell office:value-type="float" office:value="9.98213">
                <text:p>9.98213</text:p>
              </table:table-cell>
              <table:table-cell office:value-type="float" office:value="0.733496">
                <text:p>0.7334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708">
                <text:p>20.708</text:p>
              </table:table-cell>
              <table:table-cell office:value-type="float" office:value="9.77141">
                <text:p>9.77141</text:p>
              </table:table-cell>
              <table:table-cell office:value-type="float" office:value="5.01471">
                <text:p>5.01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9032">
                <text:p>19.9032</text:p>
              </table:table-cell>
              <table:table-cell office:value-type="float" office:value="10.4407">
                <text:p>10.4407</text:p>
              </table:table-cell>
              <table:table-cell office:value-type="float" office:value="4.07339">
                <text:p>4.07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4846">
                <text:p>21.4846</text:p>
              </table:table-cell>
              <table:table-cell office:value-type="float" office:value="9.71729">
                <text:p>9.71729</text:p>
              </table:table-cell>
              <table:table-cell office:value-type="float" office:value="3.16892">
                <text:p>3.16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2865">
                <text:p>21.2865</text:p>
              </table:table-cell>
              <table:table-cell office:value-type="float" office:value="7.26073">
                <text:p>7.26073</text:p>
              </table:table-cell>
              <table:table-cell office:value-type="float" office:value="3.61301">
                <text:p>3.613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6272">
                <text:p>21.6272</text:p>
              </table:table-cell>
              <table:table-cell office:value-type="float" office:value="10.7411">
                <text:p>10.7411</text:p>
              </table:table-cell>
              <table:table-cell office:value-type="float" office:value="3.90824">
                <text:p>3.908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5626">
                <text:p>19.5626</text:p>
              </table:table-cell>
              <table:table-cell office:value-type="float" office:value="10.8997">
                <text:p>10.8997</text:p>
              </table:table-cell>
              <table:table-cell office:value-type="float" office:value="1.68434">
                <text:p>1.68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3189">
                <text:p>20.3189</text:p>
              </table:table-cell>
              <table:table-cell office:value-type="float" office:value="9.08401">
                <text:p>9.08401</text:p>
              </table:table-cell>
              <table:table-cell office:value-type="float" office:value="5.31808">
                <text:p>5.318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4368">
                <text:p>20.4368</text:p>
              </table:table-cell>
              <table:table-cell office:value-type="float" office:value="10.342">
                <text:p>10.342</text:p>
              </table:table-cell>
              <table:table-cell office:value-type="float" office:value="1.58259">
                <text:p>1.582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0127">
                <text:p>21.0127</text:p>
              </table:table-cell>
              <table:table-cell office:value-type="float" office:value="10.0183">
                <text:p>10.0183</text:p>
              </table:table-cell>
              <table:table-cell office:value-type="float" office:value="4.31701">
                <text:p>4.31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6309">
                <text:p>19.6309</text:p>
              </table:table-cell>
              <table:table-cell office:value-type="float" office:value="9.90549">
                <text:p>9.90549</text:p>
              </table:table-cell>
              <table:table-cell office:value-type="float" office:value="4.36057">
                <text:p>4.36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0184">
                <text:p>20.0184</text:p>
              </table:table-cell>
              <table:table-cell office:value-type="float" office:value="9.71864">
                <text:p>9.71864</text:p>
              </table:table-cell>
              <table:table-cell office:value-type="float" office:value="2.53058">
                <text:p>2.53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8366">
                <text:p>18.8366</text:p>
              </table:table-cell>
              <table:table-cell office:value-type="float" office:value="9.75239">
                <text:p>9.75239</text:p>
              </table:table-cell>
              <table:table-cell office:value-type="float" office:value="3.65646">
                <text:p>3.656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0064">
                <text:p>19.0064</text:p>
              </table:table-cell>
              <table:table-cell office:value-type="float" office:value="10.8303">
                <text:p>10.8303</text:p>
              </table:table-cell>
              <table:table-cell office:value-type="float" office:value="2.91545">
                <text:p>2.91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2808">
                <text:p>19.2808</text:p>
              </table:table-cell>
              <table:table-cell office:value-type="float" office:value="8.88116">
                <text:p>8.88116</text:p>
              </table:table-cell>
              <table:table-cell office:value-type="float" office:value="3.79077">
                <text:p>3.790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.529">
                <text:p>20.529</text:p>
              </table:table-cell>
              <table:table-cell office:value-type="float" office:value="9.88128">
                <text:p>9.88128</text:p>
              </table:table-cell>
              <table:table-cell office:value-type="float" office:value="4.64115">
                <text:p>4.64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1953">
                <text:p>19.1953</text:p>
              </table:table-cell>
              <table:table-cell office:value-type="float" office:value="9.93292">
                <text:p>9.93292</text:p>
              </table:table-cell>
              <table:table-cell office:value-type="float" office:value="3.82268">
                <text:p>3.82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8258">
                <text:p>18.8258</text:p>
              </table:table-cell>
              <table:table-cell office:value-type="float" office:value="10.4167">
                <text:p>10.4167</text:p>
              </table:table-cell>
              <table:table-cell office:value-type="float" office:value="2.99496">
                <text:p>2.99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9739">
                <text:p>20.9739</text:p>
              </table:table-cell>
              <table:table-cell office:value-type="float" office:value="10.012">
                <text:p>10.012</text:p>
              </table:table-cell>
              <table:table-cell office:value-type="float" office:value="4.37489">
                <text:p>4.374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7392">
                <text:p>20.7392</text:p>
              </table:table-cell>
              <table:table-cell office:value-type="float" office:value="9.2673">
                <text:p>9.2673</text:p>
              </table:table-cell>
              <table:table-cell office:value-type="float" office:value="4.69459">
                <text:p>4.69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5494">
                <text:p>20.5494</text:p>
              </table:table-cell>
              <table:table-cell office:value-type="float" office:value="10.647">
                <text:p>10.647</text:p>
              </table:table-cell>
              <table:table-cell office:value-type="float" office:value="3.43293">
                <text:p>3.432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3734">
                <text:p>19.3734</text:p>
              </table:table-cell>
              <table:table-cell office:value-type="float" office:value="9.52208">
                <text:p>9.52208</text:p>
              </table:table-cell>
              <table:table-cell office:value-type="float" office:value="2.58512">
                <text:p>2.58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2259">
                <text:p>19.2259</text:p>
              </table:table-cell>
              <table:table-cell office:value-type="float" office:value="9.90817">
                <text:p>9.90817</text:p>
              </table:table-cell>
              <table:table-cell office:value-type="float" office:value="4.2629">
                <text:p>4.26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6387">
                <text:p>19.6387</text:p>
              </table:table-cell>
              <table:table-cell office:value-type="float" office:value="10.3261">
                <text:p>10.3261</text:p>
              </table:table-cell>
              <table:table-cell office:value-type="float" office:value="3.09278">
                <text:p>3.092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729">
                <text:p>19.729</text:p>
              </table:table-cell>
              <table:table-cell office:value-type="float" office:value="9.42693">
                <text:p>9.42693</text:p>
              </table:table-cell>
              <table:table-cell office:value-type="float" office:value="1.38452">
                <text:p>1.384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2874">
                <text:p>20.2874</text:p>
              </table:table-cell>
              <table:table-cell office:value-type="float" office:value="9.53062">
                <text:p>9.53062</text:p>
              </table:table-cell>
              <table:table-cell office:value-type="float" office:value="4.69463">
                <text:p>4.694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0838">
                <text:p>19.0838</text:p>
              </table:table-cell>
              <table:table-cell office:value-type="float" office:value="9.90112">
                <text:p>9.90112</text:p>
              </table:table-cell>
              <table:table-cell office:value-type="float" office:value="4.46839">
                <text:p>4.468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1169">
                <text:p>20.1169</text:p>
              </table:table-cell>
              <table:table-cell office:value-type="float" office:value="11.9839">
                <text:p>11.9839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7812">
                <text:p>19.7812</text:p>
              </table:table-cell>
              <table:table-cell office:value-type="float" office:value="9.00607">
                <text:p>9.00607</text:p>
              </table:table-cell>
              <table:table-cell office:value-type="float" office:value="3.57908">
                <text:p>3.579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6101">
                <text:p>19.6101</text:p>
              </table:table-cell>
              <table:table-cell office:value-type="float" office:value="9.86988">
                <text:p>9.86988</text:p>
              </table:table-cell>
              <table:table-cell office:value-type="float" office:value="4.06338">
                <text:p>4.063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0085">
                <text:p>19.0085</text:p>
              </table:table-cell>
              <table:table-cell office:value-type="float" office:value="10.3827">
                <text:p>10.3827</text:p>
              </table:table-cell>
              <table:table-cell office:value-type="float" office:value="3.41048">
                <text:p>3.410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6312">
                <text:p>18.6312</text:p>
              </table:table-cell>
              <table:table-cell office:value-type="float" office:value="8.86228">
                <text:p>8.86228</text:p>
              </table:table-cell>
              <table:table-cell office:value-type="float" office:value="2.77778">
                <text:p>2.777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5161">
                <text:p>20.5161</text:p>
              </table:table-cell>
              <table:table-cell office:value-type="float" office:value="9.76048">
                <text:p>9.76048</text:p>
              </table:table-cell>
              <table:table-cell office:value-type="float" office:value="4.31193">
                <text:p>4.31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7901">
                <text:p>18.7901</text:p>
              </table:table-cell>
              <table:table-cell office:value-type="float" office:value="10.2041">
                <text:p>10.2041</text:p>
              </table:table-cell>
              <table:table-cell office:value-type="float" office:value="4.32851">
                <text:p>4.32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5174">
                <text:p>19.5174</text:p>
              </table:table-cell>
              <table:table-cell office:value-type="float" office:value="9.95824">
                <text:p>9.95824</text:p>
              </table:table-cell>
              <table:table-cell office:value-type="float" office:value="2.06897">
                <text:p>2.06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8782">
                <text:p>18.8782</text:p>
              </table:table-cell>
              <table:table-cell office:value-type="float" office:value="10.3473">
                <text:p>10.3473</text:p>
              </table:table-cell>
              <table:table-cell office:value-type="float" office:value="0.949367">
                <text:p>0.949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1445">
                <text:p>17.1445</text:p>
              </table:table-cell>
              <table:table-cell office:value-type="float" office:value="9.56119">
                <text:p>9.56119</text:p>
              </table:table-cell>
              <table:table-cell office:value-type="float" office:value="0.845411">
                <text:p>0.8454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3335">
                <text:p>18.3335</text:p>
              </table:table-cell>
              <table:table-cell office:value-type="float" office:value="4.12371">
                <text:p>4.12371</text:p>
              </table:table-cell>
              <table:table-cell office:value-type="float" office:value="2.04499">
                <text:p>2.044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8765">
                <text:p>17.8765</text:p>
              </table:table-cell>
              <table:table-cell office:value-type="float" office:value="9.86842">
                <text:p>9.86842</text:p>
              </table:table-cell>
              <table:table-cell office:value-type="float" office:value="0.471698">
                <text:p>0.4716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3189">
                <text:p>16.3189</text:p>
              </table:table-cell>
              <table:table-cell office:value-type="float" office:value="9.02982">
                <text:p>9.02982</text:p>
              </table:table-cell>
              <table:table-cell office:value-type="float" office:value="3.19803">
                <text:p>3.19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603">
                <text:p>17.603</text:p>
              </table:table-cell>
              <table:table-cell office:value-type="float" office:value="9.85879">
                <text:p>9.85879</text:p>
              </table:table-cell>
              <table:table-cell office:value-type="float" office:value="3.0766">
                <text:p>3.07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8236">
                <text:p>17.8236</text:p>
              </table:table-cell>
              <table:table-cell office:value-type="float" office:value="9.84516">
                <text:p>9.84516</text:p>
              </table:table-cell>
              <table:table-cell office:value-type="float" office:value="4.06365">
                <text:p>4.063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8686">
                <text:p>15.8686</text:p>
              </table:table-cell>
              <table:table-cell office:value-type="float" office:value="8.30658">
                <text:p>8.30658</text:p>
              </table:table-cell>
              <table:table-cell office:value-type="float" office:value="3.79201">
                <text:p>3.79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2937">
                <text:p>17.2937</text:p>
              </table:table-cell>
              <table:table-cell office:value-type="float" office:value="9.93194">
                <text:p>9.93194</text:p>
              </table:table-cell>
              <table:table-cell office:value-type="float" office:value="1.55763">
                <text:p>1.557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2057">
                <text:p>17.2057</text:p>
              </table:table-cell>
              <table:table-cell office:value-type="float" office:value="10.9662">
                <text:p>10.9662</text:p>
              </table:table-cell>
              <table:table-cell office:value-type="float" office:value="1.62455">
                <text:p>1.62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2944">
                <text:p>17.2944</text:p>
              </table:table-cell>
              <table:table-cell office:value-type="float" office:value="9.16422">
                <text:p>9.16422</text:p>
              </table:table-cell>
              <table:table-cell office:value-type="float" office:value="3.64289">
                <text:p>3.64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277">
                <text:p>19.3277</text:p>
              </table:table-cell>
              <table:table-cell office:value-type="float" office:value="9.23077">
                <text:p>9.23077</text:p>
              </table:table-cell>
              <table:table-cell office:value-type="float" office:value="4.4476">
                <text:p>4.44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1807">
                <text:p>20.1807</text:p>
              </table:table-cell>
              <table:table-cell office:value-type="float" office:value="9.38643">
                <text:p>9.38643</text:p>
              </table:table-cell>
              <table:table-cell office:value-type="float" office:value="4.59435">
                <text:p>4.594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9475">
                <text:p>19.9475</text:p>
              </table:table-cell>
              <table:table-cell office:value-type="float" office:value="9.5847">
                <text:p>9.5847</text:p>
              </table:table-cell>
              <table:table-cell office:value-type="float" office:value="4.51051">
                <text:p>4.51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0713">
                <text:p>20.0713</text:p>
              </table:table-cell>
              <table:table-cell office:value-type="float" office:value="8.82353">
                <text:p>8.82353</text:p>
              </table:table-cell>
              <table:table-cell office:value-type="float" office:value="4.30068">
                <text:p>4.30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4307">
                <text:p>19.4307</text:p>
              </table:table-cell>
              <table:table-cell office:value-type="float" office:value="9.32358">
                <text:p>9.3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3757">
                <text:p>21.3757</text:p>
              </table:table-cell>
              <table:table-cell office:value-type="float" office:value="10.5939">
                <text:p>10.5939</text:p>
              </table:table-cell>
              <table:table-cell office:value-type="float" office:value="4.45624">
                <text:p>4.456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7726">
                <text:p>18.7726</text:p>
              </table:table-cell>
              <table:table-cell office:value-type="float" office:value="10.7097">
                <text:p>10.7097</text:p>
              </table:table-cell>
              <table:table-cell office:value-type="float" office:value="4.23838">
                <text:p>4.238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072">
                <text:p>18.6072</text:p>
              </table:table-cell>
              <table:table-cell office:value-type="float" office:value="9.67052">
                <text:p>9.67052</text:p>
              </table:table-cell>
              <table:table-cell office:value-type="float" office:value="1.89732">
                <text:p>1.897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8465">
                <text:p>19.8465</text:p>
              </table:table-cell>
              <table:table-cell office:value-type="float" office:value="9.82105">
                <text:p>9.82105</text:p>
              </table:table-cell>
              <table:table-cell office:value-type="float" office:value="3.62845">
                <text:p>3.628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4062">
                <text:p>19.4062</text:p>
              </table:table-cell>
              <table:table-cell office:value-type="float" office:value="9.45146">
                <text:p>9.45146</text:p>
              </table:table-cell>
              <table:table-cell office:value-type="float" office:value="3.05801">
                <text:p>3.058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2835">
                <text:p>20.2835</text:p>
              </table:table-cell>
              <table:table-cell office:value-type="float" office:value="9.81878">
                <text:p>9.81878</text:p>
              </table:table-cell>
              <table:table-cell office:value-type="float" office:value="2.04017">
                <text:p>2.04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5993">
                <text:p>20.5993</text:p>
              </table:table-cell>
              <table:table-cell office:value-type="float" office:value="8.18505">
                <text:p>8.18505</text:p>
              </table:table-cell>
              <table:table-cell office:value-type="float" office:value="3.52038">
                <text:p>3.520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7468">
                <text:p>17.7468</text:p>
              </table:table-cell>
              <table:table-cell office:value-type="float" office:value="8.72483">
                <text:p>8.72483</text:p>
              </table:table-cell>
              <table:table-cell office:value-type="float" office:value="4.79442">
                <text:p>4.794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2643">
                <text:p>19.2643</text:p>
              </table:table-cell>
              <table:table-cell office:value-type="float" office:value="10.1999">
                <text:p>10.1999</text:p>
              </table:table-cell>
              <table:table-cell office:value-type="float" office:value="1.0551">
                <text:p>1.0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2485">
                <text:p>21.2485</text:p>
              </table:table-cell>
              <table:table-cell office:value-type="float" office:value="10.0152">
                <text:p>10.0152</text:p>
              </table:table-cell>
              <table:table-cell office:value-type="float" office:value="4.51991">
                <text:p>4.51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6347">
                <text:p>19.6347</text:p>
              </table:table-cell>
              <table:table-cell office:value-type="float" office:value="9.31041">
                <text:p>9.31041</text:p>
              </table:table-cell>
              <table:table-cell office:value-type="float" office:value="4.26314">
                <text:p>4.263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5663">
                <text:p>21.5663</text:p>
              </table:table-cell>
              <table:table-cell office:value-type="float" office:value="9.52654">
                <text:p>9.52654</text:p>
              </table:table-cell>
              <table:table-cell office:value-type="float" office:value="3.21593">
                <text:p>3.215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441">
                <text:p>20.2441</text:p>
              </table:table-cell>
              <table:table-cell office:value-type="float" office:value="9.57447">
                <text:p>9.57447</text:p>
              </table:table-cell>
              <table:table-cell office:value-type="float" office:value="2.77778">
                <text:p>2.777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5169">
                <text:p>21.5169</text:p>
              </table:table-cell>
              <table:table-cell office:value-type="float" office:value="9.40439">
                <text:p>9.40439</text:p>
              </table:table-cell>
              <table:table-cell office:value-type="float" office:value="4.01189">
                <text:p>4.011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0247">
                <text:p>20.0247</text:p>
              </table:table-cell>
              <table:table-cell office:value-type="float" office:value="10.9293">
                <text:p>10.9293</text:p>
              </table:table-cell>
              <table:table-cell office:value-type="float" office:value="0.990712">
                <text:p>0.9907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3015">
                <text:p>21.3015</text:p>
              </table:table-cell>
              <table:table-cell office:value-type="float" office:value="10.8898">
                <text:p>10.8898</text:p>
              </table:table-cell>
              <table:table-cell office:value-type="float" office:value="4.46033">
                <text:p>4.460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2591">
                <text:p>21.2591</text:p>
              </table:table-cell>
              <table:table-cell office:value-type="float" office:value="10.2352">
                <text:p>10.2352</text:p>
              </table:table-cell>
              <table:table-cell office:value-type="float" office:value="1.84995">
                <text:p>1.849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0378">
                <text:p>20.0378</text:p>
              </table:table-cell>
              <table:table-cell office:value-type="float" office:value="10.0771">
                <text:p>10.0771</text:p>
              </table:table-cell>
              <table:table-cell office:value-type="float" office:value="4.43871">
                <text:p>4.438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981">
                <text:p>19.981</text:p>
              </table:table-cell>
              <table:table-cell office:value-type="float" office:value="9.96539">
                <text:p>9.96539</text:p>
              </table:table-cell>
              <table:table-cell office:value-type="float" office:value="4.8095">
                <text:p>4.80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5153">
                <text:p>19.5153</text:p>
              </table:table-cell>
              <table:table-cell office:value-type="float" office:value="10.0247">
                <text:p>10.0247</text:p>
              </table:table-cell>
              <table:table-cell office:value-type="float" office:value="3.21923">
                <text:p>3.219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2993">
                <text:p>19.2993</text:p>
              </table:table-cell>
              <table:table-cell office:value-type="float" office:value="10.0047">
                <text:p>10.0047</text:p>
              </table:table-cell>
              <table:table-cell office:value-type="float" office:value="3.38475">
                <text:p>3.384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8569">
                <text:p>18.8569</text:p>
              </table:table-cell>
              <table:table-cell office:value-type="float" office:value="8.06452">
                <text:p>8.06452</text:p>
              </table:table-cell>
              <table:table-cell office:value-type="float" office:value="3.25815">
                <text:p>3.258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5388">
                <text:p>19.5388</text:p>
              </table:table-cell>
              <table:table-cell office:value-type="float" office:value="9.75839">
                <text:p>9.75839</text:p>
              </table:table-cell>
              <table:table-cell office:value-type="float" office:value="3.53364">
                <text:p>3.533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792">
                <text:p>20.4792</text:p>
              </table:table-cell>
              <table:table-cell office:value-type="float" office:value="10.1854">
                <text:p>10.1854</text:p>
              </table:table-cell>
              <table:table-cell office:value-type="float" office:value="4.41812">
                <text:p>4.418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5221">
                <text:p>19.5221</text:p>
              </table:table-cell>
              <table:table-cell office:value-type="float" office:value="9.26357">
                <text:p>9.26357</text:p>
              </table:table-cell>
              <table:table-cell office:value-type="float" office:value="3.79299">
                <text:p>3.792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1574">
                <text:p>19.1574</text:p>
              </table:table-cell>
              <table:table-cell office:value-type="float" office:value="10.7374">
                <text:p>10.7374</text:p>
              </table:table-cell>
              <table:table-cell office:value-type="float" office:value="2.75491">
                <text:p>2.754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194">
                <text:p>20.7194</text:p>
              </table:table-cell>
              <table:table-cell office:value-type="float" office:value="9.40413">
                <text:p>9.40413</text:p>
              </table:table-cell>
              <table:table-cell office:value-type="float" office:value="4.56447">
                <text:p>4.564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5079">
                <text:p>20.5079</text:p>
              </table:table-cell>
              <table:table-cell office:value-type="float" office:value="8.98905">
                <text:p>8.98905</text:p>
              </table:table-cell>
              <table:table-cell office:value-type="float" office:value="4.36181">
                <text:p>4.3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8077">
                <text:p>20.8077</text:p>
              </table:table-cell>
              <table:table-cell office:value-type="float" office:value="10.8506">
                <text:p>10.8506</text:p>
              </table:table-cell>
              <table:table-cell office:value-type="float" office:value="2.99874">
                <text:p>2.998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4374">
                <text:p>19.4374</text:p>
              </table:table-cell>
              <table:table-cell office:value-type="float" office:value="9.64784">
                <text:p>9.6478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9559">
                <text:p>18.9559</text:p>
              </table:table-cell>
              <table:table-cell office:value-type="float" office:value="9.66555">
                <text:p>9.66555</text:p>
              </table:table-cell>
              <table:table-cell office:value-type="float" office:value="4.51181">
                <text:p>4.511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6937">
                <text:p>19.6937</text:p>
              </table:table-cell>
              <table:table-cell office:value-type="float" office:value="10.5775">
                <text:p>10.5775</text:p>
              </table:table-cell>
              <table:table-cell office:value-type="float" office:value="4.19847">
                <text:p>4.198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1974">
                <text:p>20.1974</text:p>
              </table:table-cell>
              <table:table-cell office:value-type="float" office:value="9.61265">
                <text:p>9.61265</text:p>
              </table:table-cell>
              <table:table-cell office:value-type="float" office:value="0.924784">
                <text:p>0.9247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7835">
                <text:p>19.7835</text:p>
              </table:table-cell>
              <table:table-cell office:value-type="float" office:value="9.83207">
                <text:p>9.83207</text:p>
              </table:table-cell>
              <table:table-cell office:value-type="float" office:value="4.56772">
                <text:p>4.567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9408">
                <text:p>18.9408</text:p>
              </table:table-cell>
              <table:table-cell office:value-type="float" office:value="9.73576">
                <text:p>9.73576</text:p>
              </table:table-cell>
              <table:table-cell office:value-type="float" office:value="4.74892">
                <text:p>4.74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7818">
                <text:p>18.7818</text:p>
              </table:table-cell>
              <table:table-cell office:value-type="float" office:value="10.7722">
                <text:p>10.7722</text:p>
              </table:table-cell>
              <table:table-cell office:value-type="float" office:value="1.58192">
                <text:p>1.58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0883">
                <text:p>20.0883</text:p>
              </table:table-cell>
              <table:table-cell office:value-type="float" office:value="9.27968">
                <text:p>9.27968</text:p>
              </table:table-cell>
              <table:table-cell office:value-type="float" office:value="3.63289">
                <text:p>3.632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6997">
                <text:p>19.6997</text:p>
              </table:table-cell>
              <table:table-cell office:value-type="float" office:value="9.75454">
                <text:p>9.75454</text:p>
              </table:table-cell>
              <table:table-cell office:value-type="float" office:value="4.13138">
                <text:p>4.131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2746">
                <text:p>19.2746</text:p>
              </table:table-cell>
              <table:table-cell office:value-type="float" office:value="10.0752">
                <text:p>10.0752</text:p>
              </table:table-cell>
              <table:table-cell office:value-type="float" office:value="3.61545">
                <text:p>3.615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.4093">
                <text:p>17.4093</text:p>
              </table:table-cell>
              <table:table-cell office:value-type="float" office:value="10.8696">
                <text:p>10.8696</text:p>
              </table:table-cell>
              <table:table-cell office:value-type="float" office:value="2.80138">
                <text:p>2.80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7419">
                <text:p>18.7419</text:p>
              </table:table-cell>
              <table:table-cell office:value-type="float" office:value="8.44267">
                <text:p>8.44267</text:p>
              </table:table-cell>
              <table:table-cell office:value-type="float" office:value="4.09985">
                <text:p>4.09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4445">
                <text:p>18.4445</text:p>
              </table:table-cell>
              <table:table-cell office:value-type="float" office:value="9.38878">
                <text:p>9.38878</text:p>
              </table:table-cell>
              <table:table-cell office:value-type="float" office:value="4.70858">
                <text:p>4.708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9421">
                <text:p>17.9421</text:p>
              </table:table-cell>
              <table:table-cell office:value-type="float" office:value="9.42259">
                <text:p>9.42259</text:p>
              </table:table-cell>
              <table:table-cell office:value-type="float" office:value="1.71891">
                <text:p>1.718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.5199">
                <text:p>19.5199</text:p>
              </table:table-cell>
              <table:table-cell office:value-type="float" office:value="10.3695">
                <text:p>10.3695</text:p>
              </table:table-cell>
              <table:table-cell office:value-type="float" office:value="0.706714">
                <text:p>0.706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.9482">
                <text:p>16.9482</text:p>
              </table:table-cell>
              <table:table-cell office:value-type="float" office:value="9.80015">
                <text:p>9.80015</text:p>
              </table:table-cell>
              <table:table-cell office:value-type="float" office:value="1.4068">
                <text:p>1.40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4153">
                <text:p>18.4153</text:p>
              </table:table-cell>
              <table:table-cell office:value-type="float" office:value="6.61157">
                <text:p>6.61157</text:p>
              </table:table-cell>
              <table:table-cell office:value-type="float" office:value="1.54589">
                <text:p>1.545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622">
                <text:p>17.622</text:p>
              </table:table-cell>
              <table:table-cell office:value-type="float" office:value="10.132">
                <text:p>10.132</text:p>
              </table:table-cell>
              <table:table-cell office:value-type="float" office:value="0.512821">
                <text:p>0.5128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3698">
                <text:p>15.3698</text:p>
              </table:table-cell>
              <table:table-cell office:value-type="float" office:value="9.46502">
                <text:p>9.46502</text:p>
              </table:table-cell>
              <table:table-cell office:value-type="float" office:value="3.06208">
                <text:p>3.062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.8493">
                <text:p>17.8493</text:p>
              </table:table-cell>
              <table:table-cell office:value-type="float" office:value="9.09561">
                <text:p>9.09561</text:p>
              </table:table-cell>
              <table:table-cell office:value-type="float" office:value="3.69909">
                <text:p>3.699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067">
                <text:p>18.067</text:p>
              </table:table-cell>
              <table:table-cell office:value-type="float" office:value="9.87654">
                <text:p>9.87654</text:p>
              </table:table-cell>
              <table:table-cell office:value-type="float" office:value="4.09883">
                <text:p>4.098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7424">
                <text:p>15.7424</text:p>
              </table:table-cell>
              <table:table-cell office:value-type="float" office:value="8.97181">
                <text:p>8.97181</text:p>
              </table:table-cell>
              <table:table-cell office:value-type="float" office:value="4.00862">
                <text:p>4.008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7446">
                <text:p>17.7446</text:p>
              </table:table-cell>
              <table:table-cell office:value-type="float" office:value="9.41252">
                <text:p>9.41252</text:p>
              </table:table-cell>
              <table:table-cell office:value-type="float" office:value="1.37243">
                <text:p>1.372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6319">
                <text:p>17.6319</text:p>
              </table:table-cell>
              <table:table-cell office:value-type="float" office:value="9.51595">
                <text:p>9.51595</text:p>
              </table:table-cell>
              <table:table-cell office:value-type="float" office:value="1.49068">
                <text:p>1.49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3842">
                <text:p>16.3842</text:p>
              </table:table-cell>
              <table:table-cell office:value-type="float" office:value="9.76234">
                <text:p>9.76234</text:p>
              </table:table-cell>
              <table:table-cell office:value-type="float" office:value="3.16892">
                <text:p>3.168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7273">
                <text:p>22.7273</text:p>
              </table:table-cell>
              <table:table-cell office:value-type="float" office:value="9.06935">
                <text:p>9.06935</text:p>
              </table:table-cell>
              <table:table-cell office:value-type="float" office:value="4.66074">
                <text:p>4.66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.2381">
                <text:p>20.2381</text:p>
              </table:table-cell>
              <table:table-cell office:value-type="float" office:value="9.66573">
                <text:p>9.66573</text:p>
              </table:table-cell>
              <table:table-cell office:value-type="float" office:value="4.5828">
                <text:p>4.58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.6186">
                <text:p>18.6186</text:p>
              </table:table-cell>
              <table:table-cell office:value-type="float" office:value="10.1255">
                <text:p>10.1255</text:p>
              </table:table-cell>
              <table:table-cell office:value-type="float" office:value="4.23892">
                <text:p>4.238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.2337">
                <text:p>21.2337</text:p>
              </table:table-cell>
              <table:table-cell office:value-type="float" office:value="12.1495">
                <text:p>12.1495</text:p>
              </table:table-cell>
              <table:table-cell office:value-type="float" office:value="3.96436">
                <text:p>3.96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1211">
                <text:p>19.1211</text:p>
              </table:table-cell>
              <table:table-cell office:value-type="float" office:value="9.67945">
                <text:p>9.6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.5128">
                <text:p>20.5128</text:p>
              </table:table-cell>
              <table:table-cell office:value-type="float" office:value="10.0731">
                <text:p>10.0731</text:p>
              </table:table-cell>
              <table:table-cell office:value-type="float" office:value="4.49275">
                <text:p>4.492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.5629">
                <text:p>18.5629</text:p>
              </table:table-cell>
              <table:table-cell office:value-type="float" office:value="9.65202">
                <text:p>9.65202</text:p>
              </table:table-cell>
              <table:table-cell office:value-type="float" office:value="4.65279">
                <text:p>4.652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977">
                <text:p>16.977</text:p>
              </table:table-cell>
              <table:table-cell office:value-type="float" office:value="10.0787">
                <text:p>10.0787</text:p>
              </table:table-cell>
              <table:table-cell office:value-type="float" office:value="2.27027">
                <text:p>2.270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6473">
                <text:p>20.6473</text:p>
              </table:table-cell>
              <table:table-cell office:value-type="float" office:value="9.62229">
                <text:p>9.62229</text:p>
              </table:table-cell>
              <table:table-cell office:value-type="float" office:value="3.94674">
                <text:p>3.946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.4297">
                <text:p>18.4297</text:p>
              </table:table-cell>
              <table:table-cell office:value-type="float" office:value="9.73681">
                <text:p>9.73681</text:p>
              </table:table-cell>
              <table:table-cell office:value-type="float" office:value="3.01129">
                <text:p>3.011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.374">
                <text:p>20.374</text:p>
              </table:table-cell>
              <table:table-cell office:value-type="float" office:value="9.72676">
                <text:p>9.72676</text:p>
              </table:table-cell>
              <table:table-cell office:value-type="float" office:value="2.71122">
                <text:p>2.711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.8589">
                <text:p>20.8589</text:p>
              </table:table-cell>
              <table:table-cell office:value-type="float" office:value="8.35735">
                <text:p>8.35735</text:p>
              </table:table-cell>
              <table:table-cell office:value-type="float" office:value="3.51887">
                <text:p>3.518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0881">
                <text:p>19.0881</text:p>
              </table:table-cell>
              <table:table-cell office:value-type="float" office:value="10.2564">
                <text:p>10.2564</text:p>
              </table:table-cell>
              <table:table-cell office:value-type="float" office:value="4.7962">
                <text:p>4.79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8867">
                <text:p>19.8867</text:p>
              </table:table-cell>
              <table:table-cell office:value-type="float" office:value="10.4199">
                <text:p>10.4199</text:p>
              </table:table-cell>
              <table:table-cell office:value-type="float" office:value="0.831354">
                <text:p>0.8313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0622">
                <text:p>21.0622</text:p>
              </table:table-cell>
              <table:table-cell office:value-type="float" office:value="10.0431">
                <text:p>10.0431</text:p>
              </table:table-cell>
              <table:table-cell office:value-type="float" office:value="4.35597">
                <text:p>4.355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2882">
                <text:p>20.2882</text:p>
              </table:table-cell>
              <table:table-cell office:value-type="float" office:value="9.6721">
                <text:p>9.6721</text:p>
              </table:table-cell>
              <table:table-cell office:value-type="float" office:value="4.16212">
                <text:p>4.162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.6495">
                <text:p>21.6495</text:p>
              </table:table-cell>
              <table:table-cell office:value-type="float" office:value="9.67882">
                <text:p>9.67882</text:p>
              </table:table-cell>
              <table:table-cell office:value-type="float" office:value="3.46065">
                <text:p>3.460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7098">
                <text:p>20.7098</text:p>
              </table:table-cell>
              <table:table-cell office:value-type="float" office:value="9.17722">
                <text:p>9.17722</text:p>
              </table:table-cell>
              <table:table-cell office:value-type="float" office:value="3.19018">
                <text:p>3.190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.1321">
                <text:p>21.1321</text:p>
              </table:table-cell>
              <table:table-cell office:value-type="float" office:value="10.2564">
                <text:p>10.2564</text:p>
              </table:table-cell>
              <table:table-cell office:value-type="float" office:value="3.76068">
                <text:p>3.760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5041">
                <text:p>19.5041</text:p>
              </table:table-cell>
              <table:table-cell office:value-type="float" office:value="9.82759">
                <text:p>9.82759</text:p>
              </table:table-cell>
              <table:table-cell office:value-type="float" office:value="1.73697">
                <text:p>1.736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6695">
                <text:p>20.6695</text:p>
              </table:table-cell>
              <table:table-cell office:value-type="float" office:value="10.5183">
                <text:p>10.5183</text:p>
              </table:table-cell>
              <table:table-cell office:value-type="float" office:value="4.73662">
                <text:p>4.736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1294">
                <text:p>21.1294</text:p>
              </table:table-cell>
              <table:table-cell office:value-type="float" office:value="10.184">
                <text:p>10.184</text:p>
              </table:table-cell>
              <table:table-cell office:value-type="float" office:value="2.12982">
                <text:p>2.129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78">
                <text:p>20.78</text:p>
              </table:table-cell>
              <table:table-cell office:value-type="float" office:value="10.0294">
                <text:p>10.0294</text:p>
              </table:table-cell>
              <table:table-cell office:value-type="float" office:value="4.46509">
                <text:p>4.465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5431">
                <text:p>20.5431</text:p>
              </table:table-cell>
              <table:table-cell office:value-type="float" office:value="9.65961">
                <text:p>9.65961</text:p>
              </table:table-cell>
              <table:table-cell office:value-type="float" office:value="4.15196">
                <text:p>4.151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.8495">
                <text:p>19.8495</text:p>
              </table:table-cell>
              <table:table-cell office:value-type="float" office:value="9.76663">
                <text:p>9.76663</text:p>
              </table:table-cell>
              <table:table-cell office:value-type="float" office:value="2.06271">
                <text:p>2.062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0926">
                <text:p>19.0926</text:p>
              </table:table-cell>
              <table:table-cell office:value-type="float" office:value="10.1576">
                <text:p>10.1576</text:p>
              </table:table-cell>
              <table:table-cell office:value-type="float" office:value="3.92324">
                <text:p>3.923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112">
                <text:p>19.112</text:p>
              </table:table-cell>
              <table:table-cell office:value-type="float" office:value="11.8321">
                <text:p>11.8321</text:p>
              </table:table-cell>
              <table:table-cell office:value-type="float" office:value="3.27319">
                <text:p>3.273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1271">
                <text:p>19.1271</text:p>
              </table:table-cell>
              <table:table-cell office:value-type="float" office:value="10.2857">
                <text:p>10.2857</text:p>
              </table:table-cell>
              <table:table-cell office:value-type="float" office:value="3.64885">
                <text:p>3.648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.7976">
                <text:p>20.7976</text:p>
              </table:table-cell>
              <table:table-cell office:value-type="float" office:value="10.1354">
                <text:p>10.1354</text:p>
              </table:table-cell>
              <table:table-cell office:value-type="float" office:value="4.46642">
                <text:p>4.466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0428">
                <text:p>19.0428</text:p>
              </table:table-cell>
              <table:table-cell office:value-type="float" office:value="9.96772">
                <text:p>9.96772</text:p>
              </table:table-cell>
              <table:table-cell office:value-type="float" office:value="3.71676">
                <text:p>3.716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883">
                <text:p>18.883</text:p>
              </table:table-cell>
              <table:table-cell office:value-type="float" office:value="9.36345">
                <text:p>9.36345</text:p>
              </table:table-cell>
              <table:table-cell office:value-type="float" office:value="2.68562">
                <text:p>2.685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.4069">
                <text:p>20.4069</text:p>
              </table:table-cell>
              <table:table-cell office:value-type="float" office:value="10.3907">
                <text:p>10.3907</text:p>
              </table:table-cell>
              <table:table-cell office:value-type="float" office:value="4.3138">
                <text:p>4.31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.5518">
                <text:p>20.5518</text:p>
              </table:table-cell>
              <table:table-cell office:value-type="float" office:value="9.98729">
                <text:p>9.98729</text:p>
              </table:table-cell>
              <table:table-cell office:value-type="float" office:value="4.38551">
                <text:p>4.385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5057">
                <text:p>20.5057</text:p>
              </table:table-cell>
              <table:table-cell office:value-type="float" office:value="10.7265">
                <text:p>10.7265</text:p>
              </table:table-cell>
              <table:table-cell office:value-type="float" office:value="3.0478">
                <text:p>3.04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9325">
                <text:p>19.9325</text:p>
              </table:table-cell>
              <table:table-cell office:value-type="float" office:value="9.87226">
                <text:p>9.87226</text:p>
              </table:table-cell>
              <table:table-cell office:value-type="float" office:value="2.73757">
                <text:p>2.73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.5303">
                <text:p>18.5303</text:p>
              </table:table-cell>
              <table:table-cell office:value-type="float" office:value="9.25301">
                <text:p>9.25301</text:p>
              </table:table-cell>
              <table:table-cell office:value-type="float" office:value="3.91571">
                <text:p>3.915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  <table:table-cell office:value-type="float" office:value="10.9337">
                <text:p>10.9337</text:p>
              </table:table-cell>
              <table:table-cell office:value-type="float" office:value="2.09581">
                <text:p>2.095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5753">
                <text:p>20.5753</text:p>
              </table:table-cell>
              <table:table-cell office:value-type="float" office:value="9.82436">
                <text:p>9.82436</text:p>
              </table:table-cell>
              <table:table-cell office:value-type="float" office:value="0.99194">
                <text:p>0.991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.157">
                <text:p>20.157</text:p>
              </table:table-cell>
              <table:table-cell office:value-type="float" office:value="10.0415">
                <text:p>10.0415</text:p>
              </table:table-cell>
              <table:table-cell office:value-type="float" office:value="4.3931">
                <text:p>4.39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.6066">
                <text:p>18.6066</text:p>
              </table:table-cell>
              <table:table-cell office:value-type="float" office:value="8.699">
                <text:p>8.699</text:p>
              </table:table-cell>
              <table:table-cell office:value-type="float" office:value="4.06026">
                <text:p>4.060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652">
                <text:p>20.652</text:p>
              </table:table-cell>
              <table:table-cell office:value-type="float" office:value="11.8191">
                <text:p>11.8191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8606">
                <text:p>19.8606</text:p>
              </table:table-cell>
              <table:table-cell office:value-type="float" office:value="8.69667">
                <text:p>8.69667</text:p>
              </table:table-cell>
              <table:table-cell office:value-type="float" office:value="3.70686">
                <text:p>3.706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6012">
                <text:p>19.6012</text:p>
              </table:table-cell>
              <table:table-cell office:value-type="float" office:value="10.6565">
                <text:p>10.6565</text:p>
              </table:table-cell>
              <table:table-cell office:value-type="float" office:value="3.95812">
                <text:p>3.958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7206">
                <text:p>19.7206</text:p>
              </table:table-cell>
              <table:table-cell office:value-type="float" office:value="10.3256">
                <text:p>10.3256</text:p>
              </table:table-cell>
              <table:table-cell office:value-type="float" office:value="3.35378">
                <text:p>3.353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5836">
                <text:p>18.5836</text:p>
              </table:table-cell>
              <table:table-cell office:value-type="float" office:value="10.8491">
                <text:p>10.8491</text:p>
              </table:table-cell>
              <table:table-cell office:value-type="float" office:value="2.93932">
                <text:p>2.939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4067">
                <text:p>20.4067</text:p>
              </table:table-cell>
              <table:table-cell office:value-type="float" office:value="8.81135">
                <text:p>8.81135</text:p>
              </table:table-cell>
              <table:table-cell office:value-type="float" office:value="4.41176">
                <text:p>4.411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3123">
                <text:p>18.3123</text:p>
              </table:table-cell>
              <table:table-cell office:value-type="float" office:value="11.1251">
                <text:p>11.1251</text:p>
              </table:table-cell>
              <table:table-cell office:value-type="float" office:value="4.66418">
                <text:p>4.664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3521">
                <text:p>19.3521</text:p>
              </table:table-cell>
              <table:table-cell office:value-type="float" office:value="9.48604">
                <text:p>9.48604</text:p>
              </table:table-cell>
              <table:table-cell office:value-type="float" office:value="2.17186">
                <text:p>2.17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5049">
                <text:p>19.5049</text:p>
              </table:table-cell>
              <table:table-cell office:value-type="float" office:value="9.87779">
                <text:p>9.87779</text:p>
              </table:table-cell>
              <table:table-cell office:value-type="float" office:value="2.83019">
                <text:p>2.83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0928">
                <text:p>16.0928</text:p>
              </table:table-cell>
              <table:table-cell office:value-type="float" office:value="9.53905">
                <text:p>9.53905</text:p>
              </table:table-cell>
              <table:table-cell office:value-type="float" office:value="1.20482">
                <text:p>1.204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2347">
                <text:p>17.2347</text:p>
              </table:table-cell>
              <table:table-cell office:value-type="float" office:value="7.92079">
                <text:p>7.92079</text:p>
              </table:table-cell>
              <table:table-cell office:value-type="float" office:value="2.01149">
                <text:p>2.011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4846">
                <text:p>18.4846</text:p>
              </table:table-cell>
              <table:table-cell office:value-type="float" office:value="9.93711">
                <text:p>9.93711</text:p>
              </table:table-cell>
              <table:table-cell office:value-type="float" office:value="0.531915">
                <text:p>0.5319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8347">
                <text:p>14.8347</text:p>
              </table:table-cell>
              <table:table-cell office:value-type="float" office:value="9.98767">
                <text:p>9.98767</text:p>
              </table:table-cell>
              <table:table-cell office:value-type="float" office:value="3.6859">
                <text:p>3.68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332">
                <text:p>17.332</text:p>
              </table:table-cell>
              <table:table-cell office:value-type="float" office:value="9.71546">
                <text:p>9.71546</text:p>
              </table:table-cell>
              <table:table-cell office:value-type="float" office:value="3.82997">
                <text:p>3.829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334">
                <text:p>18.334</text:p>
              </table:table-cell>
              <table:table-cell office:value-type="float" office:value="9.96913">
                <text:p>9.96913</text:p>
              </table:table-cell>
              <table:table-cell office:value-type="float" office:value="4.16489">
                <text:p>4.164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5108">
                <text:p>16.5108</text:p>
              </table:table-cell>
              <table:table-cell office:value-type="float" office:value="8.67769">
                <text:p>8.67769</text:p>
              </table:table-cell>
              <table:table-cell office:value-type="float" office:value="4.59885">
                <text:p>4.598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4557">
                <text:p>17.4557</text:p>
              </table:table-cell>
              <table:table-cell office:value-type="float" office:value="9.28342">
                <text:p>9.28342</text:p>
              </table:table-cell>
              <table:table-cell office:value-type="float" office:value="0.984615">
                <text:p>0.9846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.2717">
                <text:p>16.2717</text:p>
              </table:table-cell>
              <table:table-cell office:value-type="float" office:value="10.3">
                <text:p>10.3</text:p>
              </table:table-cell>
              <table:table-cell office:value-type="float" office:value="1.3277">
                <text:p>1.32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6132">
                <text:p>17.6132</text:p>
              </table:table-cell>
              <table:table-cell office:value-type="float" office:value="9.28479">
                <text:p>9.28479</text:p>
              </table:table-cell>
              <table:table-cell office:value-type="float" office:value="3.59877">
                <text:p>3.598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.449">
                <text:p>22.449</text:p>
              </table:table-cell>
              <table:table-cell office:value-type="float" office:value="10.3448">
                <text:p>10.3448</text:p>
              </table:table-cell>
              <table:table-cell office:value-type="float" office:value="4.51147">
                <text:p>4.51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.5468">
                <text:p>16.5468</text:p>
              </table:table-cell>
              <table:table-cell office:value-type="float" office:value="9.38759">
                <text:p>9.38759</text:p>
              </table:table-cell>
              <table:table-cell office:value-type="float" office:value="4.60804">
                <text:p>4.60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.6113">
                <text:p>16.6113</text:p>
              </table:table-cell>
              <table:table-cell office:value-type="float" office:value="10.391">
                <text:p>10.391</text:p>
              </table:table-cell>
              <table:table-cell office:value-type="float" office:value="4.41233">
                <text:p>4.412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6534">
                <text:p>20.6534</text:p>
              </table:table-cell>
              <table:table-cell office:value-type="float" office:value="11.6505">
                <text:p>11.6505</text:p>
              </table:table-cell>
              <table:table-cell office:value-type="float" office:value="4.04337">
                <text:p>4.043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6646">
                <text:p>21.6646</text:p>
              </table:table-cell>
              <table:table-cell office:value-type="float" office:value="10.0358">
                <text:p>10.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7045">
                <text:p>21.7045</text:p>
              </table:table-cell>
              <table:table-cell office:value-type="float" office:value="10.2978">
                <text:p>10.2978</text:p>
              </table:table-cell>
              <table:table-cell office:value-type="float" office:value="4.36597">
                <text:p>4.36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1701">
                <text:p>20.1701</text:p>
              </table:table-cell>
              <table:table-cell office:value-type="float" office:value="9.47712">
                <text:p>9.47712</text:p>
              </table:table-cell>
              <table:table-cell office:value-type="float" office:value="4.3662">
                <text:p>4.36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.8819">
                <text:p>18.8819</text:p>
              </table:table-cell>
              <table:table-cell office:value-type="float" office:value="10.0641">
                <text:p>10.0641</text:p>
              </table:table-cell>
              <table:table-cell office:value-type="float" office:value="1.95178">
                <text:p>1.951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6667">
                <text:p>16.6667</text:p>
              </table:table-cell>
              <table:table-cell office:value-type="float" office:value="9.60241">
                <text:p>9.60241</text:p>
              </table:table-cell>
              <table:table-cell office:value-type="float" office:value="4.62903">
                <text:p>4.629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2122">
                <text:p>17.2122</text:p>
              </table:table-cell>
              <table:table-cell office:value-type="float" office:value="9.60827">
                <text:p>9.60827</text:p>
              </table:table-cell>
              <table:table-cell office:value-type="float" office:value="2.76806">
                <text:p>2.768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4444">
                <text:p>19.4444</text:p>
              </table:table-cell>
              <table:table-cell office:value-type="float" office:value="10.3497">
                <text:p>10.3497</text:p>
              </table:table-cell>
              <table:table-cell office:value-type="float" office:value="2.57943">
                <text:p>2.57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8276">
                <text:p>19.8276</text:p>
              </table:table-cell>
              <table:table-cell office:value-type="float" office:value="5.73248">
                <text:p>5.73248</text:p>
              </table:table-cell>
              <table:table-cell office:value-type="float" office:value="3.31986">
                <text:p>3.319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1052">
                <text:p>19.1052</text:p>
              </table:table-cell>
              <table:table-cell office:value-type="float" office:value="12.1212">
                <text:p>12.1212</text:p>
              </table:table-cell>
              <table:table-cell office:value-type="float" office:value="4.70368">
                <text:p>4.703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0476">
                <text:p>19.0476</text:p>
              </table:table-cell>
              <table:table-cell office:value-type="float" office:value="9.98479">
                <text:p>9.98479</text:p>
              </table:table-cell>
              <table:table-cell office:value-type="float" office:value="0.866337">
                <text:p>0.8663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1895">
                <text:p>20.1895</text:p>
              </table:table-cell>
              <table:table-cell office:value-type="float" office:value="10.4135">
                <text:p>10.4135</text:p>
              </table:table-cell>
              <table:table-cell office:value-type="float" office:value="4.19014">
                <text:p>4.190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9205">
                <text:p>18.9205</text:p>
              </table:table-cell>
              <table:table-cell office:value-type="float" office:value="9.92268">
                <text:p>9.92268</text:p>
              </table:table-cell>
              <table:table-cell office:value-type="float" office:value="4.15747">
                <text:p>4.157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5006">
                <text:p>20.5006</text:p>
              </table:table-cell>
              <table:table-cell office:value-type="float" office:value="9.52244">
                <text:p>9.52244</text:p>
              </table:table-cell>
              <table:table-cell office:value-type="float" office:value="3.49045">
                <text:p>3.490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2579">
                <text:p>21.2579</text:p>
              </table:table-cell>
              <table:table-cell office:value-type="float" office:value="9.42029">
                <text:p>9.42029</text:p>
              </table:table-cell>
              <table:table-cell office:value-type="float" office:value="3.3389">
                <text:p>3.33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2722">
                <text:p>21.2722</text:p>
              </table:table-cell>
              <table:table-cell office:value-type="float" office:value="9.88636">
                <text:p>9.88636</text:p>
              </table:table-cell>
              <table:table-cell office:value-type="float" office:value="3.66525">
                <text:p>3.665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.4118">
                <text:p>19.4118</text:p>
              </table:table-cell>
              <table:table-cell office:value-type="float" office:value="10.6152">
                <text:p>10.6152</text:p>
              </table:table-cell>
              <table:table-cell office:value-type="float" office:value="1.68856">
                <text:p>1.688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0821">
                <text:p>20.0821</text:p>
              </table:table-cell>
              <table:table-cell office:value-type="float" office:value="10.2785">
                <text:p>10.2785</text:p>
              </table:table-cell>
              <table:table-cell office:value-type="float" office:value="4.7151">
                <text:p>4.71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0377">
                <text:p>21.0377</text:p>
              </table:table-cell>
              <table:table-cell office:value-type="float" office:value="9.71878">
                <text:p>9.71878</text:p>
              </table:table-cell>
              <table:table-cell office:value-type="float" office:value="2.07156">
                <text:p>2.071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9303">
                <text:p>19.9303</text:p>
              </table:table-cell>
              <table:table-cell office:value-type="float" office:value="10.1491">
                <text:p>10.1491</text:p>
              </table:table-cell>
              <table:table-cell office:value-type="float" office:value="4.55601">
                <text:p>4.55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9241">
                <text:p>19.9241</text:p>
              </table:table-cell>
              <table:table-cell office:value-type="float" office:value="10.4609">
                <text:p>10.4609</text:p>
              </table:table-cell>
              <table:table-cell office:value-type="float" office:value="4.06265">
                <text:p>4.062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.1639">
                <text:p>19.1639</text:p>
              </table:table-cell>
              <table:table-cell office:value-type="float" office:value="9.93658">
                <text:p>9.93658</text:p>
              </table:table-cell>
              <table:table-cell office:value-type="float" office:value="3.24169">
                <text:p>3.241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9338">
                <text:p>18.9338</text:p>
              </table:table-cell>
              <table:table-cell office:value-type="float" office:value="9.7258">
                <text:p>9.7258</text:p>
              </table:table-cell>
              <table:table-cell office:value-type="float" office:value="4.09994">
                <text:p>4.099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.4101">
                <text:p>19.4101</text:p>
              </table:table-cell>
              <table:table-cell office:value-type="float" office:value="10.9375">
                <text:p>10.9375</text:p>
              </table:table-cell>
              <table:table-cell office:value-type="float" office:value="2.96947">
                <text:p>2.96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0102">
                <text:p>20.0102</text:p>
              </table:table-cell>
              <table:table-cell office:value-type="float" office:value="9.81073">
                <text:p>9.81073</text:p>
              </table:table-cell>
              <table:table-cell office:value-type="float" office:value="3.51856">
                <text:p>3.518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076">
                <text:p>20.6076</text:p>
              </table:table-cell>
              <table:table-cell office:value-type="float" office:value="10.0934">
                <text:p>10.0934</text:p>
              </table:table-cell>
              <table:table-cell office:value-type="float" office:value="4.43981">
                <text:p>4.439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8244">
                <text:p>18.8244</text:p>
              </table:table-cell>
              <table:table-cell office:value-type="float" office:value="10.1938">
                <text:p>10.1938</text:p>
              </table:table-cell>
              <table:table-cell office:value-type="float" office:value="3.90275">
                <text:p>3.902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9375">
                <text:p>18.9375</text:p>
              </table:table-cell>
              <table:table-cell office:value-type="float" office:value="10.9388">
                <text:p>10.9388</text:p>
              </table:table-cell>
              <table:table-cell office:value-type="float" office:value="2.8777">
                <text:p>2.87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6547">
                <text:p>20.6547</text:p>
              </table:table-cell>
              <table:table-cell office:value-type="float" office:value="10.0294">
                <text:p>10.0294</text:p>
              </table:table-cell>
              <table:table-cell office:value-type="float" office:value="4.39781">
                <text:p>4.397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4564">
                <text:p>20.4564</text:p>
              </table:table-cell>
              <table:table-cell office:value-type="float" office:value="8.75949">
                <text:p>8.75949</text:p>
              </table:table-cell>
              <table:table-cell office:value-type="float" office:value="4.46221">
                <text:p>4.462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983">
                <text:p>20.9983</text:p>
              </table:table-cell>
              <table:table-cell office:value-type="float" office:value="10.831">
                <text:p>10.831</text:p>
              </table:table-cell>
              <table:table-cell office:value-type="float" office:value="2.83912">
                <text:p>2.839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7312">
                <text:p>19.7312</text:p>
              </table:table-cell>
              <table:table-cell office:value-type="float" office:value="9.14601">
                <text:p>9.14601</text:p>
              </table:table-cell>
              <table:table-cell office:value-type="float" office:value="3.1751">
                <text:p>3.17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4305">
                <text:p>19.4305</text:p>
              </table:table-cell>
              <table:table-cell office:value-type="float" office:value="9.70766">
                <text:p>9.70766</text:p>
              </table:table-cell>
              <table:table-cell office:value-type="float" office:value="4.41681">
                <text:p>4.416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.1365">
                <text:p>20.1365</text:p>
              </table:table-cell>
              <table:table-cell office:value-type="float" office:value="10.6119">
                <text:p>10.6119</text:p>
              </table:table-cell>
              <table:table-cell office:value-type="float" office:value="1.87266">
                <text:p>1.872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.1573">
                <text:p>20.1573</text:p>
              </table:table-cell>
              <table:table-cell office:value-type="float" office:value="9.40452">
                <text:p>9.40452</text:p>
              </table:table-cell>
              <table:table-cell office:value-type="float" office:value="1.18973">
                <text:p>1.189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.3838">
                <text:p>20.3838</text:p>
              </table:table-cell>
              <table:table-cell office:value-type="float" office:value="9.81295">
                <text:p>9.81295</text:p>
              </table:table-cell>
              <table:table-cell office:value-type="float" office:value="4.44095">
                <text:p>4.440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.7315">
                <text:p>18.7315</text:p>
              </table:table-cell>
              <table:table-cell office:value-type="float" office:value="9.00181">
                <text:p>9.00181</text:p>
              </table:table-cell>
              <table:table-cell office:value-type="float" office:value="4.66781">
                <text:p>4.667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.4909">
                <text:p>18.4909</text:p>
              </table:table-cell>
              <table:table-cell office:value-type="float" office:value="10.9792">
                <text:p>10.9792</text:p>
              </table:table-cell>
              <table:table-cell office:value-type="float" office:value="1.05374">
                <text:p>1.053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7373">
                <text:p>19.7373</text:p>
              </table:table-cell>
              <table:table-cell office:value-type="float" office:value="9.24645">
                <text:p>9.24645</text:p>
              </table:table-cell>
              <table:table-cell office:value-type="float" office:value="3.51587">
                <text:p>3.515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1887">
                <text:p>19.1887</text:p>
              </table:table-cell>
              <table:table-cell office:value-type="float" office:value="10.1274">
                <text:p>10.1274</text:p>
              </table:table-cell>
              <table:table-cell office:value-type="float" office:value="4.39702">
                <text:p>4.397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7686">
                <text:p>19.7686</text:p>
              </table:table-cell>
              <table:table-cell office:value-type="float" office:value="10.3857">
                <text:p>10.3857</text:p>
              </table:table-cell>
              <table:table-cell office:value-type="float" office:value="3.52369">
                <text:p>3.523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.1053">
                <text:p>18.1053</text:p>
              </table:table-cell>
              <table:table-cell office:value-type="float" office:value="11.7225">
                <text:p>11.7225</text:p>
              </table:table-cell>
              <table:table-cell office:value-type="float" office:value="2.68817">
                <text:p>2.688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.4793">
                <text:p>20.4793</text:p>
              </table:table-cell>
              <table:table-cell office:value-type="float" office:value="10.1004">
                <text:p>10.1004</text:p>
              </table:table-cell>
              <table:table-cell office:value-type="float" office:value="4.00146">
                <text:p>4.001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.2662">
                <text:p>18.2662</text:p>
              </table:table-cell>
              <table:table-cell office:value-type="float" office:value="11.2923">
                <text:p>11.2923</text:p>
              </table:table-cell>
              <table:table-cell office:value-type="float" office:value="4.37956">
                <text:p>4.379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4504">
                <text:p>19.4504</text:p>
              </table:table-cell>
              <table:table-cell office:value-type="float" office:value="9.39683">
                <text:p>9.3968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.2102">
                <text:p>18.2102</text:p>
              </table:table-cell>
              <table:table-cell office:value-type="float" office:value="10.5904">
                <text:p>10.5904</text:p>
              </table:table-cell>
              <table:table-cell office:value-type="float" office:value="1.3245">
                <text:p>1.32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8432">
                <text:p>16.8432</text:p>
              </table:table-cell>
              <table:table-cell office:value-type="float" office:value="9.21576">
                <text:p>9.21576</text:p>
              </table:table-cell>
              <table:table-cell office:value-type="float" office:value="1.20192">
                <text:p>1.201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1068">
                <text:p>17.1068</text:p>
              </table:table-cell>
              <table:table-cell office:value-type="float" office:value="8.49057">
                <text:p>8.49057</text:p>
              </table:table-cell>
              <table:table-cell office:value-type="float" office:value="2.44858">
                <text:p>2.448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.8322">
                <text:p>18.8322</text:p>
              </table:table-cell>
              <table:table-cell office:value-type="float" office:value="9.2685">
                <text:p>9.2685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413">
                <text:p>14.7413</text:p>
              </table:table-cell>
              <table:table-cell office:value-type="float" office:value="10.3434">
                <text:p>10.3434</text:p>
              </table:table-cell>
              <table:table-cell office:value-type="float" office:value="2.93025">
                <text:p>2.93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1877">
                <text:p>16.1877</text:p>
              </table:table-cell>
              <table:table-cell office:value-type="float" office:value="9.43542">
                <text:p>9.43542</text:p>
              </table:table-cell>
              <table:table-cell office:value-type="float" office:value="3.65307">
                <text:p>3.653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8496">
                <text:p>16.8496</text:p>
              </table:table-cell>
              <table:table-cell office:value-type="float" office:value="9.78415">
                <text:p>9.78415</text:p>
              </table:table-cell>
              <table:table-cell office:value-type="float" office:value="4.16845">
                <text:p>4.168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8587">
                <text:p>15.8587</text:p>
              </table:table-cell>
              <table:table-cell office:value-type="float" office:value="8.8664">
                <text:p>8.8664</text:p>
              </table:table-cell>
              <table:table-cell office:value-type="float" office:value="3.6867">
                <text:p>3.68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.3689">
                <text:p>17.3689</text:p>
              </table:table-cell>
              <table:table-cell office:value-type="float" office:value="9.45657">
                <text:p>9.45657</text:p>
              </table:table-cell>
              <table:table-cell office:value-type="float" office:value="1.05721">
                <text:p>1.057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8114">
                <text:p>16.8114</text:p>
              </table:table-cell>
              <table:table-cell office:value-type="float" office:value="10.4965">
                <text:p>10.4965</text:p>
              </table:table-cell>
              <table:table-cell office:value-type="float" office:value="1.57959">
                <text:p>1.579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8114">
                <text:p>16.8114</text:p>
              </table:table-cell>
              <table:table-cell office:value-type="float" office:value="9.47253">
                <text:p>9.47253</text:p>
              </table:table-cell>
              <table:table-cell office:value-type="float" office:value="4.04374">
                <text:p>4.043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.4454">
                <text:p>13.4454</text:p>
              </table:table-cell>
              <table:table-cell office:value-type="float" office:value="9.55154">
                <text:p>9.55154</text:p>
              </table:table-cell>
              <table:table-cell office:value-type="float" office:value="4.72359">
                <text:p>4.723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.4539">
                <text:p>19.4539</text:p>
              </table:table-cell>
              <table:table-cell office:value-type="float" office:value="9.86145">
                <text:p>9.86145</text:p>
              </table:table-cell>
              <table:table-cell office:value-type="float" office:value="4.16667">
                <text:p>4.1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.7917">
                <text:p>19.7917</text:p>
              </table:table-cell>
              <table:table-cell office:value-type="float" office:value="9.85453">
                <text:p>9.85453</text:p>
              </table:table-cell>
              <table:table-cell office:value-type="float" office:value="4.23042">
                <text:p>4.230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.8327">
                <text:p>19.8327</text:p>
              </table:table-cell>
              <table:table-cell office:value-type="float" office:value="13.1148">
                <text:p>13.1148</text:p>
              </table:table-cell>
              <table:table-cell office:value-type="float" office:value="4.10984">
                <text:p>4.109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1691">
                <text:p>20.1691</text:p>
              </table:table-cell>
              <table:table-cell office:value-type="float" office:value="9.33496">
                <text:p>9.3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.3932">
                <text:p>18.3932</text:p>
              </table:table-cell>
              <table:table-cell office:value-type="float" office:value="10.4647">
                <text:p>10.4647</text:p>
              </table:table-cell>
              <table:table-cell office:value-type="float" office:value="4.33941">
                <text:p>4.339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.4048">
                <text:p>19.4048</text:p>
              </table:table-cell>
              <table:table-cell office:value-type="float" office:value="9.67494">
                <text:p>9.67494</text:p>
              </table:table-cell>
              <table:table-cell office:value-type="float" office:value="4.30246">
                <text:p>4.302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6551">
                <text:p>18.6551</text:p>
              </table:table-cell>
              <table:table-cell office:value-type="float" office:value="9.62826">
                <text:p>9.62826</text:p>
              </table:table-cell>
              <table:table-cell office:value-type="float" office:value="1.42077">
                <text:p>1.420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.5415">
                <text:p>19.5415</text:p>
              </table:table-cell>
              <table:table-cell office:value-type="float" office:value="10.0043">
                <text:p>10.0043</text:p>
              </table:table-cell>
              <table:table-cell office:value-type="float" office:value="4.40514">
                <text:p>4.405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7839">
                <text:p>18.7839</text:p>
              </table:table-cell>
              <table:table-cell office:value-type="float" office:value="9.86224">
                <text:p>9.86224</text:p>
              </table:table-cell>
              <table:table-cell office:value-type="float" office:value="3.14286">
                <text:p>3.142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7469">
                <text:p>20.7469</text:p>
              </table:table-cell>
              <table:table-cell office:value-type="float" office:value="10.0409">
                <text:p>10.0409</text:p>
              </table:table-cell>
              <table:table-cell office:value-type="float" office:value="2.19605">
                <text:p>2.196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.4366">
                <text:p>20.4366</text:p>
              </table:table-cell>
              <table:table-cell office:value-type="float" office:value="10.6312">
                <text:p>10.6312</text:p>
              </table:table-cell>
              <table:table-cell office:value-type="float" office:value="3.52038">
                <text:p>3.520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.8931">
                <text:p>19.8931</text:p>
              </table:table-cell>
              <table:table-cell office:value-type="float" office:value="9.93151">
                <text:p>9.93151</text:p>
              </table:table-cell>
              <table:table-cell office:value-type="float" office:value="4.5188">
                <text:p>4.51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339">
                <text:p>20.339</text:p>
              </table:table-cell>
              <table:table-cell office:value-type="float" office:value="10.1163">
                <text:p>10.1163</text:p>
              </table:table-cell>
              <table:table-cell office:value-type="float" office:value="0.94451">
                <text:p>0.944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0089">
                <text:p>21.0089</text:p>
              </table:table-cell>
              <table:table-cell office:value-type="float" office:value="10.7991">
                <text:p>10.7991</text:p>
              </table:table-cell>
              <table:table-cell office:value-type="float" office:value="4.39728">
                <text:p>4.397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.8967">
                <text:p>18.8967</text:p>
              </table:table-cell>
              <table:table-cell office:value-type="float" office:value="9.75744">
                <text:p>9.75744</text:p>
              </table:table-cell>
              <table:table-cell office:value-type="float" office:value="4.18724">
                <text:p>4.187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.5292">
                <text:p>22.5292</text:p>
              </table:table-cell>
              <table:table-cell office:value-type="float" office:value="9.31651">
                <text:p>9.31651</text:p>
              </table:table-cell>
              <table:table-cell office:value-type="float" office:value="3.55863">
                <text:p>3.558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.5301">
                <text:p>20.5301</text:p>
              </table:table-cell>
              <table:table-cell office:value-type="float" office:value="9.699">
                <text:p>9.699</text:p>
              </table:table-cell>
              <table:table-cell office:value-type="float" office:value="2.86426">
                <text:p>2.86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.6323">
                <text:p>20.6323</text:p>
              </table:table-cell>
              <table:table-cell office:value-type="float" office:value="9.67742">
                <text:p>9.67742</text:p>
              </table:table-cell>
              <table:table-cell office:value-type="float" office:value="4.16313">
                <text:p>4.163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.8432">
                <text:p>19.8432</text:p>
              </table:table-cell>
              <table:table-cell office:value-type="float" office:value="10.4143">
                <text:p>10.4143</text:p>
              </table:table-cell>
              <table:table-cell office:value-type="float" office:value="1.85759">
                <text:p>1.857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.45">
                <text:p>20.45</text:p>
              </table:table-cell>
              <table:table-cell office:value-type="float" office:value="10.2267">
                <text:p>10.2267</text:p>
              </table:table-cell>
              <table:table-cell office:value-type="float" office:value="4.98496">
                <text:p>4.984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9195">
                <text:p>21.9195</text:p>
              </table:table-cell>
              <table:table-cell office:value-type="float" office:value="11.0243">
                <text:p>11.0243</text:p>
              </table:table-cell>
              <table:table-cell office:value-type="float" office:value="1.31846">
                <text:p>1.31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.9764">
                <text:p>20.9764</text:p>
              </table:table-cell>
              <table:table-cell office:value-type="float" office:value="10.1521">
                <text:p>10.1521</text:p>
              </table:table-cell>
              <table:table-cell office:value-type="float" office:value="4.41839">
                <text:p>4.41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.2406">
                <text:p>19.2406</text:p>
              </table:table-cell>
              <table:table-cell office:value-type="float" office:value="8.46561">
                <text:p>8.46561</text:p>
              </table:table-cell>
              <table:table-cell office:value-type="float" office:value="4.41725">
                <text:p>4.417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8447">
                <text:p>18.8447</text:p>
              </table:table-cell>
              <table:table-cell office:value-type="float" office:value="9.99883">
                <text:p>9.99883</text:p>
              </table:table-cell>
              <table:table-cell office:value-type="float" office:value="2.71739">
                <text:p>2.717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.2055">
                <text:p>19.2055</text:p>
              </table:table-cell>
              <table:table-cell office:value-type="float" office:value="9.31212">
                <text:p>9.31212</text:p>
              </table:table-cell>
              <table:table-cell office:value-type="float" office:value="3.72671">
                <text:p>3.726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0791">
                <text:p>19.0791</text:p>
              </table:table-cell>
              <table:table-cell office:value-type="float" office:value="10.757">
                <text:p>10.757</text:p>
              </table:table-cell>
              <table:table-cell office:value-type="float" office:value="3.467">
                <text:p>3.4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6813">
                <text:p>19.6813</text:p>
              </table:table-cell>
              <table:table-cell office:value-type="float" office:value="9.86005">
                <text:p>9.86005</text:p>
              </table:table-cell>
              <table:table-cell office:value-type="float" office:value="3.68879">
                <text:p>3.68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.5711">
                <text:p>20.5711</text:p>
              </table:table-cell>
              <table:table-cell office:value-type="float" office:value="9.9689">
                <text:p>9.9689</text:p>
              </table:table-cell>
              <table:table-cell office:value-type="float" office:value="4.68549">
                <text:p>4.685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.2122">
                <text:p>19.2122</text:p>
              </table:table-cell>
              <table:table-cell office:value-type="float" office:value="9.55768">
                <text:p>9.55768</text:p>
              </table:table-cell>
              <table:table-cell office:value-type="float" office:value="3.74899">
                <text:p>3.748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5711">
                <text:p>18.5711</text:p>
              </table:table-cell>
              <table:table-cell office:value-type="float" office:value="10.5006">
                <text:p>10.5006</text:p>
              </table:table-cell>
              <table:table-cell office:value-type="float" office:value="2.89855">
                <text:p>2.898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.7132">
                <text:p>20.7132</text:p>
              </table:table-cell>
              <table:table-cell office:value-type="float" office:value="9.57489">
                <text:p>9.57489</text:p>
              </table:table-cell>
              <table:table-cell office:value-type="float" office:value="4.72025">
                <text:p>4.720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.9615">
                <text:p>20.9615</text:p>
              </table:table-cell>
              <table:table-cell office:value-type="float" office:value="9.30056">
                <text:p>9.30056</text:p>
              </table:table-cell>
              <table:table-cell office:value-type="float" office:value="4.48089">
                <text:p>4.480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.3191">
                <text:p>20.3191</text:p>
              </table:table-cell>
              <table:table-cell office:value-type="float" office:value="10.579">
                <text:p>10.579</text:p>
              </table:table-cell>
              <table:table-cell office:value-type="float" office:value="2.87338">
                <text:p>2.873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5319">
                <text:p>19.5319</text:p>
              </table:table-cell>
              <table:table-cell office:value-type="float" office:value="9.50201">
                <text:p>9.50201</text:p>
              </table:table-cell>
              <table:table-cell office:value-type="float" office:value="3.18153">
                <text:p>3.181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8816">
                <text:p>18.8816</text:p>
              </table:table-cell>
              <table:table-cell office:value-type="float" office:value="9.95497">
                <text:p>9.95497</text:p>
              </table:table-cell>
              <table:table-cell office:value-type="float" office:value="4.14515">
                <text:p>4.145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.1024">
                <text:p>20.1024</text:p>
              </table:table-cell>
              <table:table-cell office:value-type="float" office:value="10.4828">
                <text:p>10.4828</text:p>
              </table:table-cell>
              <table:table-cell office:value-type="float" office:value="2.77778">
                <text:p>2.777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.5264">
                <text:p>20.5264</text:p>
              </table:table-cell>
              <table:table-cell office:value-type="float" office:value="9.54144">
                <text:p>9.54144</text:p>
              </table:table-cell>
              <table:table-cell office:value-type="float" office:value="1.41278">
                <text:p>1.412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9193">
                <text:p>19.9193</text:p>
              </table:table-cell>
              <table:table-cell office:value-type="float" office:value="9.79522">
                <text:p>9.79522</text:p>
              </table:table-cell>
              <table:table-cell office:value-type="float" office:value="4.50156">
                <text:p>4.501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.7368">
                <text:p>18.7368</text:p>
              </table:table-cell>
              <table:table-cell office:value-type="float" office:value="9.88842">
                <text:p>9.88842</text:p>
              </table:table-cell>
              <table:table-cell office:value-type="float" office:value="3.99081">
                <text:p>3.990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.5657">
                <text:p>20.5657</text:p>
              </table:table-cell>
              <table:table-cell office:value-type="float" office:value="12.5934">
                <text:p>12.5934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9234">
                <text:p>19.9234</text:p>
              </table:table-cell>
              <table:table-cell office:value-type="float" office:value="9.07392">
                <text:p>9.07392</text:p>
              </table:table-cell>
              <table:table-cell office:value-type="float" office:value="3.39889">
                <text:p>3.398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486">
                <text:p>19.6486</text:p>
              </table:table-cell>
              <table:table-cell office:value-type="float" office:value="10.3657">
                <text:p>10.3657</text:p>
              </table:table-cell>
              <table:table-cell office:value-type="float" office:value="4.17405">
                <text:p>4.174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6368">
                <text:p>19.6368</text:p>
              </table:table-cell>
              <table:table-cell office:value-type="float" office:value="10.3332">
                <text:p>10.3332</text:p>
              </table:table-cell>
              <table:table-cell office:value-type="float" office:value="2.89256">
                <text:p>2.892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.6047">
                <text:p>18.6047</text:p>
              </table:table-cell>
              <table:table-cell office:value-type="float" office:value="10.8935">
                <text:p>10.8935</text:p>
              </table:table-cell>
              <table:table-cell office:value-type="float" office:value="2.83822">
                <text:p>2.838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.2988">
                <text:p>20.2988</text:p>
              </table:table-cell>
              <table:table-cell office:value-type="float" office:value="10.1526">
                <text:p>10.1526</text:p>
              </table:table-cell>
              <table:table-cell office:value-type="float" office:value="3.96492">
                <text:p>3.964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.5586">
                <text:p>18.5586</text:p>
              </table:table-cell>
              <table:table-cell office:value-type="float" office:value="10.0629">
                <text:p>10.0629</text:p>
              </table:table-cell>
              <table:table-cell office:value-type="float" office:value="4.55849">
                <text:p>4.558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.0789">
                <text:p>18.0789</text:p>
              </table:table-cell>
              <table:table-cell office:value-type="float" office:value="9.17782">
                <text:p>9.17782</text:p>
              </table:table-cell>
              <table:table-cell office:value-type="float" office:value="1.58416">
                <text:p>1.584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.0941">
                <text:p>19.0941</text:p>
              </table:table-cell>
              <table:table-cell office:value-type="float" office:value="9.81429">
                <text:p>9.81429</text:p>
              </table:table-cell>
              <table:table-cell office:value-type="float" office:value="1.88679">
                <text:p>1.886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822">
                <text:p>15.822</text:p>
              </table:table-cell>
              <table:table-cell office:value-type="float" office:value="9.34256">
                <text:p>9.34256</text:p>
              </table:table-cell>
              <table:table-cell office:value-type="float" office:value="1.11386">
                <text:p>1.113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.1419">
                <text:p>18.1419</text:p>
              </table:table-cell>
              <table:table-cell office:value-type="float" office:value="11.7117">
                <text:p>11.7117</text:p>
              </table:table-cell>
              <table:table-cell office:value-type="float" office:value="1.62767">
                <text:p>1.627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7419">
                <text:p>18.7419</text:p>
              </table:table-cell>
              <table:table-cell office:value-type="float" office:value="9.58109">
                <text:p>9.58109</text:p>
              </table:table-cell>
              <table:table-cell office:value-type="float" office:value="0.471698">
                <text:p>0.4716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2822">
                <text:p>15.2822</text:p>
              </table:table-cell>
              <table:table-cell office:value-type="float" office:value="8.72314">
                <text:p>8.72314</text:p>
              </table:table-cell>
              <table:table-cell office:value-type="float" office:value="3.4581">
                <text:p>3.45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.4874">
                <text:p>17.4874</text:p>
              </table:table-cell>
              <table:table-cell office:value-type="float" office:value="9.44387">
                <text:p>9.44387</text:p>
              </table:table-cell>
              <table:table-cell office:value-type="float" office:value="3.77197">
                <text:p>3.771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.6349">
                <text:p>18.6349</text:p>
              </table:table-cell>
              <table:table-cell office:value-type="float" office:value="9.76492">
                <text:p>9.76492</text:p>
              </table:table-cell>
              <table:table-cell office:value-type="float" office:value="4.20156">
                <text:p>4.201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9179">
                <text:p>15.9179</text:p>
              </table:table-cell>
              <table:table-cell office:value-type="float" office:value="9.14286">
                <text:p>9.14286</text:p>
              </table:table-cell>
              <table:table-cell office:value-type="float" office:value="3.46011">
                <text:p>3.460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.2507">
                <text:p>17.2507</text:p>
              </table:table-cell>
              <table:table-cell office:value-type="float" office:value="9.5615">
                <text:p>9.5615</text:p>
              </table:table-cell>
              <table:table-cell office:value-type="float" office:value="1.31661">
                <text:p>1.316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4985">
                <text:p>16.4985</text:p>
              </table:table-cell>
              <table:table-cell office:value-type="float" office:value="10.292">
                <text:p>10.292</text:p>
              </table:table-cell>
              <table:table-cell office:value-type="float" office:value="1.53031">
                <text:p>1.530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.3382">
                <text:p>17.3382</text:p>
              </table:table-cell>
              <table:table-cell office:value-type="float" office:value="9.10916">
                <text:p>9.10916</text:p>
              </table:table-cell>
              <table:table-cell office:value-type="float" office:value="4.13265">
                <text:p>4.132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.1154">
                <text:p>22.1154</text:p>
              </table:table-cell>
              <table:table-cell office:value-type="float" office:value="11.2064">
                <text:p>11.2064</text:p>
              </table:table-cell>
              <table:table-cell office:value-type="float" office:value="4.20633">
                <text:p>4.20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.2857">
                <text:p>19.2857</text:p>
              </table:table-cell>
              <table:table-cell office:value-type="float" office:value="10.1188">
                <text:p>10.1188</text:p>
              </table:table-cell>
              <table:table-cell office:value-type="float" office:value="4.39861">
                <text:p>4.398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.8694">
                <text:p>17.8694</text:p>
              </table:table-cell>
              <table:table-cell office:value-type="float" office:value="9.43662">
                <text:p>9.43662</text:p>
              </table:table-cell>
              <table:table-cell office:value-type="float" office:value="4.25559">
                <text:p>4.255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.6198">
                <text:p>20.6198</text:p>
              </table:table-cell>
              <table:table-cell office:value-type="float" office:value="10.7843">
                <text:p>10.7843</text:p>
              </table:table-cell>
              <table:table-cell office:value-type="float" office:value="3.99194">
                <text:p>3.991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.1211">
                <text:p>19.1211</text:p>
              </table:table-cell>
              <table:table-cell office:value-type="float" office:value="10.2932">
                <text:p>10.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4082">
                <text:p>20.4082</text:p>
              </table:table-cell>
              <table:table-cell office:value-type="float" office:value="10.8272">
                <text:p>10.8272</text:p>
              </table:table-cell>
              <table:table-cell office:value-type="float" office:value="4.18336">
                <text:p>4.183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.6934">
                <text:p>19.6934</text:p>
              </table:table-cell>
              <table:table-cell office:value-type="float" office:value="9.87623">
                <text:p>9.87623</text:p>
              </table:table-cell>
              <table:table-cell office:value-type="float" office:value="4.32077">
                <text:p>4.320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.6459">
                <text:p>18.6459</text:p>
              </table:table-cell>
              <table:table-cell office:value-type="float" office:value="9.98699">
                <text:p>9.98699</text:p>
              </table:table-cell>
              <table:table-cell office:value-type="float" office:value="1.82857">
                <text:p>1.828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.5254">
                <text:p>19.5254</text:p>
              </table:table-cell>
              <table:table-cell office:value-type="float" office:value="10.1935">
                <text:p>10.1935</text:p>
              </table:table-cell>
              <table:table-cell office:value-type="float" office:value="4.04429">
                <text:p>4.044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.6966">
                <text:p>18.6966</text:p>
              </table:table-cell>
              <table:table-cell office:value-type="float" office:value="10.0436">
                <text:p>10.0436</text:p>
              </table:table-cell>
              <table:table-cell office:value-type="float" office:value="2.68934">
                <text:p>2.689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.1837">
                <text:p>19.1837</text:p>
              </table:table-cell>
              <table:table-cell office:value-type="float" office:value="9.84911">
                <text:p>9.84911</text:p>
              </table:table-cell>
              <table:table-cell office:value-type="float" office:value="2.74058">
                <text:p>2.740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.8946">
                <text:p>20.8946</text:p>
              </table:table-cell>
              <table:table-cell office:value-type="float" office:value="6.50888">
                <text:p>6.50888</text:p>
              </table:table-cell>
              <table:table-cell office:value-type="float" office:value="3.57827">
                <text:p>3.578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.9718">
                <text:p>18.9718</text:p>
              </table:table-cell>
              <table:table-cell office:value-type="float" office:value="9.45455">
                <text:p>9.45455</text:p>
              </table:table-cell>
              <table:table-cell office:value-type="float" office:value="4.72226">
                <text:p>4.722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.7538">
                <text:p>18.7538</text:p>
              </table:table-cell>
              <table:table-cell office:value-type="float" office:value="10.1266">
                <text:p>10.1266</text:p>
              </table:table-cell>
              <table:table-cell office:value-type="float" office:value="0.953516">
                <text:p>0.9535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.3659">
                <text:p>20.3659</text:p>
              </table:table-cell>
              <table:table-cell office:value-type="float" office:value="10.166">
                <text:p>10.166</text:p>
              </table:table-cell>
              <table:table-cell office:value-type="float" office:value="4.41159">
                <text:p>4.411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.5462">
                <text:p>19.5462</text:p>
              </table:table-cell>
              <table:table-cell office:value-type="float" office:value="9.90081">
                <text:p>9.90081</text:p>
              </table:table-cell>
              <table:table-cell office:value-type="float" office:value="4.0719">
                <text:p>4.07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.0084">
                <text:p>21.0084</text:p>
              </table:table-cell>
              <table:table-cell office:value-type="float" office:value="9.72104">
                <text:p>9.72104</text:p>
              </table:table-cell>
              <table:table-cell office:value-type="float" office:value="3.62708">
                <text:p>3.627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.3955">
                <text:p>21.3955</text:p>
              </table:table-cell>
              <table:table-cell office:value-type="float" office:value="6.74603">
                <text:p>6.74603</text:p>
              </table:table-cell>
              <table:table-cell office:value-type="float" office:value="3.11333">
                <text:p>3.11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.701">
                <text:p>20.701</text:p>
              </table:table-cell>
              <table:table-cell office:value-type="float" office:value="10.3524">
                <text:p>10.3524</text:p>
              </table:table-cell>
              <table:table-cell office:value-type="float" office:value="3.57294">
                <text:p>3.572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.6151">
                <text:p>18.6151</text:p>
              </table:table-cell>
              <table:table-cell office:value-type="float" office:value="10.3226">
                <text:p>10.3226</text:p>
              </table:table-cell>
              <table:table-cell office:value-type="float" office:value="1.3986">
                <text:p>1.39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.9591">
                <text:p>20.9591</text:p>
              </table:table-cell>
              <table:table-cell office:value-type="float" office:value="10.213">
                <text:p>10.213</text:p>
              </table:table-cell>
              <table:table-cell office:value-type="float" office:value="5.09854">
                <text:p>5.098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.631">
                <text:p>21.631</text:p>
              </table:table-cell>
              <table:table-cell office:value-type="float" office:value="10.3114">
                <text:p>10.3114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.4502">
                <text:p>20.4502</text:p>
              </table:table-cell>
              <table:table-cell office:value-type="float" office:value="10.487">
                <text:p>10.487</text:p>
              </table:table-cell>
              <table:table-cell office:value-type="float" office:value="4.29107">
                <text:p>4.291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3734">
                <text:p>19.3734</text:p>
              </table:table-cell>
              <table:table-cell office:value-type="float" office:value="9.81752">
                <text:p>9.81752</text:p>
              </table:table-cell>
              <table:table-cell office:value-type="float" office:value="4.41762">
                <text:p>4.417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.3032">
                <text:p>19.3032</text:p>
              </table:table-cell>
              <table:table-cell office:value-type="float" office:value="10.1324">
                <text:p>10.1324</text:p>
              </table:table-cell>
              <table:table-cell office:value-type="float" office:value="2.93624">
                <text:p>2.936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1089">
                <text:p>19.1089</text:p>
              </table:table-cell>
              <table:table-cell office:value-type="float" office:value="9.89024">
                <text:p>9.89024</text:p>
              </table:table-cell>
              <table:table-cell office:value-type="float" office:value="4.13453">
                <text:p>4.13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1109">
                <text:p>19.1109</text:p>
              </table:table-cell>
              <table:table-cell office:value-type="float" office:value="9.73451">
                <text:p>9.73451</text:p>
              </table:table-cell>
              <table:table-cell office:value-type="float" office:value="3.4643">
                <text:p>3.46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6355">
                <text:p>19.6355</text:p>
              </table:table-cell>
              <table:table-cell office:value-type="float" office:value="9.49045">
                <text:p>9.49045</text:p>
              </table:table-cell>
              <table:table-cell office:value-type="float" office:value="3.54171">
                <text:p>3.541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.4066">
                <text:p>20.4066</text:p>
              </table:table-cell>
              <table:table-cell office:value-type="float" office:value="9.41112">
                <text:p>9.41112</text:p>
              </table:table-cell>
              <table:table-cell office:value-type="float" office:value="4.15727">
                <text:p>4.157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3219">
                <text:p>19.3219</text:p>
              </table:table-cell>
              <table:table-cell office:value-type="float" office:value="10.1664">
                <text:p>10.1664</text:p>
              </table:table-cell>
              <table:table-cell office:value-type="float" office:value="3.71567">
                <text:p>3.715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.5193">
                <text:p>18.5193</text:p>
              </table:table-cell>
              <table:table-cell office:value-type="float" office:value="9.2502">
                <text:p>9.2502</text:p>
              </table:table-cell>
              <table:table-cell office:value-type="float" office:value="3.35655">
                <text:p>3.356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.8413">
                <text:p>20.8413</text:p>
              </table:table-cell>
              <table:table-cell office:value-type="float" office:value="10.3574">
                <text:p>10.3574</text:p>
              </table:table-cell>
              <table:table-cell office:value-type="float" office:value="4.04688">
                <text:p>4.046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1431">
                <text:p>21.1431</text:p>
              </table:table-cell>
              <table:table-cell office:value-type="float" office:value="10.3053">
                <text:p>10.3053</text:p>
              </table:table-cell>
              <table:table-cell office:value-type="float" office:value="4.21648">
                <text:p>4.216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.3112">
                <text:p>20.3112</text:p>
              </table:table-cell>
              <table:table-cell office:value-type="float" office:value="10.8206">
                <text:p>10.8206</text:p>
              </table:table-cell>
              <table:table-cell office:value-type="float" office:value="3.01683">
                <text:p>3.016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.4987">
                <text:p>19.4987</text:p>
              </table:table-cell>
              <table:table-cell office:value-type="float" office:value="9.62274">
                <text:p>9.62274</text:p>
              </table:table-cell>
              <table:table-cell office:value-type="float" office:value="2.66497">
                <text:p>2.664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316">
                <text:p>19.316</text:p>
              </table:table-cell>
              <table:table-cell office:value-type="float" office:value="9.78348">
                <text:p>9.78348</text:p>
              </table:table-cell>
              <table:table-cell office:value-type="float" office:value="4.17673">
                <text:p>4.176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.0597">
                <text:p>20.0597</text:p>
              </table:table-cell>
              <table:table-cell office:value-type="float" office:value="10.7765">
                <text:p>10.7765</text:p>
              </table:table-cell>
              <table:table-cell office:value-type="float" office:value="3.46021">
                <text:p>3.460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.3964">
                <text:p>20.3964</text:p>
              </table:table-cell>
              <table:table-cell office:value-type="float" office:value="9.7302">
                <text:p>9.7302</text:p>
              </table:table-cell>
              <table:table-cell office:value-type="float" office:value="1.42768">
                <text:p>1.427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.5297">
                <text:p>20.5297</text:p>
              </table:table-cell>
              <table:table-cell office:value-type="float" office:value="9.65379">
                <text:p>9.65379</text:p>
              </table:table-cell>
              <table:table-cell office:value-type="float" office:value="4.79841">
                <text:p>4.798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1052">
                <text:p>19.1052</text:p>
              </table:table-cell>
              <table:table-cell office:value-type="float" office:value="9.88439">
                <text:p>9.88439</text:p>
              </table:table-cell>
              <table:table-cell office:value-type="float" office:value="4.2849">
                <text:p>4.28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.2822">
                <text:p>20.2822</text:p>
              </table:table-cell>
              <table:table-cell office:value-type="float" office:value="11.1917">
                <text:p>11.1917</text:p>
              </table:table-cell>
              <table:table-cell office:value-type="float" office:value="1.85387">
                <text:p>1.853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.9084">
                <text:p>19.9084</text:p>
              </table:table-cell>
              <table:table-cell office:value-type="float" office:value="9.13896">
                <text:p>9.13896</text:p>
              </table:table-cell>
              <table:table-cell office:value-type="float" office:value="3.57599">
                <text:p>3.575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.6645">
                <text:p>19.6645</text:p>
              </table:table-cell>
              <table:table-cell office:value-type="float" office:value="9.6877">
                <text:p>9.6877</text:p>
              </table:table-cell>
              <table:table-cell office:value-type="float" office:value="4.18251">
                <text:p>4.182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.2339">
                <text:p>19.2339</text:p>
              </table:table-cell>
              <table:table-cell office:value-type="float" office:value="9.70518">
                <text:p>9.70518</text:p>
              </table:table-cell>
              <table:table-cell office:value-type="float" office:value="2.78574">
                <text:p>2.785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.458">
                <text:p>18.458</text:p>
              </table:table-cell>
              <table:table-cell office:value-type="float" office:value="11.3636">
                <text:p>11.3636</text:p>
              </table:table-cell>
              <table:table-cell office:value-type="float" office:value="2.48976">
                <text:p>2.489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">
                <text:p>20</text:p>
              </table:table-cell>
              <table:table-cell office:value-type="float" office:value="10.3774">
                <text:p>10.3774</text:p>
              </table:table-cell>
              <table:table-cell office:value-type="float" office:value="4.20552">
                <text:p>4.205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.7706">
                <text:p>18.7706</text:p>
              </table:table-cell>
              <table:table-cell office:value-type="float" office:value="10.6658">
                <text:p>10.6658</text:p>
              </table:table-cell>
              <table:table-cell office:value-type="float" office:value="4.3578">
                <text:p>4.35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7624">
                <text:p>19.7624</text:p>
              </table:table-cell>
              <table:table-cell office:value-type="float" office:value="9.87536">
                <text:p>9.87536</text:p>
              </table:table-cell>
              <table:table-cell office:value-type="float" office:value="1.45379">
                <text:p>1.453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163">
                <text:p>19.163</text:p>
              </table:table-cell>
              <table:table-cell office:value-type="float" office:value="10.4864">
                <text:p>10.4864</text:p>
              </table:table-cell>
              <table:table-cell office:value-type="float" office:value="2.75229">
                <text:p>2.752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.8994">
                <text:p>16.8994</text:p>
              </table:table-cell>
              <table:table-cell office:value-type="float" office:value="9.3766">
                <text:p>9.3766</text:p>
              </table:table-cell>
              <table:table-cell office:value-type="float" office:value="0.722892">
                <text:p>0.7228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1701">
                <text:p>18.1701</text:p>
              </table:table-cell>
              <table:table-cell office:value-type="float" office:value="10.9091">
                <text:p>10.9091</text:p>
              </table:table-cell>
              <table:table-cell office:value-type="float" office:value="1.89055">
                <text:p>1.89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.5863">
                <text:p>17.5863</text:p>
              </table:table-cell>
              <table:table-cell office:value-type="float" office:value="10.342">
                <text:p>10.342</text:p>
              </table:table-cell>
              <table:table-cell office:value-type="float" office:value="0.568182">
                <text:p>0.5681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.3236">
                <text:p>16.3236</text:p>
              </table:table-cell>
              <table:table-cell office:value-type="float" office:value="8.77988">
                <text:p>8.77988</text:p>
              </table:table-cell>
              <table:table-cell office:value-type="float" office:value="3.00659">
                <text:p>3.006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.6753">
                <text:p>16.6753</text:p>
              </table:table-cell>
              <table:table-cell office:value-type="float" office:value="9.34676">
                <text:p>9.34676</text:p>
              </table:table-cell>
              <table:table-cell office:value-type="float" office:value="3.57748">
                <text:p>3.577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3834">
                <text:p>18.3834</text:p>
              </table:table-cell>
              <table:table-cell office:value-type="float" office:value="10.5026">
                <text:p>10.5026</text:p>
              </table:table-cell>
              <table:table-cell office:value-type="float" office:value="4.42553">
                <text:p>4.425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.2219">
                <text:p>16.2219</text:p>
              </table:table-cell>
              <table:table-cell office:value-type="float" office:value="9.1653">
                <text:p>9.1653</text:p>
              </table:table-cell>
              <table:table-cell office:value-type="float" office:value="4.21505">
                <text:p>4.215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2511">
                <text:p>17.2511</text:p>
              </table:table-cell>
              <table:table-cell office:value-type="float" office:value="10.0683">
                <text:p>10.0683</text:p>
              </table:table-cell>
              <table:table-cell office:value-type="float" office:value="0.995644">
                <text:p>0.995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2126">
                <text:p>17.2126</text:p>
              </table:table-cell>
              <table:table-cell office:value-type="float" office:value="10.0874">
                <text:p>10.0874</text:p>
              </table:table-cell>
              <table:table-cell office:value-type="float" office:value="1.49611">
                <text:p>1.496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3073">
                <text:p>16.3073</text:p>
              </table:table-cell>
              <table:table-cell office:value-type="float" office:value="9.82469">
                <text:p>9.82469</text:p>
              </table:table-cell>
              <table:table-cell office:value-type="float" office:value="3.40447">
                <text:p>3.404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.7059">
                <text:p>24.7059</text:p>
              </table:table-cell>
              <table:table-cell office:value-type="float" office:value="9.93031">
                <text:p>9.93031</text:p>
              </table:table-cell>
              <table:table-cell office:value-type="float" office:value="4.62428">
                <text:p>4.624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.1278">
                <text:p>20.1278</text:p>
              </table:table-cell>
              <table:table-cell office:value-type="float" office:value="9.96785">
                <text:p>9.96785</text:p>
              </table:table-cell>
              <table:table-cell office:value-type="float" office:value="4.40286">
                <text:p>4.402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.1818">
                <text:p>18.1818</text:p>
              </table:table-cell>
              <table:table-cell office:value-type="float" office:value="9.84049">
                <text:p>9.84049</text:p>
              </table:table-cell>
              <table:table-cell office:value-type="float" office:value="4.18378">
                <text:p>4.183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.3349">
                <text:p>20.3349</text:p>
              </table:table-cell>
              <table:table-cell office:value-type="float" office:value="8.16327">
                <text:p>8.16327</text:p>
              </table:table-cell>
              <table:table-cell office:value-type="float" office:value="4.10256">
                <text:p>4.102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.5575">
                <text:p>20.5575</text:p>
              </table:table-cell>
              <table:table-cell office:value-type="float" office:value="9.48328">
                <text:p>9.4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9125">
                <text:p>19.9125</text:p>
              </table:table-cell>
              <table:table-cell office:value-type="float" office:value="10.1431">
                <text:p>10.1431</text:p>
              </table:table-cell>
              <table:table-cell office:value-type="float" office:value="4.46443">
                <text:p>4.464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.1065">
                <text:p>18.1065</text:p>
              </table:table-cell>
              <table:table-cell office:value-type="float" office:value="9.63372">
                <text:p>9.63372</text:p>
              </table:table-cell>
              <table:table-cell office:value-type="float" office:value="4.28052">
                <text:p>4.280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8257">
                <text:p>19.8257</text:p>
              </table:table-cell>
              <table:table-cell office:value-type="float" office:value="9.66676">
                <text:p>9.66676</text:p>
              </table:table-cell>
              <table:table-cell office:value-type="float" office:value="2.13244">
                <text:p>2.132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4357">
                <text:p>19.4357</text:p>
              </table:table-cell>
              <table:table-cell office:value-type="float" office:value="10.2817">
                <text:p>10.2817</text:p>
              </table:table-cell>
              <table:table-cell office:value-type="float" office:value="4.29006">
                <text:p>4.290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.019">
                <text:p>18.019</text:p>
              </table:table-cell>
              <table:table-cell office:value-type="float" office:value="9.71847">
                <text:p>9.71847</text:p>
              </table:table-cell>
              <table:table-cell office:value-type="float" office:value="3.15822">
                <text:p>3.158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.9389">
                <text:p>17.9389</text:p>
              </table:table-cell>
              <table:table-cell office:value-type="float" office:value="10.0587">
                <text:p>10.0587</text:p>
              </table:table-cell>
              <table:table-cell office:value-type="float" office:value="2.59002">
                <text:p>2.590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.1276">
                <text:p>21.1276</text:p>
              </table:table-cell>
              <table:table-cell office:value-type="float" office:value="4.05904">
                <text:p>4.05904</text:p>
              </table:table-cell>
              <table:table-cell office:value-type="float" office:value="3.44168">
                <text:p>3.441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.6369">
                <text:p>18.6369</text:p>
              </table:table-cell>
              <table:table-cell office:value-type="float" office:value="8.97833">
                <text:p>8.97833</text:p>
              </table:table-cell>
              <table:table-cell office:value-type="float" office:value="4.70336">
                <text:p>4.703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.9187">
                <text:p>20.9187</text:p>
              </table:table-cell>
              <table:table-cell office:value-type="float" office:value="10.244">
                <text:p>10.244</text:p>
              </table:table-cell>
              <table:table-cell office:value-type="float" office:value="0.828402">
                <text:p>0.8284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.2968">
                <text:p>21.2968</text:p>
              </table:table-cell>
              <table:table-cell office:value-type="float" office:value="10.091">
                <text:p>10.091</text:p>
              </table:table-cell>
              <table:table-cell office:value-type="float" office:value="4.51409">
                <text:p>4.514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0728">
                <text:p>19.0728</text:p>
              </table:table-cell>
              <table:table-cell office:value-type="float" office:value="9.97078">
                <text:p>9.97078</text:p>
              </table:table-cell>
              <table:table-cell office:value-type="float" office:value="3.89493">
                <text:p>3.894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.1153">
                <text:p>21.1153</text:p>
              </table:table-cell>
              <table:table-cell office:value-type="float" office:value="9.09475">
                <text:p>9.09475</text:p>
              </table:table-cell>
              <table:table-cell office:value-type="float" office:value="3.54863">
                <text:p>3.548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.2389">
                <text:p>21.2389</text:p>
              </table:table-cell>
              <table:table-cell office:value-type="float" office:value="7.91367">
                <text:p>7.91367</text:p>
              </table:table-cell>
              <table:table-cell office:value-type="float" office:value="3.24865">
                <text:p>3.248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.89">
                <text:p>20.89</text:p>
              </table:table-cell>
              <table:table-cell office:value-type="float" office:value="8.76623">
                <text:p>8.76623</text:p>
              </table:table-cell>
              <table:table-cell office:value-type="float" office:value="4.23258">
                <text:p>4.232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.7677">
                <text:p>18.7677</text:p>
              </table:table-cell>
              <table:table-cell office:value-type="float" office:value="10.8956">
                <text:p>10.8956</text:p>
              </table:table-cell>
              <table:table-cell office:value-type="float" office:value="1.55763">
                <text:p>1.557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.5859">
                <text:p>20.5859</text:p>
              </table:table-cell>
              <table:table-cell office:value-type="float" office:value="10.3053">
                <text:p>10.3053</text:p>
              </table:table-cell>
              <table:table-cell office:value-type="float" office:value="4.7802">
                <text:p>4.78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.3249">
                <text:p>21.3249</text:p>
              </table:table-cell>
              <table:table-cell office:value-type="float" office:value="10.0462">
                <text:p>10.0462</text:p>
              </table:table-cell>
              <table:table-cell office:value-type="float" office:value="1.47835">
                <text:p>1.478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8992">
                <text:p>19.8992</text:p>
              </table:table-cell>
              <table:table-cell office:value-type="float" office:value="9.51949">
                <text:p>9.51949</text:p>
              </table:table-cell>
              <table:table-cell office:value-type="float" office:value="4.63071">
                <text:p>4.630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.1603">
                <text:p>20.1603</text:p>
              </table:table-cell>
              <table:table-cell office:value-type="float" office:value="9.75654">
                <text:p>9.75654</text:p>
              </table:table-cell>
              <table:table-cell office:value-type="float" office:value="4.58024">
                <text:p>4.580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344">
                <text:p>19.344</text:p>
              </table:table-cell>
              <table:table-cell office:value-type="float" office:value="10.2819">
                <text:p>10.2819</text:p>
              </table:table-cell>
              <table:table-cell office:value-type="float" office:value="2.52797">
                <text:p>2.527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.5019">
                <text:p>18.5019</text:p>
              </table:table-cell>
              <table:table-cell office:value-type="float" office:value="9.55951">
                <text:p>9.55951</text:p>
              </table:table-cell>
              <table:table-cell office:value-type="float" office:value="3.98891">
                <text:p>3.988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0693">
                <text:p>19.0693</text:p>
              </table:table-cell>
              <table:table-cell office:value-type="float" office:value="7.93651">
                <text:p>7.93651</text:p>
              </table:table-cell>
              <table:table-cell office:value-type="float" office:value="3.07498">
                <text:p>3.074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.6997">
                <text:p>19.6997</text:p>
              </table:table-cell>
              <table:table-cell office:value-type="float" office:value="9.81144">
                <text:p>9.81144</text:p>
              </table:table-cell>
              <table:table-cell office:value-type="float" office:value="3.60572">
                <text:p>3.605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.893">
                <text:p>19.893</text:p>
              </table:table-cell>
              <table:table-cell office:value-type="float" office:value="10.0294">
                <text:p>10.0294</text:p>
              </table:table-cell>
              <table:table-cell office:value-type="float" office:value="4.36948">
                <text:p>4.369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.7309">
                <text:p>18.7309</text:p>
              </table:table-cell>
              <table:table-cell office:value-type="float" office:value="9.72798">
                <text:p>9.72798</text:p>
              </table:table-cell>
              <table:table-cell office:value-type="float" office:value="4.04218">
                <text:p>4.042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.3552">
                <text:p>18.3552</text:p>
              </table:table-cell>
              <table:table-cell office:value-type="float" office:value="10.633">
                <text:p>10.633</text:p>
              </table:table-cell>
              <table:table-cell office:value-type="float" office:value="3.13578">
                <text:p>3.135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5576">
                <text:p>20.5576</text:p>
              </table:table-cell>
              <table:table-cell office:value-type="float" office:value="10.1188">
                <text:p>10.1188</text:p>
              </table:table-cell>
              <table:table-cell office:value-type="float" office:value="4.45055">
                <text:p>4.450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9302">
                <text:p>20.9302</text:p>
              </table:table-cell>
              <table:table-cell office:value-type="float" office:value="9.48167">
                <text:p>9.48167</text:p>
              </table:table-cell>
              <table:table-cell office:value-type="float" office:value="4.47453">
                <text:p>4.474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.176">
                <text:p>21.176</text:p>
              </table:table-cell>
              <table:table-cell office:value-type="float" office:value="10.5297">
                <text:p>10.5297</text:p>
              </table:table-cell>
              <table:table-cell office:value-type="float" office:value="3.59644">
                <text:p>3.596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1578">
                <text:p>20.1578</text:p>
              </table:table-cell>
              <table:table-cell office:value-type="float" office:value="9.68915">
                <text:p>9.68915</text:p>
              </table:table-cell>
              <table:table-cell office:value-type="float" office:value="2.86515">
                <text:p>2.865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.3576">
                <text:p>19.3576</text:p>
              </table:table-cell>
              <table:table-cell office:value-type="float" office:value="10.0804">
                <text:p>10.0804</text:p>
              </table:table-cell>
              <table:table-cell office:value-type="float" office:value="4.29526">
                <text:p>4.295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4463">
                <text:p>20.4463</text:p>
              </table:table-cell>
              <table:table-cell office:value-type="float" office:value="10.4695">
                <text:p>10.4695</text:p>
              </table:table-cell>
              <table:table-cell office:value-type="float" office:value="2.75229">
                <text:p>2.752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5995">
                <text:p>20.5995</text:p>
              </table:table-cell>
              <table:table-cell office:value-type="float" office:value="9.58007">
                <text:p>9.58007</text:p>
              </table:table-cell>
              <table:table-cell office:value-type="float" office:value="1.18454">
                <text:p>1.184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.9532">
                <text:p>19.9532</text:p>
              </table:table-cell>
              <table:table-cell office:value-type="float" office:value="9.76557">
                <text:p>9.76557</text:p>
              </table:table-cell>
              <table:table-cell office:value-type="float" office:value="4.36844">
                <text:p>4.368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.0944">
                <text:p>19.0944</text:p>
              </table:table-cell>
              <table:table-cell office:value-type="float" office:value="9.36252">
                <text:p>9.36252</text:p>
              </table:table-cell>
              <table:table-cell office:value-type="float" office:value="4.4225">
                <text:p>4.42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5185">
                <text:p>20.5185</text:p>
              </table:table-cell>
              <table:table-cell office:value-type="float" office:value="14.3302">
                <text:p>14.3302</text:p>
              </table:table-cell>
              <table:table-cell office:value-type="float" office:value="1.55383">
                <text:p>1.553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0439">
                <text:p>20.0439</text:p>
              </table:table-cell>
              <table:table-cell office:value-type="float" office:value="9.55332">
                <text:p>9.55332</text:p>
              </table:table-cell>
              <table:table-cell office:value-type="float" office:value="3.73453">
                <text:p>3.734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.9775">
                <text:p>19.9775</text:p>
              </table:table-cell>
              <table:table-cell office:value-type="float" office:value="9.93651">
                <text:p>9.93651</text:p>
              </table:table-cell>
              <table:table-cell office:value-type="float" office:value="4.45119">
                <text:p>4.451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.5593">
                <text:p>19.5593</text:p>
              </table:table-cell>
              <table:table-cell office:value-type="float" office:value="10.3283">
                <text:p>10.3283</text:p>
              </table:table-cell>
              <table:table-cell office:value-type="float" office:value="3.32927">
                <text:p>3.329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.5057">
                <text:p>18.5057</text:p>
              </table:table-cell>
              <table:table-cell office:value-type="float" office:value="9.76801">
                <text:p>9.76801</text:p>
              </table:table-cell>
              <table:table-cell office:value-type="float" office:value="2.8981">
                <text:p>2.89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7817">
                <text:p>20.7817</text:p>
              </table:table-cell>
              <table:table-cell office:value-type="float" office:value="8.81657">
                <text:p>8.81657</text:p>
              </table:table-cell>
              <table:table-cell office:value-type="float" office:value="4.26908">
                <text:p>4.269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5813">
                <text:p>17.5813</text:p>
              </table:table-cell>
              <table:table-cell office:value-type="float" office:value="9.81366">
                <text:p>9.81366</text:p>
              </table:table-cell>
              <table:table-cell office:value-type="float" office:value="4.52534">
                <text:p>4.525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.9142">
                <text:p>19.9142</text:p>
              </table:table-cell>
              <table:table-cell office:value-type="float" office:value="10.0886">
                <text:p>10.0886</text:p>
              </table:table-cell>
              <table:table-cell office:value-type="float" office:value="1.87891">
                <text:p>1.878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7883">
                <text:p>17.7883</text:p>
              </table:table-cell>
              <table:table-cell office:value-type="float" office:value="9.86521">
                <text:p>9.86521</text:p>
              </table:table-cell>
              <table:table-cell office:value-type="float" office:value="2.51799">
                <text:p>2.517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6667">
                <text:p>16.6667</text:p>
              </table:table-cell>
              <table:table-cell office:value-type="float" office:value="9.99745">
                <text:p>9.99745</text:p>
              </table:table-cell>
              <table:table-cell office:value-type="float" office:value="1.42518">
                <text:p>1.425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.1771">
                <text:p>18.1771</text:p>
              </table:table-cell>
              <table:table-cell office:value-type="float" office:value="7.92079">
                <text:p>7.92079</text:p>
              </table:table-cell>
              <table:table-cell office:value-type="float" office:value="1.97368">
                <text:p>1.973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.9898">
                <text:p>18.9898</text:p>
              </table:table-cell>
              <table:table-cell office:value-type="float" office:value="9.13978">
                <text:p>9.13978</text:p>
              </table:table-cell>
              <table:table-cell office:value-type="float" office:value="0.574713">
                <text:p>0.5747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.9422">
                <text:p>15.9422</text:p>
              </table:table-cell>
              <table:table-cell office:value-type="float" office:value="9.73891">
                <text:p>9.73891</text:p>
              </table:table-cell>
              <table:table-cell office:value-type="float" office:value="3.02535">
                <text:p>3.025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.7182">
                <text:p>15.7182</text:p>
              </table:table-cell>
              <table:table-cell office:value-type="float" office:value="9.6446">
                <text:p>9.6446</text:p>
              </table:table-cell>
              <table:table-cell office:value-type="float" office:value="3.89913">
                <text:p>3.899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.361">
                <text:p>18.361</text:p>
              </table:table-cell>
              <table:table-cell office:value-type="float" office:value="10.0257">
                <text:p>10.0257</text:p>
              </table:table-cell>
              <table:table-cell office:value-type="float" office:value="4.37268">
                <text:p>4.372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3069">
                <text:p>16.3069</text:p>
              </table:table-cell>
              <table:table-cell office:value-type="float" office:value="8.89901">
                <text:p>8.89901</text:p>
              </table:table-cell>
              <table:table-cell office:value-type="float" office:value="4.59374">
                <text:p>4.593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5194">
                <text:p>17.5194</text:p>
              </table:table-cell>
              <table:table-cell office:value-type="float" office:value="9.18803">
                <text:p>9.18803</text:p>
              </table:table-cell>
              <table:table-cell office:value-type="float" office:value="1.37243">
                <text:p>1.372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5711">
                <text:p>16.5711</text:p>
              </table:table-cell>
              <table:table-cell office:value-type="float" office:value="10.3046">
                <text:p>10.3046</text:p>
              </table:table-cell>
              <table:table-cell office:value-type="float" office:value="1.61491">
                <text:p>1.614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4387">
                <text:p>17.4387</text:p>
              </table:table-cell>
              <table:table-cell office:value-type="float" office:value="9.70053">
                <text:p>9.70053</text:p>
              </table:table-cell>
              <table:table-cell office:value-type="float" office:value="3.47204">
                <text:p>3.472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71cm" svg:height="12.193cm" xlink:href=".." xlink:type="simple" chart:class="chart:circle" chart:style-name="ch1">
        <chart:title svg:x="2.553cm" svg:y="0.407cm" chart:style-name="ch2">
          <text:p>SLA requirements respected for application 1 with static strategy</text:p>
        </chart:title>
        <chart:legend chart:legend-position="end" svg:x="17.207cm" svg:y="5.548cm" style:legend-expansion="high" chart:style-name="ch3"/>
        <chart:plot-area chart:style-name="ch4" table:cell-range-address="ErrorRareReactive.G2:ErrorRareReactive.H3" chart:data-source-has-labels="column" svg:x="0.371cm" svg:y="1.401cm" svg:width="16.465cm" svg:height="10.549cm">
          <chart:coordinate-region svg:x="4.58cm" svg:y="3.904cm" svg:width="8.046cm" svg:height="8.046cm"/>
          <chart:axis chart:dimension="x" chart:name="primary-x" chart:style-name="ch5" chartooo:axis-type="auto">
            <chartooo:date-scale/>
            <chart:categories table:cell-range-address="ErrorRareReactive.G2:ErrorRareReactive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Reactive.H2:ErrorRareReactive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Reactive.G2:ErrorRareReactive.G3</svg:desc>
                </draw:g>
              </table:table-cell>
              <table:table-cell office:value-type="float" office:value="523">
                <text:p>523</text:p>
                <draw:g>
                  <svg:desc>ErrorRareReactive.H2:ErrorRareReactive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64cm" svg:height="12.042cm" xlink:href=".." xlink:type="simple" chart:class="chart:circle" chart:style-name="ch1">
        <chart:title svg:x="4.491cm" svg:y="0.376cm" chart:style-name="ch2">
          <text:p>SLA requirements for application 2 with static strategy</text:p>
        </chart:title>
        <chart:legend chart:legend-position="end" svg:x="18.5cm" svg:y="5.473cm" style:legend-expansion="high" chart:style-name="ch3"/>
        <chart:plot-area chart:style-name="ch4" table:cell-range-address="ErrorRareReactive.G6:ErrorRareReactive.H7" chart:data-source-has-labels="column" svg:x="0.397cm" svg:y="1.395cm" svg:width="17.706cm" svg:height="10.407cm">
          <chart:coordinate-region svg:x="4.236cm" svg:y="1.775cm" svg:width="10.027cm" svg:height="10.027cm"/>
          <chart:axis chart:dimension="x" chart:name="primary-x" chart:style-name="ch5" chartooo:axis-type="auto">
            <chartooo:date-scale/>
            <chart:categories table:cell-range-address="ErrorRareReactive.G6:ErrorRareReactive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Reactive.H6:ErrorRareReactive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Reactive.G6:ErrorRareReactive.G7</svg:desc>
                </draw:g>
              </table:table-cell>
              <table:table-cell office:value-type="float" office:value="506">
                <text:p>506</text:p>
                <draw:g>
                  <svg:desc>ErrorRareReactive.H6:ErrorRareReactive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8cm" svg:height="13.378cm" xlink:href=".." xlink:type="simple" chart:class="chart:circle" chart:style-name="ch1">
        <chart:title svg:x="4.058cm" svg:y="0.403cm" chart:style-name="ch2">
          <text:p>SLA requirements for application 3 with static strategy</text:p>
        </chart:title>
        <chart:legend chart:legend-position="end" svg:x="17.634cm" svg:y="6.141cm" style:legend-expansion="high" chart:style-name="ch3"/>
        <chart:plot-area chart:style-name="ch4" table:cell-range-address="ErrorRareReactive.G10:ErrorRareReactive.H11" chart:data-source-has-labels="column" svg:x="3.065cm" svg:y="2.643cm" svg:width="10.236cm" svg:height="10.237cm">
          <chart:coordinate-region svg:x="3.065cm" svg:y="2.416cm" svg:width="10.236cm" svg:height="10.693cm"/>
          <chart:axis chart:dimension="x" chart:name="primary-x" chart:style-name="ch5" chartooo:axis-type="auto">
            <chartooo:date-scale/>
            <chart:categories table:cell-range-address="ErrorRareReactive.G10:ErrorRareReactive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Reactive.H10:ErrorRareReactive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Reactive.G10:ErrorRareReactive.G11</svg:desc>
                </draw:g>
              </table:table-cell>
              <table:table-cell office:value-type="float" office:value="531">
                <text:p>531</text:p>
                <draw:g>
                  <svg:desc>ErrorRareReactive.H10:ErrorRareReactive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308cm" svg:y="0.316cm" chart:style-name="ch2">
          <text:p>SLA requirements for application 2 with reactive strategy</text:p>
        </chart:title>
        <chart:legend chart:legend-position="bottom" svg:x="6.939cm" svg:y="8.401cm" style:legend-expansion="wide" chart:style-name="ch3"/>
        <chart:plot-area chart:style-name="ch4" table:cell-range-address="ErrorRareReactive.G2:ErrorRareReactive.G3 ErrorRareReactive.H6:ErrorRareReactive.H7" chart:data-source-has-labels="column" svg:x="0.32cm" svg:y="1.275cm" svg:width="15.36cm" svg:height="6.762cm">
          <chart:coordinate-region svg:x="4.812cm" svg:y="1.662cm" svg:width="6.375cm" svg:height="6.375cm"/>
          <chart:axis chart:dimension="x" chart:name="primary-x" chart:style-name="ch5" chartooo:axis-type="auto">
            <chartooo:date-scale/>
            <chart:categories table:cell-range-address="ErrorRareReactive.G2:ErrorRareReactive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Reactive.H6:ErrorRareReactive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Reactive.G2:ErrorRareReactive.G3</svg:desc>
                </draw:g>
              </table:table-cell>
              <table:table-cell office:value-type="float" office:value="506">
                <text:p>506</text:p>
                <draw:g>
                  <svg:desc>ErrorRareReactive.H6:ErrorRareReactive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circle" chart:style-name="ch1">
        <chart:title svg:x="6.239cm" svg:y="0.404cm" chart:style-name="ch2">
          <text:p>SLA requirements for application 3 with reactive strategy</text:p>
        </chart:title>
        <chart:legend chart:legend-position="bottom" svg:x="10.87cm" svg:y="12.824cm" style:legend-expansion="wide" chart:style-name="ch3"/>
        <chart:plot-area chart:style-name="ch4" table:cell-range-address="ErrorRareReactive.G10:ErrorRareReactive.H11" chart:data-source-has-labels="column" svg:x="0.477cm" svg:y="1.451cm" svg:width="22.909cm" svg:height="10.921cm">
          <chart:coordinate-region svg:x="6.471cm" svg:y="1.452cm" svg:width="10.92cm" svg:height="10.92cm"/>
          <chart:axis chart:dimension="x" chart:name="primary-x" chart:style-name="ch5" chartooo:axis-type="auto">
            <chartooo:date-scale/>
            <chart:categories table:cell-range-address="ErrorRareReactive.G10:ErrorRareReactive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Reactive.H10:ErrorRareReactive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Reactive.G10:ErrorRareReactive.G11</svg:desc>
                </draw:g>
              </table:table-cell>
              <table:table-cell office:value-type="float" office:value="531">
                <text:p>531</text:p>
                <draw:g>
                  <svg:desc>ErrorRareReactive.H10:ErrorRareReactive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